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0bf" officeooo:paragraph-rsid="0008b0bf"/>
    </style:style>
    <style:style style:name="P2" style:family="paragraph" style:parent-style-name="Standard">
      <style:text-properties officeooo:rsid="000a4674" officeooo:paragraph-rsid="000a46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ING SIE = 2000</text:p>
      <text:p text:style-name="P2"><text:tab/><text:tab/><text:tab/> </text:p>
      <text:p text:style-name="P2"><text:tab/><text:tab/><text:tab/><text:tab/><text:tab/><text:tab/> ##########################</text:p>
      <text:p text:style-name="P2"><text:tab/><text:tab/><text:tab/><text:tab/><text:tab/><text:tab/> ###### training set ######</text:p>
      <text:p text:style-name="P2"><text:tab/><text:tab/><text:tab/><text:tab/><text:tab/><text:tab/> ##########################</text:p>
      <text:p text:style-name="P2"><text:tab/><text:tab/><text:tab/> </text:p>
      <text:p text:style-name="P2">#######################################################################################################################################################################################################################################</text:p>
      <text:p text:style-name="P2">#1 DEFAULT SETTINGS</text:p>
      <text:p text:style-name="P2">=== Run information ===</text:p>
      <text:p text:style-name="P2"/>
      <text:p text:style-name="P2">Scheme:weka.classifiers.trees.J48 -C 0.25 -M 2</text:p>
      <text:p text:style-name="P2">Relation: <text:s text:c="4"/>optraining_plus_1900</text:p>
      <text:p text:style-name="P2">Instances: <text:s text:c="3"/>2000</text:p>
      <text:p text:style-name="P2">Attributes: <text:s text:c="2"/>55</text:p>
      <text:p text:style-name="P2">1</text:p>
      <text:p text:style-name="P2">2</text:p>
      <text:p text:style-name="P2">3</text:p>
      <text:p text:style-name="P2">4</text:p>
      <text:p text:style-name="P2">5</text:p>
      <text:p text:style-name="P2">6</text:p>
      <text:p text:style-name="P2">7</text:p>
      <text:p text:style-name="P2">9</text:p>
      <text:p text:style-name="P2">10</text:p>
      <text:p text:style-name="P2">11</text:p>
      <text:p text:style-name="P2">12</text:p>
      <text:p text:style-name="P2">13</text:p>
      <text:p text:style-name="P2">14</text:p>
      <text:p text:style-name="P2">15</text:p>
      <text:p text:style-name="P2">17</text:p>
      <text:p text:style-name="P2">18</text:p>
      <text:p text:style-name="P2">19</text:p>
      <text:p text:style-name="P2">20</text:p>
      <text:p text:style-name="P2">21</text:p>
      <text:p text:style-name="P2">22</text:p>
      <text:p text:style-name="P2">23</text:p>
      <text:p text:style-name="P2">25</text:p>
      <text:p text:style-name="P2">26</text:p>
      <text:p text:style-name="P2">27</text:p>
      <text:p text:style-name="P2">28</text:p>
      <text:p text:style-name="P2">29</text:p>
      <text:p text:style-name="P2">30</text:p>
      <text:p text:style-name="P2">33</text:p>
      <text:p text:style-name="P2">34</text:p>
      <text:p text:style-name="P2">35</text:p>
      <text:p text:style-name="P2">36</text:p>
      <text:p text:style-name="P2">37</text:p>
      <text:p text:style-name="P2">38</text:p>
      <text:p text:style-name="P2">41</text:p>
      <text:p text:style-name="P2">42</text:p>
      <text:p text:style-name="P2">43</text:p>
      <text:p text:style-name="P2"><text:soft-page-break/>44</text:p>
      <text:p text:style-name="P2">45</text:p>
      <text:p text:style-name="P2">46</text:p>
      <text:p text:style-name="P2">47</text:p>
      <text:p text:style-name="P2">49</text:p>
      <text:p text:style-name="P2">50</text:p>
      <text:p text:style-name="P2">51</text:p>
      <text:p text:style-name="P2">52</text:p>
      <text:p text:style-name="P2">53</text:p>
      <text:p text:style-name="P2">54</text:p>
      <text:p text:style-name="P2">55</text:p>
      <text:p text:style-name="P2">57</text:p>
      <text:p text:style-name="P2">58</text:p>
      <text:p text:style-name="P2">59</text:p>
      <text:p text:style-name="P2">60</text:p>
      <text:p text:style-name="P2">61</text:p>
      <text:p text:style-name="P2">62</text:p>
      <text:p text:style-name="P2">63</text:p>
      <text:p text:style-name="P2">64</text:p>
      <text:p text:style-name="P2">Test mode:10-fold cross-validation</text:p>
      <text:p text:style-name="P2"/>
      <text:p text:style-name="P2">=== Classifier model (full training set) ===</text:p>
      <text:p text:style-name="P2"/>
      <text:p text:style-name="P2">J48 pruned tree</text:p>
      <text:p text:style-name="P2">------------------</text:p>
      <text:p text:style-name="P2"/>
      <text:p text:style-name="P2">36 &lt;= 3</text:p>
      <text:p text:style-name="P2">| <text:s text:c="2"/>42 &lt;= 5</text:p>
      <text:p text:style-name="P2">| <text:s text:c="2"/>| <text:s text:c="2"/>21 &lt;= 8</text:p>
      <text:p text:style-name="P2">| <text:s text:c="2"/>| <text:s text:c="2"/>| <text:s text:c="2"/>59 &lt;= 5: 9 (2.0)</text:p>
      <text:p text:style-name="P2">| <text:s text:c="2"/>| <text:s text:c="2"/>| <text:s text:c="2"/>59 &gt; 5</text:p>
      <text:p text:style-name="P2">| <text:s text:c="2"/>| <text:s text:c="2"/>| <text:s text:c="2"/>| <text:s text:c="2"/>22 &lt;= 3</text:p>
      <text:p text:style-name="P2">| <text:s text:c="2"/>| <text:s text:c="2"/>| <text:s text:c="2"/>| <text:s text:c="2"/>| <text:s text:c="2"/>26 &lt;= 3</text:p>
      <text:p text:style-name="P2">| <text:s text:c="2"/>| <text:s text:c="2"/>| <text:s text:c="2"/>| <text:s text:c="2"/>| <text:s text:c="2"/>| <text:s text:c="2"/>4 &lt;= 14: 9 (2.0)</text:p>
      <text:p text:style-name="P2">| <text:s text:c="2"/>| <text:s text:c="2"/>| <text:s text:c="2"/>| <text:s text:c="2"/>| <text:s text:c="2"/>| <text:s text:c="2"/>4 &gt; 14: 5 (2.0)</text:p>
      <text:p text:style-name="P2">| <text:s text:c="2"/>| <text:s text:c="2"/>| <text:s text:c="2"/>| <text:s text:c="2"/>| <text:s text:c="2"/>26 &gt; 3: 5 (47.0/1.0)</text:p>
      <text:p text:style-name="P2">| <text:s text:c="2"/>| <text:s text:c="2"/>| <text:s text:c="2"/>| <text:s text:c="2"/>22 &gt; 3: 9 (3.0/1.0)</text:p>
      <text:p text:style-name="P2">| <text:s text:c="2"/>| <text:s text:c="2"/>21 &gt; 8</text:p>
      <text:p text:style-name="P2">| <text:s text:c="2"/>| <text:s text:c="2"/>| <text:s text:c="2"/>63 &lt;= 2</text:p>
      <text:p text:style-name="P2">| <text:s text:c="2"/>| <text:s text:c="2"/>| <text:s text:c="2"/>| <text:s text:c="2"/>33 &lt;= 0: 9 (84.0/1.0)</text:p>
      <text:p text:style-name="P2">| <text:s text:c="2"/>| <text:s text:c="2"/>| <text:s text:c="2"/>| <text:s text:c="2"/>33 &gt; 0: 5 (3.0/1.0)</text:p>
      <text:p text:style-name="P2">| <text:s text:c="2"/>| <text:s text:c="2"/>| <text:s text:c="2"/>63 &gt; 2: 2 (3.0)</text:p>
      <text:p text:style-name="P2">| <text:s text:c="2"/>42 &gt; 5</text:p>
      <text:p text:style-name="P2">| <text:s text:c="2"/>| <text:s text:c="2"/>29 &lt;= 1</text:p>
      <text:p text:style-name="P2">| <text:s text:c="2"/>| <text:s text:c="2"/>| <text:s text:c="2"/>61 &lt;= 1</text:p>
      <text:p text:style-name="P2">| <text:s text:c="2"/>| <text:s text:c="2"/>| <text:s text:c="2"/>| <text:s text:c="2"/>4 &lt;= 15: 8 (2.0)</text:p>
      <text:p text:style-name="P2">| <text:s text:c="2"/>| <text:s text:c="2"/>| <text:s text:c="2"/>| <text:s text:c="2"/>4 &gt; 15: 5 (4.0)</text:p>
      <text:p text:style-name="P2">| <text:s text:c="2"/>| <text:s text:c="2"/>| <text:s text:c="2"/>61 &gt; 1</text:p>
      <text:p text:style-name="P2">| <text:s text:c="2"/>| <text:s text:c="2"/>| <text:s text:c="2"/>| <text:s text:c="2"/>44 &lt;= 5: 2 (22.0)</text:p>
      <text:p text:style-name="P2">| <text:s text:c="2"/>| <text:s text:c="2"/>| <text:s text:c="2"/>| <text:s text:c="2"/>44 &gt; 5: 6 (9.0)</text:p>
      <text:p text:style-name="P2">| <text:s text:c="2"/>| <text:s text:c="2"/>29 &gt; 1</text:p>
      <text:p text:style-name="P2">| <text:s text:c="2"/>| <text:s text:c="2"/>| <text:s text:c="2"/>28 &lt;= 10</text:p>
      <text:p text:style-name="P2"><text:soft-page-break/>| <text:s text:c="2"/>| <text:s text:c="2"/>| <text:s text:c="2"/>| <text:s text:c="2"/>59 &lt;= 4: 4 (9.0)</text:p>
      <text:p text:style-name="P2">| <text:s text:c="2"/>| <text:s text:c="2"/>| <text:s text:c="2"/>| <text:s text:c="2"/>59 &gt; 4: 0 (198.0/1.0)</text:p>
      <text:p text:style-name="P2">| <text:s text:c="2"/>| <text:s text:c="2"/>| <text:s text:c="2"/>28 &gt; 10</text:p>
      <text:p text:style-name="P2">| <text:s text:c="2"/>| <text:s text:c="2"/>| <text:s text:c="2"/>| <text:s text:c="2"/>30 &lt;= 5</text:p>
      <text:p text:style-name="P2">| <text:s text:c="2"/>| <text:s text:c="2"/>| <text:s text:c="2"/>| <text:s text:c="2"/>| <text:s text:c="2"/>13 &lt;= 2: 6 (3.0)</text:p>
      <text:p text:style-name="P2">| <text:s text:c="2"/>| <text:s text:c="2"/>| <text:s text:c="2"/>| <text:s text:c="2"/>| <text:s text:c="2"/>13 &gt; 2</text:p>
      <text:p text:style-name="P2">| <text:s text:c="2"/>| <text:s text:c="2"/>| <text:s text:c="2"/>| <text:s text:c="2"/>| <text:s text:c="2"/>| <text:s text:c="2"/>34 &lt;= 10: 3 (3.0)</text:p>
      <text:p text:style-name="P2">| <text:s text:c="2"/>| <text:s text:c="2"/>| <text:s text:c="2"/>| <text:s text:c="2"/>| <text:s text:c="2"/>| <text:s text:c="2"/>34 &gt; 10: 8 (8.0)</text:p>
      <text:p text:style-name="P2">| <text:s text:c="2"/>| <text:s text:c="2"/>| <text:s text:c="2"/>| <text:s text:c="2"/>30 &gt; 5: 9 (3.0/1.0)</text:p>
      <text:p text:style-name="P2">36 &gt; 3</text:p>
      <text:p text:style-name="P2">| <text:s text:c="2"/>21 &lt;= 0</text:p>
      <text:p text:style-name="P2">| <text:s text:c="2"/>| <text:s text:c="2"/>42 &lt;= 6</text:p>
      <text:p text:style-name="P2">| <text:s text:c="2"/>| <text:s text:c="2"/>| <text:s text:c="2"/>5 &lt;= 1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27 &lt;= 10: 2 (29.0)</text:p>
      <text:p text:style-name="P2">| <text:s text:c="2"/>| <text:s text:c="2"/>| <text:s text:c="2"/>| <text:s text:c="2"/>| <text:s text:c="2"/>27 &gt; 10</text:p>
      <text:p text:style-name="P2">| <text:s text:c="2"/>| <text:s text:c="2"/>| <text:s text:c="2"/>| <text:s text:c="2"/>| <text:s text:c="2"/>| <text:s text:c="2"/>9 &lt;= 2: 1 (32.0/1.0)</text:p>
      <text:p text:style-name="P2">| <text:s text:c="2"/>| <text:s text:c="2"/>| <text:s text:c="2"/>| <text:s text:c="2"/>| <text:s text:c="2"/>| <text:s text:c="2"/>9 &gt; 2</text:p>
      <text:p text:style-name="P2">| <text:s text:c="2"/>| <text:s text:c="2"/>| <text:s text:c="2"/>| <text:s text:c="2"/>| <text:s text:c="2"/>| <text:s text:c="2"/>| <text:s text:c="2"/>37 &lt;= 1: 2 (4.0)</text:p>
      <text:p text:style-name="P2">| <text:s text:c="2"/>| <text:s text:c="2"/>| <text:s text:c="2"/>| <text:s text:c="2"/>| <text:s text:c="2"/>| <text:s text:c="2"/>| <text:s text:c="2"/>37 &gt; 1: 3 (3.0/1.0)</text:p>
      <text:p text:style-name="P2">| <text:s text:c="2"/>| <text:s text:c="2"/>| <text:s text:c="2"/>| <text:s text:c="2"/>38 &gt; 0</text:p>
      <text:p text:style-name="P2">| <text:s text:c="2"/>| <text:s text:c="2"/>| <text:s text:c="2"/>| <text:s text:c="2"/>| <text:s text:c="2"/>44 &lt;= 9: 3 (8.0/1.0)</text:p>
      <text:p text:style-name="P2">| <text:s text:c="2"/>| <text:s text:c="2"/>| <text:s text:c="2"/>| <text:s text:c="2"/>| <text:s text:c="2"/>44 &gt; 9</text:p>
      <text:p text:style-name="P2">| <text:s text:c="2"/>| <text:s text:c="2"/>| <text:s text:c="2"/>| <text:s text:c="2"/>| <text:s text:c="2"/>| <text:s text:c="2"/>20 &lt;= 12: 4 (7.0)</text:p>
      <text:p text:style-name="P2">| <text:s text:c="2"/>| <text:s text:c="2"/>| <text:s text:c="2"/>| <text:s text:c="2"/>| <text:s text:c="2"/>| <text:s text:c="2"/>20 &gt; 12: 7 (2.0)</text:p>
      <text:p text:style-name="P2">| <text:s text:c="2"/>| <text:s text:c="2"/>| <text:s text:c="2"/>5 &gt; 1</text:p>
      <text:p text:style-name="P2">| <text:s text:c="2"/>| <text:s text:c="2"/>| <text:s text:c="2"/>| <text:s text:c="2"/>18 &lt;= 2: 3 (4.0/1.0)</text:p>
      <text:p text:style-name="P2">| <text:s text:c="2"/>| <text:s text:c="2"/>| <text:s text:c="2"/>| <text:s text:c="2"/>18 &gt; 2: 5 (122.0)</text:p>
      <text:p text:style-name="P2">| <text:s text:c="2"/>| <text:s text:c="2"/>42 &gt; 6</text:p>
      <text:p text:style-name="P2">| <text:s text:c="2"/>| <text:s text:c="2"/>| <text:s text:c="2"/>54 &lt;= 0</text:p>
      <text:p text:style-name="P2">| <text:s text:c="2"/>| <text:s text:c="2"/>| <text:s text:c="2"/>| <text:s text:c="2"/>6 &lt;= 1</text:p>
      <text:p text:style-name="P2">| <text:s text:c="2"/>| <text:s text:c="2"/>| <text:s text:c="2"/>| <text:s text:c="2"/>| <text:s text:c="2"/>1 &lt;= 0</text:p>
      <text:p text:style-name="P2">| <text:s text:c="2"/>| <text:s text:c="2"/>| <text:s text:c="2"/>| <text:s text:c="2"/>| <text:s text:c="2"/>| <text:s text:c="2"/>37 &lt;= 5: 1 (10.0/1.0)</text:p>
      <text:p text:style-name="P2">| <text:s text:c="2"/>| <text:s text:c="2"/>| <text:s text:c="2"/>| <text:s text:c="2"/>| <text:s text:c="2"/>| <text:s text:c="2"/>37 &gt; 5: 4 (29.0/1.0)</text:p>
      <text:p text:style-name="P2">| <text:s text:c="2"/>| <text:s text:c="2"/>| <text:s text:c="2"/>| <text:s text:c="2"/>| <text:s text:c="2"/>1 &gt; 0: 7 (2.0)</text:p>
      <text:p text:style-name="P2">| <text:s text:c="2"/>| <text:s text:c="2"/>| <text:s text:c="2"/>| <text:s text:c="2"/>6 &gt; 1: 5 (4.0)</text:p>
      <text:p text:style-name="P2">| <text:s text:c="2"/>| <text:s text:c="2"/>| <text:s text:c="2"/>54 &gt; 0</text:p>
      <text:p text:style-name="P2">| <text:s text:c="2"/>| <text:s text:c="2"/>| <text:s text:c="2"/>| <text:s text:c="2"/>1 &lt;= 1</text:p>
      <text:p text:style-name="P2">| <text:s text:c="2"/>| <text:s text:c="2"/>| <text:s text:c="2"/>| <text:s text:c="2"/>| <text:s text:c="2"/>34 &lt;= 5: 8 (3.0/1.0)</text:p>
      <text:p text:style-name="P2">| <text:s text:c="2"/>| <text:s text:c="2"/>| <text:s text:c="2"/>| <text:s text:c="2"/>| <text:s text:c="2"/>34 &gt; 5</text:p>
      <text:p text:style-name="P2">| <text:s text:c="2"/>| <text:s text:c="2"/>| <text:s text:c="2"/>| <text:s text:c="2"/>| <text:s text:c="2"/>| <text:s text:c="2"/>49 &lt;= 4</text:p>
      <text:p text:style-name="P2">| <text:s text:c="2"/>| <text:s text:c="2"/>| <text:s text:c="2"/>| <text:s text:c="2"/>| <text:s text:c="2"/>| <text:s text:c="2"/>| <text:s text:c="2"/>20 &lt;= 9: 6 (177.0/1.0)</text:p>
      <text:p text:style-name="P2">| <text:s text:c="2"/>| <text:s text:c="2"/>| <text:s text:c="2"/>| <text:s text:c="2"/>| <text:s text:c="2"/>| <text:s text:c="2"/>| <text:s text:c="2"/>20 &gt; 9: 1 (2.0/1.0)</text:p>
      <text:p text:style-name="P2">| <text:s text:c="2"/>| <text:s text:c="2"/>| <text:s text:c="2"/>| <text:s text:c="2"/>| <text:s text:c="2"/>| <text:s text:c="2"/>49 &gt; 4</text:p>
      <text:p text:style-name="P2">| <text:s text:c="2"/>| <text:s text:c="2"/>| <text:s text:c="2"/>| <text:s text:c="2"/>| <text:s text:c="2"/>| <text:s text:c="2"/>| <text:s text:c="2"/>25 &lt;= 4: 4 (9.0/1.0)</text:p>
      <text:p text:style-name="P2">| <text:s text:c="2"/>| <text:s text:c="2"/>| <text:s text:c="2"/>| <text:s text:c="2"/>| <text:s text:c="2"/>| <text:s text:c="2"/>| <text:s text:c="2"/>25 &gt; 4: 6 (2.0)</text:p>
      <text:p text:style-name="P2">| <text:s text:c="2"/>| <text:s text:c="2"/>| <text:s text:c="2"/>| <text:s text:c="2"/>1 &gt; 1: 2 (3.0)</text:p>
      <text:p text:style-name="P2">| <text:s text:c="2"/>21 &gt; 0</text:p>
      <text:p text:style-name="P2">| <text:s text:c="2"/>| <text:s text:c="2"/>60 &lt;= 5</text:p>
      <text:p text:style-name="P2">| <text:s text:c="2"/>| <text:s text:c="2"/>| <text:s text:c="2"/>53 &lt;= 4</text:p>
      <text:p text:style-name="P2">| <text:s text:c="2"/>| <text:s text:c="2"/>| <text:s text:c="2"/>| <text:s text:c="2"/>12 &lt;= 3</text:p>
      <text:p text:style-name="P2">| <text:s text:c="2"/>| <text:s text:c="2"/>| <text:s text:c="2"/>| <text:s text:c="2"/>| <text:s text:c="2"/>5 &lt;= 9: 4 (27.0)</text:p>
      <text:p text:style-name="P2"><text:soft-page-break/>| <text:s text:c="2"/>| <text:s text:c="2"/>| <text:s text:c="2"/>| <text:s text:c="2"/>| <text:s text:c="2"/>5 &gt; 9</text:p>
      <text:p text:style-name="P2">| <text:s text:c="2"/>| <text:s text:c="2"/>| <text:s text:c="2"/>| <text:s text:c="2"/>| <text:s text:c="2"/>| <text:s text:c="2"/>42 &lt;= 1: 9 (5.0)</text:p>
      <text:p text:style-name="P2">| <text:s text:c="2"/>| <text:s text:c="2"/>| <text:s text:c="2"/>| <text:s text:c="2"/>| <text:s text:c="2"/>| <text:s text:c="2"/>42 &gt; 1: 7 (2.0/1.0)</text:p>
      <text:p text:style-name="P2">| <text:s text:c="2"/>| <text:s text:c="2"/>| <text:s text:c="2"/>| <text:s text:c="2"/>12 &gt; 3</text:p>
      <text:p text:style-name="P2">| <text:s text:c="2"/>| <text:s text:c="2"/>| <text:s text:c="2"/>| <text:s text:c="2"/>| <text:s text:c="2"/>43 &lt;= 2</text:p>
      <text:p text:style-name="P2">| <text:s text:c="2"/>| <text:s text:c="2"/>| <text:s text:c="2"/>| <text:s text:c="2"/>| <text:s text:c="2"/>| <text:s text:c="2"/>42 &lt;= 1</text:p>
      <text:p text:style-name="P2">| <text:s text:c="2"/>| <text:s text:c="2"/>| <text:s text:c="2"/>| <text:s text:c="2"/>| <text:s text:c="2"/>| <text:s text:c="2"/>| <text:s text:c="2"/>21 &lt;= 12: 4 (2.0)</text:p>
      <text:p text:style-name="P2">| <text:s text:c="2"/>| <text:s text:c="2"/>| <text:s text:c="2"/>| <text:s text:c="2"/>| <text:s text:c="2"/>| <text:s text:c="2"/>| <text:s text:c="2"/>21 &gt; 12: 9 (7.0)</text:p>
      <text:p text:style-name="P2">| <text:s text:c="2"/>| <text:s text:c="2"/>| <text:s text:c="2"/>| <text:s text:c="2"/>| <text:s text:c="2"/>| <text:s text:c="2"/>42 &gt; 1: 3 (2.0/1.0)</text:p>
      <text:p text:style-name="P2">| <text:s text:c="2"/>| <text:s text:c="2"/>| <text:s text:c="2"/>| <text:s text:c="2"/>| <text:s text:c="2"/>43 &gt; 2</text:p>
      <text:p text:style-name="P2">| <text:s text:c="2"/>| <text:s text:c="2"/>| <text:s text:c="2"/>| <text:s text:c="2"/>| <text:s text:c="2"/>| <text:s text:c="2"/>29 &lt;= 0</text:p>
      <text:p text:style-name="P2">| <text:s text:c="2"/>| <text:s text:c="2"/>| <text:s text:c="2"/>| <text:s text:c="2"/>| <text:s text:c="2"/>| <text:s text:c="2"/>| <text:s text:c="2"/>35 &lt;= 15: 3 (2.0/1.0)</text:p>
      <text:p text:style-name="P2">| <text:s text:c="2"/>| <text:s text:c="2"/>| <text:s text:c="2"/>| <text:s text:c="2"/>| <text:s text:c="2"/>| <text:s text:c="2"/>| <text:s text:c="2"/>35 &gt; 15: 8 (4.0/1.0)</text:p>
      <text:p text:style-name="P2">| <text:s text:c="2"/>| <text:s text:c="2"/>| <text:s text:c="2"/>| <text:s text:c="2"/>| <text:s text:c="2"/>| <text:s text:c="2"/>29 &gt; 0</text:p>
      <text:p text:style-name="P2">| <text:s text:c="2"/>| <text:s text:c="2"/>| <text:s text:c="2"/>| <text:s text:c="2"/>| <text:s text:c="2"/>| <text:s text:c="2"/>| <text:s text:c="2"/>19 &lt;= 15</text:p>
      <text:p text:style-name="P2">| <text:s text:c="2"/>| <text:s text:c="2"/>| <text:s text:c="2"/>| <text:s text:c="2"/>| <text:s text:c="2"/>| <text:s text:c="2"/>| <text:s text:c="2"/>| <text:s text:c="2"/>36 &lt;= 6: 8 (2.0)</text:p>
      <text:p text:style-name="P2">| <text:s text:c="2"/>| <text:s text:c="2"/>| <text:s text:c="2"/>| <text:s text:c="2"/>| <text:s text:c="2"/>| <text:s text:c="2"/>| <text:s text:c="2"/>| <text:s text:c="2"/>36 &gt; 6</text:p>
      <text:p text:style-name="P2">| <text:s text:c="2"/>| <text:s text:c="2"/>| <text:s text:c="2"/>| <text:s text:c="2"/>| <text:s text:c="2"/>| <text:s text:c="2"/>| <text:s text:c="2"/>| <text:s text:c="2"/>| <text:s text:c="2"/>17 &lt;= 7</text:p>
      <text:p text:style-name="P2">| <text:s text:c="2"/>| <text:s text:c="2"/>| <text:s text:c="2"/>| <text:s text:c="2"/>| <text:s text:c="2"/>| <text:s text:c="2"/>| <text:s text:c="2"/>| <text:s text:c="2"/>| <text:s text:c="2"/>| <text:s text:c="2"/>25 &lt;= 4: 7 (168.0/1.0)</text:p>
      <text:p text:style-name="P2">| <text:s text:c="2"/>| <text:s text:c="2"/>| <text:s text:c="2"/>| <text:s text:c="2"/>| <text:s text:c="2"/>| <text:s text:c="2"/>| <text:s text:c="2"/>| <text:s text:c="2"/>| <text:s text:c="2"/>| <text:s text:c="2"/>25 &gt; 4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7 &lt;= 9: 4 (3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7 &gt; 9: 7 (4.0)</text:p>
      <text:p text:style-name="P2">| <text:s text:c="2"/>| <text:s text:c="2"/>| <text:s text:c="2"/>| <text:s text:c="2"/>| <text:s text:c="2"/>| <text:s text:c="2"/>| <text:s text:c="2"/>| <text:s text:c="2"/>| <text:s text:c="2"/>17 &gt; 7</text:p>
      <text:p text:style-name="P2">| <text:s text:c="2"/>| <text:s text:c="2"/>| <text:s text:c="2"/>| <text:s text:c="2"/>| <text:s text:c="2"/>| <text:s text:c="2"/>| <text:s text:c="2"/>| <text:s text:c="2"/>| <text:s text:c="2"/>| <text:s text:c="2"/>1 &lt;= 0: 9 (3.0)</text:p>
      <text:p text:style-name="P2">| <text:s text:c="2"/>| <text:s text:c="2"/>| <text:s text:c="2"/>| <text:s text:c="2"/>| <text:s text:c="2"/>| <text:s text:c="2"/>| <text:s text:c="2"/>| <text:s text:c="2"/>| <text:s text:c="2"/>| <text:s text:c="2"/>1 &gt; 0: 7 (2.0)</text:p>
      <text:p text:style-name="P2">| <text:s text:c="2"/>| <text:s text:c="2"/>| <text:s text:c="2"/>| <text:s text:c="2"/>| <text:s text:c="2"/>| <text:s text:c="2"/>| <text:s text:c="2"/>19 &gt; 15</text:p>
      <text:p text:style-name="P2">| <text:s text:c="2"/>| <text:s text:c="2"/>| <text:s text:c="2"/>| <text:s text:c="2"/>| <text:s text:c="2"/>| <text:s text:c="2"/>| <text:s text:c="2"/>| <text:s text:c="2"/>2 &lt;= 4: 1 (2.0)</text:p>
      <text:p text:style-name="P2">| <text:s text:c="2"/>| <text:s text:c="2"/>| <text:s text:c="2"/>| <text:s text:c="2"/>| <text:s text:c="2"/>| <text:s text:c="2"/>| <text:s text:c="2"/>| <text:s text:c="2"/>2 &gt; 4: 8 (2.0/1.0)</text:p>
      <text:p text:style-name="P2">| <text:s text:c="2"/>| <text:s text:c="2"/>| <text:s text:c="2"/>53 &gt; 4</text:p>
      <text:p text:style-name="P2">| <text:s text:c="2"/>| <text:s text:c="2"/>| <text:s text:c="2"/>| <text:s text:c="2"/>17 &lt;= 0</text:p>
      <text:p text:style-name="P2">| <text:s text:c="2"/>| <text:s text:c="2"/>| <text:s text:c="2"/>| <text:s text:c="2"/>| <text:s text:c="2"/>3 &lt;= 12</text:p>
      <text:p text:style-name="P2">| <text:s text:c="2"/>| <text:s text:c="2"/>| <text:s text:c="2"/>| <text:s text:c="2"/>| <text:s text:c="2"/>| <text:s text:c="2"/>11 &lt;= 1: 1 (5.0)</text:p>
      <text:p text:style-name="P2">| <text:s text:c="2"/>| <text:s text:c="2"/>| <text:s text:c="2"/>| <text:s text:c="2"/>| <text:s text:c="2"/>| <text:s text:c="2"/>11 &gt; 1: 4 (2.0/1.0)</text:p>
      <text:p text:style-name="P2">| <text:s text:c="2"/>| <text:s text:c="2"/>| <text:s text:c="2"/>| <text:s text:c="2"/>| <text:s text:c="2"/>3 &gt; 12</text:p>
      <text:p text:style-name="P2">| <text:s text:c="2"/>| <text:s text:c="2"/>| <text:s text:c="2"/>| <text:s text:c="2"/>| <text:s text:c="2"/>| <text:s text:c="2"/>28 &lt;= 12: 5 (2.0/1.0)</text:p>
      <text:p text:style-name="P2">| <text:s text:c="2"/>| <text:s text:c="2"/>| <text:s text:c="2"/>| <text:s text:c="2"/>| <text:s text:c="2"/>| <text:s text:c="2"/>28 &gt; 12: 3 (5.0)</text:p>
      <text:p text:style-name="P2">| <text:s text:c="2"/>| <text:s text:c="2"/>| <text:s text:c="2"/>| <text:s text:c="2"/>17 &gt; 0: 2 (2.0)</text:p>
      <text:p text:style-name="P2">| <text:s text:c="2"/>| <text:s text:c="2"/>60 &gt; 5</text:p>
      <text:p text:style-name="P2">| <text:s text:c="2"/>| <text:s text:c="2"/>| <text:s text:c="2"/>33 &lt;= 2</text:p>
      <text:p text:style-name="P2">| <text:s text:c="2"/>| <text:s text:c="2"/>| <text:s text:c="2"/>| <text:s text:c="2"/>43 &lt;= 3</text:p>
      <text:p text:style-name="P2">| <text:s text:c="2"/>| <text:s text:c="2"/>| <text:s text:c="2"/>| <text:s text:c="2"/>| <text:s text:c="2"/>42 &lt;= 9</text:p>
      <text:p text:style-name="P2">| <text:s text:c="2"/>| <text:s text:c="2"/>| <text:s text:c="2"/>| <text:s text:c="2"/>| <text:s text:c="2"/>| <text:s text:c="2"/>2 &lt;= 0</text:p>
      <text:p text:style-name="P2">| <text:s text:c="2"/>| <text:s text:c="2"/>| <text:s text:c="2"/>| <text:s text:c="2"/>| <text:s text:c="2"/>| <text:s text:c="2"/>| <text:s text:c="2"/>20 &lt;= 4</text:p>
      <text:p text:style-name="P2">| <text:s text:c="2"/>| <text:s text:c="2"/>| <text:s text:c="2"/>| <text:s text:c="2"/>| <text:s text:c="2"/>| <text:s text:c="2"/>| <text:s text:c="2"/>| <text:s text:c="2"/>15 &lt;= 0: 4 (7.0)</text:p>
      <text:p text:style-name="P2">| <text:s text:c="2"/>| <text:s text:c="2"/>| <text:s text:c="2"/>| <text:s text:c="2"/>| <text:s text:c="2"/>| <text:s text:c="2"/>| <text:s text:c="2"/>| <text:s text:c="2"/>15 &gt; 0</text:p>
      <text:p text:style-name="P2">| <text:s text:c="2"/>| <text:s text:c="2"/>| <text:s text:c="2"/>| <text:s text:c="2"/>| <text:s text:c="2"/>| <text:s text:c="2"/>| <text:s text:c="2"/>| <text:s text:c="2"/>| <text:s text:c="2"/>34 &lt;= 5: 4 (2.0/1.0)</text:p>
      <text:p text:style-name="P2">| <text:s text:c="2"/>| <text:s text:c="2"/>| <text:s text:c="2"/>| <text:s text:c="2"/>| <text:s text:c="2"/>| <text:s text:c="2"/>| <text:s text:c="2"/>| <text:s text:c="2"/>| <text:s text:c="2"/>34 &gt; 5: 9 (4.0)</text:p>
      <text:p text:style-name="P2">| <text:s text:c="2"/>| <text:s text:c="2"/>| <text:s text:c="2"/>| <text:s text:c="2"/>| <text:s text:c="2"/>| <text:s text:c="2"/>| <text:s text:c="2"/>20 &gt; 4</text:p>
      <text:p text:style-name="P2">| <text:s text:c="2"/>| <text:s text:c="2"/>| <text:s text:c="2"/>| <text:s text:c="2"/>| <text:s text:c="2"/>| <text:s text:c="2"/>| <text:s text:c="2"/>| <text:s text:c="2"/>10 &lt;= 8</text:p>
      <text:p text:style-name="P2">| <text:s text:c="2"/>| <text:s text:c="2"/>| <text:s text:c="2"/>| <text:s text:c="2"/>| <text:s text:c="2"/>| <text:s text:c="2"/>| <text:s text:c="2"/>| <text:s text:c="2"/>| <text:s text:c="2"/>12 &lt;= 14: 9 (3.0/1.0)</text:p>
      <text:p text:style-name="P2">| <text:s text:c="2"/>| <text:s text:c="2"/>| <text:s text:c="2"/>| <text:s text:c="2"/>| <text:s text:c="2"/>| <text:s text:c="2"/>| <text:s text:c="2"/>| <text:s text:c="2"/>| <text:s text:c="2"/>12 &gt; 14: 1 (21.0)</text:p>
      <text:p text:style-name="P2">| <text:s text:c="2"/>| <text:s text:c="2"/>| <text:s text:c="2"/>| <text:s text:c="2"/>| <text:s text:c="2"/>| <text:s text:c="2"/>| <text:s text:c="2"/>| <text:s text:c="2"/>10 &gt; 8: 9 (4.0)</text:p>
      <text:p text:style-name="P2"><text:soft-page-break/>| <text:s text:c="2"/>| <text:s text:c="2"/>| <text:s text:c="2"/>| <text:s text:c="2"/>| <text:s text:c="2"/>| <text:s text:c="2"/>2 &gt; 0</text:p>
      <text:p text:style-name="P2">| <text:s text:c="2"/>| <text:s text:c="2"/>| <text:s text:c="2"/>| <text:s text:c="2"/>| <text:s text:c="2"/>| <text:s text:c="2"/>| <text:s text:c="2"/>62 &lt;= 11</text:p>
      <text:p text:style-name="P2"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19 &lt;= 11</text:p>
      <text:p text:style-name="P2">| <text:s text:c="2"/>| <text:s text:c="2"/>| <text:s text:c="2"/>| <text:s text:c="2"/>| <text:s text:c="2"/>| <text:s text:c="2"/>| <text:s text:c="2"/>| <text:s text:c="2"/>| <text:s text:c="2"/>| <text:s text:c="2"/>30 &lt;= 4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lt;= 14: 3 (150.0/2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gt; 14: 9 (3.0)</text:p>
      <text:p text:style-name="P2">| <text:s text:c="2"/>| <text:s text:c="2"/>| <text:s text:c="2"/>| <text:s text:c="2"/>| <text:s text:c="2"/>| <text:s text:c="2"/>| <text:s text:c="2"/>| <text:s text:c="2"/>| <text:s text:c="2"/>| <text:s text:c="2"/>30 &gt; 4: 9 (5.0/2.0)</text:p>
      <text:p text:style-name="P2">| <text:s text:c="2"/>| <text:s text:c="2"/>| <text:s text:c="2"/>| <text:s text:c="2"/>| <text:s text:c="2"/>| <text:s text:c="2"/>| <text:s text:c="2"/>| <text:s text:c="2"/>| <text:s text:c="2"/>19 &gt; 11</text:p>
      <text:p text:style-name="P2">| <text:s text:c="2"/>| <text:s text:c="2"/>| <text:s text:c="2"/>| <text:s text:c="2"/>| <text:s text:c="2"/>| <text:s text:c="2"/>| <text:s text:c="2"/>| <text:s text:c="2"/>| <text:s text:c="2"/>| <text:s text:c="2"/>35 &lt;= 5: 9 (9.0/1.0)</text:p>
      <text:p text:style-name="P2">| <text:s text:c="2"/>| <text:s text:c="2"/>| <text:s text:c="2"/>| <text:s text:c="2"/>| <text:s text:c="2"/>| <text:s text:c="2"/>| <text:s text:c="2"/>| <text:s text:c="2"/>| <text:s text:c="2"/>| <text:s text:c="2"/>35 &gt; 5: 3 (2.0)</text:p>
      <text:p text:style-name="P2">| <text:s text:c="2"/>| <text:s text:c="2"/>| <text:s text:c="2"/>| <text:s text:c="2"/>| <text:s text:c="2"/>| <text:s text:c="2"/>| <text:s text:c="2"/>| <text:s text:c="2"/>26 &gt; 8</text:p>
      <text:p text:style-name="P2">| <text:s text:c="2"/>| <text:s text:c="2"/>| <text:s text:c="2"/>| <text:s text:c="2"/>| <text:s text:c="2"/>| <text:s text:c="2"/>| <text:s text:c="2"/>| <text:s text:c="2"/>| <text:s text:c="2"/>29 &lt;= 6: 3 (4.0/1.0)</text:p>
      <text:p text:style-name="P2">| <text:s text:c="2"/>| <text:s text:c="2"/>| <text:s text:c="2"/>| <text:s text:c="2"/>| <text:s text:c="2"/>| <text:s text:c="2"/>| <text:s text:c="2"/>| <text:s text:c="2"/>| <text:s text:c="2"/>29 &gt; 6</text:p>
      <text:p text:style-name="P2">| <text:s text:c="2"/>| <text:s text:c="2"/>| <text:s text:c="2"/>| <text:s text:c="2"/>| <text:s text:c="2"/>| <text:s text:c="2"/>| <text:s text:c="2"/>| <text:s text:c="2"/>| <text:s text:c="2"/>| <text:s text:c="2"/>21 &lt;= 5: 5 (3.0/1.0)</text:p>
      <text:p text:style-name="P2">| <text:s text:c="2"/>| <text:s text:c="2"/>| <text:s text:c="2"/>| <text:s text:c="2"/>| <text:s text:c="2"/>| <text:s text:c="2"/>| <text:s text:c="2"/>| <text:s text:c="2"/>| <text:s text:c="2"/>| <text:s text:c="2"/>21 &gt; 5: 9 (73.0/1.0)</text:p>
      <text:p text:style-name="P2">| <text:s text:c="2"/>| <text:s text:c="2"/>| <text:s text:c="2"/>| <text:s text:c="2"/>| <text:s text:c="2"/>| <text:s text:c="2"/>| <text:s text:c="2"/>62 &gt; 11</text:p>
      <text:p text:style-name="P2">| <text:s text:c="2"/>| <text:s text:c="2"/>| <text:s text:c="2"/>| <text:s text:c="2"/>| <text:s text:c="2"/>| <text:s text:c="2"/>| <text:s text:c="2"/>| <text:s text:c="2"/>46 &lt;= 2: 2 (11.0)</text:p>
      <text:p text:style-name="P2">| <text:s text:c="2"/>| <text:s text:c="2"/>| <text:s text:c="2"/>| <text:s text:c="2"/>| <text:s text:c="2"/>| <text:s text:c="2"/>| <text:s text:c="2"/>| <text:s text:c="2"/>46 &gt; 2</text:p>
      <text:p text:style-name="P2">| <text:s text:c="2"/>| <text:s text:c="2"/>| <text:s text:c="2"/>| <text:s text:c="2"/>| <text:s text:c="2"/>| <text:s text:c="2"/>| <text:s text:c="2"/>| <text:s text:c="2"/>| <text:s text:c="2"/>2 &lt;= 1: 3 (3.0)</text:p>
      <text:p text:style-name="P2">| <text:s text:c="2"/>| <text:s text:c="2"/>| <text:s text:c="2"/>| <text:s text:c="2"/>| <text:s text:c="2"/>| <text:s text:c="2"/>| <text:s text:c="2"/>| <text:s text:c="2"/>| <text:s text:c="2"/>2 &gt; 1: 1 (2.0)</text:p>
      <text:p text:style-name="P2">| <text:s text:c="2"/>| <text:s text:c="2"/>| <text:s text:c="2"/>| <text:s text:c="2"/>| <text:s text:c="2"/>42 &gt; 9: 8 (33.0/1.0)</text:p>
      <text:p text:style-name="P2">| <text:s text:c="2"/>| <text:s text:c="2"/>| <text:s text:c="2"/>| <text:s text:c="2"/>43 &gt; 3</text:p>
      <text:p text:style-name="P2">| <text:s text:c="2"/>| <text:s text:c="2"/>| <text:s text:c="2"/>| <text:s text:c="2"/>| <text:s text:c="2"/>27 &lt;= 9</text:p>
      <text:p text:style-name="P2">| <text:s text:c="2"/>| <text:s text:c="2"/>| <text:s text:c="2"/>| <text:s text:c="2"/>| <text:s text:c="2"/>| <text:s text:c="2"/>38 &lt;= 0</text:p>
      <text:p text:style-name="P2">| <text:s text:c="2"/>| <text:s text:c="2"/>| <text:s text:c="2"/>| <text:s text:c="2"/>| <text:s text:c="2"/>| <text:s text:c="2"/>| <text:s text:c="2"/>19 &lt;= 13</text:p>
      <text:p text:style-name="P2">| <text:s text:c="2"/>| <text:s text:c="2"/>| <text:s text:c="2"/>| <text:s text:c="2"/>| <text:s text:c="2"/>| <text:s text:c="2"/>| <text:s text:c="2"/>| <text:s text:c="2"/>37 &lt;= 14</text:p>
      <text:p text:style-name="P2">| <text:s text:c="2"/>| <text:s text:c="2"/>| <text:s text:c="2"/>| <text:s text:c="2"/>| <text:s text:c="2"/>| <text:s text:c="2"/>| <text:s text:c="2"/>| <text:s text:c="2"/>| <text:s text:c="2"/>45 &lt;= 11</text:p>
      <text:p text:style-name="P2">| <text:s text:c="2"/>| <text:s text:c="2"/>| <text:s text:c="2"/>| <text:s text:c="2"/>| <text:s text:c="2"/>| <text:s text:c="2"/>| <text:s text:c="2"/>| <text:s text:c="2"/>| <text:s text:c="2"/>| <text:s text:c="2"/>12 &lt;= 9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45 &lt;= 1: 2 (5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45 &gt; 1: 3 (2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6 &gt; 8: 8 (7.0)</text:p>
      <text:p text:style-name="P2">| <text:s text:c="2"/>| <text:s text:c="2"/>| <text:s text:c="2"/>| <text:s text:c="2"/>| <text:s text:c="2"/>| <text:s text:c="2"/>| <text:s text:c="2"/>| <text:s text:c="2"/>| <text:s text:c="2"/>| <text:s text:c="2"/>12 &gt; 9: 2 (104.0/1.0)</text:p>
      <text:p text:style-name="P2">| <text:s text:c="2"/>| <text:s text:c="2"/>| <text:s text:c="2"/>| <text:s text:c="2"/>| <text:s text:c="2"/>| <text:s text:c="2"/>| <text:s text:c="2"/>| <text:s text:c="2"/>| <text:s text:c="2"/>45 &gt; 11</text:p>
      <text:p text:style-name="P2">| <text:s text:c="2"/>| <text:s text:c="2"/>| <text:s text:c="2"/>| <text:s text:c="2"/>| <text:s text:c="2"/>| <text:s text:c="2"/>| <text:s text:c="2"/>| <text:s text:c="2"/>| <text:s text:c="2"/>| <text:s text:c="2"/>26 &lt;= 6: 3 (2.0)</text:p>
      <text:p text:style-name="P2">| <text:s text:c="2"/>| <text:s text:c="2"/>| <text:s text:c="2"/>| <text:s text:c="2"/>| <text:s text:c="2"/>| <text:s text:c="2"/>| <text:s text:c="2"/>| <text:s text:c="2"/>| <text:s text:c="2"/>| <text:s text:c="2"/>26 &gt; 6: 8 (9.0)</text:p>
      <text:p text:style-name="P2">| <text:s text:c="2"/>| <text:s text:c="2"/>| <text:s text:c="2"/>| <text:s text:c="2"/>| <text:s text:c="2"/>| <text:s text:c="2"/>| <text:s text:c="2"/>| <text:s text:c="2"/>37 &gt; 14: 9 (3.0/1.0)</text:p>
      <text:p text:style-name="P2">| <text:s text:c="2"/>| <text:s text:c="2"/>| <text:s text:c="2"/>| <text:s text:c="2"/>| <text:s text:c="2"/>| <text:s text:c="2"/>| <text:s text:c="2"/>19 &gt; 13: 1 (3.0/1.0)</text:p>
      <text:p text:style-name="P2">| <text:s text:c="2"/>| <text:s text:c="2"/>| <text:s text:c="2"/>| <text:s text:c="2"/>| <text:s text:c="2"/>| <text:s text:c="2"/>38 &gt; 0</text:p>
      <text:p text:style-name="P2">| <text:s text:c="2"/>| <text:s text:c="2"/>| <text:s text:c="2"/>| <text:s text:c="2"/>| <text:s text:c="2"/>| <text:s text:c="2"/>| <text:s text:c="2"/>61 &lt;= 2</text:p>
      <text:p text:style-name="P2">| <text:s text:c="2"/>| <text:s text:c="2"/>| <text:s text:c="2"/>| <text:s text:c="2"/>| <text:s text:c="2"/>| <text:s text:c="2"/>| <text:s text:c="2"/>| <text:s text:c="2"/>26 &lt;= 5</text:p>
      <text:p text:style-name="P2">| <text:s text:c="2"/>| <text:s text:c="2"/>| <text:s text:c="2"/>| <text:s text:c="2"/>| <text:s text:c="2"/>| <text:s text:c="2"/>| <text:s text:c="2"/>| <text:s text:c="2"/>| <text:s text:c="2"/>35 &lt;= 9: 1 (2.0)</text:p>
      <text:p text:style-name="P2">| <text:s text:c="2"/>| <text:s text:c="2"/>| <text:s text:c="2"/>| <text:s text:c="2"/>| <text:s text:c="2"/>| <text:s text:c="2"/>| <text:s text:c="2"/>| <text:s text:c="2"/>| <text:s text:c="2"/>35 &gt; 9: 7 (8.0)</text:p>
      <text:p text:style-name="P2">| <text:s text:c="2"/>| <text:s text:c="2"/>| <text:s text:c="2"/>| <text:s text:c="2"/>| <text:s text:c="2"/>| <text:s text:c="2"/>| <text:s text:c="2"/>| <text:s text:c="2"/>26 &gt; 5: 4 (6.0)</text:p>
      <text:p text:style-name="P2">| <text:s text:c="2"/>| <text:s text:c="2"/>| <text:s text:c="2"/>| <text:s text:c="2"/>| <text:s text:c="2"/>| <text:s text:c="2"/>| <text:s text:c="2"/>61 &gt; 2: 8 (3.0/1.0)</text:p>
      <text:p text:style-name="P2">| <text:s text:c="2"/>| <text:s text:c="2"/>| <text:s text:c="2"/>| <text:s text:c="2"/>| <text:s text:c="2"/>27 &gt; 9</text:p>
      <text:p text:style-name="P2">| <text:s text:c="2"/>| <text:s text:c="2"/>| <text:s text:c="2"/>| <text:s text:c="2"/>| <text:s text:c="2"/>| <text:s text:c="2"/>20 &lt;= 14</text:p>
      <text:p text:style-name="P2">| <text:s text:c="2"/>| <text:s text:c="2"/>| <text:s text:c="2"/>| <text:s text:c="2"/>| <text:s text:c="2"/>| <text:s text:c="2"/>| <text:s text:c="2"/>10 &lt;= 0: 4 (3.0/1.0)</text:p>
      <text:p text:style-name="P2">| <text:s text:c="2"/>| <text:s text:c="2"/>| <text:s text:c="2"/>| <text:s text:c="2"/>| <text:s text:c="2"/>| <text:s text:c="2"/>| <text:s text:c="2"/>10 &gt; 0</text:p>
      <text:p text:style-name="P2">| <text:s text:c="2"/>| <text:s text:c="2"/>| <text:s text:c="2"/>| <text:s text:c="2"/>| <text:s text:c="2"/>| <text:s text:c="2"/>| <text:s text:c="2"/>| <text:s text:c="2"/>28 &lt;= 3: 5 (2.0)</text:p>
      <text:p text:style-name="P2">| <text:s text:c="2"/>| <text:s text:c="2"/>| <text:s text:c="2"/>| <text:s text:c="2"/>| <text:s text:c="2"/>| <text:s text:c="2"/>| <text:s text:c="2"/>| <text:s text:c="2"/>28 &gt; 3</text:p>
      <text:p text:style-name="P2"><text:soft-page-break/>| <text:s text:c="2"/>| <text:s text:c="2"/>| <text:s text:c="2"/>| <text:s text:c="2"/>| <text:s text:c="2"/>| <text:s text:c="2"/>| <text:s text:c="2"/>| <text:s text:c="2"/>| <text:s text:c="2"/>18 &lt;= 5</text:p>
      <text:p text:style-name="P2">| <text:s text:c="2"/>| <text:s text:c="2"/>| <text:s text:c="2"/>| <text:s text:c="2"/>| <text:s text:c="2"/>| <text:s text:c="2"/>| <text:s text:c="2"/>| <text:s text:c="2"/>| <text:s text:c="2"/>| <text:s text:c="2"/>6 &lt;= 0: 8 (7.0/1.0)</text:p>
      <text:p text:style-name="P2">| <text:s text:c="2"/>| <text:s text:c="2"/>| <text:s text:c="2"/>| <text:s text:c="2"/>| <text:s text:c="2"/>| <text:s text:c="2"/>| <text:s text:c="2"/>| <text:s text:c="2"/>| <text:s text:c="2"/>| <text:s text:c="2"/>6 &gt; 0: 3 (4.0)</text:p>
      <text:p text:style-name="P2">| <text:s text:c="2"/>| <text:s text:c="2"/>| <text:s text:c="2"/>| <text:s text:c="2"/>| <text:s text:c="2"/>| <text:s text:c="2"/>| <text:s text:c="2"/>| <text:s text:c="2"/>| <text:s text:c="2"/>18 &gt; 5: 8 (85.0/2.0)</text:p>
      <text:p text:style-name="P2">| <text:s text:c="2"/>| <text:s text:c="2"/>| <text:s text:c="2"/>| <text:s text:c="2"/>| <text:s text:c="2"/>| <text:s text:c="2"/>20 &gt; 14</text:p>
      <text:p text:style-name="P2">| <text:s text:c="2"/>| <text:s text:c="2"/>| <text:s text:c="2"/>| <text:s text:c="2"/>| <text:s text:c="2"/>| <text:s text:c="2"/>| <text:s text:c="2"/>57 &lt;= 1</text:p>
      <text:p text:style-name="P2">| <text:s text:c="2"/>| <text:s text:c="2"/>| <text:s text:c="2"/>| <text:s text:c="2"/>| <text:s text:c="2"/>| <text:s text:c="2"/>| <text:s text:c="2"/>| <text:s text:c="2"/>12 &lt;= 15</text:p>
      <text:p text:style-name="P2">| <text:s text:c="2"/>| <text:s text:c="2"/>| <text:s text:c="2"/>| <text:s text:c="2"/>| <text:s text:c="2"/>| <text:s text:c="2"/>| <text:s text:c="2"/>| <text:s text:c="2"/>| <text:s text:c="2"/>21 &lt;= 4</text:p>
      <text:p text:style-name="P2">| <text:s text:c="2"/>| <text:s text:c="2"/>| <text:s text:c="2"/>| <text:s text:c="2"/>| <text:s text:c="2"/>| <text:s text:c="2"/>| <text:s text:c="2"/>| <text:s text:c="2"/>| <text:s text:c="2"/>| <text:s text:c="2"/>19 &lt;= 15: 2 (2.0)</text:p>
      <text:p text:style-name="P2">| <text:s text:c="2"/>| <text:s text:c="2"/>| <text:s text:c="2"/>| <text:s text:c="2"/>| <text:s text:c="2"/>| <text:s text:c="2"/>| <text:s text:c="2"/>| <text:s text:c="2"/>| <text:s text:c="2"/>| <text:s text:c="2"/>19 &gt; 15: 1 (3.0)</text:p>
      <text:p text:style-name="P2">| <text:s text:c="2"/>| <text:s text:c="2"/>| <text:s text:c="2"/>| <text:s text:c="2"/>| <text:s text:c="2"/>| <text:s text:c="2"/>| <text:s text:c="2"/>| <text:s text:c="2"/>| <text:s text:c="2"/>21 &gt; 4</text:p>
      <text:p text:style-name="P2">| <text:s text:c="2"/>| <text:s text:c="2"/>| <text:s text:c="2"/>| <text:s text:c="2"/>| <text:s text:c="2"/>| <text:s text:c="2"/>| <text:s text:c="2"/>| <text:s text:c="2"/>| <text:s text:c="2"/>| <text:s text:c="2"/>42 &lt;= 5: 3 (2.0)</text:p>
      <text:p text:style-name="P2">| <text:s text:c="2"/>| <text:s text:c="2"/>| <text:s text:c="2"/>| <text:s text:c="2"/>| <text:s text:c="2"/>| <text:s text:c="2"/>| <text:s text:c="2"/>| <text:s text:c="2"/>| <text:s text:c="2"/>| <text:s text:c="2"/>42 &gt; 5: 8 (11.0)</text:p>
      <text:p text:style-name="P2">| <text:s text:c="2"/>| <text:s text:c="2"/>| <text:s text:c="2"/>| <text:s text:c="2"/>| <text:s text:c="2"/>| <text:s text:c="2"/>| <text:s text:c="2"/>| <text:s text:c="2"/>12 &gt; 15</text:p>
      <text:p text:style-name="P2">| <text:s text:c="2"/>| <text:s text:c="2"/>| <text:s text:c="2"/>| <text:s text:c="2"/>| <text:s text:c="2"/>| <text:s text:c="2"/>| <text:s text:c="2"/>| <text:s text:c="2"/>| <text:s text:c="2"/>44 &lt;= 5</text:p>
      <text:p text:style-name="P2">| <text:s text:c="2"/>| <text:s text:c="2"/>| <text:s text:c="2"/>| <text:s text:c="2"/>| <text:s text:c="2"/>| <text:s text:c="2"/>| <text:s text:c="2"/>| <text:s text:c="2"/>| <text:s text:c="2"/>| <text:s text:c="2"/>9 &lt;= 1: 8 (3.0)</text:p>
      <text:p text:style-name="P2">| <text:s text:c="2"/>| <text:s text:c="2"/>| <text:s text:c="2"/>| <text:s text:c="2"/>| <text:s text:c="2"/>| <text:s text:c="2"/>| <text:s text:c="2"/>| <text:s text:c="2"/>| <text:s text:c="2"/>| <text:s text:c="2"/>9 &gt; 1: 2 (2.0)</text:p>
      <text:p text:style-name="P2">| <text:s text:c="2"/>| <text:s text:c="2"/>| <text:s text:c="2"/>| <text:s text:c="2"/>| <text:s text:c="2"/>| <text:s text:c="2"/>| <text:s text:c="2"/>| <text:s text:c="2"/>| <text:s text:c="2"/>44 &gt; 5</text:p>
      <text:p text:style-name="P2">| <text:s text:c="2"/>| <text:s text:c="2"/>| <text:s text:c="2"/>| <text:s text:c="2"/>| <text:s text:c="2"/>| <text:s text:c="2"/>| <text:s text:c="2"/>| <text:s text:c="2"/>| <text:s text:c="2"/>| <text:s text:c="2"/>28 &lt;= 9: 4 (2.0)</text:p>
      <text:p text:style-name="P2">| <text:s text:c="2"/>| <text:s text:c="2"/>| <text:s text:c="2"/>| <text:s text:c="2"/>| <text:s text:c="2"/>| <text:s text:c="2"/>| <text:s text:c="2"/>| <text:s text:c="2"/>| <text:s text:c="2"/>| <text:s text:c="2"/>28 &gt; 9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 &lt;= 0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19 &lt;= 11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 &lt;= 4: 8 (4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 &gt; 4: 1 (4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19 &gt; 11: 1 (80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 &gt; 0: 8 (2.0)</text:p>
      <text:p text:style-name="P2">| <text:s text:c="2"/>| <text:s text:c="2"/>| <text:s text:c="2"/>| <text:s text:c="2"/>| <text:s text:c="2"/>| <text:s text:c="2"/>| <text:s text:c="2"/>57 &gt; 1</text:p>
      <text:p text:style-name="P2">| <text:s text:c="2"/>| <text:s text:c="2"/>| <text:s text:c="2"/>| <text:s text:c="2"/>| <text:s text:c="2"/>| <text:s text:c="2"/>| <text:s text:c="2"/>| <text:s text:c="2"/>1 &lt;= 3: 2 (2.0)</text:p>
      <text:p text:style-name="P2">| <text:s text:c="2"/>| <text:s text:c="2"/>| <text:s text:c="2"/>| <text:s text:c="2"/>| <text:s text:c="2"/>| <text:s text:c="2"/>| <text:s text:c="2"/>| <text:s text:c="2"/>1 &gt; 3: 3 (2.0)</text:p>
      <text:p text:style-name="P2">| <text:s text:c="2"/>| <text:s text:c="2"/>| <text:s text:c="2"/>33 &gt; 2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13 &lt;= 2: 4 (7.0)</text:p>
      <text:p text:style-name="P2">| <text:s text:c="2"/>| <text:s text:c="2"/>| <text:s text:c="2"/>| <text:s text:c="2"/>| <text:s text:c="2"/>13 &gt; 2</text:p>
      <text:p text:style-name="P2">| <text:s text:c="2"/>| <text:s text:c="2"/>| <text:s text:c="2"/>| <text:s text:c="2"/>| <text:s text:c="2"/>| <text:s text:c="2"/>20 &lt;= 15</text:p>
      <text:p text:style-name="P2">| <text:s text:c="2"/>| <text:s text:c="2"/>| <text:s text:c="2"/>| <text:s text:c="2"/>| <text:s text:c="2"/>| <text:s text:c="2"/>| <text:s text:c="2"/>25 &lt;= 1: 8 (8.0)</text:p>
      <text:p text:style-name="P2">| <text:s text:c="2"/>| <text:s text:c="2"/>| <text:s text:c="2"/>| <text:s text:c="2"/>| <text:s text:c="2"/>| <text:s text:c="2"/>| <text:s text:c="2"/>25 &gt; 1</text:p>
      <text:p text:style-name="P2">| <text:s text:c="2"/>| <text:s text:c="2"/>| <text:s text:c="2"/>| <text:s text:c="2"/>| <text:s text:c="2"/>| <text:s text:c="2"/>| <text:s text:c="2"/>| <text:s text:c="2"/>21 &lt;= 4: 5 (3.0)</text:p>
      <text:p text:style-name="P2">| <text:s text:c="2"/>| <text:s text:c="2"/>| <text:s text:c="2"/>| <text:s text:c="2"/>| <text:s text:c="2"/>| <text:s text:c="2"/>| <text:s text:c="2"/>| <text:s text:c="2"/>21 &gt; 4: 3 (2.0/1.0)</text:p>
      <text:p text:style-name="P2">| <text:s text:c="2"/>| <text:s text:c="2"/>| <text:s text:c="2"/>| <text:s text:c="2"/>| <text:s text:c="2"/>| <text:s text:c="2"/>20 &gt; 15</text:p>
      <text:p text:style-name="P2">| <text:s text:c="2"/>| <text:s text:c="2"/>| <text:s text:c="2"/>| <text:s text:c="2"/>| <text:s text:c="2"/>| <text:s text:c="2"/>| <text:s text:c="2"/>9 &lt;= 2: 1 (39.0)</text:p>
      <text:p text:style-name="P2">| <text:s text:c="2"/>| <text:s text:c="2"/>| <text:s text:c="2"/>| <text:s text:c="2"/>| <text:s text:c="2"/>| <text:s text:c="2"/>| <text:s text:c="2"/>9 &gt; 2: 8 (2.0)</text:p>
      <text:p text:style-name="P2">| <text:s text:c="2"/>| <text:s text:c="2"/>| <text:s text:c="2"/>| <text:s text:c="2"/>38 &gt; 0</text:p>
      <text:p text:style-name="P2">| <text:s text:c="2"/>| <text:s text:c="2"/>| <text:s text:c="2"/>| <text:s text:c="2"/>| <text:s text:c="2"/>44 &lt;= 6: 0 (3.0/2.0)</text:p>
      <text:p text:style-name="P2">| <text:s text:c="2"/>| <text:s text:c="2"/>| <text:s text:c="2"/>| <text:s text:c="2"/>| <text:s text:c="2"/>44 &gt; 6</text:p>
      <text:p text:style-name="P2">| <text:s text:c="2"/>| <text:s text:c="2"/>| <text:s text:c="2"/>| <text:s text:c="2"/>| <text:s text:c="2"/>| <text:s text:c="2"/>10 &lt;= 11</text:p>
      <text:p text:style-name="P2">| <text:s text:c="2"/>| <text:s text:c="2"/>| <text:s text:c="2"/>| <text:s text:c="2"/>| <text:s text:c="2"/>| <text:s text:c="2"/>| <text:s text:c="2"/>19 &lt;= 1: 7 (3.0)</text:p>
      <text:p text:style-name="P2">| <text:s text:c="2"/>| <text:s text:c="2"/>| <text:s text:c="2"/>| <text:s text:c="2"/>| <text:s text:c="2"/>| <text:s text:c="2"/>| <text:s text:c="2"/>19 &gt; 1: 4 (104.0/2.0)</text:p>
      <text:p text:style-name="P2">| <text:s text:c="2"/>| <text:s text:c="2"/>| <text:s text:c="2"/>| <text:s text:c="2"/>| <text:s text:c="2"/>| <text:s text:c="2"/>10 &gt; 11: 7 (4.0)</text:p>
      <text:p text:style-name="P2"/>
      <text:p text:style-name="P2">Number of Leaves <text:s/>: <text:tab/>116</text:p>
      <text:p text:style-name="P2"/>
      <text:p text:style-name="P2">Size of the tree : <text:tab/>231</text:p>
      <text:p text:style-name="P2"><text:soft-page-break/></text:p>
      <text:p text:style-name="P2"/>
      <text:p text:style-name="P2">Time taken to build model: 0.09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1716 <text:s text:c="14"/>85.8 <text:s text:c="3"/>%</text:p>
      <text:p text:style-name="P2">Incorrectly Classified Instances <text:s text:c="6"/>284 <text:s text:c="14"/>14.2 <text:s text:c="3"/>%</text:p>
      <text:p text:style-name="P2">Kappa statistic <text:s text:c="25"/>0.8422</text:p>
      <text:p text:style-name="P2">Mean absolute error <text:s text:c="21"/>0.0305</text:p>
      <text:p text:style-name="P2">Root mean squared error <text:s text:c="17"/>0.1617</text:p>
      <text:p text:style-name="P2">Relative absolute error <text:s text:c="16"/>16.9742 %</text:p>
      <text:p text:style-name="P2">Root relative squared error <text:s text:c="12"/>53.8943 %</text:p>
      <text:p text:style-name="P2">Total Number of Instances <text:s text:c="12"/>2000 <text:s text:c="4"/></text:p>
      <text:p text:style-name="P2"/>
      <text:p text:style-name="P2">=== Detailed Accuracy By Class ===</text:p>
      <text:p text:style-name="P2"/>
      <text:p text:style-name="P2">TP Rate <text:s text:c="2"/>FP Rate <text:s text:c="2"/>Precision <text:s text:c="2"/>Recall <text:s/>F-Measure <text:s text:c="2"/>ROC Area <text:s/>Class</text:p>
      <text:p text:style-name="P2">0.97 <text:s text:c="5"/>0.003 <text:s text:c="5"/>0.975 <text:s text:c="4"/>0.97 <text:s text:c="5"/>0.972 <text:s text:c="5"/>0.984 <text:s text:c="3"/>0</text:p>
      <text:p text:style-name="P2">0.843 <text:s text:c="4"/>0.022 <text:s text:c="5"/>0.815 <text:s text:c="4"/>0.843 <text:s text:c="4"/>0.829 <text:s text:c="5"/>0.921 <text:s text:c="3"/>1</text:p>
      <text:p text:style-name="P2">0.865 <text:s text:c="4"/>0.015 <text:s text:c="5"/>0.856 <text:s text:c="4"/>0.865 <text:s text:c="4"/>0.86 <text:s text:c="6"/>0.931 <text:s text:c="3"/>2</text:p>
      <text:p text:style-name="P2">0.813 <text:s text:c="4"/>0.022 <text:s text:c="5"/>0.801 <text:s text:c="4"/>0.813 <text:s text:c="4"/>0.807 <text:s text:c="5"/>0.91 <text:s text:c="4"/>3</text:p>
      <text:p text:style-name="P2">0.804 <text:s text:c="4"/>0.02 <text:s text:c="6"/>0.831 <text:s text:c="4"/>0.804 <text:s text:c="4"/>0.817 <text:s text:c="5"/>0.903 <text:s text:c="3"/>4</text:p>
      <text:p text:style-name="P2">0.881 <text:s text:c="4"/>0.013 <text:s text:c="5"/>0.876 <text:s text:c="4"/>0.881 <text:s text:c="4"/>0.879 <text:s text:c="5"/>0.936 <text:s text:c="3"/>5</text:p>
      <text:p text:style-name="P2">0.938 <text:s text:c="4"/>0.007 <text:s text:c="5"/>0.933 <text:s text:c="4"/>0.938 <text:s text:c="4"/>0.936 <text:s text:c="5"/>0.968 <text:s text:c="3"/>6</text:p>
      <text:p text:style-name="P2">0.895 <text:s text:c="4"/>0.014 <text:s text:c="5"/>0.873 <text:s text:c="4"/>0.895 <text:s text:c="4"/>0.884 <text:s text:c="5"/>0.941 <text:s text:c="3"/>7</text:p>
      <text:p text:style-name="P2">0.794 <text:s text:c="4"/>0.024 <text:s text:c="5"/>0.782 <text:s text:c="4"/>0.794 <text:s text:c="4"/>0.788 <text:s text:c="5"/>0.892 <text:s text:c="3"/>8</text:p>
      <text:p text:style-name="P2">0.788 <text:s text:c="4"/>0.017 <text:s text:c="5"/>0.843 <text:s text:c="4"/>0.788 <text:s text:c="4"/>0.815 <text:s text:c="5"/>0.904 <text:s text:c="3"/>9</text:p>
      <text:p text:style-name="P2">Weighted Avg. <text:s text:c="3"/>0.858 <text:s text:c="4"/>0.016 <text:s text:c="5"/>0.858 <text:s text:c="4"/>0.858 <text:s text:c="4"/>0.858 <text:s text:c="5"/>0.929</text:p>
      <text:p text:style-name="P2"/>
      <text:p text:style-name="P2">=== Confusion Matrix ===</text:p>
      <text:p text:style-name="P2"/>
      <text:p text:style-name="P2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2">193 <text:s text:c="2"/>0 <text:s text:c="2"/>0 <text:s text:c="2"/>0 <text:s text:c="2"/>3 <text:s text:c="2"/>2 <text:s text:c="2"/>0 <text:s text:c="2"/>0 <text:s text:c="2"/>1 <text:s text:c="2"/>0 | <text:s text:c="2"/>a = 0</text:p>
      <text:p text:style-name="P2">0 172 <text:s text:c="2"/>9 <text:s text:c="2"/>4 <text:s text:c="2"/>6 <text:s text:c="2"/>0 <text:s text:c="2"/>1 <text:s text:c="2"/>1 <text:s text:c="2"/>8 <text:s text:c="2"/>3 | <text:s text:c="2"/>b = 1</text:p>
      <text:p text:style-name="P2">0 <text:s text:c="2"/>3 166 <text:s text:c="2"/>4 <text:s text:c="2"/>1 <text:s text:c="2"/>2 <text:s text:c="2"/>1 <text:s text:c="2"/>2 <text:s/>11 <text:s text:c="2"/>2 | <text:s text:c="2"/>c = 2</text:p>
      <text:p text:style-name="P2">0 <text:s text:c="2"/>3 <text:s text:c="2"/>7 161 <text:s text:c="2"/>4 <text:s text:c="2"/>7 <text:s text:c="2"/>0 <text:s text:c="2"/>4 <text:s text:c="2"/>8 <text:s text:c="2"/>4 | <text:s text:c="2"/>d = 3</text:p>
      <text:p text:style-name="P2">3 <text:s/>11 <text:s text:c="2"/>0 <text:s text:c="2"/>0 172 <text:s text:c="2"/>5 <text:s text:c="2"/>3 <text:s text:c="2"/>6 <text:s text:c="2"/>6 <text:s text:c="2"/>8 | <text:s text:c="2"/>e = 4</text:p>
      <text:p text:style-name="P2">0 <text:s text:c="2"/>3 <text:s text:c="2"/>1 <text:s text:c="2"/>2 <text:s text:c="2"/>4 170 <text:s text:c="2"/>1 <text:s text:c="2"/>3 <text:s text:c="2"/>2 <text:s text:c="2"/>7 | <text:s text:c="2"/>f = 5</text:p>
      <text:p text:style-name="P2">1 <text:s text:c="2"/>2 <text:s text:c="2"/>1 <text:s text:c="2"/>1 <text:s text:c="2"/>5 <text:s text:c="2"/>0 182 <text:s text:c="2"/>0 <text:s text:c="2"/>2 <text:s text:c="2"/>0 | <text:s text:c="2"/>g = 6</text:p>
      <text:p text:style-name="P2">0 <text:s text:c="2"/>1 <text:s text:c="2"/>1 <text:s text:c="2"/>6 <text:s text:c="2"/>3 <text:s text:c="2"/>2 <text:s text:c="2"/>0 179 <text:s text:c="2"/>4 <text:s text:c="2"/>4 | <text:s text:c="2"/>h = 7</text:p>
      <text:p text:style-name="P2">1 <text:s/>12 <text:s text:c="2"/>5 <text:s text:c="2"/>4 <text:s text:c="2"/>4 <text:s text:c="2"/>2 <text:s text:c="2"/>6 <text:s text:c="2"/>3 154 <text:s text:c="2"/>3 | <text:s text:c="2"/>i = 8</text:p>
      <text:p text:style-name="P2">0 <text:s text:c="2"/>4 <text:s text:c="2"/>4 <text:s/>19 <text:s text:c="2"/>5 <text:s text:c="2"/>4 <text:s text:c="2"/>1 <text:s text:c="2"/>7 <text:s text:c="2"/>1 167 | <text:s text:c="2"/>j = 9</text:p>
      <text:p text:style-name="P2"/>
      <text:p text:style-name="P2"/>
      <text:p text:style-name="P2"/>
      <text:p text:style-name="P2"/>
      <text:p text:style-name="P2">#######################################################################################################################################################################################################################################</text:p>
      <text:p text:style-name="P2">#2 confidence factor = 0.1</text:p>
      <text:p text:style-name="P2"><text:soft-page-break/></text:p>
      <text:p text:style-name="P2">=== Run information ===</text:p>
      <text:p text:style-name="P2"/>
      <text:p text:style-name="P2">Scheme:weka.classifiers.trees.J48 -C 0.1 -M 2</text:p>
      <text:p text:style-name="P2">Relation: <text:s text:c="4"/>optraining_plus_1900</text:p>
      <text:p text:style-name="P2">Instances: <text:s text:c="3"/>2000</text:p>
      <text:p text:style-name="P2">Attributes: <text:s text:c="2"/>55</text:p>
      <text:p text:style-name="P2">1</text:p>
      <text:p text:style-name="P2">2</text:p>
      <text:p text:style-name="P2">3</text:p>
      <text:p text:style-name="P2">4</text:p>
      <text:p text:style-name="P2">5</text:p>
      <text:p text:style-name="P2">6</text:p>
      <text:p text:style-name="P2">7</text:p>
      <text:p text:style-name="P2">9</text:p>
      <text:p text:style-name="P2">10</text:p>
      <text:p text:style-name="P2">11</text:p>
      <text:p text:style-name="P2">12</text:p>
      <text:p text:style-name="P2">13</text:p>
      <text:p text:style-name="P2">14</text:p>
      <text:p text:style-name="P2">15</text:p>
      <text:p text:style-name="P2">17</text:p>
      <text:p text:style-name="P2">18</text:p>
      <text:p text:style-name="P2">19</text:p>
      <text:p text:style-name="P2">20</text:p>
      <text:p text:style-name="P2">21</text:p>
      <text:p text:style-name="P2">22</text:p>
      <text:p text:style-name="P2">23</text:p>
      <text:p text:style-name="P2">25</text:p>
      <text:p text:style-name="P2">26</text:p>
      <text:p text:style-name="P2">27</text:p>
      <text:p text:style-name="P2">28</text:p>
      <text:p text:style-name="P2">29</text:p>
      <text:p text:style-name="P2">30</text:p>
      <text:p text:style-name="P2">33</text:p>
      <text:p text:style-name="P2">34</text:p>
      <text:p text:style-name="P2">35</text:p>
      <text:p text:style-name="P2">36</text:p>
      <text:p text:style-name="P2">37</text:p>
      <text:p text:style-name="P2">38</text:p>
      <text:p text:style-name="P2">41</text:p>
      <text:p text:style-name="P2">42</text:p>
      <text:p text:style-name="P2">43</text:p>
      <text:p text:style-name="P2">44</text:p>
      <text:p text:style-name="P2">45</text:p>
      <text:p text:style-name="P2">46</text:p>
      <text:p text:style-name="P2">47</text:p>
      <text:p text:style-name="P2">49</text:p>
      <text:p text:style-name="P2">50</text:p>
      <text:p text:style-name="P2">51</text:p>
      <text:p text:style-name="P2">52</text:p>
      <text:p text:style-name="P2">53</text:p>
      <text:p text:style-name="P2"><text:soft-page-break/>54</text:p>
      <text:p text:style-name="P2">55</text:p>
      <text:p text:style-name="P2">57</text:p>
      <text:p text:style-name="P2">58</text:p>
      <text:p text:style-name="P2">59</text:p>
      <text:p text:style-name="P2">60</text:p>
      <text:p text:style-name="P2">61</text:p>
      <text:p text:style-name="P2">62</text:p>
      <text:p text:style-name="P2">63</text:p>
      <text:p text:style-name="P2">64</text:p>
      <text:p text:style-name="P2">Test mode:10-fold cross-validation</text:p>
      <text:p text:style-name="P2"/>
      <text:p text:style-name="P2">=== Classifier model (full training set) ===</text:p>
      <text:p text:style-name="P2"/>
      <text:p text:style-name="P2">J48 pruned tree</text:p>
      <text:p text:style-name="P2">------------------</text:p>
      <text:p text:style-name="P2"/>
      <text:p text:style-name="P2">36 &lt;= 3</text:p>
      <text:p text:style-name="P2">| <text:s text:c="2"/>42 &lt;= 5</text:p>
      <text:p text:style-name="P2">| <text:s text:c="2"/>| <text:s text:c="2"/>21 &lt;= 8</text:p>
      <text:p text:style-name="P2">| <text:s text:c="2"/>| <text:s text:c="2"/>| <text:s text:c="2"/>59 &lt;= 5: 9 (2.0)</text:p>
      <text:p text:style-name="P2">| <text:s text:c="2"/>| <text:s text:c="2"/>| <text:s text:c="2"/>59 &gt; 5: 5 (54.0/5.0)</text:p>
      <text:p text:style-name="P2">| <text:s text:c="2"/>| <text:s text:c="2"/>21 &gt; 8</text:p>
      <text:p text:style-name="P2">| <text:s text:c="2"/>| <text:s text:c="2"/>| <text:s text:c="2"/>63 &lt;= 2</text:p>
      <text:p text:style-name="P2">| <text:s text:c="2"/>| <text:s text:c="2"/>| <text:s text:c="2"/>| <text:s text:c="2"/>33 &lt;= 0: 9 (84.0/1.0)</text:p>
      <text:p text:style-name="P2">| <text:s text:c="2"/>| <text:s text:c="2"/>| <text:s text:c="2"/>| <text:s text:c="2"/>33 &gt; 0: 5 (3.0/1.0)</text:p>
      <text:p text:style-name="P2">| <text:s text:c="2"/>| <text:s text:c="2"/>| <text:s text:c="2"/>63 &gt; 2: 2 (3.0)</text:p>
      <text:p text:style-name="P2">| <text:s text:c="2"/>42 &gt; 5</text:p>
      <text:p text:style-name="P2">| <text:s text:c="2"/>| <text:s text:c="2"/>29 &lt;= 1</text:p>
      <text:p text:style-name="P2">| <text:s text:c="2"/>| <text:s text:c="2"/>| <text:s text:c="2"/>61 &lt;= 1</text:p>
      <text:p text:style-name="P2">| <text:s text:c="2"/>| <text:s text:c="2"/>| <text:s text:c="2"/>| <text:s text:c="2"/>4 &lt;= 15: 8 (2.0)</text:p>
      <text:p text:style-name="P2">| <text:s text:c="2"/>| <text:s text:c="2"/>| <text:s text:c="2"/>| <text:s text:c="2"/>4 &gt; 15: 5 (4.0)</text:p>
      <text:p text:style-name="P2">| <text:s text:c="2"/>| <text:s text:c="2"/>| <text:s text:c="2"/>61 &gt; 1</text:p>
      <text:p text:style-name="P2">| <text:s text:c="2"/>| <text:s text:c="2"/>| <text:s text:c="2"/>| <text:s text:c="2"/>44 &lt;= 5: 2 (22.0)</text:p>
      <text:p text:style-name="P2">| <text:s text:c="2"/>| <text:s text:c="2"/>| <text:s text:c="2"/>| <text:s text:c="2"/>44 &gt; 5: 6 (9.0)</text:p>
      <text:p text:style-name="P2">| <text:s text:c="2"/>| <text:s text:c="2"/>29 &gt; 1</text:p>
      <text:p text:style-name="P2">| <text:s text:c="2"/>| <text:s text:c="2"/>| <text:s text:c="2"/>28 &lt;= 10</text:p>
      <text:p text:style-name="P2">| <text:s text:c="2"/>| <text:s text:c="2"/>| <text:s text:c="2"/>| <text:s text:c="2"/>59 &lt;= 4: 4 (9.0)</text:p>
      <text:p text:style-name="P2">| <text:s text:c="2"/>| <text:s text:c="2"/>| <text:s text:c="2"/>| <text:s text:c="2"/>59 &gt; 4: 0 (198.0/1.0)</text:p>
      <text:p text:style-name="P2">| <text:s text:c="2"/>| <text:s text:c="2"/>| <text:s text:c="2"/>28 &gt; 10</text:p>
      <text:p text:style-name="P2">| <text:s text:c="2"/>| <text:s text:c="2"/>| <text:s text:c="2"/>| <text:s text:c="2"/>30 &lt;= 5</text:p>
      <text:p text:style-name="P2">| <text:s text:c="2"/>| <text:s text:c="2"/>| <text:s text:c="2"/>| <text:s text:c="2"/>| <text:s text:c="2"/>13 &lt;= 2: 6 (3.0)</text:p>
      <text:p text:style-name="P2">| <text:s text:c="2"/>| <text:s text:c="2"/>| <text:s text:c="2"/>| <text:s text:c="2"/>| <text:s text:c="2"/>13 &gt; 2</text:p>
      <text:p text:style-name="P2">| <text:s text:c="2"/>| <text:s text:c="2"/>| <text:s text:c="2"/>| <text:s text:c="2"/>| <text:s text:c="2"/>| <text:s text:c="2"/>34 &lt;= 10: 3 (3.0)</text:p>
      <text:p text:style-name="P2">| <text:s text:c="2"/>| <text:s text:c="2"/>| <text:s text:c="2"/>| <text:s text:c="2"/>| <text:s text:c="2"/>| <text:s text:c="2"/>34 &gt; 10: 8 (8.0)</text:p>
      <text:p text:style-name="P2">| <text:s text:c="2"/>| <text:s text:c="2"/>| <text:s text:c="2"/>| <text:s text:c="2"/>30 &gt; 5: 9 (3.0/1.0)</text:p>
      <text:p text:style-name="P2">36 &gt; 3</text:p>
      <text:p text:style-name="P2">| <text:s text:c="2"/>21 &lt;= 0</text:p>
      <text:p text:style-name="P2">| <text:s text:c="2"/>| <text:s text:c="2"/>42 &lt;= 6</text:p>
      <text:p text:style-name="P2">| <text:s text:c="2"/>| <text:s text:c="2"/>| <text:s text:c="2"/>5 &lt;= 1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27 &lt;= 10: 2 (29.0)</text:p>
      <text:p text:style-name="P2"><text:soft-page-break/>| <text:s text:c="2"/>| <text:s text:c="2"/>| <text:s text:c="2"/>| <text:s text:c="2"/>| <text:s text:c="2"/>27 &gt; 10</text:p>
      <text:p text:style-name="P2">| <text:s text:c="2"/>| <text:s text:c="2"/>| <text:s text:c="2"/>| <text:s text:c="2"/>| <text:s text:c="2"/>| <text:s text:c="2"/>9 &lt;= 2: 1 (32.0/1.0)</text:p>
      <text:p text:style-name="P2">| <text:s text:c="2"/>| <text:s text:c="2"/>| <text:s text:c="2"/>| <text:s text:c="2"/>| <text:s text:c="2"/>| <text:s text:c="2"/>9 &gt; 2</text:p>
      <text:p text:style-name="P2">| <text:s text:c="2"/>| <text:s text:c="2"/>| <text:s text:c="2"/>| <text:s text:c="2"/>| <text:s text:c="2"/>| <text:s text:c="2"/>| <text:s text:c="2"/>37 &lt;= 1: 2 (4.0)</text:p>
      <text:p text:style-name="P2">| <text:s text:c="2"/>| <text:s text:c="2"/>| <text:s text:c="2"/>| <text:s text:c="2"/>| <text:s text:c="2"/>| <text:s text:c="2"/>| <text:s text:c="2"/>37 &gt; 1: 3 (3.0/1.0)</text:p>
      <text:p text:style-name="P2">| <text:s text:c="2"/>| <text:s text:c="2"/>| <text:s text:c="2"/>| <text:s text:c="2"/>38 &gt; 0</text:p>
      <text:p text:style-name="P2">| <text:s text:c="2"/>| <text:s text:c="2"/>| <text:s text:c="2"/>| <text:s text:c="2"/>| <text:s text:c="2"/>44 &lt;= 9: 3 (8.0/1.0)</text:p>
      <text:p text:style-name="P2">| <text:s text:c="2"/>| <text:s text:c="2"/>| <text:s text:c="2"/>| <text:s text:c="2"/>| <text:s text:c="2"/>44 &gt; 9</text:p>
      <text:p text:style-name="P2">| <text:s text:c="2"/>| <text:s text:c="2"/>| <text:s text:c="2"/>| <text:s text:c="2"/>| <text:s text:c="2"/>| <text:s text:c="2"/>20 &lt;= 12: 4 (7.0)</text:p>
      <text:p text:style-name="P2">| <text:s text:c="2"/>| <text:s text:c="2"/>| <text:s text:c="2"/>| <text:s text:c="2"/>| <text:s text:c="2"/>| <text:s text:c="2"/>20 &gt; 12: 7 (2.0)</text:p>
      <text:p text:style-name="P2">| <text:s text:c="2"/>| <text:s text:c="2"/>| <text:s text:c="2"/>5 &gt; 1</text:p>
      <text:p text:style-name="P2">| <text:s text:c="2"/>| <text:s text:c="2"/>| <text:s text:c="2"/>| <text:s text:c="2"/>18 &lt;= 2: 3 (4.0/1.0)</text:p>
      <text:p text:style-name="P2">| <text:s text:c="2"/>| <text:s text:c="2"/>| <text:s text:c="2"/>| <text:s text:c="2"/>18 &gt; 2: 5 (122.0)</text:p>
      <text:p text:style-name="P2">| <text:s text:c="2"/>| <text:s text:c="2"/>42 &gt; 6</text:p>
      <text:p text:style-name="P2">| <text:s text:c="2"/>| <text:s text:c="2"/>| <text:s text:c="2"/>54 &lt;= 0</text:p>
      <text:p text:style-name="P2">| <text:s text:c="2"/>| <text:s text:c="2"/>| <text:s text:c="2"/>| <text:s text:c="2"/>6 &lt;= 1</text:p>
      <text:p text:style-name="P2">| <text:s text:c="2"/>| <text:s text:c="2"/>| <text:s text:c="2"/>| <text:s text:c="2"/>| <text:s text:c="2"/>1 &lt;= 0</text:p>
      <text:p text:style-name="P2">| <text:s text:c="2"/>| <text:s text:c="2"/>| <text:s text:c="2"/>| <text:s text:c="2"/>| <text:s text:c="2"/>| <text:s text:c="2"/>37 &lt;= 5: 1 (10.0/1.0)</text:p>
      <text:p text:style-name="P2">| <text:s text:c="2"/>| <text:s text:c="2"/>| <text:s text:c="2"/>| <text:s text:c="2"/>| <text:s text:c="2"/>| <text:s text:c="2"/>37 &gt; 5: 4 (29.0/1.0)</text:p>
      <text:p text:style-name="P2">| <text:s text:c="2"/>| <text:s text:c="2"/>| <text:s text:c="2"/>| <text:s text:c="2"/>| <text:s text:c="2"/>1 &gt; 0: 7 (2.0)</text:p>
      <text:p text:style-name="P2">| <text:s text:c="2"/>| <text:s text:c="2"/>| <text:s text:c="2"/>| <text:s text:c="2"/>6 &gt; 1: 5 (4.0)</text:p>
      <text:p text:style-name="P2">| <text:s text:c="2"/>| <text:s text:c="2"/>| <text:s text:c="2"/>54 &gt; 0</text:p>
      <text:p text:style-name="P2">| <text:s text:c="2"/>| <text:s text:c="2"/>| <text:s text:c="2"/>| <text:s text:c="2"/>34 &lt;= 5: 2 (6.0/2.0)</text:p>
      <text:p text:style-name="P2">| <text:s text:c="2"/>| <text:s text:c="2"/>| <text:s text:c="2"/>| <text:s text:c="2"/>34 &gt; 5</text:p>
      <text:p text:style-name="P2">| <text:s text:c="2"/>| <text:s text:c="2"/>| <text:s text:c="2"/>| <text:s text:c="2"/>| <text:s text:c="2"/>49 &lt;= 4</text:p>
      <text:p text:style-name="P2">| <text:s text:c="2"/>| <text:s text:c="2"/>| <text:s text:c="2"/>| <text:s text:c="2"/>| <text:s text:c="2"/>| <text:s text:c="2"/>20 &lt;= 9: 6 (177.0/1.0)</text:p>
      <text:p text:style-name="P2">| <text:s text:c="2"/>| <text:s text:c="2"/>| <text:s text:c="2"/>| <text:s text:c="2"/>| <text:s text:c="2"/>| <text:s text:c="2"/>20 &gt; 9: 1 (2.0/1.0)</text:p>
      <text:p text:style-name="P2">| <text:s text:c="2"/>| <text:s text:c="2"/>| <text:s text:c="2"/>| <text:s text:c="2"/>| <text:s text:c="2"/>49 &gt; 4</text:p>
      <text:p text:style-name="P2">| <text:s text:c="2"/>| <text:s text:c="2"/>| <text:s text:c="2"/>| <text:s text:c="2"/>| <text:s text:c="2"/>| <text:s text:c="2"/>25 &lt;= 4: 4 (9.0/1.0)</text:p>
      <text:p text:style-name="P2">| <text:s text:c="2"/>| <text:s text:c="2"/>| <text:s text:c="2"/>| <text:s text:c="2"/>| <text:s text:c="2"/>| <text:s text:c="2"/>25 &gt; 4: 6 (2.0)</text:p>
      <text:p text:style-name="P2">| <text:s text:c="2"/>21 &gt; 0</text:p>
      <text:p text:style-name="P2">| <text:s text:c="2"/>| <text:s text:c="2"/>60 &lt;= 5</text:p>
      <text:p text:style-name="P2">| <text:s text:c="2"/>| <text:s text:c="2"/>| <text:s text:c="2"/>53 &lt;= 4</text:p>
      <text:p text:style-name="P2">| <text:s text:c="2"/>| <text:s text:c="2"/>| <text:s text:c="2"/>| <text:s text:c="2"/>12 &lt;= 3</text:p>
      <text:p text:style-name="P2">| <text:s text:c="2"/>| <text:s text:c="2"/>| <text:s text:c="2"/>| <text:s text:c="2"/>| <text:s text:c="2"/>5 &lt;= 9: 4 (27.0)</text:p>
      <text:p text:style-name="P2">| <text:s text:c="2"/>| <text:s text:c="2"/>| <text:s text:c="2"/>| <text:s text:c="2"/>| <text:s text:c="2"/>5 &gt; 9</text:p>
      <text:p text:style-name="P2">| <text:s text:c="2"/>| <text:s text:c="2"/>| <text:s text:c="2"/>| <text:s text:c="2"/>| <text:s text:c="2"/>| <text:s text:c="2"/>42 &lt;= 1: 9 (5.0)</text:p>
      <text:p text:style-name="P2">| <text:s text:c="2"/>| <text:s text:c="2"/>| <text:s text:c="2"/>| <text:s text:c="2"/>| <text:s text:c="2"/>| <text:s text:c="2"/>42 &gt; 1: 7 (2.0/1.0)</text:p>
      <text:p text:style-name="P2">| <text:s text:c="2"/>| <text:s text:c="2"/>| <text:s text:c="2"/>| <text:s text:c="2"/>12 &gt; 3</text:p>
      <text:p text:style-name="P2">| <text:s text:c="2"/>| <text:s text:c="2"/>| <text:s text:c="2"/>| <text:s text:c="2"/>| <text:s text:c="2"/>43 &lt;= 2</text:p>
      <text:p text:style-name="P2">| <text:s text:c="2"/>| <text:s text:c="2"/>| <text:s text:c="2"/>| <text:s text:c="2"/>| <text:s text:c="2"/>| <text:s text:c="2"/>42 &lt;= 1</text:p>
      <text:p text:style-name="P2">| <text:s text:c="2"/>| <text:s text:c="2"/>| <text:s text:c="2"/>| <text:s text:c="2"/>| <text:s text:c="2"/>| <text:s text:c="2"/>| <text:s text:c="2"/>21 &lt;= 12: 4 (2.0)</text:p>
      <text:p text:style-name="P2">| <text:s text:c="2"/>| <text:s text:c="2"/>| <text:s text:c="2"/>| <text:s text:c="2"/>| <text:s text:c="2"/>| <text:s text:c="2"/>| <text:s text:c="2"/>21 &gt; 12: 9 (7.0)</text:p>
      <text:p text:style-name="P2">| <text:s text:c="2"/>| <text:s text:c="2"/>| <text:s text:c="2"/>| <text:s text:c="2"/>| <text:s text:c="2"/>| <text:s text:c="2"/>42 &gt; 1: 3 (2.0/1.0)</text:p>
      <text:p text:style-name="P2">| <text:s text:c="2"/>| <text:s text:c="2"/>| <text:s text:c="2"/>| <text:s text:c="2"/>| <text:s text:c="2"/>43 &gt; 2</text:p>
      <text:p text:style-name="P2">| <text:s text:c="2"/>| <text:s text:c="2"/>| <text:s text:c="2"/>| <text:s text:c="2"/>| <text:s text:c="2"/>| <text:s text:c="2"/>29 &lt;= 0</text:p>
      <text:p text:style-name="P2">| <text:s text:c="2"/>| <text:s text:c="2"/>| <text:s text:c="2"/>| <text:s text:c="2"/>| <text:s text:c="2"/>| <text:s text:c="2"/>| <text:s text:c="2"/>35 &lt;= 15: 3 (2.0/1.0)</text:p>
      <text:p text:style-name="P2">| <text:s text:c="2"/>| <text:s text:c="2"/>| <text:s text:c="2"/>| <text:s text:c="2"/>| <text:s text:c="2"/>| <text:s text:c="2"/>| <text:s text:c="2"/>35 &gt; 15: 8 (4.0/1.0)</text:p>
      <text:p text:style-name="P2">| <text:s text:c="2"/>| <text:s text:c="2"/>| <text:s text:c="2"/>| <text:s text:c="2"/>| <text:s text:c="2"/>| <text:s text:c="2"/>29 &gt; 0</text:p>
      <text:p text:style-name="P2">| <text:s text:c="2"/>| <text:s text:c="2"/>| <text:s text:c="2"/>| <text:s text:c="2"/>| <text:s text:c="2"/>| <text:s text:c="2"/>| <text:s text:c="2"/>19 &lt;= 15</text:p>
      <text:p text:style-name="P2">| <text:s text:c="2"/>| <text:s text:c="2"/>| <text:s text:c="2"/>| <text:s text:c="2"/>| <text:s text:c="2"/>| <text:s text:c="2"/>| <text:s text:c="2"/>| <text:s text:c="2"/>36 &lt;= 6: 8 (2.0)</text:p>
      <text:p text:style-name="P2">| <text:s text:c="2"/>| <text:s text:c="2"/>| <text:s text:c="2"/>| <text:s text:c="2"/>| <text:s text:c="2"/>| <text:s text:c="2"/>| <text:s text:c="2"/>| <text:s text:c="2"/>36 &gt; 6</text:p>
      <text:p text:style-name="P2"><text:soft-page-break/>| <text:s text:c="2"/>| <text:s text:c="2"/>| <text:s text:c="2"/>| <text:s text:c="2"/>| <text:s text:c="2"/>| <text:s text:c="2"/>| <text:s text:c="2"/>| <text:s text:c="2"/>| <text:s text:c="2"/>17 &lt;= 7</text:p>
      <text:p text:style-name="P2">| <text:s text:c="2"/>| <text:s text:c="2"/>| <text:s text:c="2"/>| <text:s text:c="2"/>| <text:s text:c="2"/>| <text:s text:c="2"/>| <text:s text:c="2"/>| <text:s text:c="2"/>| <text:s text:c="2"/>| <text:s text:c="2"/>25 &lt;= 4: 7 (168.0/1.0)</text:p>
      <text:p text:style-name="P2">| <text:s text:c="2"/>| <text:s text:c="2"/>| <text:s text:c="2"/>| <text:s text:c="2"/>| <text:s text:c="2"/>| <text:s text:c="2"/>| <text:s text:c="2"/>| <text:s text:c="2"/>| <text:s text:c="2"/>| <text:s text:c="2"/>25 &gt; 4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7 &lt;= 9: 4 (3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7 &gt; 9: 7 (4.0)</text:p>
      <text:p text:style-name="P2">| <text:s text:c="2"/>| <text:s text:c="2"/>| <text:s text:c="2"/>| <text:s text:c="2"/>| <text:s text:c="2"/>| <text:s text:c="2"/>| <text:s text:c="2"/>| <text:s text:c="2"/>| <text:s text:c="2"/>17 &gt; 7</text:p>
      <text:p text:style-name="P2">| <text:s text:c="2"/>| <text:s text:c="2"/>| <text:s text:c="2"/>| <text:s text:c="2"/>| <text:s text:c="2"/>| <text:s text:c="2"/>| <text:s text:c="2"/>| <text:s text:c="2"/>| <text:s text:c="2"/>| <text:s text:c="2"/>1 &lt;= 0: 9 (3.0)</text:p>
      <text:p text:style-name="P2">| <text:s text:c="2"/>| <text:s text:c="2"/>| <text:s text:c="2"/>| <text:s text:c="2"/>| <text:s text:c="2"/>| <text:s text:c="2"/>| <text:s text:c="2"/>| <text:s text:c="2"/>| <text:s text:c="2"/>| <text:s text:c="2"/>1 &gt; 0: 7 (2.0)</text:p>
      <text:p text:style-name="P2">| <text:s text:c="2"/>| <text:s text:c="2"/>| <text:s text:c="2"/>| <text:s text:c="2"/>| <text:s text:c="2"/>| <text:s text:c="2"/>| <text:s text:c="2"/>19 &gt; 15</text:p>
      <text:p text:style-name="P2">| <text:s text:c="2"/>| <text:s text:c="2"/>| <text:s text:c="2"/>| <text:s text:c="2"/>| <text:s text:c="2"/>| <text:s text:c="2"/>| <text:s text:c="2"/>| <text:s text:c="2"/>2 &lt;= 4: 1 (2.0)</text:p>
      <text:p text:style-name="P2">| <text:s text:c="2"/>| <text:s text:c="2"/>| <text:s text:c="2"/>| <text:s text:c="2"/>| <text:s text:c="2"/>| <text:s text:c="2"/>| <text:s text:c="2"/>| <text:s text:c="2"/>2 &gt; 4: 8 (2.0/1.0)</text:p>
      <text:p text:style-name="P2">| <text:s text:c="2"/>| <text:s text:c="2"/>| <text:s text:c="2"/>53 &gt; 4</text:p>
      <text:p text:style-name="P2">| <text:s text:c="2"/>| <text:s text:c="2"/>| <text:s text:c="2"/>| <text:s text:c="2"/>17 &lt;= 0</text:p>
      <text:p text:style-name="P2">| <text:s text:c="2"/>| <text:s text:c="2"/>| <text:s text:c="2"/>| <text:s text:c="2"/>| <text:s text:c="2"/>3 &lt;= 12</text:p>
      <text:p text:style-name="P2">| <text:s text:c="2"/>| <text:s text:c="2"/>| <text:s text:c="2"/>| <text:s text:c="2"/>| <text:s text:c="2"/>| <text:s text:c="2"/>11 &lt;= 1: 1 (5.0)</text:p>
      <text:p text:style-name="P2">| <text:s text:c="2"/>| <text:s text:c="2"/>| <text:s text:c="2"/>| <text:s text:c="2"/>| <text:s text:c="2"/>| <text:s text:c="2"/>11 &gt; 1: 4 (2.0/1.0)</text:p>
      <text:p text:style-name="P2">| <text:s text:c="2"/>| <text:s text:c="2"/>| <text:s text:c="2"/>| <text:s text:c="2"/>| <text:s text:c="2"/>3 &gt; 12</text:p>
      <text:p text:style-name="P2">| <text:s text:c="2"/>| <text:s text:c="2"/>| <text:s text:c="2"/>| <text:s text:c="2"/>| <text:s text:c="2"/>| <text:s text:c="2"/>28 &lt;= 12: 5 (2.0/1.0)</text:p>
      <text:p text:style-name="P2">| <text:s text:c="2"/>| <text:s text:c="2"/>| <text:s text:c="2"/>| <text:s text:c="2"/>| <text:s text:c="2"/>| <text:s text:c="2"/>28 &gt; 12: 3 (5.0)</text:p>
      <text:p text:style-name="P2">| <text:s text:c="2"/>| <text:s text:c="2"/>| <text:s text:c="2"/>| <text:s text:c="2"/>17 &gt; 0: 2 (2.0)</text:p>
      <text:p text:style-name="P2">| <text:s text:c="2"/>| <text:s text:c="2"/>60 &gt; 5</text:p>
      <text:p text:style-name="P2">| <text:s text:c="2"/>| <text:s text:c="2"/>| <text:s text:c="2"/>33 &lt;= 2</text:p>
      <text:p text:style-name="P2">| <text:s text:c="2"/>| <text:s text:c="2"/>| <text:s text:c="2"/>| <text:s text:c="2"/>43 &lt;= 3</text:p>
      <text:p text:style-name="P2">| <text:s text:c="2"/>| <text:s text:c="2"/>| <text:s text:c="2"/>| <text:s text:c="2"/>| <text:s text:c="2"/>42 &lt;= 9</text:p>
      <text:p text:style-name="P2">| <text:s text:c="2"/>| <text:s text:c="2"/>| <text:s text:c="2"/>| <text:s text:c="2"/>| <text:s text:c="2"/>| <text:s text:c="2"/>2 &lt;= 0</text:p>
      <text:p text:style-name="P2">| <text:s text:c="2"/>| <text:s text:c="2"/>| <text:s text:c="2"/>| <text:s text:c="2"/>| <text:s text:c="2"/>| <text:s text:c="2"/>| <text:s text:c="2"/>20 &lt;= 4</text:p>
      <text:p text:style-name="P2">| <text:s text:c="2"/>| <text:s text:c="2"/>| <text:s text:c="2"/>| <text:s text:c="2"/>| <text:s text:c="2"/>| <text:s text:c="2"/>| <text:s text:c="2"/>| <text:s text:c="2"/>15 &lt;= 0: 4 (7.0)</text:p>
      <text:p text:style-name="P2">| <text:s text:c="2"/>| <text:s text:c="2"/>| <text:s text:c="2"/>| <text:s text:c="2"/>| <text:s text:c="2"/>| <text:s text:c="2"/>| <text:s text:c="2"/>| <text:s text:c="2"/>15 &gt; 0</text:p>
      <text:p text:style-name="P2">| <text:s text:c="2"/>| <text:s text:c="2"/>| <text:s text:c="2"/>| <text:s text:c="2"/>| <text:s text:c="2"/>| <text:s text:c="2"/>| <text:s text:c="2"/>| <text:s text:c="2"/>| <text:s text:c="2"/>34 &lt;= 5: 4 (2.0/1.0)</text:p>
      <text:p text:style-name="P2">| <text:s text:c="2"/>| <text:s text:c="2"/>| <text:s text:c="2"/>| <text:s text:c="2"/>| <text:s text:c="2"/>| <text:s text:c="2"/>| <text:s text:c="2"/>| <text:s text:c="2"/>| <text:s text:c="2"/>34 &gt; 5: 9 (4.0)</text:p>
      <text:p text:style-name="P2">| <text:s text:c="2"/>| <text:s text:c="2"/>| <text:s text:c="2"/>| <text:s text:c="2"/>| <text:s text:c="2"/>| <text:s text:c="2"/>| <text:s text:c="2"/>20 &gt; 4</text:p>
      <text:p text:style-name="P2">| <text:s text:c="2"/>| <text:s text:c="2"/>| <text:s text:c="2"/>| <text:s text:c="2"/>| <text:s text:c="2"/>| <text:s text:c="2"/>| <text:s text:c="2"/>| <text:s text:c="2"/>10 &lt;= 8</text:p>
      <text:p text:style-name="P2">| <text:s text:c="2"/>| <text:s text:c="2"/>| <text:s text:c="2"/>| <text:s text:c="2"/>| <text:s text:c="2"/>| <text:s text:c="2"/>| <text:s text:c="2"/>| <text:s text:c="2"/>| <text:s text:c="2"/>12 &lt;= 14: 9 (3.0/1.0)</text:p>
      <text:p text:style-name="P2">| <text:s text:c="2"/>| <text:s text:c="2"/>| <text:s text:c="2"/>| <text:s text:c="2"/>| <text:s text:c="2"/>| <text:s text:c="2"/>| <text:s text:c="2"/>| <text:s text:c="2"/>| <text:s text:c="2"/>12 &gt; 14: 1 (21.0)</text:p>
      <text:p text:style-name="P2">| <text:s text:c="2"/>| <text:s text:c="2"/>| <text:s text:c="2"/>| <text:s text:c="2"/>| <text:s text:c="2"/>| <text:s text:c="2"/>| <text:s text:c="2"/>| <text:s text:c="2"/>10 &gt; 8: 9 (4.0)</text:p>
      <text:p text:style-name="P2">| <text:s text:c="2"/>| <text:s text:c="2"/>| <text:s text:c="2"/>| <text:s text:c="2"/>| <text:s text:c="2"/>| <text:s text:c="2"/>2 &gt; 0</text:p>
      <text:p text:style-name="P2">| <text:s text:c="2"/>| <text:s text:c="2"/>| <text:s text:c="2"/>| <text:s text:c="2"/>| <text:s text:c="2"/>| <text:s text:c="2"/>| <text:s text:c="2"/>62 &lt;= 11</text:p>
      <text:p text:style-name="P2"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19 &lt;= 11</text:p>
      <text:p text:style-name="P2">| <text:s text:c="2"/>| <text:s text:c="2"/>| <text:s text:c="2"/>| <text:s text:c="2"/>| <text:s text:c="2"/>| <text:s text:c="2"/>| <text:s text:c="2"/>| <text:s text:c="2"/>| <text:s text:c="2"/>| <text:s text:c="2"/>18 &lt;= 14: 3 (154.0/5.0)</text:p>
      <text:p text:style-name="P2">| <text:s text:c="2"/>| <text:s text:c="2"/>| <text:s text:c="2"/>| <text:s text:c="2"/>| <text:s text:c="2"/>| <text:s text:c="2"/>| <text:s text:c="2"/>| <text:s text:c="2"/>| <text:s text:c="2"/>| <text:s text:c="2"/>18 &gt; 14: 9 (4.0)</text:p>
      <text:p text:style-name="P2">| <text:s text:c="2"/>| <text:s text:c="2"/>| <text:s text:c="2"/>| <text:s text:c="2"/>| <text:s text:c="2"/>| <text:s text:c="2"/>| <text:s text:c="2"/>| <text:s text:c="2"/>| <text:s text:c="2"/>19 &gt; 11</text:p>
      <text:p text:style-name="P2">| <text:s text:c="2"/>| <text:s text:c="2"/>| <text:s text:c="2"/>| <text:s text:c="2"/>| <text:s text:c="2"/>| <text:s text:c="2"/>| <text:s text:c="2"/>| <text:s text:c="2"/>| <text:s text:c="2"/>| <text:s text:c="2"/>35 &lt;= 5: 9 (9.0/1.0)</text:p>
      <text:p text:style-name="P2">| <text:s text:c="2"/>| <text:s text:c="2"/>| <text:s text:c="2"/>| <text:s text:c="2"/>| <text:s text:c="2"/>| <text:s text:c="2"/>| <text:s text:c="2"/>| <text:s text:c="2"/>| <text:s text:c="2"/>| <text:s text:c="2"/>35 &gt; 5: 3 (2.0)</text:p>
      <text:p text:style-name="P2">| <text:s text:c="2"/>| <text:s text:c="2"/>| <text:s text:c="2"/>| <text:s text:c="2"/>| <text:s text:c="2"/>| <text:s text:c="2"/>| <text:s text:c="2"/>| <text:s text:c="2"/>26 &gt; 8</text:p>
      <text:p text:style-name="P2">| <text:s text:c="2"/>| <text:s text:c="2"/>| <text:s text:c="2"/>| <text:s text:c="2"/>| <text:s text:c="2"/>| <text:s text:c="2"/>| <text:s text:c="2"/>| <text:s text:c="2"/>| <text:s text:c="2"/>29 &lt;= 6: 3 (4.0/1.0)</text:p>
      <text:p text:style-name="P2">| <text:s text:c="2"/>| <text:s text:c="2"/>| <text:s text:c="2"/>| <text:s text:c="2"/>| <text:s text:c="2"/>| <text:s text:c="2"/>| <text:s text:c="2"/>| <text:s text:c="2"/>| <text:s text:c="2"/>29 &gt; 6</text:p>
      <text:p text:style-name="P2">| <text:s text:c="2"/>| <text:s text:c="2"/>| <text:s text:c="2"/>| <text:s text:c="2"/>| <text:s text:c="2"/>| <text:s text:c="2"/>| <text:s text:c="2"/>| <text:s text:c="2"/>| <text:s text:c="2"/>| <text:s text:c="2"/>21 &lt;= 5: 5 (3.0/1.0)</text:p>
      <text:p text:style-name="P2">| <text:s text:c="2"/>| <text:s text:c="2"/>| <text:s text:c="2"/>| <text:s text:c="2"/>| <text:s text:c="2"/>| <text:s text:c="2"/>| <text:s text:c="2"/>| <text:s text:c="2"/>| <text:s text:c="2"/>| <text:s text:c="2"/>21 &gt; 5: 9 (73.0/1.0)</text:p>
      <text:p text:style-name="P2">| <text:s text:c="2"/>| <text:s text:c="2"/>| <text:s text:c="2"/>| <text:s text:c="2"/>| <text:s text:c="2"/>| <text:s text:c="2"/>| <text:s text:c="2"/>62 &gt; 11</text:p>
      <text:p text:style-name="P2">| <text:s text:c="2"/>| <text:s text:c="2"/>| <text:s text:c="2"/>| <text:s text:c="2"/>| <text:s text:c="2"/>| <text:s text:c="2"/>| <text:s text:c="2"/>| <text:s text:c="2"/>46 &lt;= 2: 2 (11.0)</text:p>
      <text:p text:style-name="P2">| <text:s text:c="2"/>| <text:s text:c="2"/>| <text:s text:c="2"/>| <text:s text:c="2"/>| <text:s text:c="2"/>| <text:s text:c="2"/>| <text:s text:c="2"/>| <text:s text:c="2"/>46 &gt; 2</text:p>
      <text:p text:style-name="P2"><text:soft-page-break/>| <text:s text:c="2"/>| <text:s text:c="2"/>| <text:s text:c="2"/>| <text:s text:c="2"/>| <text:s text:c="2"/>| <text:s text:c="2"/>| <text:s text:c="2"/>| <text:s text:c="2"/>| <text:s text:c="2"/>2 &lt;= 1: 3 (3.0)</text:p>
      <text:p text:style-name="P2">| <text:s text:c="2"/>| <text:s text:c="2"/>| <text:s text:c="2"/>| <text:s text:c="2"/>| <text:s text:c="2"/>| <text:s text:c="2"/>| <text:s text:c="2"/>| <text:s text:c="2"/>| <text:s text:c="2"/>2 &gt; 1: 1 (2.0)</text:p>
      <text:p text:style-name="P2">| <text:s text:c="2"/>| <text:s text:c="2"/>| <text:s text:c="2"/>| <text:s text:c="2"/>| <text:s text:c="2"/>42 &gt; 9: 8 (33.0/1.0)</text:p>
      <text:p text:style-name="P2">| <text:s text:c="2"/>| <text:s text:c="2"/>| <text:s text:c="2"/>| <text:s text:c="2"/>43 &gt; 3</text:p>
      <text:p text:style-name="P2">| <text:s text:c="2"/>| <text:s text:c="2"/>| <text:s text:c="2"/>| <text:s text:c="2"/>| <text:s text:c="2"/>27 &lt;= 9</text:p>
      <text:p text:style-name="P2">| <text:s text:c="2"/>| <text:s text:c="2"/>| <text:s text:c="2"/>| <text:s text:c="2"/>| <text:s text:c="2"/>| <text:s text:c="2"/>38 &lt;= 0</text:p>
      <text:p text:style-name="P2">| <text:s text:c="2"/>| <text:s text:c="2"/>| <text:s text:c="2"/>| <text:s text:c="2"/>| <text:s text:c="2"/>| <text:s text:c="2"/>| <text:s text:c="2"/>19 &lt;= 13</text:p>
      <text:p text:style-name="P2">| <text:s text:c="2"/>| <text:s text:c="2"/>| <text:s text:c="2"/>| <text:s text:c="2"/>| <text:s text:c="2"/>| <text:s text:c="2"/>| <text:s text:c="2"/>| <text:s text:c="2"/>37 &lt;= 14</text:p>
      <text:p text:style-name="P2">| <text:s text:c="2"/>| <text:s text:c="2"/>| <text:s text:c="2"/>| <text:s text:c="2"/>| <text:s text:c="2"/>| <text:s text:c="2"/>| <text:s text:c="2"/>| <text:s text:c="2"/>| <text:s text:c="2"/>45 &lt;= 11</text:p>
      <text:p text:style-name="P2">| <text:s text:c="2"/>| <text:s text:c="2"/>| <text:s text:c="2"/>| <text:s text:c="2"/>| <text:s text:c="2"/>| <text:s text:c="2"/>| <text:s text:c="2"/>| <text:s text:c="2"/>| <text:s text:c="2"/>| <text:s text:c="2"/>12 &lt;= 9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45 &lt;= 1: 2 (5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45 &gt; 1: 3 (2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6 &gt; 8: 8 (7.0)</text:p>
      <text:p text:style-name="P2">| <text:s text:c="2"/>| <text:s text:c="2"/>| <text:s text:c="2"/>| <text:s text:c="2"/>| <text:s text:c="2"/>| <text:s text:c="2"/>| <text:s text:c="2"/>| <text:s text:c="2"/>| <text:s text:c="2"/>| <text:s text:c="2"/>12 &gt; 9: 2 (104.0/1.0)</text:p>
      <text:p text:style-name="P2">| <text:s text:c="2"/>| <text:s text:c="2"/>| <text:s text:c="2"/>| <text:s text:c="2"/>| <text:s text:c="2"/>| <text:s text:c="2"/>| <text:s text:c="2"/>| <text:s text:c="2"/>| <text:s text:c="2"/>45 &gt; 11</text:p>
      <text:p text:style-name="P2">| <text:s text:c="2"/>| <text:s text:c="2"/>| <text:s text:c="2"/>| <text:s text:c="2"/>| <text:s text:c="2"/>| <text:s text:c="2"/>| <text:s text:c="2"/>| <text:s text:c="2"/>| <text:s text:c="2"/>| <text:s text:c="2"/>26 &lt;= 6: 3 (2.0)</text:p>
      <text:p text:style-name="P2">| <text:s text:c="2"/>| <text:s text:c="2"/>| <text:s text:c="2"/>| <text:s text:c="2"/>| <text:s text:c="2"/>| <text:s text:c="2"/>| <text:s text:c="2"/>| <text:s text:c="2"/>| <text:s text:c="2"/>| <text:s text:c="2"/>26 &gt; 6: 8 (9.0)</text:p>
      <text:p text:style-name="P2">| <text:s text:c="2"/>| <text:s text:c="2"/>| <text:s text:c="2"/>| <text:s text:c="2"/>| <text:s text:c="2"/>| <text:s text:c="2"/>| <text:s text:c="2"/>| <text:s text:c="2"/>37 &gt; 14: 9 (3.0/1.0)</text:p>
      <text:p text:style-name="P2">| <text:s text:c="2"/>| <text:s text:c="2"/>| <text:s text:c="2"/>| <text:s text:c="2"/>| <text:s text:c="2"/>| <text:s text:c="2"/>| <text:s text:c="2"/>19 &gt; 13: 1 (3.0/1.0)</text:p>
      <text:p text:style-name="P2">| <text:s text:c="2"/>| <text:s text:c="2"/>| <text:s text:c="2"/>| <text:s text:c="2"/>| <text:s text:c="2"/>| <text:s text:c="2"/>38 &gt; 0</text:p>
      <text:p text:style-name="P2">| <text:s text:c="2"/>| <text:s text:c="2"/>| <text:s text:c="2"/>| <text:s text:c="2"/>| <text:s text:c="2"/>| <text:s text:c="2"/>| <text:s text:c="2"/>61 &lt;= 2</text:p>
      <text:p text:style-name="P2">| <text:s text:c="2"/>| <text:s text:c="2"/>| <text:s text:c="2"/>| <text:s text:c="2"/>| <text:s text:c="2"/>| <text:s text:c="2"/>| <text:s text:c="2"/>| <text:s text:c="2"/>26 &lt;= 5</text:p>
      <text:p text:style-name="P2">| <text:s text:c="2"/>| <text:s text:c="2"/>| <text:s text:c="2"/>| <text:s text:c="2"/>| <text:s text:c="2"/>| <text:s text:c="2"/>| <text:s text:c="2"/>| <text:s text:c="2"/>| <text:s text:c="2"/>35 &lt;= 9: 1 (2.0)</text:p>
      <text:p text:style-name="P2">| <text:s text:c="2"/>| <text:s text:c="2"/>| <text:s text:c="2"/>| <text:s text:c="2"/>| <text:s text:c="2"/>| <text:s text:c="2"/>| <text:s text:c="2"/>| <text:s text:c="2"/>| <text:s text:c="2"/>35 &gt; 9: 7 (8.0)</text:p>
      <text:p text:style-name="P2">| <text:s text:c="2"/>| <text:s text:c="2"/>| <text:s text:c="2"/>| <text:s text:c="2"/>| <text:s text:c="2"/>| <text:s text:c="2"/>| <text:s text:c="2"/>| <text:s text:c="2"/>26 &gt; 5: 4 (6.0)</text:p>
      <text:p text:style-name="P2">| <text:s text:c="2"/>| <text:s text:c="2"/>| <text:s text:c="2"/>| <text:s text:c="2"/>| <text:s text:c="2"/>| <text:s text:c="2"/>| <text:s text:c="2"/>61 &gt; 2: 8 (3.0/1.0)</text:p>
      <text:p text:style-name="P2">| <text:s text:c="2"/>| <text:s text:c="2"/>| <text:s text:c="2"/>| <text:s text:c="2"/>| <text:s text:c="2"/>27 &gt; 9</text:p>
      <text:p text:style-name="P2">| <text:s text:c="2"/>| <text:s text:c="2"/>| <text:s text:c="2"/>| <text:s text:c="2"/>| <text:s text:c="2"/>| <text:s text:c="2"/>20 &lt;= 14</text:p>
      <text:p text:style-name="P2">| <text:s text:c="2"/>| <text:s text:c="2"/>| <text:s text:c="2"/>| <text:s text:c="2"/>| <text:s text:c="2"/>| <text:s text:c="2"/>| <text:s text:c="2"/>10 &lt;= 0: 4 (3.0/1.0)</text:p>
      <text:p text:style-name="P2">| <text:s text:c="2"/>| <text:s text:c="2"/>| <text:s text:c="2"/>| <text:s text:c="2"/>| <text:s text:c="2"/>| <text:s text:c="2"/>| <text:s text:c="2"/>10 &gt; 0</text:p>
      <text:p text:style-name="P2">| <text:s text:c="2"/>| <text:s text:c="2"/>| <text:s text:c="2"/>| <text:s text:c="2"/>| <text:s text:c="2"/>| <text:s text:c="2"/>| <text:s text:c="2"/>| <text:s text:c="2"/>28 &lt;= 3: 5 (2.0)</text:p>
      <text:p text:style-name="P2">| <text:s text:c="2"/>| <text:s text:c="2"/>| <text:s text:c="2"/>| <text:s text:c="2"/>| <text:s text:c="2"/>| <text:s text:c="2"/>| <text:s text:c="2"/>| <text:s text:c="2"/>28 &gt; 3</text:p>
      <text:p text:style-name="P2">| <text:s text:c="2"/>| <text:s text:c="2"/>| <text:s text:c="2"/>| <text:s text:c="2"/>| <text:s text:c="2"/>| <text:s text:c="2"/>| <text:s text:c="2"/>| <text:s text:c="2"/>| <text:s text:c="2"/>18 &lt;= 5</text:p>
      <text:p text:style-name="P2">| <text:s text:c="2"/>| <text:s text:c="2"/>| <text:s text:c="2"/>| <text:s text:c="2"/>| <text:s text:c="2"/>| <text:s text:c="2"/>| <text:s text:c="2"/>| <text:s text:c="2"/>| <text:s text:c="2"/>| <text:s text:c="2"/>6 &lt;= 0: 8 (7.0/1.0)</text:p>
      <text:p text:style-name="P2">| <text:s text:c="2"/>| <text:s text:c="2"/>| <text:s text:c="2"/>| <text:s text:c="2"/>| <text:s text:c="2"/>| <text:s text:c="2"/>| <text:s text:c="2"/>| <text:s text:c="2"/>| <text:s text:c="2"/>| <text:s text:c="2"/>6 &gt; 0: 3 (4.0)</text:p>
      <text:p text:style-name="P2">| <text:s text:c="2"/>| <text:s text:c="2"/>| <text:s text:c="2"/>| <text:s text:c="2"/>| <text:s text:c="2"/>| <text:s text:c="2"/>| <text:s text:c="2"/>| <text:s text:c="2"/>| <text:s text:c="2"/>18 &gt; 5: 8 (85.0/2.0)</text:p>
      <text:p text:style-name="P2">| <text:s text:c="2"/>| <text:s text:c="2"/>| <text:s text:c="2"/>| <text:s text:c="2"/>| <text:s text:c="2"/>| <text:s text:c="2"/>20 &gt; 14</text:p>
      <text:p text:style-name="P2">| <text:s text:c="2"/>| <text:s text:c="2"/>| <text:s text:c="2"/>| <text:s text:c="2"/>| <text:s text:c="2"/>| <text:s text:c="2"/>| <text:s text:c="2"/>57 &lt;= 1</text:p>
      <text:p text:style-name="P2">| <text:s text:c="2"/>| <text:s text:c="2"/>| <text:s text:c="2"/>| <text:s text:c="2"/>| <text:s text:c="2"/>| <text:s text:c="2"/>| <text:s text:c="2"/>| <text:s text:c="2"/>12 &lt;= 15</text:p>
      <text:p text:style-name="P2">| <text:s text:c="2"/>| <text:s text:c="2"/>| <text:s text:c="2"/>| <text:s text:c="2"/>| <text:s text:c="2"/>| <text:s text:c="2"/>| <text:s text:c="2"/>| <text:s text:c="2"/>| <text:s text:c="2"/>21 &lt;= 4</text:p>
      <text:p text:style-name="P2">| <text:s text:c="2"/>| <text:s text:c="2"/>| <text:s text:c="2"/>| <text:s text:c="2"/>| <text:s text:c="2"/>| <text:s text:c="2"/>| <text:s text:c="2"/>| <text:s text:c="2"/>| <text:s text:c="2"/>| <text:s text:c="2"/>19 &lt;= 15: 2 (2.0)</text:p>
      <text:p text:style-name="P2">| <text:s text:c="2"/>| <text:s text:c="2"/>| <text:s text:c="2"/>| <text:s text:c="2"/>| <text:s text:c="2"/>| <text:s text:c="2"/>| <text:s text:c="2"/>| <text:s text:c="2"/>| <text:s text:c="2"/>| <text:s text:c="2"/>19 &gt; 15: 1 (3.0)</text:p>
      <text:p text:style-name="P2">| <text:s text:c="2"/>| <text:s text:c="2"/>| <text:s text:c="2"/>| <text:s text:c="2"/>| <text:s text:c="2"/>| <text:s text:c="2"/>| <text:s text:c="2"/>| <text:s text:c="2"/>| <text:s text:c="2"/>21 &gt; 4</text:p>
      <text:p text:style-name="P2">| <text:s text:c="2"/>| <text:s text:c="2"/>| <text:s text:c="2"/>| <text:s text:c="2"/>| <text:s text:c="2"/>| <text:s text:c="2"/>| <text:s text:c="2"/>| <text:s text:c="2"/>| <text:s text:c="2"/>| <text:s text:c="2"/>42 &lt;= 5: 3 (2.0)</text:p>
      <text:p text:style-name="P2">| <text:s text:c="2"/>| <text:s text:c="2"/>| <text:s text:c="2"/>| <text:s text:c="2"/>| <text:s text:c="2"/>| <text:s text:c="2"/>| <text:s text:c="2"/>| <text:s text:c="2"/>| <text:s text:c="2"/>| <text:s text:c="2"/>42 &gt; 5: 8 (11.0)</text:p>
      <text:p text:style-name="P2">| <text:s text:c="2"/>| <text:s text:c="2"/>| <text:s text:c="2"/>| <text:s text:c="2"/>| <text:s text:c="2"/>| <text:s text:c="2"/>| <text:s text:c="2"/>| <text:s text:c="2"/>12 &gt; 15</text:p>
      <text:p text:style-name="P2">| <text:s text:c="2"/>| <text:s text:c="2"/>| <text:s text:c="2"/>| <text:s text:c="2"/>| <text:s text:c="2"/>| <text:s text:c="2"/>| <text:s text:c="2"/>| <text:s text:c="2"/>| <text:s text:c="2"/>44 &lt;= 5</text:p>
      <text:p text:style-name="P2">| <text:s text:c="2"/>| <text:s text:c="2"/>| <text:s text:c="2"/>| <text:s text:c="2"/>| <text:s text:c="2"/>| <text:s text:c="2"/>| <text:s text:c="2"/>| <text:s text:c="2"/>| <text:s text:c="2"/>| <text:s text:c="2"/>9 &lt;= 1: 8 (3.0)</text:p>
      <text:p text:style-name="P2">| <text:s text:c="2"/>| <text:s text:c="2"/>| <text:s text:c="2"/>| <text:s text:c="2"/>| <text:s text:c="2"/>| <text:s text:c="2"/>| <text:s text:c="2"/>| <text:s text:c="2"/>| <text:s text:c="2"/>| <text:s text:c="2"/>9 &gt; 1: 2 (2.0)</text:p>
      <text:p text:style-name="P2">| <text:s text:c="2"/>| <text:s text:c="2"/>| <text:s text:c="2"/>| <text:s text:c="2"/>| <text:s text:c="2"/>| <text:s text:c="2"/>| <text:s text:c="2"/>| <text:s text:c="2"/>| <text:s text:c="2"/>44 &gt; 5</text:p>
      <text:p text:style-name="P2">| <text:s text:c="2"/>| <text:s text:c="2"/>| <text:s text:c="2"/>| <text:s text:c="2"/>| <text:s text:c="2"/>| <text:s text:c="2"/>| <text:s text:c="2"/>| <text:s text:c="2"/>| <text:s text:c="2"/>| <text:s text:c="2"/>28 &lt;= 9: 4 (2.0)</text:p>
      <text:p text:style-name="P2"><text:soft-page-break/>| <text:s text:c="2"/>| <text:s text:c="2"/>| <text:s text:c="2"/>| <text:s text:c="2"/>| <text:s text:c="2"/>| <text:s text:c="2"/>| <text:s text:c="2"/>| <text:s text:c="2"/>| <text:s text:c="2"/>| <text:s text:c="2"/>28 &gt; 9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 &lt;= 0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19 &lt;= 11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 &lt;= 4: 8 (4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 &gt; 4: 1 (4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19 &gt; 11: 1 (80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 &gt; 0: 8 (2.0)</text:p>
      <text:p text:style-name="P2">| <text:s text:c="2"/>| <text:s text:c="2"/>| <text:s text:c="2"/>| <text:s text:c="2"/>| <text:s text:c="2"/>| <text:s text:c="2"/>| <text:s text:c="2"/>57 &gt; 1</text:p>
      <text:p text:style-name="P2">| <text:s text:c="2"/>| <text:s text:c="2"/>| <text:s text:c="2"/>| <text:s text:c="2"/>| <text:s text:c="2"/>| <text:s text:c="2"/>| <text:s text:c="2"/>| <text:s text:c="2"/>1 &lt;= 3: 2 (2.0)</text:p>
      <text:p text:style-name="P2">| <text:s text:c="2"/>| <text:s text:c="2"/>| <text:s text:c="2"/>| <text:s text:c="2"/>| <text:s text:c="2"/>| <text:s text:c="2"/>| <text:s text:c="2"/>| <text:s text:c="2"/>1 &gt; 3: 3 (2.0)</text:p>
      <text:p text:style-name="P2">| <text:s text:c="2"/>| <text:s text:c="2"/>| <text:s text:c="2"/>33 &gt; 2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13 &lt;= 2: 4 (7.0)</text:p>
      <text:p text:style-name="P2">| <text:s text:c="2"/>| <text:s text:c="2"/>| <text:s text:c="2"/>| <text:s text:c="2"/>| <text:s text:c="2"/>13 &gt; 2</text:p>
      <text:p text:style-name="P2">| <text:s text:c="2"/>| <text:s text:c="2"/>| <text:s text:c="2"/>| <text:s text:c="2"/>| <text:s text:c="2"/>| <text:s text:c="2"/>20 &lt;= 15</text:p>
      <text:p text:style-name="P2">| <text:s text:c="2"/>| <text:s text:c="2"/>| <text:s text:c="2"/>| <text:s text:c="2"/>| <text:s text:c="2"/>| <text:s text:c="2"/>| <text:s text:c="2"/>25 &lt;= 1: 8 (8.0)</text:p>
      <text:p text:style-name="P2">| <text:s text:c="2"/>| <text:s text:c="2"/>| <text:s text:c="2"/>| <text:s text:c="2"/>| <text:s text:c="2"/>| <text:s text:c="2"/>| <text:s text:c="2"/>25 &gt; 1</text:p>
      <text:p text:style-name="P2">| <text:s text:c="2"/>| <text:s text:c="2"/>| <text:s text:c="2"/>| <text:s text:c="2"/>| <text:s text:c="2"/>| <text:s text:c="2"/>| <text:s text:c="2"/>| <text:s text:c="2"/>21 &lt;= 4: 5 (3.0)</text:p>
      <text:p text:style-name="P2">| <text:s text:c="2"/>| <text:s text:c="2"/>| <text:s text:c="2"/>| <text:s text:c="2"/>| <text:s text:c="2"/>| <text:s text:c="2"/>| <text:s text:c="2"/>| <text:s text:c="2"/>21 &gt; 4: 3 (2.0/1.0)</text:p>
      <text:p text:style-name="P2">| <text:s text:c="2"/>| <text:s text:c="2"/>| <text:s text:c="2"/>| <text:s text:c="2"/>| <text:s text:c="2"/>| <text:s text:c="2"/>20 &gt; 15</text:p>
      <text:p text:style-name="P2">| <text:s text:c="2"/>| <text:s text:c="2"/>| <text:s text:c="2"/>| <text:s text:c="2"/>| <text:s text:c="2"/>| <text:s text:c="2"/>| <text:s text:c="2"/>9 &lt;= 2: 1 (39.0)</text:p>
      <text:p text:style-name="P2">| <text:s text:c="2"/>| <text:s text:c="2"/>| <text:s text:c="2"/>| <text:s text:c="2"/>| <text:s text:c="2"/>| <text:s text:c="2"/>| <text:s text:c="2"/>9 &gt; 2: 8 (2.0)</text:p>
      <text:p text:style-name="P2">| <text:s text:c="2"/>| <text:s text:c="2"/>| <text:s text:c="2"/>| <text:s text:c="2"/>38 &gt; 0</text:p>
      <text:p text:style-name="P2">| <text:s text:c="2"/>| <text:s text:c="2"/>| <text:s text:c="2"/>| <text:s text:c="2"/>| <text:s text:c="2"/>44 &lt;= 6: 0 (3.0/2.0)</text:p>
      <text:p text:style-name="P2">| <text:s text:c="2"/>| <text:s text:c="2"/>| <text:s text:c="2"/>| <text:s text:c="2"/>| <text:s text:c="2"/>44 &gt; 6</text:p>
      <text:p text:style-name="P2">| <text:s text:c="2"/>| <text:s text:c="2"/>| <text:s text:c="2"/>| <text:s text:c="2"/>| <text:s text:c="2"/>| <text:s text:c="2"/>10 &lt;= 11</text:p>
      <text:p text:style-name="P2">| <text:s text:c="2"/>| <text:s text:c="2"/>| <text:s text:c="2"/>| <text:s text:c="2"/>| <text:s text:c="2"/>| <text:s text:c="2"/>| <text:s text:c="2"/>19 &lt;= 1: 7 (3.0)</text:p>
      <text:p text:style-name="P2">| <text:s text:c="2"/>| <text:s text:c="2"/>| <text:s text:c="2"/>| <text:s text:c="2"/>| <text:s text:c="2"/>| <text:s text:c="2"/>| <text:s text:c="2"/>19 &gt; 1: 4 (104.0/2.0)</text:p>
      <text:p text:style-name="P2">| <text:s text:c="2"/>| <text:s text:c="2"/>| <text:s text:c="2"/>| <text:s text:c="2"/>| <text:s text:c="2"/>| <text:s text:c="2"/>10 &gt; 11: 7 (4.0)</text:p>
      <text:p text:style-name="P2"/>
      <text:p text:style-name="P2">Number of Leaves <text:s/>: <text:tab/>111</text:p>
      <text:p text:style-name="P2"/>
      <text:p text:style-name="P2">Size of the tree : <text:tab/>221</text:p>
      <text:p text:style-name="P2"/>
      <text:p text:style-name="P2"/>
      <text:p text:style-name="P2">Time taken to build model: 0.12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1716 <text:s text:c="14"/>85.8 <text:s text:c="3"/>%</text:p>
      <text:p text:style-name="P2">Incorrectly Classified Instances <text:s text:c="6"/>284 <text:s text:c="14"/>14.2 <text:s text:c="3"/>%</text:p>
      <text:p text:style-name="P2">Kappa statistic <text:s text:c="25"/>0.8422</text:p>
      <text:p text:style-name="P2">Mean absolute error <text:s text:c="21"/>0.0308</text:p>
      <text:p text:style-name="P2">Root mean squared error <text:s text:c="17"/>0.1617</text:p>
      <text:p text:style-name="P2">Relative absolute error <text:s text:c="16"/>17.1278 %</text:p>
      <text:p text:style-name="P2">Root relative squared error <text:s text:c="12"/>53.907 <text:s/>%</text:p>
      <text:p text:style-name="P2">Total Number of Instances <text:s text:c="12"/>2000 <text:s text:c="4"/></text:p>
      <text:p text:style-name="P2"/>
      <text:p text:style-name="P2">=== Detailed Accuracy By Class ===</text:p>
      <text:p text:style-name="P2"/>
      <text:p text:style-name="P2">TP Rate <text:s text:c="2"/>FP Rate <text:s text:c="2"/>Precision <text:s text:c="2"/>Recall <text:s/>F-Measure <text:s text:c="2"/>ROC Area <text:s/>Class</text:p>
      <text:p text:style-name="P2"><text:soft-page-break/>0.98 <text:s text:c="5"/>0.003 <text:s text:c="5"/>0.975 <text:s text:c="4"/>0.98 <text:s text:c="5"/>0.977 <text:s text:c="5"/>0.989 <text:s text:c="3"/>0</text:p>
      <text:p text:style-name="P2">0.838 <text:s text:c="4"/>0.023 <text:s text:c="5"/>0.807 <text:s text:c="4"/>0.838 <text:s text:c="4"/>0.822 <text:s text:c="5"/>0.921 <text:s text:c="3"/>1</text:p>
      <text:p text:style-name="P2">0.865 <text:s text:c="4"/>0.016 <text:s text:c="5"/>0.851 <text:s text:c="4"/>0.865 <text:s text:c="4"/>0.858 <text:s text:c="5"/>0.933 <text:s text:c="3"/>2</text:p>
      <text:p text:style-name="P2">0.818 <text:s text:c="4"/>0.022 <text:s text:c="5"/>0.802 <text:s text:c="4"/>0.818 <text:s text:c="4"/>0.81 <text:s text:c="6"/>0.916 <text:s text:c="3"/>3</text:p>
      <text:p text:style-name="P2">0.804 <text:s text:c="4"/>0.02 <text:s text:c="6"/>0.827 <text:s text:c="4"/>0.804 <text:s text:c="4"/>0.815 <text:s text:c="5"/>0.903 <text:s text:c="3"/>4</text:p>
      <text:p text:style-name="P2">0.881 <text:s text:c="4"/>0.013 <text:s text:c="5"/>0.881 <text:s text:c="4"/>0.881 <text:s text:c="4"/>0.881 <text:s text:c="5"/>0.936 <text:s text:c="3"/>5</text:p>
      <text:p text:style-name="P2">0.938 <text:s text:c="4"/>0.007 <text:s text:c="5"/>0.933 <text:s text:c="4"/>0.938 <text:s text:c="4"/>0.936 <text:s text:c="5"/>0.968 <text:s text:c="3"/>6</text:p>
      <text:p text:style-name="P2">0.895 <text:s text:c="4"/>0.014 <text:s text:c="5"/>0.873 <text:s text:c="4"/>0.895 <text:s text:c="4"/>0.884 <text:s text:c="5"/>0.941 <text:s text:c="3"/>7</text:p>
      <text:p text:style-name="P2">0.794 <text:s text:c="4"/>0.023 <text:s text:c="5"/>0.79 <text:s text:c="5"/>0.794 <text:s text:c="4"/>0.792 <text:s text:c="5"/>0.894 <text:s text:c="3"/>8</text:p>
      <text:p text:style-name="P2">0.778 <text:s text:c="4"/>0.017 <text:s text:c="5"/>0.846 <text:s text:c="4"/>0.778 <text:s text:c="4"/>0.811 <text:s text:c="5"/>0.911 <text:s text:c="3"/>9</text:p>
      <text:p text:style-name="P2">Weighted Avg. <text:s text:c="3"/>0.858 <text:s text:c="4"/>0.016 <text:s text:c="5"/>0.858 <text:s text:c="4"/>0.858 <text:s text:c="4"/>0.858 <text:s text:c="5"/>0.931</text:p>
      <text:p text:style-name="P2"/>
      <text:p text:style-name="P2">=== Confusion Matrix ===</text:p>
      <text:p text:style-name="P2"/>
      <text:p text:style-name="P2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2">195 <text:s text:c="2"/>0 <text:s text:c="2"/>0 <text:s text:c="2"/>0 <text:s text:c="2"/>3 <text:s text:c="2"/>0 <text:s text:c="2"/>0 <text:s text:c="2"/>0 <text:s text:c="2"/>1 <text:s text:c="2"/>0 | <text:s text:c="2"/>a = 0</text:p>
      <text:p text:style-name="P2">0 171 <text:s/>10 <text:s text:c="2"/>4 <text:s text:c="2"/>7 <text:s text:c="2"/>0 <text:s text:c="2"/>1 <text:s text:c="2"/>1 <text:s text:c="2"/>7 <text:s text:c="2"/>3 | <text:s text:c="2"/>b = 1</text:p>
      <text:p text:style-name="P2">0 <text:s text:c="2"/>3 166 <text:s text:c="2"/>4 <text:s text:c="2"/>1 <text:s text:c="2"/>2 <text:s text:c="2"/>1 <text:s text:c="2"/>2 <text:s/>11 <text:s text:c="2"/>2 | <text:s text:c="2"/>c = 2</text:p>
      <text:p text:style-name="P2">1 <text:s text:c="2"/>4 <text:s text:c="2"/>7 162 <text:s text:c="2"/>4 <text:s text:c="2"/>6 <text:s text:c="2"/>0 <text:s text:c="2"/>4 <text:s text:c="2"/>7 <text:s text:c="2"/>3 | <text:s text:c="2"/>d = 3</text:p>
      <text:p text:style-name="P2">2 <text:s/>11 <text:s text:c="2"/>0 <text:s text:c="2"/>0 172 <text:s text:c="2"/>6 <text:s text:c="2"/>3 <text:s text:c="2"/>6 <text:s text:c="2"/>6 <text:s text:c="2"/>8 | <text:s text:c="2"/>e = 4</text:p>
      <text:p text:style-name="P2">0 <text:s text:c="2"/>3 <text:s text:c="2"/>1 <text:s text:c="2"/>2 <text:s text:c="2"/>4 170 <text:s text:c="2"/>1 <text:s text:c="2"/>3 <text:s text:c="2"/>2 <text:s text:c="2"/>7 | <text:s text:c="2"/>f = 5</text:p>
      <text:p text:style-name="P2">1 <text:s text:c="2"/>2 <text:s text:c="2"/>1 <text:s text:c="2"/>1 <text:s text:c="2"/>5 <text:s text:c="2"/>0 182 <text:s text:c="2"/>0 <text:s text:c="2"/>2 <text:s text:c="2"/>0 | <text:s text:c="2"/>g = 6</text:p>
      <text:p text:style-name="P2">0 <text:s text:c="2"/>1 <text:s text:c="2"/>1 <text:s text:c="2"/>6 <text:s text:c="2"/>3 <text:s text:c="2"/>2 <text:s text:c="2"/>0 179 <text:s text:c="2"/>4 <text:s text:c="2"/>4 | <text:s text:c="2"/>h = 7</text:p>
      <text:p text:style-name="P2">1 <text:s/>12 <text:s text:c="2"/>5 <text:s text:c="2"/>4 <text:s text:c="2"/>4 <text:s text:c="2"/>2 <text:s text:c="2"/>6 <text:s text:c="2"/>3 154 <text:s text:c="2"/>3 | <text:s text:c="2"/>i = 8</text:p>
      <text:p text:style-name="P2">0 <text:s text:c="2"/>5 <text:s text:c="2"/>4 <text:s/>19 <text:s text:c="2"/>5 <text:s text:c="2"/>5 <text:s text:c="2"/>1 <text:s text:c="2"/>7 <text:s text:c="2"/>1 165 | <text:s text:c="2"/>j = 9</text:p>
      <text:p text:style-name="P2"/>
      <text:p text:style-name="P2"/>
      <text:p text:style-name="P2"/>
      <text:p text:style-name="P2">#######################################################################################################################################################################################################################################</text:p>
      <text:p text:style-name="P2">#3 conf fact = 0.01</text:p>
      <text:p text:style-name="P2"/>
      <text:p text:style-name="P2">=== Run information ===</text:p>
      <text:p text:style-name="P2"/>
      <text:p text:style-name="P2">Scheme:weka.classifiers.trees.J48 -C 0.01 -M 2</text:p>
      <text:p text:style-name="P2">Relation: <text:s text:c="4"/>optraining_plus_1900</text:p>
      <text:p text:style-name="P2">Instances: <text:s text:c="3"/>2000</text:p>
      <text:p text:style-name="P2">Attributes: <text:s text:c="2"/>55</text:p>
      <text:p text:style-name="P2">1</text:p>
      <text:p text:style-name="P2">2</text:p>
      <text:p text:style-name="P2">3</text:p>
      <text:p text:style-name="P2">4</text:p>
      <text:p text:style-name="P2">5</text:p>
      <text:p text:style-name="P2">6</text:p>
      <text:p text:style-name="P2">7</text:p>
      <text:p text:style-name="P2">9</text:p>
      <text:p text:style-name="P2">10</text:p>
      <text:p text:style-name="P2">11</text:p>
      <text:p text:style-name="P2">12</text:p>
      <text:p text:style-name="P2">13</text:p>
      <text:p text:style-name="P2">14</text:p>
      <text:p text:style-name="P2"><text:soft-page-break/>15</text:p>
      <text:p text:style-name="P2">17</text:p>
      <text:p text:style-name="P2">18</text:p>
      <text:p text:style-name="P2">19</text:p>
      <text:p text:style-name="P2">20</text:p>
      <text:p text:style-name="P2">21</text:p>
      <text:p text:style-name="P2">22</text:p>
      <text:p text:style-name="P2">23</text:p>
      <text:p text:style-name="P2">25</text:p>
      <text:p text:style-name="P2">26</text:p>
      <text:p text:style-name="P2">27</text:p>
      <text:p text:style-name="P2">28</text:p>
      <text:p text:style-name="P2">29</text:p>
      <text:p text:style-name="P2">30</text:p>
      <text:p text:style-name="P2">33</text:p>
      <text:p text:style-name="P2">34</text:p>
      <text:p text:style-name="P2">35</text:p>
      <text:p text:style-name="P2">36</text:p>
      <text:p text:style-name="P2">37</text:p>
      <text:p text:style-name="P2">38</text:p>
      <text:p text:style-name="P2">41</text:p>
      <text:p text:style-name="P2">42</text:p>
      <text:p text:style-name="P2">43</text:p>
      <text:p text:style-name="P2">44</text:p>
      <text:p text:style-name="P2">45</text:p>
      <text:p text:style-name="P2">46</text:p>
      <text:p text:style-name="P2">47</text:p>
      <text:p text:style-name="P2">49</text:p>
      <text:p text:style-name="P2">50</text:p>
      <text:p text:style-name="P2">51</text:p>
      <text:p text:style-name="P2">52</text:p>
      <text:p text:style-name="P2">53</text:p>
      <text:p text:style-name="P2">54</text:p>
      <text:p text:style-name="P2">55</text:p>
      <text:p text:style-name="P2">57</text:p>
      <text:p text:style-name="P2">58</text:p>
      <text:p text:style-name="P2">59</text:p>
      <text:p text:style-name="P2">60</text:p>
      <text:p text:style-name="P2">61</text:p>
      <text:p text:style-name="P2">62</text:p>
      <text:p text:style-name="P2">63</text:p>
      <text:p text:style-name="P2">64</text:p>
      <text:p text:style-name="P2">Test mode:10-fold cross-validation</text:p>
      <text:p text:style-name="P2"/>
      <text:p text:style-name="P2">=== Classifier model (full training set) ===</text:p>
      <text:p text:style-name="P2"/>
      <text:p text:style-name="P2">J48 pruned tree</text:p>
      <text:p text:style-name="P2">------------------</text:p>
      <text:p text:style-name="P2"/>
      <text:p text:style-name="P2">36 &lt;= 3</text:p>
      <text:p text:style-name="P2">| <text:s text:c="2"/>42 &lt;= 5</text:p>
      <text:p text:style-name="P2">| <text:s text:c="2"/>| <text:s text:c="2"/>21 &lt;= 8</text:p>
      <text:p text:style-name="P2"><text:soft-page-break/>| <text:s text:c="2"/>| <text:s text:c="2"/>| <text:s text:c="2"/>59 &lt;= 5: 9 (2.0)</text:p>
      <text:p text:style-name="P2">| <text:s text:c="2"/>| <text:s text:c="2"/>| <text:s text:c="2"/>59 &gt; 5: 5 (54.0/5.0)</text:p>
      <text:p text:style-name="P2">| <text:s text:c="2"/>| <text:s text:c="2"/>21 &gt; 8</text:p>
      <text:p text:style-name="P2">| <text:s text:c="2"/>| <text:s text:c="2"/>| <text:s text:c="2"/>63 &lt;= 2</text:p>
      <text:p text:style-name="P2">| <text:s text:c="2"/>| <text:s text:c="2"/>| <text:s text:c="2"/>| <text:s text:c="2"/>33 &lt;= 0: 9 (84.0/1.0)</text:p>
      <text:p text:style-name="P2">| <text:s text:c="2"/>| <text:s text:c="2"/>| <text:s text:c="2"/>| <text:s text:c="2"/>33 &gt; 0: 5 (3.0/1.0)</text:p>
      <text:p text:style-name="P2">| <text:s text:c="2"/>| <text:s text:c="2"/>| <text:s text:c="2"/>63 &gt; 2: 2 (3.0)</text:p>
      <text:p text:style-name="P2">| <text:s text:c="2"/>42 &gt; 5</text:p>
      <text:p text:style-name="P2">| <text:s text:c="2"/>| <text:s text:c="2"/>29 &lt;= 1</text:p>
      <text:p text:style-name="P2">| <text:s text:c="2"/>| <text:s text:c="2"/>| <text:s text:c="2"/>61 &lt;= 1</text:p>
      <text:p text:style-name="P2">| <text:s text:c="2"/>| <text:s text:c="2"/>| <text:s text:c="2"/>| <text:s text:c="2"/>4 &lt;= 15: 8 (2.0)</text:p>
      <text:p text:style-name="P2">| <text:s text:c="2"/>| <text:s text:c="2"/>| <text:s text:c="2"/>| <text:s text:c="2"/>4 &gt; 15: 5 (4.0)</text:p>
      <text:p text:style-name="P2">| <text:s text:c="2"/>| <text:s text:c="2"/>| <text:s text:c="2"/>61 &gt; 1</text:p>
      <text:p text:style-name="P2">| <text:s text:c="2"/>| <text:s text:c="2"/>| <text:s text:c="2"/>| <text:s text:c="2"/>44 &lt;= 5: 2 (22.0)</text:p>
      <text:p text:style-name="P2">| <text:s text:c="2"/>| <text:s text:c="2"/>| <text:s text:c="2"/>| <text:s text:c="2"/>44 &gt; 5: 6 (9.0)</text:p>
      <text:p text:style-name="P2">| <text:s text:c="2"/>| <text:s text:c="2"/>29 &gt; 1</text:p>
      <text:p text:style-name="P2">| <text:s text:c="2"/>| <text:s text:c="2"/>| <text:s text:c="2"/>28 &lt;= 10</text:p>
      <text:p text:style-name="P2">| <text:s text:c="2"/>| <text:s text:c="2"/>| <text:s text:c="2"/>| <text:s text:c="2"/>59 &lt;= 4: 4 (9.0)</text:p>
      <text:p text:style-name="P2">| <text:s text:c="2"/>| <text:s text:c="2"/>| <text:s text:c="2"/>| <text:s text:c="2"/>59 &gt; 4: 0 (198.0/1.0)</text:p>
      <text:p text:style-name="P2">| <text:s text:c="2"/>| <text:s text:c="2"/>| <text:s text:c="2"/>28 &gt; 10</text:p>
      <text:p text:style-name="P2">| <text:s text:c="2"/>| <text:s text:c="2"/>| <text:s text:c="2"/>| <text:s text:c="2"/>30 &lt;= 5</text:p>
      <text:p text:style-name="P2">| <text:s text:c="2"/>| <text:s text:c="2"/>| <text:s text:c="2"/>| <text:s text:c="2"/>| <text:s text:c="2"/>13 &lt;= 2: 6 (3.0)</text:p>
      <text:p text:style-name="P2">| <text:s text:c="2"/>| <text:s text:c="2"/>| <text:s text:c="2"/>| <text:s text:c="2"/>| <text:s text:c="2"/>13 &gt; 2</text:p>
      <text:p text:style-name="P2">| <text:s text:c="2"/>| <text:s text:c="2"/>| <text:s text:c="2"/>| <text:s text:c="2"/>| <text:s text:c="2"/>| <text:s text:c="2"/>34 &lt;= 10: 3 (3.0)</text:p>
      <text:p text:style-name="P2">| <text:s text:c="2"/>| <text:s text:c="2"/>| <text:s text:c="2"/>| <text:s text:c="2"/>| <text:s text:c="2"/>| <text:s text:c="2"/>34 &gt; 10: 8 (8.0)</text:p>
      <text:p text:style-name="P2">| <text:s text:c="2"/>| <text:s text:c="2"/>| <text:s text:c="2"/>| <text:s text:c="2"/>30 &gt; 5: 9 (3.0/1.0)</text:p>
      <text:p text:style-name="P2">36 &gt; 3</text:p>
      <text:p text:style-name="P2">| <text:s text:c="2"/>21 &lt;= 0</text:p>
      <text:p text:style-name="P2">| <text:s text:c="2"/>| <text:s text:c="2"/>42 &lt;= 6</text:p>
      <text:p text:style-name="P2">| <text:s text:c="2"/>| <text:s text:c="2"/>| <text:s text:c="2"/>5 &lt;= 1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27 &lt;= 10: 2 (29.0)</text:p>
      <text:p text:style-name="P2">| <text:s text:c="2"/>| <text:s text:c="2"/>| <text:s text:c="2"/>| <text:s text:c="2"/>| <text:s text:c="2"/>27 &gt; 10</text:p>
      <text:p text:style-name="P2">| <text:s text:c="2"/>| <text:s text:c="2"/>| <text:s text:c="2"/>| <text:s text:c="2"/>| <text:s text:c="2"/>| <text:s text:c="2"/>9 &lt;= 2: 1 (32.0/1.0)</text:p>
      <text:p text:style-name="P2">| <text:s text:c="2"/>| <text:s text:c="2"/>| <text:s text:c="2"/>| <text:s text:c="2"/>| <text:s text:c="2"/>| <text:s text:c="2"/>9 &gt; 2</text:p>
      <text:p text:style-name="P2">| <text:s text:c="2"/>| <text:s text:c="2"/>| <text:s text:c="2"/>| <text:s text:c="2"/>| <text:s text:c="2"/>| <text:s text:c="2"/>| <text:s text:c="2"/>37 &lt;= 1: 2 (4.0)</text:p>
      <text:p text:style-name="P2">| <text:s text:c="2"/>| <text:s text:c="2"/>| <text:s text:c="2"/>| <text:s text:c="2"/>| <text:s text:c="2"/>| <text:s text:c="2"/>| <text:s text:c="2"/>37 &gt; 1: 3 (3.0/1.0)</text:p>
      <text:p text:style-name="P2">| <text:s text:c="2"/>| <text:s text:c="2"/>| <text:s text:c="2"/>| <text:s text:c="2"/>38 &gt; 0</text:p>
      <text:p text:style-name="P2">| <text:s text:c="2"/>| <text:s text:c="2"/>| <text:s text:c="2"/>| <text:s text:c="2"/>| <text:s text:c="2"/>44 &lt;= 9: 3 (8.0/1.0)</text:p>
      <text:p text:style-name="P2">| <text:s text:c="2"/>| <text:s text:c="2"/>| <text:s text:c="2"/>| <text:s text:c="2"/>| <text:s text:c="2"/>44 &gt; 9</text:p>
      <text:p text:style-name="P2">| <text:s text:c="2"/>| <text:s text:c="2"/>| <text:s text:c="2"/>| <text:s text:c="2"/>| <text:s text:c="2"/>| <text:s text:c="2"/>20 &lt;= 12: 4 (7.0)</text:p>
      <text:p text:style-name="P2">| <text:s text:c="2"/>| <text:s text:c="2"/>| <text:s text:c="2"/>| <text:s text:c="2"/>| <text:s text:c="2"/>| <text:s text:c="2"/>20 &gt; 12: 7 (2.0)</text:p>
      <text:p text:style-name="P2">| <text:s text:c="2"/>| <text:s text:c="2"/>| <text:s text:c="2"/>5 &gt; 1</text:p>
      <text:p text:style-name="P2">| <text:s text:c="2"/>| <text:s text:c="2"/>| <text:s text:c="2"/>| <text:s text:c="2"/>18 &lt;= 2: 3 (4.0/1.0)</text:p>
      <text:p text:style-name="P2">| <text:s text:c="2"/>| <text:s text:c="2"/>| <text:s text:c="2"/>| <text:s text:c="2"/>18 &gt; 2: 5 (122.0)</text:p>
      <text:p text:style-name="P2">| <text:s text:c="2"/>| <text:s text:c="2"/>42 &gt; 6</text:p>
      <text:p text:style-name="P2">| <text:s text:c="2"/>| <text:s text:c="2"/>| <text:s text:c="2"/>54 &lt;= 0</text:p>
      <text:p text:style-name="P2">| <text:s text:c="2"/>| <text:s text:c="2"/>| <text:s text:c="2"/>| <text:s text:c="2"/>6 &lt;= 1</text:p>
      <text:p text:style-name="P2">| <text:s text:c="2"/>| <text:s text:c="2"/>| <text:s text:c="2"/>| <text:s text:c="2"/>| <text:s text:c="2"/>1 &lt;= 0</text:p>
      <text:p text:style-name="P2">| <text:s text:c="2"/>| <text:s text:c="2"/>| <text:s text:c="2"/>| <text:s text:c="2"/>| <text:s text:c="2"/>| <text:s text:c="2"/>37 &lt;= 5: 1 (10.0/1.0)</text:p>
      <text:p text:style-name="P2">| <text:s text:c="2"/>| <text:s text:c="2"/>| <text:s text:c="2"/>| <text:s text:c="2"/>| <text:s text:c="2"/>| <text:s text:c="2"/>37 &gt; 5: 4 (29.0/1.0)</text:p>
      <text:p text:style-name="P2">| <text:s text:c="2"/>| <text:s text:c="2"/>| <text:s text:c="2"/>| <text:s text:c="2"/>| <text:s text:c="2"/>1 &gt; 0: 7 (2.0)</text:p>
      <text:p text:style-name="P2"><text:soft-page-break/>| <text:s text:c="2"/>| <text:s text:c="2"/>| <text:s text:c="2"/>| <text:s text:c="2"/>6 &gt; 1: 5 (4.0)</text:p>
      <text:p text:style-name="P2">| <text:s text:c="2"/>| <text:s text:c="2"/>| <text:s text:c="2"/>54 &gt; 0</text:p>
      <text:p text:style-name="P2">| <text:s text:c="2"/>| <text:s text:c="2"/>| <text:s text:c="2"/>| <text:s text:c="2"/>34 &lt;= 5: 2 (6.0/2.0)</text:p>
      <text:p text:style-name="P2">| <text:s text:c="2"/>| <text:s text:c="2"/>| <text:s text:c="2"/>| <text:s text:c="2"/>34 &gt; 5</text:p>
      <text:p text:style-name="P2">| <text:s text:c="2"/>| <text:s text:c="2"/>| <text:s text:c="2"/>| <text:s text:c="2"/>| <text:s text:c="2"/>49 &lt;= 4</text:p>
      <text:p text:style-name="P2">| <text:s text:c="2"/>| <text:s text:c="2"/>| <text:s text:c="2"/>| <text:s text:c="2"/>| <text:s text:c="2"/>| <text:s text:c="2"/>20 &lt;= 9: 6 (177.0/1.0)</text:p>
      <text:p text:style-name="P2">| <text:s text:c="2"/>| <text:s text:c="2"/>| <text:s text:c="2"/>| <text:s text:c="2"/>| <text:s text:c="2"/>| <text:s text:c="2"/>20 &gt; 9: 1 (2.0/1.0)</text:p>
      <text:p text:style-name="P2">| <text:s text:c="2"/>| <text:s text:c="2"/>| <text:s text:c="2"/>| <text:s text:c="2"/>| <text:s text:c="2"/>49 &gt; 4</text:p>
      <text:p text:style-name="P2">| <text:s text:c="2"/>| <text:s text:c="2"/>| <text:s text:c="2"/>| <text:s text:c="2"/>| <text:s text:c="2"/>| <text:s text:c="2"/>25 &lt;= 4: 4 (9.0/1.0)</text:p>
      <text:p text:style-name="P2">| <text:s text:c="2"/>| <text:s text:c="2"/>| <text:s text:c="2"/>| <text:s text:c="2"/>| <text:s text:c="2"/>| <text:s text:c="2"/>25 &gt; 4: 6 (2.0)</text:p>
      <text:p text:style-name="P2">| <text:s text:c="2"/>21 &gt; 0</text:p>
      <text:p text:style-name="P2">| <text:s text:c="2"/>| <text:s text:c="2"/>60 &lt;= 5</text:p>
      <text:p text:style-name="P2">| <text:s text:c="2"/>| <text:s text:c="2"/>| <text:s text:c="2"/>53 &lt;= 4</text:p>
      <text:p text:style-name="P2">| <text:s text:c="2"/>| <text:s text:c="2"/>| <text:s text:c="2"/>| <text:s text:c="2"/>12 &lt;= 3</text:p>
      <text:p text:style-name="P2">| <text:s text:c="2"/>| <text:s text:c="2"/>| <text:s text:c="2"/>| <text:s text:c="2"/>| <text:s text:c="2"/>5 &lt;= 9: 4 (27.0)</text:p>
      <text:p text:style-name="P2">| <text:s text:c="2"/>| <text:s text:c="2"/>| <text:s text:c="2"/>| <text:s text:c="2"/>| <text:s text:c="2"/>5 &gt; 9</text:p>
      <text:p text:style-name="P2">| <text:s text:c="2"/>| <text:s text:c="2"/>| <text:s text:c="2"/>| <text:s text:c="2"/>| <text:s text:c="2"/>| <text:s text:c="2"/>42 &lt;= 1: 9 (5.0)</text:p>
      <text:p text:style-name="P2">| <text:s text:c="2"/>| <text:s text:c="2"/>| <text:s text:c="2"/>| <text:s text:c="2"/>| <text:s text:c="2"/>| <text:s text:c="2"/>42 &gt; 1: 7 (2.0/1.0)</text:p>
      <text:p text:style-name="P2">| <text:s text:c="2"/>| <text:s text:c="2"/>| <text:s text:c="2"/>| <text:s text:c="2"/>12 &gt; 3</text:p>
      <text:p text:style-name="P2">| <text:s text:c="2"/>| <text:s text:c="2"/>| <text:s text:c="2"/>| <text:s text:c="2"/>| <text:s text:c="2"/>43 &lt;= 2</text:p>
      <text:p text:style-name="P2">| <text:s text:c="2"/>| <text:s text:c="2"/>| <text:s text:c="2"/>| <text:s text:c="2"/>| <text:s text:c="2"/>| <text:s text:c="2"/>42 &lt;= 1</text:p>
      <text:p text:style-name="P2">| <text:s text:c="2"/>| <text:s text:c="2"/>| <text:s text:c="2"/>| <text:s text:c="2"/>| <text:s text:c="2"/>| <text:s text:c="2"/>| <text:s text:c="2"/>21 &lt;= 12: 4 (2.0)</text:p>
      <text:p text:style-name="P2">| <text:s text:c="2"/>| <text:s text:c="2"/>| <text:s text:c="2"/>| <text:s text:c="2"/>| <text:s text:c="2"/>| <text:s text:c="2"/>| <text:s text:c="2"/>21 &gt; 12: 9 (7.0)</text:p>
      <text:p text:style-name="P2">| <text:s text:c="2"/>| <text:s text:c="2"/>| <text:s text:c="2"/>| <text:s text:c="2"/>| <text:s text:c="2"/>| <text:s text:c="2"/>42 &gt; 1: 3 (2.0/1.0)</text:p>
      <text:p text:style-name="P2">| <text:s text:c="2"/>| <text:s text:c="2"/>| <text:s text:c="2"/>| <text:s text:c="2"/>| <text:s text:c="2"/>43 &gt; 2</text:p>
      <text:p text:style-name="P2">| <text:s text:c="2"/>| <text:s text:c="2"/>| <text:s text:c="2"/>| <text:s text:c="2"/>| <text:s text:c="2"/>| <text:s text:c="2"/>29 &lt;= 0: 8 (6.0/3.0)</text:p>
      <text:p text:style-name="P2">| <text:s text:c="2"/>| <text:s text:c="2"/>| <text:s text:c="2"/>| <text:s text:c="2"/>| <text:s text:c="2"/>| <text:s text:c="2"/>29 &gt; 0</text:p>
      <text:p text:style-name="P2">| <text:s text:c="2"/>| <text:s text:c="2"/>| <text:s text:c="2"/>| <text:s text:c="2"/>| <text:s text:c="2"/>| <text:s text:c="2"/>| <text:s text:c="2"/>19 &lt;= 15</text:p>
      <text:p text:style-name="P2">| <text:s text:c="2"/>| <text:s text:c="2"/>| <text:s text:c="2"/>| <text:s text:c="2"/>| <text:s text:c="2"/>| <text:s text:c="2"/>| <text:s text:c="2"/>| <text:s text:c="2"/>36 &lt;= 6: 8 (2.0)</text:p>
      <text:p text:style-name="P2">| <text:s text:c="2"/>| <text:s text:c="2"/>| <text:s text:c="2"/>| <text:s text:c="2"/>| <text:s text:c="2"/>| <text:s text:c="2"/>| <text:s text:c="2"/>| <text:s text:c="2"/>36 &gt; 6: 7 (180.0/7.0)</text:p>
      <text:p text:style-name="P2">| <text:s text:c="2"/>| <text:s text:c="2"/>| <text:s text:c="2"/>| <text:s text:c="2"/>| <text:s text:c="2"/>| <text:s text:c="2"/>| <text:s text:c="2"/>19 &gt; 15: 1 (4.0/2.0)</text:p>
      <text:p text:style-name="P2">| <text:s text:c="2"/>| <text:s text:c="2"/>| <text:s text:c="2"/>53 &gt; 4</text:p>
      <text:p text:style-name="P2">| <text:s text:c="2"/>| <text:s text:c="2"/>| <text:s text:c="2"/>| <text:s text:c="2"/>17 &lt;= 0</text:p>
      <text:p text:style-name="P2">| <text:s text:c="2"/>| <text:s text:c="2"/>| <text:s text:c="2"/>| <text:s text:c="2"/>| <text:s text:c="2"/>3 &lt;= 12</text:p>
      <text:p text:style-name="P2">| <text:s text:c="2"/>| <text:s text:c="2"/>| <text:s text:c="2"/>| <text:s text:c="2"/>| <text:s text:c="2"/>| <text:s text:c="2"/>11 &lt;= 1: 1 (5.0)</text:p>
      <text:p text:style-name="P2">| <text:s text:c="2"/>| <text:s text:c="2"/>| <text:s text:c="2"/>| <text:s text:c="2"/>| <text:s text:c="2"/>| <text:s text:c="2"/>11 &gt; 1: 4 (2.0/1.0)</text:p>
      <text:p text:style-name="P2">| <text:s text:c="2"/>| <text:s text:c="2"/>| <text:s text:c="2"/>| <text:s text:c="2"/>| <text:s text:c="2"/>3 &gt; 12</text:p>
      <text:p text:style-name="P2">| <text:s text:c="2"/>| <text:s text:c="2"/>| <text:s text:c="2"/>| <text:s text:c="2"/>| <text:s text:c="2"/>| <text:s text:c="2"/>28 &lt;= 12: 5 (2.0/1.0)</text:p>
      <text:p text:style-name="P2">| <text:s text:c="2"/>| <text:s text:c="2"/>| <text:s text:c="2"/>| <text:s text:c="2"/>| <text:s text:c="2"/>| <text:s text:c="2"/>28 &gt; 12: 3 (5.0)</text:p>
      <text:p text:style-name="P2">| <text:s text:c="2"/>| <text:s text:c="2"/>| <text:s text:c="2"/>| <text:s text:c="2"/>17 &gt; 0: 2 (2.0)</text:p>
      <text:p text:style-name="P2">| <text:s text:c="2"/>| <text:s text:c="2"/>60 &gt; 5</text:p>
      <text:p text:style-name="P2">| <text:s text:c="2"/>| <text:s text:c="2"/>| <text:s text:c="2"/>33 &lt;= 2</text:p>
      <text:p text:style-name="P2">| <text:s text:c="2"/>| <text:s text:c="2"/>| <text:s text:c="2"/>| <text:s text:c="2"/>43 &lt;= 3</text:p>
      <text:p text:style-name="P2">| <text:s text:c="2"/>| <text:s text:c="2"/>| <text:s text:c="2"/>| <text:s text:c="2"/>| <text:s text:c="2"/>42 &lt;= 9</text:p>
      <text:p text:style-name="P2">| <text:s text:c="2"/>| <text:s text:c="2"/>| <text:s text:c="2"/>| <text:s text:c="2"/>| <text:s text:c="2"/>| <text:s text:c="2"/>2 &lt;= 0</text:p>
      <text:p text:style-name="P2">| <text:s text:c="2"/>| <text:s text:c="2"/>| <text:s text:c="2"/>| <text:s text:c="2"/>| <text:s text:c="2"/>| <text:s text:c="2"/>| <text:s text:c="2"/>20 &lt;= 4</text:p>
      <text:p text:style-name="P2">| <text:s text:c="2"/>| <text:s text:c="2"/>| <text:s text:c="2"/>| <text:s text:c="2"/>| <text:s text:c="2"/>| <text:s text:c="2"/>| <text:s text:c="2"/>| <text:s text:c="2"/>15 &lt;= 0: 4 (7.0)</text:p>
      <text:p text:style-name="P2">| <text:s text:c="2"/>| <text:s text:c="2"/>| <text:s text:c="2"/>| <text:s text:c="2"/>| <text:s text:c="2"/>| <text:s text:c="2"/>| <text:s text:c="2"/>| <text:s text:c="2"/>15 &gt; 0: 9 (6.0/2.0)</text:p>
      <text:p text:style-name="P2">| <text:s text:c="2"/>| <text:s text:c="2"/>| <text:s text:c="2"/>| <text:s text:c="2"/>| <text:s text:c="2"/>| <text:s text:c="2"/>| <text:s text:c="2"/>20 &gt; 4</text:p>
      <text:p text:style-name="P2">| <text:s text:c="2"/>| <text:s text:c="2"/>| <text:s text:c="2"/>| <text:s text:c="2"/>| <text:s text:c="2"/>| <text:s text:c="2"/>| <text:s text:c="2"/>| <text:s text:c="2"/>10 &lt;= 8</text:p>
      <text:p text:style-name="P2">| <text:s text:c="2"/>| <text:s text:c="2"/>| <text:s text:c="2"/>| <text:s text:c="2"/>| <text:s text:c="2"/>| <text:s text:c="2"/>| <text:s text:c="2"/>| <text:s text:c="2"/>| <text:s text:c="2"/>12 &lt;= 14: 9 (3.0/1.0)</text:p>
      <text:p text:style-name="P2">| <text:s text:c="2"/>| <text:s text:c="2"/>| <text:s text:c="2"/>| <text:s text:c="2"/>| <text:s text:c="2"/>| <text:s text:c="2"/>| <text:s text:c="2"/>| <text:s text:c="2"/>| <text:s text:c="2"/>12 &gt; 14: 1 (21.0)</text:p>
      <text:p text:style-name="P2"><text:soft-page-break/>| <text:s text:c="2"/>| <text:s text:c="2"/>| <text:s text:c="2"/>| <text:s text:c="2"/>| <text:s text:c="2"/>| <text:s text:c="2"/>| <text:s text:c="2"/>| <text:s text:c="2"/>10 &gt; 8: 9 (4.0)</text:p>
      <text:p text:style-name="P2">| <text:s text:c="2"/>| <text:s text:c="2"/>| <text:s text:c="2"/>| <text:s text:c="2"/>| <text:s text:c="2"/>| <text:s text:c="2"/>2 &gt; 0</text:p>
      <text:p text:style-name="P2">| <text:s text:c="2"/>| <text:s text:c="2"/>| <text:s text:c="2"/>| <text:s text:c="2"/>| <text:s text:c="2"/>| <text:s text:c="2"/>| <text:s text:c="2"/>62 &lt;= 11</text:p>
      <text:p text:style-name="P2"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19 &lt;= 11</text:p>
      <text:p text:style-name="P2">| <text:s text:c="2"/>| <text:s text:c="2"/>| <text:s text:c="2"/>| <text:s text:c="2"/>| <text:s text:c="2"/>| <text:s text:c="2"/>| <text:s text:c="2"/>| <text:s text:c="2"/>| <text:s text:c="2"/>| <text:s text:c="2"/>30 &lt;= 4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lt;= 14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51 &lt;= 12: 3 (146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51 &gt; 12: 3 (4.0/2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gt; 14: 9 (3.0)</text:p>
      <text:p text:style-name="P2">| <text:s text:c="2"/>| <text:s text:c="2"/>| <text:s text:c="2"/>| <text:s text:c="2"/>| <text:s text:c="2"/>| <text:s text:c="2"/>| <text:s text:c="2"/>| <text:s text:c="2"/>| <text:s text:c="2"/>| <text:s text:c="2"/>30 &gt; 4: 9 (5.0/2.0)</text:p>
      <text:p text:style-name="P2">| <text:s text:c="2"/>| <text:s text:c="2"/>| <text:s text:c="2"/>| <text:s text:c="2"/>| <text:s text:c="2"/>| <text:s text:c="2"/>| <text:s text:c="2"/>| <text:s text:c="2"/>| <text:s text:c="2"/>19 &gt; 11</text:p>
      <text:p text:style-name="P2">| <text:s text:c="2"/>| <text:s text:c="2"/>| <text:s text:c="2"/>| <text:s text:c="2"/>| <text:s text:c="2"/>| <text:s text:c="2"/>| <text:s text:c="2"/>| <text:s text:c="2"/>| <text:s text:c="2"/>| <text:s text:c="2"/>35 &lt;= 5: 9 (9.0/1.0)</text:p>
      <text:p text:style-name="P2">| <text:s text:c="2"/>| <text:s text:c="2"/>| <text:s text:c="2"/>| <text:s text:c="2"/>| <text:s text:c="2"/>| <text:s text:c="2"/>| <text:s text:c="2"/>| <text:s text:c="2"/>| <text:s text:c="2"/>| <text:s text:c="2"/>35 &gt; 5: 3 (2.0)</text:p>
      <text:p text:style-name="P2">| <text:s text:c="2"/>| <text:s text:c="2"/>| <text:s text:c="2"/>| <text:s text:c="2"/>| <text:s text:c="2"/>| <text:s text:c="2"/>| <text:s text:c="2"/>| <text:s text:c="2"/>26 &gt; 8</text:p>
      <text:p text:style-name="P2">| <text:s text:c="2"/>| <text:s text:c="2"/>| <text:s text:c="2"/>| <text:s text:c="2"/>| <text:s text:c="2"/>| <text:s text:c="2"/>| <text:s text:c="2"/>| <text:s text:c="2"/>| <text:s text:c="2"/>29 &lt;= 6: 3 (4.0/1.0)</text:p>
      <text:p text:style-name="P2">| <text:s text:c="2"/>| <text:s text:c="2"/>| <text:s text:c="2"/>| <text:s text:c="2"/>| <text:s text:c="2"/>| <text:s text:c="2"/>| <text:s text:c="2"/>| <text:s text:c="2"/>| <text:s text:c="2"/>29 &gt; 6</text:p>
      <text:p text:style-name="P2">| <text:s text:c="2"/>| <text:s text:c="2"/>| <text:s text:c="2"/>| <text:s text:c="2"/>| <text:s text:c="2"/>| <text:s text:c="2"/>| <text:s text:c="2"/>| <text:s text:c="2"/>| <text:s text:c="2"/>| <text:s text:c="2"/>21 &lt;= 5: 5 (3.0/1.0)</text:p>
      <text:p text:style-name="P2">| <text:s text:c="2"/>| <text:s text:c="2"/>| <text:s text:c="2"/>| <text:s text:c="2"/>| <text:s text:c="2"/>| <text:s text:c="2"/>| <text:s text:c="2"/>| <text:s text:c="2"/>| <text:s text:c="2"/>| <text:s text:c="2"/>21 &gt; 5: 9 (73.0/1.0)</text:p>
      <text:p text:style-name="P2">| <text:s text:c="2"/>| <text:s text:c="2"/>| <text:s text:c="2"/>| <text:s text:c="2"/>| <text:s text:c="2"/>| <text:s text:c="2"/>| <text:s text:c="2"/>62 &gt; 11</text:p>
      <text:p text:style-name="P2">| <text:s text:c="2"/>| <text:s text:c="2"/>| <text:s text:c="2"/>| <text:s text:c="2"/>| <text:s text:c="2"/>| <text:s text:c="2"/>| <text:s text:c="2"/>| <text:s text:c="2"/>46 &lt;= 2: 2 (11.0)</text:p>
      <text:p text:style-name="P2">| <text:s text:c="2"/>| <text:s text:c="2"/>| <text:s text:c="2"/>| <text:s text:c="2"/>| <text:s text:c="2"/>| <text:s text:c="2"/>| <text:s text:c="2"/>| <text:s text:c="2"/>46 &gt; 2</text:p>
      <text:p text:style-name="P2">| <text:s text:c="2"/>| <text:s text:c="2"/>| <text:s text:c="2"/>| <text:s text:c="2"/>| <text:s text:c="2"/>| <text:s text:c="2"/>| <text:s text:c="2"/>| <text:s text:c="2"/>| <text:s text:c="2"/>2 &lt;= 1: 3 (3.0)</text:p>
      <text:p text:style-name="P2">| <text:s text:c="2"/>| <text:s text:c="2"/>| <text:s text:c="2"/>| <text:s text:c="2"/>| <text:s text:c="2"/>| <text:s text:c="2"/>| <text:s text:c="2"/>| <text:s text:c="2"/>| <text:s text:c="2"/>2 &gt; 1: 1 (2.0)</text:p>
      <text:p text:style-name="P2">| <text:s text:c="2"/>| <text:s text:c="2"/>| <text:s text:c="2"/>| <text:s text:c="2"/>| <text:s text:c="2"/>42 &gt; 9: 8 (33.0/1.0)</text:p>
      <text:p text:style-name="P2">| <text:s text:c="2"/>| <text:s text:c="2"/>| <text:s text:c="2"/>| <text:s text:c="2"/>43 &gt; 3</text:p>
      <text:p text:style-name="P2">| <text:s text:c="2"/>| <text:s text:c="2"/>| <text:s text:c="2"/>| <text:s text:c="2"/>| <text:s text:c="2"/>27 &lt;= 9</text:p>
      <text:p text:style-name="P2">| <text:s text:c="2"/>| <text:s text:c="2"/>| <text:s text:c="2"/>| <text:s text:c="2"/>| <text:s text:c="2"/>| <text:s text:c="2"/>38 &lt;= 0</text:p>
      <text:p text:style-name="P2">| <text:s text:c="2"/>| <text:s text:c="2"/>| <text:s text:c="2"/>| <text:s text:c="2"/>| <text:s text:c="2"/>| <text:s text:c="2"/>| <text:s text:c="2"/>19 &lt;= 13</text:p>
      <text:p text:style-name="P2">| <text:s text:c="2"/>| <text:s text:c="2"/>| <text:s text:c="2"/>| <text:s text:c="2"/>| <text:s text:c="2"/>| <text:s text:c="2"/>| <text:s text:c="2"/>| <text:s text:c="2"/>37 &lt;= 14</text:p>
      <text:p text:style-name="P2">| <text:s text:c="2"/>| <text:s text:c="2"/>| <text:s text:c="2"/>| <text:s text:c="2"/>| <text:s text:c="2"/>| <text:s text:c="2"/>| <text:s text:c="2"/>| <text:s text:c="2"/>| <text:s text:c="2"/>45 &lt;= 11</text:p>
      <text:p text:style-name="P2">| <text:s text:c="2"/>| <text:s text:c="2"/>| <text:s text:c="2"/>| <text:s text:c="2"/>| <text:s text:c="2"/>| <text:s text:c="2"/>| <text:s text:c="2"/>| <text:s text:c="2"/>| <text:s text:c="2"/>| <text:s text:c="2"/>12 &lt;= 9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45 &lt;= 1: 2 (5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45 &gt; 1: 3 (2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6 &gt; 8: 8 (7.0)</text:p>
      <text:p text:style-name="P2">| <text:s text:c="2"/>| <text:s text:c="2"/>| <text:s text:c="2"/>| <text:s text:c="2"/>| <text:s text:c="2"/>| <text:s text:c="2"/>| <text:s text:c="2"/>| <text:s text:c="2"/>| <text:s text:c="2"/>| <text:s text:c="2"/>12 &gt; 9: 2 (104.0/1.0)</text:p>
      <text:p text:style-name="P2">| <text:s text:c="2"/>| <text:s text:c="2"/>| <text:s text:c="2"/>| <text:s text:c="2"/>| <text:s text:c="2"/>| <text:s text:c="2"/>| <text:s text:c="2"/>| <text:s text:c="2"/>| <text:s text:c="2"/>45 &gt; 11</text:p>
      <text:p text:style-name="P2">| <text:s text:c="2"/>| <text:s text:c="2"/>| <text:s text:c="2"/>| <text:s text:c="2"/>| <text:s text:c="2"/>| <text:s text:c="2"/>| <text:s text:c="2"/>| <text:s text:c="2"/>| <text:s text:c="2"/>| <text:s text:c="2"/>26 &lt;= 6: 3 (2.0)</text:p>
      <text:p text:style-name="P2">| <text:s text:c="2"/>| <text:s text:c="2"/>| <text:s text:c="2"/>| <text:s text:c="2"/>| <text:s text:c="2"/>| <text:s text:c="2"/>| <text:s text:c="2"/>| <text:s text:c="2"/>| <text:s text:c="2"/>| <text:s text:c="2"/>26 &gt; 6: 8 (9.0)</text:p>
      <text:p text:style-name="P2">| <text:s text:c="2"/>| <text:s text:c="2"/>| <text:s text:c="2"/>| <text:s text:c="2"/>| <text:s text:c="2"/>| <text:s text:c="2"/>| <text:s text:c="2"/>| <text:s text:c="2"/>37 &gt; 14: 9 (3.0/1.0)</text:p>
      <text:p text:style-name="P2">| <text:s text:c="2"/>| <text:s text:c="2"/>| <text:s text:c="2"/>| <text:s text:c="2"/>| <text:s text:c="2"/>| <text:s text:c="2"/>| <text:s text:c="2"/>19 &gt; 13: 1 (3.0/1.0)</text:p>
      <text:p text:style-name="P2">| <text:s text:c="2"/>| <text:s text:c="2"/>| <text:s text:c="2"/>| <text:s text:c="2"/>| <text:s text:c="2"/>| <text:s text:c="2"/>38 &gt; 0</text:p>
      <text:p text:style-name="P2">| <text:s text:c="2"/>| <text:s text:c="2"/>| <text:s text:c="2"/>| <text:s text:c="2"/>| <text:s text:c="2"/>| <text:s text:c="2"/>| <text:s text:c="2"/>61 &lt;= 2</text:p>
      <text:p text:style-name="P2">| <text:s text:c="2"/>| <text:s text:c="2"/>| <text:s text:c="2"/>| <text:s text:c="2"/>| <text:s text:c="2"/>| <text:s text:c="2"/>| <text:s text:c="2"/>| <text:s text:c="2"/>26 &lt;= 5</text:p>
      <text:p text:style-name="P2">| <text:s text:c="2"/>| <text:s text:c="2"/>| <text:s text:c="2"/>| <text:s text:c="2"/>| <text:s text:c="2"/>| <text:s text:c="2"/>| <text:s text:c="2"/>| <text:s text:c="2"/>| <text:s text:c="2"/>35 &lt;= 9: 1 (2.0)</text:p>
      <text:p text:style-name="P2">| <text:s text:c="2"/>| <text:s text:c="2"/>| <text:s text:c="2"/>| <text:s text:c="2"/>| <text:s text:c="2"/>| <text:s text:c="2"/>| <text:s text:c="2"/>| <text:s text:c="2"/>| <text:s text:c="2"/>35 &gt; 9: 7 (8.0)</text:p>
      <text:p text:style-name="P2">| <text:s text:c="2"/>| <text:s text:c="2"/>| <text:s text:c="2"/>| <text:s text:c="2"/>| <text:s text:c="2"/>| <text:s text:c="2"/>| <text:s text:c="2"/>| <text:s text:c="2"/>26 &gt; 5: 4 (6.0)</text:p>
      <text:p text:style-name="P2">| <text:s text:c="2"/>| <text:s text:c="2"/>| <text:s text:c="2"/>| <text:s text:c="2"/>| <text:s text:c="2"/>| <text:s text:c="2"/>| <text:s text:c="2"/>61 &gt; 2: 8 (3.0/1.0)</text:p>
      <text:p text:style-name="P2">| <text:s text:c="2"/>| <text:s text:c="2"/>| <text:s text:c="2"/>| <text:s text:c="2"/>| <text:s text:c="2"/>27 &gt; 9</text:p>
      <text:p text:style-name="P2">| <text:s text:c="2"/>| <text:s text:c="2"/>| <text:s text:c="2"/>| <text:s text:c="2"/>| <text:s text:c="2"/>| <text:s text:c="2"/>20 &lt;= 14</text:p>
      <text:p text:style-name="P2">| <text:s text:c="2"/>| <text:s text:c="2"/>| <text:s text:c="2"/>| <text:s text:c="2"/>| <text:s text:c="2"/>| <text:s text:c="2"/>| <text:s text:c="2"/>10 &lt;= 0: 4 (3.0/1.0)</text:p>
      <text:p text:style-name="P2"><text:soft-page-break/>| <text:s text:c="2"/>| <text:s text:c="2"/>| <text:s text:c="2"/>| <text:s text:c="2"/>| <text:s text:c="2"/>| <text:s text:c="2"/>| <text:s text:c="2"/>10 &gt; 0</text:p>
      <text:p text:style-name="P2">| <text:s text:c="2"/>| <text:s text:c="2"/>| <text:s text:c="2"/>| <text:s text:c="2"/>| <text:s text:c="2"/>| <text:s text:c="2"/>| <text:s text:c="2"/>| <text:s text:c="2"/>28 &lt;= 3: 5 (2.0)</text:p>
      <text:p text:style-name="P2">| <text:s text:c="2"/>| <text:s text:c="2"/>| <text:s text:c="2"/>| <text:s text:c="2"/>| <text:s text:c="2"/>| <text:s text:c="2"/>| <text:s text:c="2"/>| <text:s text:c="2"/>28 &gt; 3</text:p>
      <text:p text:style-name="P2">| <text:s text:c="2"/>| <text:s text:c="2"/>| <text:s text:c="2"/>| <text:s text:c="2"/>| <text:s text:c="2"/>| <text:s text:c="2"/>| <text:s text:c="2"/>| <text:s text:c="2"/>| <text:s text:c="2"/>6 &lt;= 6</text:p>
      <text:p text:style-name="P2">| <text:s text:c="2"/>| <text:s text:c="2"/>| <text:s text:c="2"/>| <text:s text:c="2"/>| <text:s text:c="2"/>| <text:s text:c="2"/>| <text:s text:c="2"/>| <text:s text:c="2"/>| <text:s text:c="2"/>| <text:s text:c="2"/>38 &lt;= 4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lt;= 5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6 &lt;= 0: 8 (7.0/1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6 &gt; 0: 3 (3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gt; 5: 8 (82.0)</text:p>
      <text:p text:style-name="P2">| <text:s text:c="2"/>| <text:s text:c="2"/>| <text:s text:c="2"/>| <text:s text:c="2"/>| <text:s text:c="2"/>| <text:s text:c="2"/>| <text:s text:c="2"/>| <text:s text:c="2"/>| <text:s text:c="2"/>| <text:s text:c="2"/>38 &gt; 4: 8 (2.0/1.0)</text:p>
      <text:p text:style-name="P2">| <text:s text:c="2"/>| <text:s text:c="2"/>| <text:s text:c="2"/>| <text:s text:c="2"/>| <text:s text:c="2"/>| <text:s text:c="2"/>| <text:s text:c="2"/>| <text:s text:c="2"/>| <text:s text:c="2"/>6 &gt; 6: 3 (2.0/1.0)</text:p>
      <text:p text:style-name="P2">| <text:s text:c="2"/>| <text:s text:c="2"/>| <text:s text:c="2"/>| <text:s text:c="2"/>| <text:s text:c="2"/>| <text:s text:c="2"/>20 &gt; 14</text:p>
      <text:p text:style-name="P2">| <text:s text:c="2"/>| <text:s text:c="2"/>| <text:s text:c="2"/>| <text:s text:c="2"/>| <text:s text:c="2"/>| <text:s text:c="2"/>| <text:s text:c="2"/>12 &lt;= 15</text:p>
      <text:p text:style-name="P2">| <text:s text:c="2"/>| <text:s text:c="2"/>| <text:s text:c="2"/>| <text:s text:c="2"/>| <text:s text:c="2"/>| <text:s text:c="2"/>| <text:s text:c="2"/>| <text:s text:c="2"/>21 &lt;= 4</text:p>
      <text:p text:style-name="P2">| <text:s text:c="2"/>| <text:s text:c="2"/>| <text:s text:c="2"/>| <text:s text:c="2"/>| <text:s text:c="2"/>| <text:s text:c="2"/>| <text:s text:c="2"/>| <text:s text:c="2"/>| <text:s text:c="2"/>19 &lt;= 15: 2 (2.0)</text:p>
      <text:p text:style-name="P2">| <text:s text:c="2"/>| <text:s text:c="2"/>| <text:s text:c="2"/>| <text:s text:c="2"/>| <text:s text:c="2"/>| <text:s text:c="2"/>| <text:s text:c="2"/>| <text:s text:c="2"/>| <text:s text:c="2"/>19 &gt; 15: 1 (3.0)</text:p>
      <text:p text:style-name="P2">| <text:s text:c="2"/>| <text:s text:c="2"/>| <text:s text:c="2"/>| <text:s text:c="2"/>| <text:s text:c="2"/>| <text:s text:c="2"/>| <text:s text:c="2"/>| <text:s text:c="2"/>21 &gt; 4</text:p>
      <text:p text:style-name="P2">| <text:s text:c="2"/>| <text:s text:c="2"/>| <text:s text:c="2"/>| <text:s text:c="2"/>| <text:s text:c="2"/>| <text:s text:c="2"/>| <text:s text:c="2"/>| <text:s text:c="2"/>| <text:s text:c="2"/>42 &lt;= 5: 3 (2.0)</text:p>
      <text:p text:style-name="P2">| <text:s text:c="2"/>| <text:s text:c="2"/>| <text:s text:c="2"/>| <text:s text:c="2"/>| <text:s text:c="2"/>| <text:s text:c="2"/>| <text:s text:c="2"/>| <text:s text:c="2"/>| <text:s text:c="2"/>42 &gt; 5: 8 (11.0)</text:p>
      <text:p text:style-name="P2">| <text:s text:c="2"/>| <text:s text:c="2"/>| <text:s text:c="2"/>| <text:s text:c="2"/>| <text:s text:c="2"/>| <text:s text:c="2"/>| <text:s text:c="2"/>12 &gt; 15</text:p>
      <text:p text:style-name="P2">| <text:s text:c="2"/>| <text:s text:c="2"/>| <text:s text:c="2"/>| <text:s text:c="2"/>| <text:s text:c="2"/>| <text:s text:c="2"/>| <text:s text:c="2"/>| <text:s text:c="2"/>44 &lt;= 5</text:p>
      <text:p text:style-name="P2">| <text:s text:c="2"/>| <text:s text:c="2"/>| <text:s text:c="2"/>| <text:s text:c="2"/>| <text:s text:c="2"/>| <text:s text:c="2"/>| <text:s text:c="2"/>| <text:s text:c="2"/>| <text:s text:c="2"/>9 &lt;= 1: 8 (4.0/1.0)</text:p>
      <text:p text:style-name="P2">| <text:s text:c="2"/>| <text:s text:c="2"/>| <text:s text:c="2"/>| <text:s text:c="2"/>| <text:s text:c="2"/>| <text:s text:c="2"/>| <text:s text:c="2"/>| <text:s text:c="2"/>| <text:s text:c="2"/>9 &gt; 1: 2 (3.0)</text:p>
      <text:p text:style-name="P2">| <text:s text:c="2"/>| <text:s text:c="2"/>| <text:s text:c="2"/>| <text:s text:c="2"/>| <text:s text:c="2"/>| <text:s text:c="2"/>| <text:s text:c="2"/>| <text:s text:c="2"/>44 &gt; 5</text:p>
      <text:p text:style-name="P2">| <text:s text:c="2"/>| <text:s text:c="2"/>| <text:s text:c="2"/>| <text:s text:c="2"/>| <text:s text:c="2"/>| <text:s text:c="2"/>| <text:s text:c="2"/>| <text:s text:c="2"/>| <text:s text:c="2"/>28 &lt;= 9: 4 (3.0/1.0)</text:p>
      <text:p text:style-name="P2">| <text:s text:c="2"/>| <text:s text:c="2"/>| <text:s text:c="2"/>| <text:s text:c="2"/>| <text:s text:c="2"/>| <text:s text:c="2"/>| <text:s text:c="2"/>| <text:s text:c="2"/>| <text:s text:c="2"/>28 &gt; 9</text:p>
      <text:p text:style-name="P2">| <text:s text:c="2"/>| <text:s text:c="2"/>| <text:s text:c="2"/>| <text:s text:c="2"/>| <text:s text:c="2"/>| <text:s text:c="2"/>| <text:s text:c="2"/>| <text:s text:c="2"/>| <text:s text:c="2"/>| <text:s text:c="2"/>1 &lt;= 0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9 &lt;= 11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5 &lt;= 4: 8 (4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5 &gt; 4: 1 (4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9 &gt; 11: 1 (80.0)</text:p>
      <text:p text:style-name="P2">| <text:s text:c="2"/>| <text:s text:c="2"/>| <text:s text:c="2"/>| <text:s text:c="2"/>| <text:s text:c="2"/>| <text:s text:c="2"/>| <text:s text:c="2"/>| <text:s text:c="2"/>| <text:s text:c="2"/>| <text:s text:c="2"/>1 &gt; 0: 8 (3.0/1.0)</text:p>
      <text:p text:style-name="P2">| <text:s text:c="2"/>| <text:s text:c="2"/>| <text:s text:c="2"/>33 &gt; 2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13 &lt;= 2: 4 (7.0)</text:p>
      <text:p text:style-name="P2">| <text:s text:c="2"/>| <text:s text:c="2"/>| <text:s text:c="2"/>| <text:s text:c="2"/>| <text:s text:c="2"/>13 &gt; 2</text:p>
      <text:p text:style-name="P2">| <text:s text:c="2"/>| <text:s text:c="2"/>| <text:s text:c="2"/>| <text:s text:c="2"/>| <text:s text:c="2"/>| <text:s text:c="2"/>20 &lt;= 15</text:p>
      <text:p text:style-name="P2">| <text:s text:c="2"/>| <text:s text:c="2"/>| <text:s text:c="2"/>| <text:s text:c="2"/>| <text:s text:c="2"/>| <text:s text:c="2"/>| <text:s text:c="2"/>25 &lt;= 1: 8 (8.0)</text:p>
      <text:p text:style-name="P2">| <text:s text:c="2"/>| <text:s text:c="2"/>| <text:s text:c="2"/>| <text:s text:c="2"/>| <text:s text:c="2"/>| <text:s text:c="2"/>| <text:s text:c="2"/>25 &gt; 1: 5 (5.0/2.0)</text:p>
      <text:p text:style-name="P2">| <text:s text:c="2"/>| <text:s text:c="2"/>| <text:s text:c="2"/>| <text:s text:c="2"/>| <text:s text:c="2"/>| <text:s text:c="2"/>20 &gt; 15</text:p>
      <text:p text:style-name="P2">| <text:s text:c="2"/>| <text:s text:c="2"/>| <text:s text:c="2"/>| <text:s text:c="2"/>| <text:s text:c="2"/>| <text:s text:c="2"/>| <text:s text:c="2"/>9 &lt;= 2: 1 (39.0)</text:p>
      <text:p text:style-name="P2">| <text:s text:c="2"/>| <text:s text:c="2"/>| <text:s text:c="2"/>| <text:s text:c="2"/>| <text:s text:c="2"/>| <text:s text:c="2"/>| <text:s text:c="2"/>9 &gt; 2: 8 (2.0)</text:p>
      <text:p text:style-name="P2">| <text:s text:c="2"/>| <text:s text:c="2"/>| <text:s text:c="2"/>| <text:s text:c="2"/>38 &gt; 0</text:p>
      <text:p text:style-name="P2">| <text:s text:c="2"/>| <text:s text:c="2"/>| <text:s text:c="2"/>| <text:s text:c="2"/>| <text:s text:c="2"/>44 &lt;= 6: 0 (3.0/2.0)</text:p>
      <text:p text:style-name="P2">| <text:s text:c="2"/>| <text:s text:c="2"/>| <text:s text:c="2"/>| <text:s text:c="2"/>| <text:s text:c="2"/>44 &gt; 6</text:p>
      <text:p text:style-name="P2">| <text:s text:c="2"/>| <text:s text:c="2"/>| <text:s text:c="2"/>| <text:s text:c="2"/>| <text:s text:c="2"/>| <text:s text:c="2"/>10 &lt;= 11</text:p>
      <text:p text:style-name="P2">| <text:s text:c="2"/>| <text:s text:c="2"/>| <text:s text:c="2"/>| <text:s text:c="2"/>| <text:s text:c="2"/>| <text:s text:c="2"/>| <text:s text:c="2"/>19 &lt;= 1: 7 (3.0)</text:p>
      <text:p text:style-name="P2">| <text:s text:c="2"/>| <text:s text:c="2"/>| <text:s text:c="2"/>| <text:s text:c="2"/>| <text:s text:c="2"/>| <text:s text:c="2"/>| <text:s text:c="2"/>19 &gt; 1: 4 (104.0/2.0)</text:p>
      <text:p text:style-name="P2">| <text:s text:c="2"/>| <text:s text:c="2"/>| <text:s text:c="2"/>| <text:s text:c="2"/>| <text:s text:c="2"/>| <text:s text:c="2"/>10 &gt; 11: 7 (4.0)</text:p>
      <text:p text:style-name="P2"/>
      <text:p text:style-name="P2">Number of Leaves <text:s/>: <text:tab/>105</text:p>
      <text:p text:style-name="P2"/>
      <text:p text:style-name="P2"><text:soft-page-break/>Size of the tree : <text:tab/>209</text:p>
      <text:p text:style-name="P2"/>
      <text:p text:style-name="P2"/>
      <text:p text:style-name="P2">Time taken to build model: 0.1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1719 <text:s text:c="14"/>85.95 <text:s text:c="2"/>%</text:p>
      <text:p text:style-name="P2">Incorrectly Classified Instances <text:s text:c="6"/>281 <text:s text:c="14"/>14.05 <text:s text:c="2"/>%</text:p>
      <text:p text:style-name="P2">Kappa statistic <text:s text:c="25"/>0.8439</text:p>
      <text:p text:style-name="P2">Mean absolute error <text:s text:c="21"/>0.0315</text:p>
      <text:p text:style-name="P2">Root mean squared error <text:s text:c="17"/>0.1608</text:p>
      <text:p text:style-name="P2">Relative absolute error <text:s text:c="16"/>17.5064 %</text:p>
      <text:p text:style-name="P2">Root relative squared error <text:s text:c="12"/>53.6063 %</text:p>
      <text:p text:style-name="P2">Total Number of Instances <text:s text:c="12"/>2000 <text:s text:c="4"/></text:p>
      <text:p text:style-name="P2"/>
      <text:p text:style-name="P2">=== Detailed Accuracy By Class ===</text:p>
      <text:p text:style-name="P2"/>
      <text:p text:style-name="P2">TP Rate <text:s text:c="2"/>FP Rate <text:s text:c="2"/>Precision <text:s text:c="2"/>Recall <text:s/>F-Measure <text:s text:c="2"/>ROC Area <text:s/>Class</text:p>
      <text:p text:style-name="P2">0.97 <text:s text:c="5"/>0.002 <text:s text:c="5"/>0.985 <text:s text:c="4"/>0.97 <text:s text:c="5"/>0.977 <text:s text:c="5"/>0.989 <text:s text:c="3"/>0</text:p>
      <text:p text:style-name="P2">0.838 <text:s text:c="4"/>0.024 <text:s text:c="5"/>0.795 <text:s text:c="4"/>0.838 <text:s text:c="4"/>0.816 <text:s text:c="5"/>0.926 <text:s text:c="3"/>1</text:p>
      <text:p text:style-name="P2">0.859 <text:s text:c="4"/>0.014 <text:s text:c="5"/>0.864 <text:s text:c="4"/>0.859 <text:s text:c="4"/>0.862 <text:s text:c="5"/>0.934 <text:s text:c="3"/>2</text:p>
      <text:p text:style-name="P2">0.828 <text:s text:c="4"/>0.023 <text:s text:c="5"/>0.796 <text:s text:c="4"/>0.828 <text:s text:c="4"/>0.812 <text:s text:c="5"/>0.919 <text:s text:c="3"/>3</text:p>
      <text:p text:style-name="P2">0.808 <text:s text:c="4"/>0.018 <text:s text:c="5"/>0.84 <text:s text:c="5"/>0.808 <text:s text:c="4"/>0.824 <text:s text:c="5"/>0.905 <text:s text:c="3"/>4</text:p>
      <text:p text:style-name="P2">0.881 <text:s text:c="4"/>0.011 <text:s text:c="5"/>0.895 <text:s text:c="4"/>0.881 <text:s text:c="4"/>0.888 <text:s text:c="5"/>0.937 <text:s text:c="3"/>5</text:p>
      <text:p text:style-name="P2">0.938 <text:s text:c="4"/>0.007 <text:s text:c="5"/>0.933 <text:s text:c="4"/>0.938 <text:s text:c="4"/>0.936 <text:s text:c="5"/>0.968 <text:s text:c="3"/>6</text:p>
      <text:p text:style-name="P2">0.9 <text:s text:c="6"/>0.015 <text:s text:c="5"/>0.87 <text:s text:c="5"/>0.9 <text:s text:c="6"/>0.885 <text:s text:c="5"/>0.943 <text:s text:c="3"/>7</text:p>
      <text:p text:style-name="P2">0.799 <text:s text:c="4"/>0.023 <text:s text:c="5"/>0.791 <text:s text:c="4"/>0.799 <text:s text:c="4"/>0.795 <text:s text:c="5"/>0.899 <text:s text:c="3"/>8</text:p>
      <text:p text:style-name="P2">0.783 <text:s text:c="4"/>0.018 <text:s text:c="5"/>0.838 <text:s text:c="4"/>0.783 <text:s text:c="4"/>0.81 <text:s text:c="6"/>0.91 <text:s text:c="4"/>9</text:p>
      <text:p text:style-name="P2">Weighted Avg. <text:s text:c="3"/>0.86 <text:s text:c="5"/>0.016 <text:s text:c="5"/>0.86 <text:s text:c="5"/>0.86 <text:s text:c="5"/>0.86 <text:s text:c="6"/>0.933</text:p>
      <text:p text:style-name="P2"/>
      <text:p text:style-name="P2">=== Confusion Matrix ===</text:p>
      <text:p text:style-name="P2"/>
      <text:p text:style-name="P2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2">193 <text:s text:c="2"/>0 <text:s text:c="2"/>0 <text:s text:c="2"/>2 <text:s text:c="2"/>3 <text:s text:c="2"/>0 <text:s text:c="2"/>0 <text:s text:c="2"/>0 <text:s text:c="2"/>1 <text:s text:c="2"/>0 | <text:s text:c="2"/>a = 0</text:p>
      <text:p text:style-name="P2">0 171 <text:s text:c="2"/>9 <text:s text:c="2"/>5 <text:s text:c="2"/>7 <text:s text:c="2"/>0 <text:s text:c="2"/>1 <text:s text:c="2"/>1 <text:s text:c="2"/>7 <text:s text:c="2"/>3 | <text:s text:c="2"/>b = 1</text:p>
      <text:p text:style-name="P2">0 <text:s text:c="2"/>3 165 <text:s text:c="2"/>3 <text:s text:c="2"/>1 <text:s text:c="2"/>1 <text:s text:c="2"/>1 <text:s text:c="2"/>3 <text:s/>12 <text:s text:c="2"/>3 | <text:s text:c="2"/>c = 2</text:p>
      <text:p text:style-name="P2">0 <text:s text:c="2"/>6 <text:s text:c="2"/>5 164 <text:s text:c="2"/>4 <text:s text:c="2"/>5 <text:s text:c="2"/>0 <text:s text:c="2"/>4 <text:s text:c="2"/>6 <text:s text:c="2"/>4 | <text:s text:c="2"/>d = 3</text:p>
      <text:p text:style-name="P2">1 <text:s/>11 <text:s text:c="2"/>0 <text:s text:c="2"/>1 173 <text:s text:c="2"/>5 <text:s text:c="2"/>3 <text:s text:c="2"/>6 <text:s text:c="2"/>6 <text:s text:c="2"/>8 | <text:s text:c="2"/>e = 4</text:p>
      <text:p text:style-name="P2">0 <text:s text:c="2"/>3 <text:s text:c="2"/>1 <text:s text:c="2"/>2 <text:s text:c="2"/>3 170 <text:s text:c="2"/>1 <text:s text:c="2"/>4 <text:s text:c="2"/>2 <text:s text:c="2"/>7 | <text:s text:c="2"/>f = 5</text:p>
      <text:p text:style-name="P2">1 <text:s text:c="2"/>2 <text:s text:c="2"/>1 <text:s text:c="2"/>1 <text:s text:c="2"/>5 <text:s text:c="2"/>0 182 <text:s text:c="2"/>0 <text:s text:c="2"/>2 <text:s text:c="2"/>0 | <text:s text:c="2"/>g = 6</text:p>
      <text:p text:style-name="P2">0 <text:s text:c="2"/>1 <text:s text:c="2"/>1 <text:s text:c="2"/>5 <text:s text:c="2"/>2 <text:s text:c="2"/>3 <text:s text:c="2"/>0 180 <text:s text:c="2"/>4 <text:s text:c="2"/>4 | <text:s text:c="2"/>h = 7</text:p>
      <text:p text:style-name="P2">1 <text:s/>12 <text:s text:c="2"/>6 <text:s text:c="2"/>3 <text:s text:c="2"/>3 <text:s text:c="2"/>2 <text:s text:c="2"/>6 <text:s text:c="2"/>3 155 <text:s text:c="2"/>3 | <text:s text:c="2"/>i = 8</text:p>
      <text:p text:style-name="P2">0 <text:s text:c="2"/>6 <text:s text:c="2"/>3 <text:s/>20 <text:s text:c="2"/>5 <text:s text:c="2"/>4 <text:s text:c="2"/>1 <text:s text:c="2"/>6 <text:s text:c="2"/>1 166 | <text:s text:c="2"/>j = 9</text:p>
      <text:p text:style-name="P2"/>
      <text:p text:style-name="P2"/>
      <text:p text:style-name="P2"/>
      <text:p text:style-name="P2">#######################################################################################################################################################################################################################################</text:p>
      <text:p text:style-name="P2">#4 conf fact = 0.5</text:p>
      <text:p text:style-name="P2"><text:soft-page-break/></text:p>
      <text:p text:style-name="P2">=== Run information ===</text:p>
      <text:p text:style-name="P2"/>
      <text:p text:style-name="P2">Scheme:weka.classifiers.trees.J48 -C 0.5 -M 2</text:p>
      <text:p text:style-name="P2">Relation: <text:s text:c="4"/>optraining_plus_1900</text:p>
      <text:p text:style-name="P2">Instances: <text:s text:c="3"/>2000</text:p>
      <text:p text:style-name="P2">Attributes: <text:s text:c="2"/>55</text:p>
      <text:p text:style-name="P2">1</text:p>
      <text:p text:style-name="P2">2</text:p>
      <text:p text:style-name="P2">3</text:p>
      <text:p text:style-name="P2">4</text:p>
      <text:p text:style-name="P2">5</text:p>
      <text:p text:style-name="P2">6</text:p>
      <text:p text:style-name="P2">7</text:p>
      <text:p text:style-name="P2">9</text:p>
      <text:p text:style-name="P2">10</text:p>
      <text:p text:style-name="P2">11</text:p>
      <text:p text:style-name="P2">12</text:p>
      <text:p text:style-name="P2">13</text:p>
      <text:p text:style-name="P2">14</text:p>
      <text:p text:style-name="P2">15</text:p>
      <text:p text:style-name="P2">17</text:p>
      <text:p text:style-name="P2">18</text:p>
      <text:p text:style-name="P2">19</text:p>
      <text:p text:style-name="P2">20</text:p>
      <text:p text:style-name="P2">21</text:p>
      <text:p text:style-name="P2">22</text:p>
      <text:p text:style-name="P2">23</text:p>
      <text:p text:style-name="P2">25</text:p>
      <text:p text:style-name="P2">26</text:p>
      <text:p text:style-name="P2">27</text:p>
      <text:p text:style-name="P2">28</text:p>
      <text:p text:style-name="P2">29</text:p>
      <text:p text:style-name="P2">30</text:p>
      <text:p text:style-name="P2">33</text:p>
      <text:p text:style-name="P2">34</text:p>
      <text:p text:style-name="P2">35</text:p>
      <text:p text:style-name="P2">36</text:p>
      <text:p text:style-name="P2">37</text:p>
      <text:p text:style-name="P2">38</text:p>
      <text:p text:style-name="P2">41</text:p>
      <text:p text:style-name="P2">42</text:p>
      <text:p text:style-name="P2">43</text:p>
      <text:p text:style-name="P2">44</text:p>
      <text:p text:style-name="P2">45</text:p>
      <text:p text:style-name="P2">46</text:p>
      <text:p text:style-name="P2">47</text:p>
      <text:p text:style-name="P2">49</text:p>
      <text:p text:style-name="P2">50</text:p>
      <text:p text:style-name="P2">51</text:p>
      <text:p text:style-name="P2">52</text:p>
      <text:p text:style-name="P2">53</text:p>
      <text:p text:style-name="P2"><text:soft-page-break/>54</text:p>
      <text:p text:style-name="P2">55</text:p>
      <text:p text:style-name="P2">57</text:p>
      <text:p text:style-name="P2">58</text:p>
      <text:p text:style-name="P2">59</text:p>
      <text:p text:style-name="P2">60</text:p>
      <text:p text:style-name="P2">61</text:p>
      <text:p text:style-name="P2">62</text:p>
      <text:p text:style-name="P2">63</text:p>
      <text:p text:style-name="P2">64</text:p>
      <text:p text:style-name="P2">Test mode:10-fold cross-validation</text:p>
      <text:p text:style-name="P2"/>
      <text:p text:style-name="P2">=== Classifier model (full training set) ===</text:p>
      <text:p text:style-name="P2"/>
      <text:p text:style-name="P2">J48 pruned tree</text:p>
      <text:p text:style-name="P2">------------------</text:p>
      <text:p text:style-name="P2"/>
      <text:p text:style-name="P2">36 &lt;= 3</text:p>
      <text:p text:style-name="P2">| <text:s text:c="2"/>42 &lt;= 5</text:p>
      <text:p text:style-name="P2">| <text:s text:c="2"/>| <text:s text:c="2"/>21 &lt;= 8</text:p>
      <text:p text:style-name="P2">| <text:s text:c="2"/>| <text:s text:c="2"/>| <text:s text:c="2"/>59 &lt;= 5: 9 (2.0)</text:p>
      <text:p text:style-name="P2">| <text:s text:c="2"/>| <text:s text:c="2"/>| <text:s text:c="2"/>59 &gt; 5</text:p>
      <text:p text:style-name="P2">| <text:s text:c="2"/>| <text:s text:c="2"/>| <text:s text:c="2"/>| <text:s text:c="2"/>22 &lt;= 3</text:p>
      <text:p text:style-name="P2">| <text:s text:c="2"/>| <text:s text:c="2"/>| <text:s text:c="2"/>| <text:s text:c="2"/>| <text:s text:c="2"/>26 &lt;= 3</text:p>
      <text:p text:style-name="P2">| <text:s text:c="2"/>| <text:s text:c="2"/>| <text:s text:c="2"/>| <text:s text:c="2"/>| <text:s text:c="2"/>| <text:s text:c="2"/>4 &lt;= 14: 9 (2.0)</text:p>
      <text:p text:style-name="P2">| <text:s text:c="2"/>| <text:s text:c="2"/>| <text:s text:c="2"/>| <text:s text:c="2"/>| <text:s text:c="2"/>| <text:s text:c="2"/>4 &gt; 14: 5 (2.0)</text:p>
      <text:p text:style-name="P2">| <text:s text:c="2"/>| <text:s text:c="2"/>| <text:s text:c="2"/>| <text:s text:c="2"/>| <text:s text:c="2"/>26 &gt; 3: 5 (47.0/1.0)</text:p>
      <text:p text:style-name="P2">| <text:s text:c="2"/>| <text:s text:c="2"/>| <text:s text:c="2"/>| <text:s text:c="2"/>22 &gt; 3: 9 (3.0/1.0)</text:p>
      <text:p text:style-name="P2">| <text:s text:c="2"/>| <text:s text:c="2"/>21 &gt; 8</text:p>
      <text:p text:style-name="P2">| <text:s text:c="2"/>| <text:s text:c="2"/>| <text:s text:c="2"/>63 &lt;= 2</text:p>
      <text:p text:style-name="P2">| <text:s text:c="2"/>| <text:s text:c="2"/>| <text:s text:c="2"/>| <text:s text:c="2"/>33 &lt;= 0: 9 (84.0/1.0)</text:p>
      <text:p text:style-name="P2">| <text:s text:c="2"/>| <text:s text:c="2"/>| <text:s text:c="2"/>| <text:s text:c="2"/>33 &gt; 0: 5 (3.0/1.0)</text:p>
      <text:p text:style-name="P2">| <text:s text:c="2"/>| <text:s text:c="2"/>| <text:s text:c="2"/>63 &gt; 2: 2 (3.0)</text:p>
      <text:p text:style-name="P2">| <text:s text:c="2"/>42 &gt; 5</text:p>
      <text:p text:style-name="P2">| <text:s text:c="2"/>| <text:s text:c="2"/>29 &lt;= 1</text:p>
      <text:p text:style-name="P2">| <text:s text:c="2"/>| <text:s text:c="2"/>| <text:s text:c="2"/>61 &lt;= 1</text:p>
      <text:p text:style-name="P2">| <text:s text:c="2"/>| <text:s text:c="2"/>| <text:s text:c="2"/>| <text:s text:c="2"/>4 &lt;= 15: 8 (2.0)</text:p>
      <text:p text:style-name="P2">| <text:s text:c="2"/>| <text:s text:c="2"/>| <text:s text:c="2"/>| <text:s text:c="2"/>4 &gt; 15: 5 (4.0)</text:p>
      <text:p text:style-name="P2">| <text:s text:c="2"/>| <text:s text:c="2"/>| <text:s text:c="2"/>61 &gt; 1</text:p>
      <text:p text:style-name="P2">| <text:s text:c="2"/>| <text:s text:c="2"/>| <text:s text:c="2"/>| <text:s text:c="2"/>44 &lt;= 5: 2 (22.0)</text:p>
      <text:p text:style-name="P2">| <text:s text:c="2"/>| <text:s text:c="2"/>| <text:s text:c="2"/>| <text:s text:c="2"/>44 &gt; 5: 6 (9.0)</text:p>
      <text:p text:style-name="P2">| <text:s text:c="2"/>| <text:s text:c="2"/>29 &gt; 1</text:p>
      <text:p text:style-name="P2">| <text:s text:c="2"/>| <text:s text:c="2"/>| <text:s text:c="2"/>28 &lt;= 10</text:p>
      <text:p text:style-name="P2">| <text:s text:c="2"/>| <text:s text:c="2"/>| <text:s text:c="2"/>| <text:s text:c="2"/>59 &lt;= 4: 4 (9.0)</text:p>
      <text:p text:style-name="P2">| <text:s text:c="2"/>| <text:s text:c="2"/>| <text:s text:c="2"/>| <text:s text:c="2"/>59 &gt; 4: 0 (198.0/1.0)</text:p>
      <text:p text:style-name="P2">| <text:s text:c="2"/>| <text:s text:c="2"/>| <text:s text:c="2"/>28 &gt; 10</text:p>
      <text:p text:style-name="P2">| <text:s text:c="2"/>| <text:s text:c="2"/>| <text:s text:c="2"/>| <text:s text:c="2"/>30 &lt;= 5</text:p>
      <text:p text:style-name="P2">| <text:s text:c="2"/>| <text:s text:c="2"/>| <text:s text:c="2"/>| <text:s text:c="2"/>| <text:s text:c="2"/>13 &lt;= 2: 6 (3.0)</text:p>
      <text:p text:style-name="P2">| <text:s text:c="2"/>| <text:s text:c="2"/>| <text:s text:c="2"/>| <text:s text:c="2"/>| <text:s text:c="2"/>13 &gt; 2</text:p>
      <text:p text:style-name="P2">| <text:s text:c="2"/>| <text:s text:c="2"/>| <text:s text:c="2"/>| <text:s text:c="2"/>| <text:s text:c="2"/>| <text:s text:c="2"/>34 &lt;= 10: 3 (3.0)</text:p>
      <text:p text:style-name="P2">| <text:s text:c="2"/>| <text:s text:c="2"/>| <text:s text:c="2"/>| <text:s text:c="2"/>| <text:s text:c="2"/>| <text:s text:c="2"/>34 &gt; 10: 8 (8.0)</text:p>
      <text:p text:style-name="P2">| <text:s text:c="2"/>| <text:s text:c="2"/>| <text:s text:c="2"/>| <text:s text:c="2"/>30 &gt; 5: 9 (3.0/1.0)</text:p>
      <text:p text:style-name="P2"><text:soft-page-break/>36 &gt; 3</text:p>
      <text:p text:style-name="P2">| <text:s text:c="2"/>21 &lt;= 0</text:p>
      <text:p text:style-name="P2">| <text:s text:c="2"/>| <text:s text:c="2"/>42 &lt;= 6</text:p>
      <text:p text:style-name="P2">| <text:s text:c="2"/>| <text:s text:c="2"/>| <text:s text:c="2"/>5 &lt;= 1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27 &lt;= 10: 2 (29.0)</text:p>
      <text:p text:style-name="P2">| <text:s text:c="2"/>| <text:s text:c="2"/>| <text:s text:c="2"/>| <text:s text:c="2"/>| <text:s text:c="2"/>27 &gt; 10</text:p>
      <text:p text:style-name="P2">| <text:s text:c="2"/>| <text:s text:c="2"/>| <text:s text:c="2"/>| <text:s text:c="2"/>| <text:s text:c="2"/>| <text:s text:c="2"/>9 &lt;= 2: 1 (32.0/1.0)</text:p>
      <text:p text:style-name="P2">| <text:s text:c="2"/>| <text:s text:c="2"/>| <text:s text:c="2"/>| <text:s text:c="2"/>| <text:s text:c="2"/>| <text:s text:c="2"/>9 &gt; 2</text:p>
      <text:p text:style-name="P2">| <text:s text:c="2"/>| <text:s text:c="2"/>| <text:s text:c="2"/>| <text:s text:c="2"/>| <text:s text:c="2"/>| <text:s text:c="2"/>| <text:s text:c="2"/>37 &lt;= 1: 2 (4.0)</text:p>
      <text:p text:style-name="P2">| <text:s text:c="2"/>| <text:s text:c="2"/>| <text:s text:c="2"/>| <text:s text:c="2"/>| <text:s text:c="2"/>| <text:s text:c="2"/>| <text:s text:c="2"/>37 &gt; 1: 3 (3.0/1.0)</text:p>
      <text:p text:style-name="P2">| <text:s text:c="2"/>| <text:s text:c="2"/>| <text:s text:c="2"/>| <text:s text:c="2"/>38 &gt; 0</text:p>
      <text:p text:style-name="P2">| <text:s text:c="2"/>| <text:s text:c="2"/>| <text:s text:c="2"/>| <text:s text:c="2"/>| <text:s text:c="2"/>44 &lt;= 9: 3 (8.0/1.0)</text:p>
      <text:p text:style-name="P2">| <text:s text:c="2"/>| <text:s text:c="2"/>| <text:s text:c="2"/>| <text:s text:c="2"/>| <text:s text:c="2"/>44 &gt; 9</text:p>
      <text:p text:style-name="P2">| <text:s text:c="2"/>| <text:s text:c="2"/>| <text:s text:c="2"/>| <text:s text:c="2"/>| <text:s text:c="2"/>| <text:s text:c="2"/>20 &lt;= 12: 4 (7.0)</text:p>
      <text:p text:style-name="P2">| <text:s text:c="2"/>| <text:s text:c="2"/>| <text:s text:c="2"/>| <text:s text:c="2"/>| <text:s text:c="2"/>| <text:s text:c="2"/>20 &gt; 12: 7 (2.0)</text:p>
      <text:p text:style-name="P2">| <text:s text:c="2"/>| <text:s text:c="2"/>| <text:s text:c="2"/>5 &gt; 1</text:p>
      <text:p text:style-name="P2">| <text:s text:c="2"/>| <text:s text:c="2"/>| <text:s text:c="2"/>| <text:s text:c="2"/>18 &lt;= 2: 3 (4.0/1.0)</text:p>
      <text:p text:style-name="P2">| <text:s text:c="2"/>| <text:s text:c="2"/>| <text:s text:c="2"/>| <text:s text:c="2"/>18 &gt; 2: 5 (122.0)</text:p>
      <text:p text:style-name="P2">| <text:s text:c="2"/>| <text:s text:c="2"/>42 &gt; 6</text:p>
      <text:p text:style-name="P2">| <text:s text:c="2"/>| <text:s text:c="2"/>| <text:s text:c="2"/>54 &lt;= 0</text:p>
      <text:p text:style-name="P2">| <text:s text:c="2"/>| <text:s text:c="2"/>| <text:s text:c="2"/>| <text:s text:c="2"/>6 &lt;= 1</text:p>
      <text:p text:style-name="P2">| <text:s text:c="2"/>| <text:s text:c="2"/>| <text:s text:c="2"/>| <text:s text:c="2"/>| <text:s text:c="2"/>1 &lt;= 0</text:p>
      <text:p text:style-name="P2">| <text:s text:c="2"/>| <text:s text:c="2"/>| <text:s text:c="2"/>| <text:s text:c="2"/>| <text:s text:c="2"/>| <text:s text:c="2"/>37 &lt;= 5: 1 (10.0/1.0)</text:p>
      <text:p text:style-name="P2">| <text:s text:c="2"/>| <text:s text:c="2"/>| <text:s text:c="2"/>| <text:s text:c="2"/>| <text:s text:c="2"/>| <text:s text:c="2"/>37 &gt; 5: 4 (29.0/1.0)</text:p>
      <text:p text:style-name="P2">| <text:s text:c="2"/>| <text:s text:c="2"/>| <text:s text:c="2"/>| <text:s text:c="2"/>| <text:s text:c="2"/>1 &gt; 0: 7 (2.0)</text:p>
      <text:p text:style-name="P2">| <text:s text:c="2"/>| <text:s text:c="2"/>| <text:s text:c="2"/>| <text:s text:c="2"/>6 &gt; 1: 5 (4.0)</text:p>
      <text:p text:style-name="P2">| <text:s text:c="2"/>| <text:s text:c="2"/>| <text:s text:c="2"/>54 &gt; 0</text:p>
      <text:p text:style-name="P2">| <text:s text:c="2"/>| <text:s text:c="2"/>| <text:s text:c="2"/>| <text:s text:c="2"/>1 &lt;= 1</text:p>
      <text:p text:style-name="P2">| <text:s text:c="2"/>| <text:s text:c="2"/>| <text:s text:c="2"/>| <text:s text:c="2"/>| <text:s text:c="2"/>34 &lt;= 5: 8 (3.0/1.0)</text:p>
      <text:p text:style-name="P2">| <text:s text:c="2"/>| <text:s text:c="2"/>| <text:s text:c="2"/>| <text:s text:c="2"/>| <text:s text:c="2"/>34 &gt; 5</text:p>
      <text:p text:style-name="P2">| <text:s text:c="2"/>| <text:s text:c="2"/>| <text:s text:c="2"/>| <text:s text:c="2"/>| <text:s text:c="2"/>| <text:s text:c="2"/>49 &lt;= 4</text:p>
      <text:p text:style-name="P2">| <text:s text:c="2"/>| <text:s text:c="2"/>| <text:s text:c="2"/>| <text:s text:c="2"/>| <text:s text:c="2"/>| <text:s text:c="2"/>| <text:s text:c="2"/>20 &lt;= 9: 6 (177.0/1.0)</text:p>
      <text:p text:style-name="P2">| <text:s text:c="2"/>| <text:s text:c="2"/>| <text:s text:c="2"/>| <text:s text:c="2"/>| <text:s text:c="2"/>| <text:s text:c="2"/>| <text:s text:c="2"/>20 &gt; 9: 1 (2.0/1.0)</text:p>
      <text:p text:style-name="P2">| <text:s text:c="2"/>| <text:s text:c="2"/>| <text:s text:c="2"/>| <text:s text:c="2"/>| <text:s text:c="2"/>| <text:s text:c="2"/>49 &gt; 4</text:p>
      <text:p text:style-name="P2">| <text:s text:c="2"/>| <text:s text:c="2"/>| <text:s text:c="2"/>| <text:s text:c="2"/>| <text:s text:c="2"/>| <text:s text:c="2"/>| <text:s text:c="2"/>25 &lt;= 4: 4 (9.0/1.0)</text:p>
      <text:p text:style-name="P2">| <text:s text:c="2"/>| <text:s text:c="2"/>| <text:s text:c="2"/>| <text:s text:c="2"/>| <text:s text:c="2"/>| <text:s text:c="2"/>| <text:s text:c="2"/>25 &gt; 4: 6 (2.0)</text:p>
      <text:p text:style-name="P2">| <text:s text:c="2"/>| <text:s text:c="2"/>| <text:s text:c="2"/>| <text:s text:c="2"/>1 &gt; 1: 2 (3.0)</text:p>
      <text:p text:style-name="P2">| <text:s text:c="2"/>21 &gt; 0</text:p>
      <text:p text:style-name="P2">| <text:s text:c="2"/>| <text:s text:c="2"/>60 &lt;= 5</text:p>
      <text:p text:style-name="P2">| <text:s text:c="2"/>| <text:s text:c="2"/>| <text:s text:c="2"/>53 &lt;= 4</text:p>
      <text:p text:style-name="P2">| <text:s text:c="2"/>| <text:s text:c="2"/>| <text:s text:c="2"/>| <text:s text:c="2"/>12 &lt;= 3</text:p>
      <text:p text:style-name="P2">| <text:s text:c="2"/>| <text:s text:c="2"/>| <text:s text:c="2"/>| <text:s text:c="2"/>| <text:s text:c="2"/>5 &lt;= 9: 4 (27.0)</text:p>
      <text:p text:style-name="P2">| <text:s text:c="2"/>| <text:s text:c="2"/>| <text:s text:c="2"/>| <text:s text:c="2"/>| <text:s text:c="2"/>5 &gt; 9</text:p>
      <text:p text:style-name="P2">| <text:s text:c="2"/>| <text:s text:c="2"/>| <text:s text:c="2"/>| <text:s text:c="2"/>| <text:s text:c="2"/>| <text:s text:c="2"/>42 &lt;= 1: 9 (5.0)</text:p>
      <text:p text:style-name="P2">| <text:s text:c="2"/>| <text:s text:c="2"/>| <text:s text:c="2"/>| <text:s text:c="2"/>| <text:s text:c="2"/>| <text:s text:c="2"/>42 &gt; 1: 7 (2.0/1.0)</text:p>
      <text:p text:style-name="P2">| <text:s text:c="2"/>| <text:s text:c="2"/>| <text:s text:c="2"/>| <text:s text:c="2"/>12 &gt; 3</text:p>
      <text:p text:style-name="P2">| <text:s text:c="2"/>| <text:s text:c="2"/>| <text:s text:c="2"/>| <text:s text:c="2"/>| <text:s text:c="2"/>43 &lt;= 2</text:p>
      <text:p text:style-name="P2">| <text:s text:c="2"/>| <text:s text:c="2"/>| <text:s text:c="2"/>| <text:s text:c="2"/>| <text:s text:c="2"/>| <text:s text:c="2"/>42 &lt;= 1</text:p>
      <text:p text:style-name="P2">| <text:s text:c="2"/>| <text:s text:c="2"/>| <text:s text:c="2"/>| <text:s text:c="2"/>| <text:s text:c="2"/>| <text:s text:c="2"/>| <text:s text:c="2"/>21 &lt;= 12: 4 (2.0)</text:p>
      <text:p text:style-name="P2">| <text:s text:c="2"/>| <text:s text:c="2"/>| <text:s text:c="2"/>| <text:s text:c="2"/>| <text:s text:c="2"/>| <text:s text:c="2"/>| <text:s text:c="2"/>21 &gt; 12: 9 (7.0)</text:p>
      <text:p text:style-name="P2">| <text:s text:c="2"/>| <text:s text:c="2"/>| <text:s text:c="2"/>| <text:s text:c="2"/>| <text:s text:c="2"/>| <text:s text:c="2"/>42 &gt; 1: 3 (2.0/1.0)</text:p>
      <text:p text:style-name="P2"><text:soft-page-break/>| <text:s text:c="2"/>| <text:s text:c="2"/>| <text:s text:c="2"/>| <text:s text:c="2"/>| <text:s text:c="2"/>43 &gt; 2</text:p>
      <text:p text:style-name="P2">| <text:s text:c="2"/>| <text:s text:c="2"/>| <text:s text:c="2"/>| <text:s text:c="2"/>| <text:s text:c="2"/>| <text:s text:c="2"/>29 &lt;= 0</text:p>
      <text:p text:style-name="P2">| <text:s text:c="2"/>| <text:s text:c="2"/>| <text:s text:c="2"/>| <text:s text:c="2"/>| <text:s text:c="2"/>| <text:s text:c="2"/>| <text:s text:c="2"/>35 &lt;= 15: 3 (2.0/1.0)</text:p>
      <text:p text:style-name="P2">| <text:s text:c="2"/>| <text:s text:c="2"/>| <text:s text:c="2"/>| <text:s text:c="2"/>| <text:s text:c="2"/>| <text:s text:c="2"/>| <text:s text:c="2"/>35 &gt; 15: 8 (4.0/1.0)</text:p>
      <text:p text:style-name="P2">| <text:s text:c="2"/>| <text:s text:c="2"/>| <text:s text:c="2"/>| <text:s text:c="2"/>| <text:s text:c="2"/>| <text:s text:c="2"/>29 &gt; 0</text:p>
      <text:p text:style-name="P2">| <text:s text:c="2"/>| <text:s text:c="2"/>| <text:s text:c="2"/>| <text:s text:c="2"/>| <text:s text:c="2"/>| <text:s text:c="2"/>| <text:s text:c="2"/>19 &lt;= 15</text:p>
      <text:p text:style-name="P2">| <text:s text:c="2"/>| <text:s text:c="2"/>| <text:s text:c="2"/>| <text:s text:c="2"/>| <text:s text:c="2"/>| <text:s text:c="2"/>| <text:s text:c="2"/>| <text:s text:c="2"/>36 &lt;= 6: 8 (2.0)</text:p>
      <text:p text:style-name="P2">| <text:s text:c="2"/>| <text:s text:c="2"/>| <text:s text:c="2"/>| <text:s text:c="2"/>| <text:s text:c="2"/>| <text:s text:c="2"/>| <text:s text:c="2"/>| <text:s text:c="2"/>36 &gt; 6</text:p>
      <text:p text:style-name="P2">| <text:s text:c="2"/>| <text:s text:c="2"/>| <text:s text:c="2"/>| <text:s text:c="2"/>| <text:s text:c="2"/>| <text:s text:c="2"/>| <text:s text:c="2"/>| <text:s text:c="2"/>| <text:s text:c="2"/>17 &lt;= 7</text:p>
      <text:p text:style-name="P2">| <text:s text:c="2"/>| <text:s text:c="2"/>| <text:s text:c="2"/>| <text:s text:c="2"/>| <text:s text:c="2"/>| <text:s text:c="2"/>| <text:s text:c="2"/>| <text:s text:c="2"/>| <text:s text:c="2"/>| <text:s text:c="2"/>25 &lt;= 4: 7 (168.0/1.0)</text:p>
      <text:p text:style-name="P2">| <text:s text:c="2"/>| <text:s text:c="2"/>| <text:s text:c="2"/>| <text:s text:c="2"/>| <text:s text:c="2"/>| <text:s text:c="2"/>| <text:s text:c="2"/>| <text:s text:c="2"/>| <text:s text:c="2"/>| <text:s text:c="2"/>25 &gt; 4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7 &lt;= 9: 4 (3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7 &gt; 9: 7 (4.0)</text:p>
      <text:p text:style-name="P2">| <text:s text:c="2"/>| <text:s text:c="2"/>| <text:s text:c="2"/>| <text:s text:c="2"/>| <text:s text:c="2"/>| <text:s text:c="2"/>| <text:s text:c="2"/>| <text:s text:c="2"/>| <text:s text:c="2"/>17 &gt; 7</text:p>
      <text:p text:style-name="P2">| <text:s text:c="2"/>| <text:s text:c="2"/>| <text:s text:c="2"/>| <text:s text:c="2"/>| <text:s text:c="2"/>| <text:s text:c="2"/>| <text:s text:c="2"/>| <text:s text:c="2"/>| <text:s text:c="2"/>| <text:s text:c="2"/>1 &lt;= 0: 9 (3.0)</text:p>
      <text:p text:style-name="P2">| <text:s text:c="2"/>| <text:s text:c="2"/>| <text:s text:c="2"/>| <text:s text:c="2"/>| <text:s text:c="2"/>| <text:s text:c="2"/>| <text:s text:c="2"/>| <text:s text:c="2"/>| <text:s text:c="2"/>| <text:s text:c="2"/>1 &gt; 0: 7 (2.0)</text:p>
      <text:p text:style-name="P2">| <text:s text:c="2"/>| <text:s text:c="2"/>| <text:s text:c="2"/>| <text:s text:c="2"/>| <text:s text:c="2"/>| <text:s text:c="2"/>| <text:s text:c="2"/>19 &gt; 15</text:p>
      <text:p text:style-name="P2">| <text:s text:c="2"/>| <text:s text:c="2"/>| <text:s text:c="2"/>| <text:s text:c="2"/>| <text:s text:c="2"/>| <text:s text:c="2"/>| <text:s text:c="2"/>| <text:s text:c="2"/>2 &lt;= 4: 1 (2.0)</text:p>
      <text:p text:style-name="P2">| <text:s text:c="2"/>| <text:s text:c="2"/>| <text:s text:c="2"/>| <text:s text:c="2"/>| <text:s text:c="2"/>| <text:s text:c="2"/>| <text:s text:c="2"/>| <text:s text:c="2"/>2 &gt; 4: 8 (2.0/1.0)</text:p>
      <text:p text:style-name="P2">| <text:s text:c="2"/>| <text:s text:c="2"/>| <text:s text:c="2"/>53 &gt; 4</text:p>
      <text:p text:style-name="P2">| <text:s text:c="2"/>| <text:s text:c="2"/>| <text:s text:c="2"/>| <text:s text:c="2"/>17 &lt;= 0</text:p>
      <text:p text:style-name="P2">| <text:s text:c="2"/>| <text:s text:c="2"/>| <text:s text:c="2"/>| <text:s text:c="2"/>| <text:s text:c="2"/>3 &lt;= 12</text:p>
      <text:p text:style-name="P2">| <text:s text:c="2"/>| <text:s text:c="2"/>| <text:s text:c="2"/>| <text:s text:c="2"/>| <text:s text:c="2"/>| <text:s text:c="2"/>11 &lt;= 1: 1 (5.0)</text:p>
      <text:p text:style-name="P2">| <text:s text:c="2"/>| <text:s text:c="2"/>| <text:s text:c="2"/>| <text:s text:c="2"/>| <text:s text:c="2"/>| <text:s text:c="2"/>11 &gt; 1: 4 (2.0/1.0)</text:p>
      <text:p text:style-name="P2">| <text:s text:c="2"/>| <text:s text:c="2"/>| <text:s text:c="2"/>| <text:s text:c="2"/>| <text:s text:c="2"/>3 &gt; 12</text:p>
      <text:p text:style-name="P2">| <text:s text:c="2"/>| <text:s text:c="2"/>| <text:s text:c="2"/>| <text:s text:c="2"/>| <text:s text:c="2"/>| <text:s text:c="2"/>28 &lt;= 12: 5 (2.0/1.0)</text:p>
      <text:p text:style-name="P2">| <text:s text:c="2"/>| <text:s text:c="2"/>| <text:s text:c="2"/>| <text:s text:c="2"/>| <text:s text:c="2"/>| <text:s text:c="2"/>28 &gt; 12: 3 (5.0)</text:p>
      <text:p text:style-name="P2">| <text:s text:c="2"/>| <text:s text:c="2"/>| <text:s text:c="2"/>| <text:s text:c="2"/>17 &gt; 0: 2 (2.0)</text:p>
      <text:p text:style-name="P2">| <text:s text:c="2"/>| <text:s text:c="2"/>60 &gt; 5</text:p>
      <text:p text:style-name="P2">| <text:s text:c="2"/>| <text:s text:c="2"/>| <text:s text:c="2"/>33 &lt;= 2</text:p>
      <text:p text:style-name="P2">| <text:s text:c="2"/>| <text:s text:c="2"/>| <text:s text:c="2"/>| <text:s text:c="2"/>43 &lt;= 3</text:p>
      <text:p text:style-name="P2">| <text:s text:c="2"/>| <text:s text:c="2"/>| <text:s text:c="2"/>| <text:s text:c="2"/>| <text:s text:c="2"/>42 &lt;= 9</text:p>
      <text:p text:style-name="P2">| <text:s text:c="2"/>| <text:s text:c="2"/>| <text:s text:c="2"/>| <text:s text:c="2"/>| <text:s text:c="2"/>| <text:s text:c="2"/>2 &lt;= 0</text:p>
      <text:p text:style-name="P2">| <text:s text:c="2"/>| <text:s text:c="2"/>| <text:s text:c="2"/>| <text:s text:c="2"/>| <text:s text:c="2"/>| <text:s text:c="2"/>| <text:s text:c="2"/>20 &lt;= 4</text:p>
      <text:p text:style-name="P2">| <text:s text:c="2"/>| <text:s text:c="2"/>| <text:s text:c="2"/>| <text:s text:c="2"/>| <text:s text:c="2"/>| <text:s text:c="2"/>| <text:s text:c="2"/>| <text:s text:c="2"/>15 &lt;= 0: 4 (7.0)</text:p>
      <text:p text:style-name="P2">| <text:s text:c="2"/>| <text:s text:c="2"/>| <text:s text:c="2"/>| <text:s text:c="2"/>| <text:s text:c="2"/>| <text:s text:c="2"/>| <text:s text:c="2"/>| <text:s text:c="2"/>15 &gt; 0</text:p>
      <text:p text:style-name="P2">| <text:s text:c="2"/>| <text:s text:c="2"/>| <text:s text:c="2"/>| <text:s text:c="2"/>| <text:s text:c="2"/>| <text:s text:c="2"/>| <text:s text:c="2"/>| <text:s text:c="2"/>| <text:s text:c="2"/>34 &lt;= 5: 4 (2.0/1.0)</text:p>
      <text:p text:style-name="P2">| <text:s text:c="2"/>| <text:s text:c="2"/>| <text:s text:c="2"/>| <text:s text:c="2"/>| <text:s text:c="2"/>| <text:s text:c="2"/>| <text:s text:c="2"/>| <text:s text:c="2"/>| <text:s text:c="2"/>34 &gt; 5: 9 (4.0)</text:p>
      <text:p text:style-name="P2">| <text:s text:c="2"/>| <text:s text:c="2"/>| <text:s text:c="2"/>| <text:s text:c="2"/>| <text:s text:c="2"/>| <text:s text:c="2"/>| <text:s text:c="2"/>20 &gt; 4</text:p>
      <text:p text:style-name="P2">| <text:s text:c="2"/>| <text:s text:c="2"/>| <text:s text:c="2"/>| <text:s text:c="2"/>| <text:s text:c="2"/>| <text:s text:c="2"/>| <text:s text:c="2"/>| <text:s text:c="2"/>10 &lt;= 8</text:p>
      <text:p text:style-name="P2">| <text:s text:c="2"/>| <text:s text:c="2"/>| <text:s text:c="2"/>| <text:s text:c="2"/>| <text:s text:c="2"/>| <text:s text:c="2"/>| <text:s text:c="2"/>| <text:s text:c="2"/>| <text:s text:c="2"/>12 &lt;= 14: 9 (3.0/1.0)</text:p>
      <text:p text:style-name="P2">| <text:s text:c="2"/>| <text:s text:c="2"/>| <text:s text:c="2"/>| <text:s text:c="2"/>| <text:s text:c="2"/>| <text:s text:c="2"/>| <text:s text:c="2"/>| <text:s text:c="2"/>| <text:s text:c="2"/>12 &gt; 14: 1 (21.0)</text:p>
      <text:p text:style-name="P2">| <text:s text:c="2"/>| <text:s text:c="2"/>| <text:s text:c="2"/>| <text:s text:c="2"/>| <text:s text:c="2"/>| <text:s text:c="2"/>| <text:s text:c="2"/>| <text:s text:c="2"/>10 &gt; 8: 9 (4.0)</text:p>
      <text:p text:style-name="P2">| <text:s text:c="2"/>| <text:s text:c="2"/>| <text:s text:c="2"/>| <text:s text:c="2"/>| <text:s text:c="2"/>| <text:s text:c="2"/>2 &gt; 0</text:p>
      <text:p text:style-name="P2">| <text:s text:c="2"/>| <text:s text:c="2"/>| <text:s text:c="2"/>| <text:s text:c="2"/>| <text:s text:c="2"/>| <text:s text:c="2"/>| <text:s text:c="2"/>62 &lt;= 11</text:p>
      <text:p text:style-name="P2"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19 &lt;= 11</text:p>
      <text:p text:style-name="P2">| <text:s text:c="2"/>| <text:s text:c="2"/>| <text:s text:c="2"/>| <text:s text:c="2"/>| <text:s text:c="2"/>| <text:s text:c="2"/>| <text:s text:c="2"/>| <text:s text:c="2"/>| <text:s text:c="2"/>| <text:s text:c="2"/>30 &lt;= 4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lt;= 14: 3 (150.0/2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gt; 14: 9 (3.0)</text:p>
      <text:p text:style-name="P2">| <text:s text:c="2"/>| <text:s text:c="2"/>| <text:s text:c="2"/>| <text:s text:c="2"/>| <text:s text:c="2"/>| <text:s text:c="2"/>| <text:s text:c="2"/>| <text:s text:c="2"/>| <text:s text:c="2"/>| <text:s text:c="2"/>30 &gt; 4: 9 (5.0/2.0)</text:p>
      <text:p text:style-name="P2">| <text:s text:c="2"/>| <text:s text:c="2"/>| <text:s text:c="2"/>| <text:s text:c="2"/>| <text:s text:c="2"/>| <text:s text:c="2"/>| <text:s text:c="2"/>| <text:s text:c="2"/>| <text:s text:c="2"/>19 &gt; 11</text:p>
      <text:p text:style-name="P2"><text:soft-page-break/>| <text:s text:c="2"/>| <text:s text:c="2"/>| <text:s text:c="2"/>| <text:s text:c="2"/>| <text:s text:c="2"/>| <text:s text:c="2"/>| <text:s text:c="2"/>| <text:s text:c="2"/>| <text:s text:c="2"/>| <text:s text:c="2"/>35 &lt;= 5: 9 (9.0/1.0)</text:p>
      <text:p text:style-name="P2">| <text:s text:c="2"/>| <text:s text:c="2"/>| <text:s text:c="2"/>| <text:s text:c="2"/>| <text:s text:c="2"/>| <text:s text:c="2"/>| <text:s text:c="2"/>| <text:s text:c="2"/>| <text:s text:c="2"/>| <text:s text:c="2"/>35 &gt; 5: 3 (2.0)</text:p>
      <text:p text:style-name="P2">| <text:s text:c="2"/>| <text:s text:c="2"/>| <text:s text:c="2"/>| <text:s text:c="2"/>| <text:s text:c="2"/>| <text:s text:c="2"/>| <text:s text:c="2"/>| <text:s text:c="2"/>26 &gt; 8</text:p>
      <text:p text:style-name="P2">| <text:s text:c="2"/>| <text:s text:c="2"/>| <text:s text:c="2"/>| <text:s text:c="2"/>| <text:s text:c="2"/>| <text:s text:c="2"/>| <text:s text:c="2"/>| <text:s text:c="2"/>| <text:s text:c="2"/>29 &lt;= 6: 3 (4.0/1.0)</text:p>
      <text:p text:style-name="P2">| <text:s text:c="2"/>| <text:s text:c="2"/>| <text:s text:c="2"/>| <text:s text:c="2"/>| <text:s text:c="2"/>| <text:s text:c="2"/>| <text:s text:c="2"/>| <text:s text:c="2"/>| <text:s text:c="2"/>29 &gt; 6</text:p>
      <text:p text:style-name="P2">| <text:s text:c="2"/>| <text:s text:c="2"/>| <text:s text:c="2"/>| <text:s text:c="2"/>| <text:s text:c="2"/>| <text:s text:c="2"/>| <text:s text:c="2"/>| <text:s text:c="2"/>| <text:s text:c="2"/>| <text:s text:c="2"/>21 &lt;= 5: 5 (3.0/1.0)</text:p>
      <text:p text:style-name="P2">| <text:s text:c="2"/>| <text:s text:c="2"/>| <text:s text:c="2"/>| <text:s text:c="2"/>| <text:s text:c="2"/>| <text:s text:c="2"/>| <text:s text:c="2"/>| <text:s text:c="2"/>| <text:s text:c="2"/>| <text:s text:c="2"/>21 &gt; 5: 9 (73.0/1.0)</text:p>
      <text:p text:style-name="P2">| <text:s text:c="2"/>| <text:s text:c="2"/>| <text:s text:c="2"/>| <text:s text:c="2"/>| <text:s text:c="2"/>| <text:s text:c="2"/>| <text:s text:c="2"/>62 &gt; 11</text:p>
      <text:p text:style-name="P2">| <text:s text:c="2"/>| <text:s text:c="2"/>| <text:s text:c="2"/>| <text:s text:c="2"/>| <text:s text:c="2"/>| <text:s text:c="2"/>| <text:s text:c="2"/>| <text:s text:c="2"/>46 &lt;= 2: 2 (11.0)</text:p>
      <text:p text:style-name="P2">| <text:s text:c="2"/>| <text:s text:c="2"/>| <text:s text:c="2"/>| <text:s text:c="2"/>| <text:s text:c="2"/>| <text:s text:c="2"/>| <text:s text:c="2"/>| <text:s text:c="2"/>46 &gt; 2</text:p>
      <text:p text:style-name="P2">| <text:s text:c="2"/>| <text:s text:c="2"/>| <text:s text:c="2"/>| <text:s text:c="2"/>| <text:s text:c="2"/>| <text:s text:c="2"/>| <text:s text:c="2"/>| <text:s text:c="2"/>| <text:s text:c="2"/>2 &lt;= 1: 3 (3.0)</text:p>
      <text:p text:style-name="P2">| <text:s text:c="2"/>| <text:s text:c="2"/>| <text:s text:c="2"/>| <text:s text:c="2"/>| <text:s text:c="2"/>| <text:s text:c="2"/>| <text:s text:c="2"/>| <text:s text:c="2"/>| <text:s text:c="2"/>2 &gt; 1: 1 (2.0)</text:p>
      <text:p text:style-name="P2">| <text:s text:c="2"/>| <text:s text:c="2"/>| <text:s text:c="2"/>| <text:s text:c="2"/>| <text:s text:c="2"/>42 &gt; 9: 8 (33.0/1.0)</text:p>
      <text:p text:style-name="P2">| <text:s text:c="2"/>| <text:s text:c="2"/>| <text:s text:c="2"/>| <text:s text:c="2"/>43 &gt; 3</text:p>
      <text:p text:style-name="P2">| <text:s text:c="2"/>| <text:s text:c="2"/>| <text:s text:c="2"/>| <text:s text:c="2"/>| <text:s text:c="2"/>27 &lt;= 9</text:p>
      <text:p text:style-name="P2">| <text:s text:c="2"/>| <text:s text:c="2"/>| <text:s text:c="2"/>| <text:s text:c="2"/>| <text:s text:c="2"/>| <text:s text:c="2"/>38 &lt;= 0</text:p>
      <text:p text:style-name="P2">| <text:s text:c="2"/>| <text:s text:c="2"/>| <text:s text:c="2"/>| <text:s text:c="2"/>| <text:s text:c="2"/>| <text:s text:c="2"/>| <text:s text:c="2"/>19 &lt;= 13</text:p>
      <text:p text:style-name="P2">| <text:s text:c="2"/>| <text:s text:c="2"/>| <text:s text:c="2"/>| <text:s text:c="2"/>| <text:s text:c="2"/>| <text:s text:c="2"/>| <text:s text:c="2"/>| <text:s text:c="2"/>37 &lt;= 14</text:p>
      <text:p text:style-name="P2">| <text:s text:c="2"/>| <text:s text:c="2"/>| <text:s text:c="2"/>| <text:s text:c="2"/>| <text:s text:c="2"/>| <text:s text:c="2"/>| <text:s text:c="2"/>| <text:s text:c="2"/>| <text:s text:c="2"/>45 &lt;= 11</text:p>
      <text:p text:style-name="P2">| <text:s text:c="2"/>| <text:s text:c="2"/>| <text:s text:c="2"/>| <text:s text:c="2"/>| <text:s text:c="2"/>| <text:s text:c="2"/>| <text:s text:c="2"/>| <text:s text:c="2"/>| <text:s text:c="2"/>| <text:s text:c="2"/>12 &lt;= 9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45 &lt;= 1: 2 (5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45 &gt; 1: 3 (2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6 &gt; 8: 8 (7.0)</text:p>
      <text:p text:style-name="P2">| <text:s text:c="2"/>| <text:s text:c="2"/>| <text:s text:c="2"/>| <text:s text:c="2"/>| <text:s text:c="2"/>| <text:s text:c="2"/>| <text:s text:c="2"/>| <text:s text:c="2"/>| <text:s text:c="2"/>| <text:s text:c="2"/>12 &gt; 9: 2 (104.0/1.0)</text:p>
      <text:p text:style-name="P2">| <text:s text:c="2"/>| <text:s text:c="2"/>| <text:s text:c="2"/>| <text:s text:c="2"/>| <text:s text:c="2"/>| <text:s text:c="2"/>| <text:s text:c="2"/>| <text:s text:c="2"/>| <text:s text:c="2"/>45 &gt; 11</text:p>
      <text:p text:style-name="P2">| <text:s text:c="2"/>| <text:s text:c="2"/>| <text:s text:c="2"/>| <text:s text:c="2"/>| <text:s text:c="2"/>| <text:s text:c="2"/>| <text:s text:c="2"/>| <text:s text:c="2"/>| <text:s text:c="2"/>| <text:s text:c="2"/>26 &lt;= 6: 3 (2.0)</text:p>
      <text:p text:style-name="P2">| <text:s text:c="2"/>| <text:s text:c="2"/>| <text:s text:c="2"/>| <text:s text:c="2"/>| <text:s text:c="2"/>| <text:s text:c="2"/>| <text:s text:c="2"/>| <text:s text:c="2"/>| <text:s text:c="2"/>| <text:s text:c="2"/>26 &gt; 6: 8 (9.0)</text:p>
      <text:p text:style-name="P2">| <text:s text:c="2"/>| <text:s text:c="2"/>| <text:s text:c="2"/>| <text:s text:c="2"/>| <text:s text:c="2"/>| <text:s text:c="2"/>| <text:s text:c="2"/>| <text:s text:c="2"/>37 &gt; 14: 9 (3.0/1.0)</text:p>
      <text:p text:style-name="P2">| <text:s text:c="2"/>| <text:s text:c="2"/>| <text:s text:c="2"/>| <text:s text:c="2"/>| <text:s text:c="2"/>| <text:s text:c="2"/>| <text:s text:c="2"/>19 &gt; 13: 1 (3.0/1.0)</text:p>
      <text:p text:style-name="P2">| <text:s text:c="2"/>| <text:s text:c="2"/>| <text:s text:c="2"/>| <text:s text:c="2"/>| <text:s text:c="2"/>| <text:s text:c="2"/>38 &gt; 0</text:p>
      <text:p text:style-name="P2">| <text:s text:c="2"/>| <text:s text:c="2"/>| <text:s text:c="2"/>| <text:s text:c="2"/>| <text:s text:c="2"/>| <text:s text:c="2"/>| <text:s text:c="2"/>61 &lt;= 2</text:p>
      <text:p text:style-name="P2">| <text:s text:c="2"/>| <text:s text:c="2"/>| <text:s text:c="2"/>| <text:s text:c="2"/>| <text:s text:c="2"/>| <text:s text:c="2"/>| <text:s text:c="2"/>| <text:s text:c="2"/>26 &lt;= 5</text:p>
      <text:p text:style-name="P2">| <text:s text:c="2"/>| <text:s text:c="2"/>| <text:s text:c="2"/>| <text:s text:c="2"/>| <text:s text:c="2"/>| <text:s text:c="2"/>| <text:s text:c="2"/>| <text:s text:c="2"/>| <text:s text:c="2"/>35 &lt;= 9: 1 (2.0)</text:p>
      <text:p text:style-name="P2">| <text:s text:c="2"/>| <text:s text:c="2"/>| <text:s text:c="2"/>| <text:s text:c="2"/>| <text:s text:c="2"/>| <text:s text:c="2"/>| <text:s text:c="2"/>| <text:s text:c="2"/>| <text:s text:c="2"/>35 &gt; 9: 7 (8.0)</text:p>
      <text:p text:style-name="P2">| <text:s text:c="2"/>| <text:s text:c="2"/>| <text:s text:c="2"/>| <text:s text:c="2"/>| <text:s text:c="2"/>| <text:s text:c="2"/>| <text:s text:c="2"/>| <text:s text:c="2"/>26 &gt; 5: 4 (6.0)</text:p>
      <text:p text:style-name="P2">| <text:s text:c="2"/>| <text:s text:c="2"/>| <text:s text:c="2"/>| <text:s text:c="2"/>| <text:s text:c="2"/>| <text:s text:c="2"/>| <text:s text:c="2"/>61 &gt; 2: 8 (3.0/1.0)</text:p>
      <text:p text:style-name="P2">| <text:s text:c="2"/>| <text:s text:c="2"/>| <text:s text:c="2"/>| <text:s text:c="2"/>| <text:s text:c="2"/>27 &gt; 9</text:p>
      <text:p text:style-name="P2">| <text:s text:c="2"/>| <text:s text:c="2"/>| <text:s text:c="2"/>| <text:s text:c="2"/>| <text:s text:c="2"/>| <text:s text:c="2"/>20 &lt;= 14</text:p>
      <text:p text:style-name="P2">| <text:s text:c="2"/>| <text:s text:c="2"/>| <text:s text:c="2"/>| <text:s text:c="2"/>| <text:s text:c="2"/>| <text:s text:c="2"/>| <text:s text:c="2"/>10 &lt;= 0: 4 (3.0/1.0)</text:p>
      <text:p text:style-name="P2">| <text:s text:c="2"/>| <text:s text:c="2"/>| <text:s text:c="2"/>| <text:s text:c="2"/>| <text:s text:c="2"/>| <text:s text:c="2"/>| <text:s text:c="2"/>10 &gt; 0</text:p>
      <text:p text:style-name="P2">| <text:s text:c="2"/>| <text:s text:c="2"/>| <text:s text:c="2"/>| <text:s text:c="2"/>| <text:s text:c="2"/>| <text:s text:c="2"/>| <text:s text:c="2"/>| <text:s text:c="2"/>28 &lt;= 3: 5 (2.0)</text:p>
      <text:p text:style-name="P2">| <text:s text:c="2"/>| <text:s text:c="2"/>| <text:s text:c="2"/>| <text:s text:c="2"/>| <text:s text:c="2"/>| <text:s text:c="2"/>| <text:s text:c="2"/>| <text:s text:c="2"/>28 &gt; 3</text:p>
      <text:p text:style-name="P2">| <text:s text:c="2"/>| <text:s text:c="2"/>| <text:s text:c="2"/>| <text:s text:c="2"/>| <text:s text:c="2"/>| <text:s text:c="2"/>| <text:s text:c="2"/>| <text:s text:c="2"/>| <text:s text:c="2"/>18 &lt;= 5</text:p>
      <text:p text:style-name="P2">| <text:s text:c="2"/>| <text:s text:c="2"/>| <text:s text:c="2"/>| <text:s text:c="2"/>| <text:s text:c="2"/>| <text:s text:c="2"/>| <text:s text:c="2"/>| <text:s text:c="2"/>| <text:s text:c="2"/>| <text:s text:c="2"/>6 &lt;= 0: 8 (7.0/1.0)</text:p>
      <text:p text:style-name="P2">| <text:s text:c="2"/>| <text:s text:c="2"/>| <text:s text:c="2"/>| <text:s text:c="2"/>| <text:s text:c="2"/>| <text:s text:c="2"/>| <text:s text:c="2"/>| <text:s text:c="2"/>| <text:s text:c="2"/>| <text:s text:c="2"/>6 &gt; 0: 3 (4.0)</text:p>
      <text:p text:style-name="P2">| <text:s text:c="2"/>| <text:s text:c="2"/>| <text:s text:c="2"/>| <text:s text:c="2"/>| <text:s text:c="2"/>| <text:s text:c="2"/>| <text:s text:c="2"/>| <text:s text:c="2"/>| <text:s text:c="2"/>18 &gt; 5: 8 (85.0/2.0)</text:p>
      <text:p text:style-name="P2">| <text:s text:c="2"/>| <text:s text:c="2"/>| <text:s text:c="2"/>| <text:s text:c="2"/>| <text:s text:c="2"/>| <text:s text:c="2"/>20 &gt; 14</text:p>
      <text:p text:style-name="P2">| <text:s text:c="2"/>| <text:s text:c="2"/>| <text:s text:c="2"/>| <text:s text:c="2"/>| <text:s text:c="2"/>| <text:s text:c="2"/>| <text:s text:c="2"/>57 &lt;= 1</text:p>
      <text:p text:style-name="P2">| <text:s text:c="2"/>| <text:s text:c="2"/>| <text:s text:c="2"/>| <text:s text:c="2"/>| <text:s text:c="2"/>| <text:s text:c="2"/>| <text:s text:c="2"/>| <text:s text:c="2"/>12 &lt;= 15</text:p>
      <text:p text:style-name="P2">| <text:s text:c="2"/>| <text:s text:c="2"/>| <text:s text:c="2"/>| <text:s text:c="2"/>| <text:s text:c="2"/>| <text:s text:c="2"/>| <text:s text:c="2"/>| <text:s text:c="2"/>| <text:s text:c="2"/>21 &lt;= 4</text:p>
      <text:p text:style-name="P2">| <text:s text:c="2"/>| <text:s text:c="2"/>| <text:s text:c="2"/>| <text:s text:c="2"/>| <text:s text:c="2"/>| <text:s text:c="2"/>| <text:s text:c="2"/>| <text:s text:c="2"/>| <text:s text:c="2"/>| <text:s text:c="2"/>19 &lt;= 15: 2 (2.0)</text:p>
      <text:p text:style-name="P2"><text:soft-page-break/>| <text:s text:c="2"/>| <text:s text:c="2"/>| <text:s text:c="2"/>| <text:s text:c="2"/>| <text:s text:c="2"/>| <text:s text:c="2"/>| <text:s text:c="2"/>| <text:s text:c="2"/>| <text:s text:c="2"/>| <text:s text:c="2"/>19 &gt; 15: 1 (3.0)</text:p>
      <text:p text:style-name="P2">| <text:s text:c="2"/>| <text:s text:c="2"/>| <text:s text:c="2"/>| <text:s text:c="2"/>| <text:s text:c="2"/>| <text:s text:c="2"/>| <text:s text:c="2"/>| <text:s text:c="2"/>| <text:s text:c="2"/>21 &gt; 4</text:p>
      <text:p text:style-name="P2">| <text:s text:c="2"/>| <text:s text:c="2"/>| <text:s text:c="2"/>| <text:s text:c="2"/>| <text:s text:c="2"/>| <text:s text:c="2"/>| <text:s text:c="2"/>| <text:s text:c="2"/>| <text:s text:c="2"/>| <text:s text:c="2"/>42 &lt;= 5: 3 (2.0)</text:p>
      <text:p text:style-name="P2">| <text:s text:c="2"/>| <text:s text:c="2"/>| <text:s text:c="2"/>| <text:s text:c="2"/>| <text:s text:c="2"/>| <text:s text:c="2"/>| <text:s text:c="2"/>| <text:s text:c="2"/>| <text:s text:c="2"/>| <text:s text:c="2"/>42 &gt; 5: 8 (11.0)</text:p>
      <text:p text:style-name="P2">| <text:s text:c="2"/>| <text:s text:c="2"/>| <text:s text:c="2"/>| <text:s text:c="2"/>| <text:s text:c="2"/>| <text:s text:c="2"/>| <text:s text:c="2"/>| <text:s text:c="2"/>12 &gt; 15</text:p>
      <text:p text:style-name="P2">| <text:s text:c="2"/>| <text:s text:c="2"/>| <text:s text:c="2"/>| <text:s text:c="2"/>| <text:s text:c="2"/>| <text:s text:c="2"/>| <text:s text:c="2"/>| <text:s text:c="2"/>| <text:s text:c="2"/>44 &lt;= 5</text:p>
      <text:p text:style-name="P2">| <text:s text:c="2"/>| <text:s text:c="2"/>| <text:s text:c="2"/>| <text:s text:c="2"/>| <text:s text:c="2"/>| <text:s text:c="2"/>| <text:s text:c="2"/>| <text:s text:c="2"/>| <text:s text:c="2"/>| <text:s text:c="2"/>9 &lt;= 1: 8 (3.0)</text:p>
      <text:p text:style-name="P2">| <text:s text:c="2"/>| <text:s text:c="2"/>| <text:s text:c="2"/>| <text:s text:c="2"/>| <text:s text:c="2"/>| <text:s text:c="2"/>| <text:s text:c="2"/>| <text:s text:c="2"/>| <text:s text:c="2"/>| <text:s text:c="2"/>9 &gt; 1: 2 (2.0)</text:p>
      <text:p text:style-name="P2">| <text:s text:c="2"/>| <text:s text:c="2"/>| <text:s text:c="2"/>| <text:s text:c="2"/>| <text:s text:c="2"/>| <text:s text:c="2"/>| <text:s text:c="2"/>| <text:s text:c="2"/>| <text:s text:c="2"/>44 &gt; 5</text:p>
      <text:p text:style-name="P2">| <text:s text:c="2"/>| <text:s text:c="2"/>| <text:s text:c="2"/>| <text:s text:c="2"/>| <text:s text:c="2"/>| <text:s text:c="2"/>| <text:s text:c="2"/>| <text:s text:c="2"/>| <text:s text:c="2"/>| <text:s text:c="2"/>28 &lt;= 9: 4 (2.0)</text:p>
      <text:p text:style-name="P2">| <text:s text:c="2"/>| <text:s text:c="2"/>| <text:s text:c="2"/>| <text:s text:c="2"/>| <text:s text:c="2"/>| <text:s text:c="2"/>| <text:s text:c="2"/>| <text:s text:c="2"/>| <text:s text:c="2"/>| <text:s text:c="2"/>28 &gt; 9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 &lt;= 0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19 &lt;= 11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 &lt;= 4: 8 (4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5 &gt; 4: 1 (4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19 &gt; 11: 1 (80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 &gt; 0: 8 (2.0)</text:p>
      <text:p text:style-name="P2">| <text:s text:c="2"/>| <text:s text:c="2"/>| <text:s text:c="2"/>| <text:s text:c="2"/>| <text:s text:c="2"/>| <text:s text:c="2"/>| <text:s text:c="2"/>57 &gt; 1</text:p>
      <text:p text:style-name="P2">| <text:s text:c="2"/>| <text:s text:c="2"/>| <text:s text:c="2"/>| <text:s text:c="2"/>| <text:s text:c="2"/>| <text:s text:c="2"/>| <text:s text:c="2"/>| <text:s text:c="2"/>1 &lt;= 3: 2 (2.0)</text:p>
      <text:p text:style-name="P2">| <text:s text:c="2"/>| <text:s text:c="2"/>| <text:s text:c="2"/>| <text:s text:c="2"/>| <text:s text:c="2"/>| <text:s text:c="2"/>| <text:s text:c="2"/>| <text:s text:c="2"/>1 &gt; 3: 3 (2.0)</text:p>
      <text:p text:style-name="P2">| <text:s text:c="2"/>| <text:s text:c="2"/>| <text:s text:c="2"/>33 &gt; 2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13 &lt;= 2: 4 (7.0)</text:p>
      <text:p text:style-name="P2">| <text:s text:c="2"/>| <text:s text:c="2"/>| <text:s text:c="2"/>| <text:s text:c="2"/>| <text:s text:c="2"/>13 &gt; 2</text:p>
      <text:p text:style-name="P2">| <text:s text:c="2"/>| <text:s text:c="2"/>| <text:s text:c="2"/>| <text:s text:c="2"/>| <text:s text:c="2"/>| <text:s text:c="2"/>20 &lt;= 15</text:p>
      <text:p text:style-name="P2">| <text:s text:c="2"/>| <text:s text:c="2"/>| <text:s text:c="2"/>| <text:s text:c="2"/>| <text:s text:c="2"/>| <text:s text:c="2"/>| <text:s text:c="2"/>25 &lt;= 1: 8 (8.0)</text:p>
      <text:p text:style-name="P2">| <text:s text:c="2"/>| <text:s text:c="2"/>| <text:s text:c="2"/>| <text:s text:c="2"/>| <text:s text:c="2"/>| <text:s text:c="2"/>| <text:s text:c="2"/>25 &gt; 1</text:p>
      <text:p text:style-name="P2">| <text:s text:c="2"/>| <text:s text:c="2"/>| <text:s text:c="2"/>| <text:s text:c="2"/>| <text:s text:c="2"/>| <text:s text:c="2"/>| <text:s text:c="2"/>| <text:s text:c="2"/>21 &lt;= 4: 5 (3.0)</text:p>
      <text:p text:style-name="P2">| <text:s text:c="2"/>| <text:s text:c="2"/>| <text:s text:c="2"/>| <text:s text:c="2"/>| <text:s text:c="2"/>| <text:s text:c="2"/>| <text:s text:c="2"/>| <text:s text:c="2"/>21 &gt; 4: 3 (2.0/1.0)</text:p>
      <text:p text:style-name="P2">| <text:s text:c="2"/>| <text:s text:c="2"/>| <text:s text:c="2"/>| <text:s text:c="2"/>| <text:s text:c="2"/>| <text:s text:c="2"/>20 &gt; 15</text:p>
      <text:p text:style-name="P2">| <text:s text:c="2"/>| <text:s text:c="2"/>| <text:s text:c="2"/>| <text:s text:c="2"/>| <text:s text:c="2"/>| <text:s text:c="2"/>| <text:s text:c="2"/>9 &lt;= 2: 1 (39.0)</text:p>
      <text:p text:style-name="P2">| <text:s text:c="2"/>| <text:s text:c="2"/>| <text:s text:c="2"/>| <text:s text:c="2"/>| <text:s text:c="2"/>| <text:s text:c="2"/>| <text:s text:c="2"/>9 &gt; 2: 8 (2.0)</text:p>
      <text:p text:style-name="P2">| <text:s text:c="2"/>| <text:s text:c="2"/>| <text:s text:c="2"/>| <text:s text:c="2"/>38 &gt; 0</text:p>
      <text:p text:style-name="P2">| <text:s text:c="2"/>| <text:s text:c="2"/>| <text:s text:c="2"/>| <text:s text:c="2"/>| <text:s text:c="2"/>44 &lt;= 6: 0 (3.0/2.0)</text:p>
      <text:p text:style-name="P2">| <text:s text:c="2"/>| <text:s text:c="2"/>| <text:s text:c="2"/>| <text:s text:c="2"/>| <text:s text:c="2"/>44 &gt; 6</text:p>
      <text:p text:style-name="P2">| <text:s text:c="2"/>| <text:s text:c="2"/>| <text:s text:c="2"/>| <text:s text:c="2"/>| <text:s text:c="2"/>| <text:s text:c="2"/>10 &lt;= 11</text:p>
      <text:p text:style-name="P2">| <text:s text:c="2"/>| <text:s text:c="2"/>| <text:s text:c="2"/>| <text:s text:c="2"/>| <text:s text:c="2"/>| <text:s text:c="2"/>| <text:s text:c="2"/>19 &lt;= 1: 7 (3.0)</text:p>
      <text:p text:style-name="P2">| <text:s text:c="2"/>| <text:s text:c="2"/>| <text:s text:c="2"/>| <text:s text:c="2"/>| <text:s text:c="2"/>| <text:s text:c="2"/>| <text:s text:c="2"/>19 &gt; 1: 4 (104.0/2.0)</text:p>
      <text:p text:style-name="P2">| <text:s text:c="2"/>| <text:s text:c="2"/>| <text:s text:c="2"/>| <text:s text:c="2"/>| <text:s text:c="2"/>| <text:s text:c="2"/>10 &gt; 11: 7 (4.0)</text:p>
      <text:p text:style-name="P2"/>
      <text:p text:style-name="P2">Number of Leaves <text:s/>: <text:tab/>116</text:p>
      <text:p text:style-name="P2"/>
      <text:p text:style-name="P2">Size of the tree : <text:tab/>231</text:p>
      <text:p text:style-name="P2"/>
      <text:p text:style-name="P2"/>
      <text:p text:style-name="P2">Time taken to build model: 0.11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1716 <text:s text:c="14"/>85.8 <text:s text:c="3"/>%</text:p>
      <text:p text:style-name="P2">Incorrectly Classified Instances <text:s text:c="6"/>284 <text:s text:c="14"/>14.2 <text:s text:c="3"/>%</text:p>
      <text:p text:style-name="P2"><text:soft-page-break/>Kappa statistic <text:s text:c="25"/>0.8422</text:p>
      <text:p text:style-name="P2">Mean absolute error <text:s text:c="21"/>0.0305</text:p>
      <text:p text:style-name="P2">Root mean squared error <text:s text:c="17"/>0.1617</text:p>
      <text:p text:style-name="P2">Relative absolute error <text:s text:c="16"/>16.9714 %</text:p>
      <text:p text:style-name="P2">Root relative squared error <text:s text:c="12"/>53.9034 %</text:p>
      <text:p text:style-name="P2">Total Number of Instances <text:s text:c="12"/>2000 <text:s text:c="4"/></text:p>
      <text:p text:style-name="P2"/>
      <text:p text:style-name="P2">=== Detailed Accuracy By Class ===</text:p>
      <text:p text:style-name="P2"/>
      <text:p text:style-name="P2">TP Rate <text:s text:c="2"/>FP Rate <text:s text:c="2"/>Precision <text:s text:c="2"/>Recall <text:s/>F-Measure <text:s text:c="2"/>ROC Area <text:s/>Class</text:p>
      <text:p text:style-name="P2">0.97 <text:s text:c="5"/>0.003 <text:s text:c="5"/>0.975 <text:s text:c="4"/>0.97 <text:s text:c="5"/>0.972 <text:s text:c="5"/>0.984 <text:s text:c="3"/>0</text:p>
      <text:p text:style-name="P2">0.843 <text:s text:c="4"/>0.022 <text:s text:c="5"/>0.815 <text:s text:c="4"/>0.843 <text:s text:c="4"/>0.829 <text:s text:c="5"/>0.921 <text:s text:c="3"/>1</text:p>
      <text:p text:style-name="P2">0.865 <text:s text:c="4"/>0.015 <text:s text:c="5"/>0.856 <text:s text:c="4"/>0.865 <text:s text:c="4"/>0.86 <text:s text:c="6"/>0.931 <text:s text:c="3"/>2</text:p>
      <text:p text:style-name="P2">0.813 <text:s text:c="4"/>0.023 <text:s text:c="5"/>0.797 <text:s text:c="4"/>0.813 <text:s text:c="4"/>0.805 <text:s text:c="5"/>0.908 <text:s text:c="3"/>3</text:p>
      <text:p text:style-name="P2">0.804 <text:s text:c="4"/>0.02 <text:s text:c="6"/>0.831 <text:s text:c="4"/>0.804 <text:s text:c="4"/>0.817 <text:s text:c="5"/>0.903 <text:s text:c="3"/>4</text:p>
      <text:p text:style-name="P2">0.881 <text:s text:c="4"/>0.013 <text:s text:c="5"/>0.876 <text:s text:c="4"/>0.881 <text:s text:c="4"/>0.879 <text:s text:c="5"/>0.936 <text:s text:c="3"/>5</text:p>
      <text:p text:style-name="P2">0.938 <text:s text:c="4"/>0.007 <text:s text:c="5"/>0.933 <text:s text:c="4"/>0.938 <text:s text:c="4"/>0.936 <text:s text:c="5"/>0.968 <text:s text:c="3"/>6</text:p>
      <text:p text:style-name="P2">0.895 <text:s text:c="4"/>0.014 <text:s text:c="5"/>0.873 <text:s text:c="4"/>0.895 <text:s text:c="4"/>0.884 <text:s text:c="5"/>0.941 <text:s text:c="3"/>7</text:p>
      <text:p text:style-name="P2">0.794 <text:s text:c="4"/>0.023 <text:s text:c="5"/>0.786 <text:s text:c="4"/>0.794 <text:s text:c="4"/>0.79 <text:s text:c="6"/>0.892 <text:s text:c="3"/>8</text:p>
      <text:p text:style-name="P2">0.788 <text:s text:c="4"/>0.017 <text:s text:c="5"/>0.843 <text:s text:c="4"/>0.788 <text:s text:c="4"/>0.815 <text:s text:c="5"/>0.904 <text:s text:c="3"/>9</text:p>
      <text:p text:style-name="P2">Weighted Avg. <text:s text:c="3"/>0.858 <text:s text:c="4"/>0.016 <text:s text:c="5"/>0.858 <text:s text:c="4"/>0.858 <text:s text:c="4"/>0.858 <text:s text:c="5"/>0.928</text:p>
      <text:p text:style-name="P2"/>
      <text:p text:style-name="P2">=== Confusion Matrix ===</text:p>
      <text:p text:style-name="P2"/>
      <text:p text:style-name="P2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2">193 <text:s text:c="2"/>0 <text:s text:c="2"/>0 <text:s text:c="2"/>0 <text:s text:c="2"/>3 <text:s text:c="2"/>2 <text:s text:c="2"/>0 <text:s text:c="2"/>0 <text:s text:c="2"/>1 <text:s text:c="2"/>0 | <text:s text:c="2"/>a = 0</text:p>
      <text:p text:style-name="P2">0 172 <text:s text:c="2"/>9 <text:s text:c="2"/>4 <text:s text:c="2"/>6 <text:s text:c="2"/>0 <text:s text:c="2"/>1 <text:s text:c="2"/>1 <text:s text:c="2"/>8 <text:s text:c="2"/>3 | <text:s text:c="2"/>b = 1</text:p>
      <text:p text:style-name="P2">0 <text:s text:c="2"/>3 166 <text:s text:c="2"/>4 <text:s text:c="2"/>1 <text:s text:c="2"/>2 <text:s text:c="2"/>1 <text:s text:c="2"/>2 <text:s/>11 <text:s text:c="2"/>2 | <text:s text:c="2"/>c = 2</text:p>
      <text:p text:style-name="P2">0 <text:s text:c="2"/>3 <text:s text:c="2"/>7 161 <text:s text:c="2"/>4 <text:s text:c="2"/>7 <text:s text:c="2"/>0 <text:s text:c="2"/>4 <text:s text:c="2"/>8 <text:s text:c="2"/>4 | <text:s text:c="2"/>d = 3</text:p>
      <text:p text:style-name="P2">3 <text:s/>11 <text:s text:c="2"/>0 <text:s text:c="2"/>0 172 <text:s text:c="2"/>5 <text:s text:c="2"/>3 <text:s text:c="2"/>6 <text:s text:c="2"/>6 <text:s text:c="2"/>8 | <text:s text:c="2"/>e = 4</text:p>
      <text:p text:style-name="P2">0 <text:s text:c="2"/>3 <text:s text:c="2"/>1 <text:s text:c="2"/>3 <text:s text:c="2"/>4 170 <text:s text:c="2"/>1 <text:s text:c="2"/>3 <text:s text:c="2"/>1 <text:s text:c="2"/>7 | <text:s text:c="2"/>f = 5</text:p>
      <text:p text:style-name="P2">1 <text:s text:c="2"/>2 <text:s text:c="2"/>1 <text:s text:c="2"/>1 <text:s text:c="2"/>5 <text:s text:c="2"/>0 182 <text:s text:c="2"/>0 <text:s text:c="2"/>2 <text:s text:c="2"/>0 | <text:s text:c="2"/>g = 6</text:p>
      <text:p text:style-name="P2">0 <text:s text:c="2"/>1 <text:s text:c="2"/>1 <text:s text:c="2"/>6 <text:s text:c="2"/>3 <text:s text:c="2"/>2 <text:s text:c="2"/>0 179 <text:s text:c="2"/>4 <text:s text:c="2"/>4 | <text:s text:c="2"/>h = 7</text:p>
      <text:p text:style-name="P2">1 <text:s/>12 <text:s text:c="2"/>5 <text:s text:c="2"/>4 <text:s text:c="2"/>4 <text:s text:c="2"/>2 <text:s text:c="2"/>6 <text:s text:c="2"/>3 154 <text:s text:c="2"/>3 | <text:s text:c="2"/>i = 8</text:p>
      <text:p text:style-name="P2">0 <text:s text:c="2"/>4 <text:s text:c="2"/>4 <text:s/>19 <text:s text:c="2"/>5 <text:s text:c="2"/>4 <text:s text:c="2"/>1 <text:s text:c="2"/>7 <text:s text:c="2"/>1 167 | <text:s text:c="2"/>j = 9</text:p>
      <text:p text:style-name="P2"/>
      <text:p text:style-name="P2">best conf fact = 0.01</text:p>
      <text:p text:style-name="P2">#######################################################################################################################################################################################################################################</text:p>
      <text:p text:style-name="P2">#5 num obj min = 2</text:p>
      <text:p text:style-name="P2"/>
      <text:p text:style-name="P2">=== Run information ===</text:p>
      <text:p text:style-name="P2"/>
      <text:p text:style-name="P2">Scheme:weka.classifiers.trees.J48 -C 0.01 -M 2</text:p>
      <text:p text:style-name="P2">Relation: <text:s text:c="4"/>optraining_plus_1900</text:p>
      <text:p text:style-name="P2">Instances: <text:s text:c="3"/>2000</text:p>
      <text:p text:style-name="P2">Attributes: <text:s text:c="2"/>55</text:p>
      <text:p text:style-name="P2">1</text:p>
      <text:p text:style-name="P2">2</text:p>
      <text:p text:style-name="P2">3</text:p>
      <text:p text:style-name="P2">4</text:p>
      <text:p text:style-name="P2"><text:soft-page-break/>5</text:p>
      <text:p text:style-name="P2">6</text:p>
      <text:p text:style-name="P2">7</text:p>
      <text:p text:style-name="P2">9</text:p>
      <text:p text:style-name="P2">10</text:p>
      <text:p text:style-name="P2">11</text:p>
      <text:p text:style-name="P2">12</text:p>
      <text:p text:style-name="P2">13</text:p>
      <text:p text:style-name="P2">14</text:p>
      <text:p text:style-name="P2">15</text:p>
      <text:p text:style-name="P2">17</text:p>
      <text:p text:style-name="P2">18</text:p>
      <text:p text:style-name="P2">19</text:p>
      <text:p text:style-name="P2">20</text:p>
      <text:p text:style-name="P2">21</text:p>
      <text:p text:style-name="P2">22</text:p>
      <text:p text:style-name="P2">23</text:p>
      <text:p text:style-name="P2">25</text:p>
      <text:p text:style-name="P2">26</text:p>
      <text:p text:style-name="P2">27</text:p>
      <text:p text:style-name="P2">28</text:p>
      <text:p text:style-name="P2">29</text:p>
      <text:p text:style-name="P2">30</text:p>
      <text:p text:style-name="P2">33</text:p>
      <text:p text:style-name="P2">34</text:p>
      <text:p text:style-name="P2">35</text:p>
      <text:p text:style-name="P2">36</text:p>
      <text:p text:style-name="P2">37</text:p>
      <text:p text:style-name="P2">38</text:p>
      <text:p text:style-name="P2">41</text:p>
      <text:p text:style-name="P2">42</text:p>
      <text:p text:style-name="P2">43</text:p>
      <text:p text:style-name="P2">44</text:p>
      <text:p text:style-name="P2">45</text:p>
      <text:p text:style-name="P2">46</text:p>
      <text:p text:style-name="P2">47</text:p>
      <text:p text:style-name="P2">49</text:p>
      <text:p text:style-name="P2">50</text:p>
      <text:p text:style-name="P2">51</text:p>
      <text:p text:style-name="P2">52</text:p>
      <text:p text:style-name="P2">53</text:p>
      <text:p text:style-name="P2">54</text:p>
      <text:p text:style-name="P2">55</text:p>
      <text:p text:style-name="P2">57</text:p>
      <text:p text:style-name="P2">58</text:p>
      <text:p text:style-name="P2">59</text:p>
      <text:p text:style-name="P2">60</text:p>
      <text:p text:style-name="P2">61</text:p>
      <text:p text:style-name="P2">62</text:p>
      <text:p text:style-name="P2">63</text:p>
      <text:p text:style-name="P2">64</text:p>
      <text:p text:style-name="P2">Test mode:10-fold cross-validation</text:p>
      <text:p text:style-name="P2"><text:soft-page-break/></text:p>
      <text:p text:style-name="P2">=== Classifier model (full training set) ===</text:p>
      <text:p text:style-name="P2"/>
      <text:p text:style-name="P2">J48 pruned tree</text:p>
      <text:p text:style-name="P2">------------------</text:p>
      <text:p text:style-name="P2"/>
      <text:p text:style-name="P2">36 &lt;= 3</text:p>
      <text:p text:style-name="P2">| <text:s text:c="2"/>42 &lt;= 5</text:p>
      <text:p text:style-name="P2">| <text:s text:c="2"/>| <text:s text:c="2"/>21 &lt;= 8</text:p>
      <text:p text:style-name="P2">| <text:s text:c="2"/>| <text:s text:c="2"/>| <text:s text:c="2"/>59 &lt;= 5: 9 (2.0)</text:p>
      <text:p text:style-name="P2">| <text:s text:c="2"/>| <text:s text:c="2"/>| <text:s text:c="2"/>59 &gt; 5: 5 (54.0/5.0)</text:p>
      <text:p text:style-name="P2">| <text:s text:c="2"/>| <text:s text:c="2"/>21 &gt; 8</text:p>
      <text:p text:style-name="P2">| <text:s text:c="2"/>| <text:s text:c="2"/>| <text:s text:c="2"/>63 &lt;= 2</text:p>
      <text:p text:style-name="P2">| <text:s text:c="2"/>| <text:s text:c="2"/>| <text:s text:c="2"/>| <text:s text:c="2"/>33 &lt;= 0: 9 (84.0/1.0)</text:p>
      <text:p text:style-name="P2">| <text:s text:c="2"/>| <text:s text:c="2"/>| <text:s text:c="2"/>| <text:s text:c="2"/>33 &gt; 0: 5 (3.0/1.0)</text:p>
      <text:p text:style-name="P2">| <text:s text:c="2"/>| <text:s text:c="2"/>| <text:s text:c="2"/>63 &gt; 2: 2 (3.0)</text:p>
      <text:p text:style-name="P2">| <text:s text:c="2"/>42 &gt; 5</text:p>
      <text:p text:style-name="P2">| <text:s text:c="2"/>| <text:s text:c="2"/>29 &lt;= 1</text:p>
      <text:p text:style-name="P2">| <text:s text:c="2"/>| <text:s text:c="2"/>| <text:s text:c="2"/>61 &lt;= 1</text:p>
      <text:p text:style-name="P2">| <text:s text:c="2"/>| <text:s text:c="2"/>| <text:s text:c="2"/>| <text:s text:c="2"/>4 &lt;= 15: 8 (2.0)</text:p>
      <text:p text:style-name="P2">| <text:s text:c="2"/>| <text:s text:c="2"/>| <text:s text:c="2"/>| <text:s text:c="2"/>4 &gt; 15: 5 (4.0)</text:p>
      <text:p text:style-name="P2">| <text:s text:c="2"/>| <text:s text:c="2"/>| <text:s text:c="2"/>61 &gt; 1</text:p>
      <text:p text:style-name="P2">| <text:s text:c="2"/>| <text:s text:c="2"/>| <text:s text:c="2"/>| <text:s text:c="2"/>44 &lt;= 5: 2 (22.0)</text:p>
      <text:p text:style-name="P2">| <text:s text:c="2"/>| <text:s text:c="2"/>| <text:s text:c="2"/>| <text:s text:c="2"/>44 &gt; 5: 6 (9.0)</text:p>
      <text:p text:style-name="P2">| <text:s text:c="2"/>| <text:s text:c="2"/>29 &gt; 1</text:p>
      <text:p text:style-name="P2">| <text:s text:c="2"/>| <text:s text:c="2"/>| <text:s text:c="2"/>28 &lt;= 10</text:p>
      <text:p text:style-name="P2">| <text:s text:c="2"/>| <text:s text:c="2"/>| <text:s text:c="2"/>| <text:s text:c="2"/>59 &lt;= 4: 4 (9.0)</text:p>
      <text:p text:style-name="P2">| <text:s text:c="2"/>| <text:s text:c="2"/>| <text:s text:c="2"/>| <text:s text:c="2"/>59 &gt; 4: 0 (198.0/1.0)</text:p>
      <text:p text:style-name="P2">| <text:s text:c="2"/>| <text:s text:c="2"/>| <text:s text:c="2"/>28 &gt; 10</text:p>
      <text:p text:style-name="P2">| <text:s text:c="2"/>| <text:s text:c="2"/>| <text:s text:c="2"/>| <text:s text:c="2"/>30 &lt;= 5</text:p>
      <text:p text:style-name="P2">| <text:s text:c="2"/>| <text:s text:c="2"/>| <text:s text:c="2"/>| <text:s text:c="2"/>| <text:s text:c="2"/>13 &lt;= 2: 6 (3.0)</text:p>
      <text:p text:style-name="P2">| <text:s text:c="2"/>| <text:s text:c="2"/>| <text:s text:c="2"/>| <text:s text:c="2"/>| <text:s text:c="2"/>13 &gt; 2</text:p>
      <text:p text:style-name="P2">| <text:s text:c="2"/>| <text:s text:c="2"/>| <text:s text:c="2"/>| <text:s text:c="2"/>| <text:s text:c="2"/>| <text:s text:c="2"/>34 &lt;= 10: 3 (3.0)</text:p>
      <text:p text:style-name="P2">| <text:s text:c="2"/>| <text:s text:c="2"/>| <text:s text:c="2"/>| <text:s text:c="2"/>| <text:s text:c="2"/>| <text:s text:c="2"/>34 &gt; 10: 8 (8.0)</text:p>
      <text:p text:style-name="P2">| <text:s text:c="2"/>| <text:s text:c="2"/>| <text:s text:c="2"/>| <text:s text:c="2"/>30 &gt; 5: 9 (3.0/1.0)</text:p>
      <text:p text:style-name="P2">36 &gt; 3</text:p>
      <text:p text:style-name="P2">| <text:s text:c="2"/>21 &lt;= 0</text:p>
      <text:p text:style-name="P2">| <text:s text:c="2"/>| <text:s text:c="2"/>42 &lt;= 6</text:p>
      <text:p text:style-name="P2">| <text:s text:c="2"/>| <text:s text:c="2"/>| <text:s text:c="2"/>5 &lt;= 1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27 &lt;= 10: 2 (29.0)</text:p>
      <text:p text:style-name="P2">| <text:s text:c="2"/>| <text:s text:c="2"/>| <text:s text:c="2"/>| <text:s text:c="2"/>| <text:s text:c="2"/>27 &gt; 10</text:p>
      <text:p text:style-name="P2">| <text:s text:c="2"/>| <text:s text:c="2"/>| <text:s text:c="2"/>| <text:s text:c="2"/>| <text:s text:c="2"/>| <text:s text:c="2"/>9 &lt;= 2: 1 (32.0/1.0)</text:p>
      <text:p text:style-name="P2">| <text:s text:c="2"/>| <text:s text:c="2"/>| <text:s text:c="2"/>| <text:s text:c="2"/>| <text:s text:c="2"/>| <text:s text:c="2"/>9 &gt; 2</text:p>
      <text:p text:style-name="P2">| <text:s text:c="2"/>| <text:s text:c="2"/>| <text:s text:c="2"/>| <text:s text:c="2"/>| <text:s text:c="2"/>| <text:s text:c="2"/>| <text:s text:c="2"/>37 &lt;= 1: 2 (4.0)</text:p>
      <text:p text:style-name="P2">| <text:s text:c="2"/>| <text:s text:c="2"/>| <text:s text:c="2"/>| <text:s text:c="2"/>| <text:s text:c="2"/>| <text:s text:c="2"/>| <text:s text:c="2"/>37 &gt; 1: 3 (3.0/1.0)</text:p>
      <text:p text:style-name="P2">| <text:s text:c="2"/>| <text:s text:c="2"/>| <text:s text:c="2"/>| <text:s text:c="2"/>38 &gt; 0</text:p>
      <text:p text:style-name="P2">| <text:s text:c="2"/>| <text:s text:c="2"/>| <text:s text:c="2"/>| <text:s text:c="2"/>| <text:s text:c="2"/>44 &lt;= 9: 3 (8.0/1.0)</text:p>
      <text:p text:style-name="P2">| <text:s text:c="2"/>| <text:s text:c="2"/>| <text:s text:c="2"/>| <text:s text:c="2"/>| <text:s text:c="2"/>44 &gt; 9</text:p>
      <text:p text:style-name="P2">| <text:s text:c="2"/>| <text:s text:c="2"/>| <text:s text:c="2"/>| <text:s text:c="2"/>| <text:s text:c="2"/>| <text:s text:c="2"/>20 &lt;= 12: 4 (7.0)</text:p>
      <text:p text:style-name="P2">| <text:s text:c="2"/>| <text:s text:c="2"/>| <text:s text:c="2"/>| <text:s text:c="2"/>| <text:s text:c="2"/>| <text:s text:c="2"/>20 &gt; 12: 7 (2.0)</text:p>
      <text:p text:style-name="P2">| <text:s text:c="2"/>| <text:s text:c="2"/>| <text:s text:c="2"/>5 &gt; 1</text:p>
      <text:p text:style-name="P2"><text:soft-page-break/>| <text:s text:c="2"/>| <text:s text:c="2"/>| <text:s text:c="2"/>| <text:s text:c="2"/>18 &lt;= 2: 3 (4.0/1.0)</text:p>
      <text:p text:style-name="P2">| <text:s text:c="2"/>| <text:s text:c="2"/>| <text:s text:c="2"/>| <text:s text:c="2"/>18 &gt; 2: 5 (122.0)</text:p>
      <text:p text:style-name="P2">| <text:s text:c="2"/>| <text:s text:c="2"/>42 &gt; 6</text:p>
      <text:p text:style-name="P2">| <text:s text:c="2"/>| <text:s text:c="2"/>| <text:s text:c="2"/>54 &lt;= 0</text:p>
      <text:p text:style-name="P2">| <text:s text:c="2"/>| <text:s text:c="2"/>| <text:s text:c="2"/>| <text:s text:c="2"/>6 &lt;= 1</text:p>
      <text:p text:style-name="P2">| <text:s text:c="2"/>| <text:s text:c="2"/>| <text:s text:c="2"/>| <text:s text:c="2"/>| <text:s text:c="2"/>1 &lt;= 0</text:p>
      <text:p text:style-name="P2">| <text:s text:c="2"/>| <text:s text:c="2"/>| <text:s text:c="2"/>| <text:s text:c="2"/>| <text:s text:c="2"/>| <text:s text:c="2"/>37 &lt;= 5: 1 (10.0/1.0)</text:p>
      <text:p text:style-name="P2">| <text:s text:c="2"/>| <text:s text:c="2"/>| <text:s text:c="2"/>| <text:s text:c="2"/>| <text:s text:c="2"/>| <text:s text:c="2"/>37 &gt; 5: 4 (29.0/1.0)</text:p>
      <text:p text:style-name="P2">| <text:s text:c="2"/>| <text:s text:c="2"/>| <text:s text:c="2"/>| <text:s text:c="2"/>| <text:s text:c="2"/>1 &gt; 0: 7 (2.0)</text:p>
      <text:p text:style-name="P2">| <text:s text:c="2"/>| <text:s text:c="2"/>| <text:s text:c="2"/>| <text:s text:c="2"/>6 &gt; 1: 5 (4.0)</text:p>
      <text:p text:style-name="P2">| <text:s text:c="2"/>| <text:s text:c="2"/>| <text:s text:c="2"/>54 &gt; 0</text:p>
      <text:p text:style-name="P2">| <text:s text:c="2"/>| <text:s text:c="2"/>| <text:s text:c="2"/>| <text:s text:c="2"/>34 &lt;= 5: 2 (6.0/2.0)</text:p>
      <text:p text:style-name="P2">| <text:s text:c="2"/>| <text:s text:c="2"/>| <text:s text:c="2"/>| <text:s text:c="2"/>34 &gt; 5</text:p>
      <text:p text:style-name="P2">| <text:s text:c="2"/>| <text:s text:c="2"/>| <text:s text:c="2"/>| <text:s text:c="2"/>| <text:s text:c="2"/>49 &lt;= 4</text:p>
      <text:p text:style-name="P2">| <text:s text:c="2"/>| <text:s text:c="2"/>| <text:s text:c="2"/>| <text:s text:c="2"/>| <text:s text:c="2"/>| <text:s text:c="2"/>20 &lt;= 9: 6 (177.0/1.0)</text:p>
      <text:p text:style-name="P2">| <text:s text:c="2"/>| <text:s text:c="2"/>| <text:s text:c="2"/>| <text:s text:c="2"/>| <text:s text:c="2"/>| <text:s text:c="2"/>20 &gt; 9: 1 (2.0/1.0)</text:p>
      <text:p text:style-name="P2">| <text:s text:c="2"/>| <text:s text:c="2"/>| <text:s text:c="2"/>| <text:s text:c="2"/>| <text:s text:c="2"/>49 &gt; 4</text:p>
      <text:p text:style-name="P2">| <text:s text:c="2"/>| <text:s text:c="2"/>| <text:s text:c="2"/>| <text:s text:c="2"/>| <text:s text:c="2"/>| <text:s text:c="2"/>25 &lt;= 4: 4 (9.0/1.0)</text:p>
      <text:p text:style-name="P2">| <text:s text:c="2"/>| <text:s text:c="2"/>| <text:s text:c="2"/>| <text:s text:c="2"/>| <text:s text:c="2"/>| <text:s text:c="2"/>25 &gt; 4: 6 (2.0)</text:p>
      <text:p text:style-name="P2">| <text:s text:c="2"/>21 &gt; 0</text:p>
      <text:p text:style-name="P2">| <text:s text:c="2"/>| <text:s text:c="2"/>60 &lt;= 5</text:p>
      <text:p text:style-name="P2">| <text:s text:c="2"/>| <text:s text:c="2"/>| <text:s text:c="2"/>53 &lt;= 4</text:p>
      <text:p text:style-name="P2">| <text:s text:c="2"/>| <text:s text:c="2"/>| <text:s text:c="2"/>| <text:s text:c="2"/>12 &lt;= 3</text:p>
      <text:p text:style-name="P2">| <text:s text:c="2"/>| <text:s text:c="2"/>| <text:s text:c="2"/>| <text:s text:c="2"/>| <text:s text:c="2"/>5 &lt;= 9: 4 (27.0)</text:p>
      <text:p text:style-name="P2">| <text:s text:c="2"/>| <text:s text:c="2"/>| <text:s text:c="2"/>| <text:s text:c="2"/>| <text:s text:c="2"/>5 &gt; 9</text:p>
      <text:p text:style-name="P2">| <text:s text:c="2"/>| <text:s text:c="2"/>| <text:s text:c="2"/>| <text:s text:c="2"/>| <text:s text:c="2"/>| <text:s text:c="2"/>42 &lt;= 1: 9 (5.0)</text:p>
      <text:p text:style-name="P2">| <text:s text:c="2"/>| <text:s text:c="2"/>| <text:s text:c="2"/>| <text:s text:c="2"/>| <text:s text:c="2"/>| <text:s text:c="2"/>42 &gt; 1: 7 (2.0/1.0)</text:p>
      <text:p text:style-name="P2">| <text:s text:c="2"/>| <text:s text:c="2"/>| <text:s text:c="2"/>| <text:s text:c="2"/>12 &gt; 3</text:p>
      <text:p text:style-name="P2">| <text:s text:c="2"/>| <text:s text:c="2"/>| <text:s text:c="2"/>| <text:s text:c="2"/>| <text:s text:c="2"/>43 &lt;= 2</text:p>
      <text:p text:style-name="P2">| <text:s text:c="2"/>| <text:s text:c="2"/>| <text:s text:c="2"/>| <text:s text:c="2"/>| <text:s text:c="2"/>| <text:s text:c="2"/>42 &lt;= 1</text:p>
      <text:p text:style-name="P2">| <text:s text:c="2"/>| <text:s text:c="2"/>| <text:s text:c="2"/>| <text:s text:c="2"/>| <text:s text:c="2"/>| <text:s text:c="2"/>| <text:s text:c="2"/>21 &lt;= 12: 4 (2.0)</text:p>
      <text:p text:style-name="P2">| <text:s text:c="2"/>| <text:s text:c="2"/>| <text:s text:c="2"/>| <text:s text:c="2"/>| <text:s text:c="2"/>| <text:s text:c="2"/>| <text:s text:c="2"/>21 &gt; 12: 9 (7.0)</text:p>
      <text:p text:style-name="P2">| <text:s text:c="2"/>| <text:s text:c="2"/>| <text:s text:c="2"/>| <text:s text:c="2"/>| <text:s text:c="2"/>| <text:s text:c="2"/>42 &gt; 1: 3 (2.0/1.0)</text:p>
      <text:p text:style-name="P2">| <text:s text:c="2"/>| <text:s text:c="2"/>| <text:s text:c="2"/>| <text:s text:c="2"/>| <text:s text:c="2"/>43 &gt; 2</text:p>
      <text:p text:style-name="P2">| <text:s text:c="2"/>| <text:s text:c="2"/>| <text:s text:c="2"/>| <text:s text:c="2"/>| <text:s text:c="2"/>| <text:s text:c="2"/>29 &lt;= 0: 8 (6.0/3.0)</text:p>
      <text:p text:style-name="P2">| <text:s text:c="2"/>| <text:s text:c="2"/>| <text:s text:c="2"/>| <text:s text:c="2"/>| <text:s text:c="2"/>| <text:s text:c="2"/>29 &gt; 0</text:p>
      <text:p text:style-name="P2">| <text:s text:c="2"/>| <text:s text:c="2"/>| <text:s text:c="2"/>| <text:s text:c="2"/>| <text:s text:c="2"/>| <text:s text:c="2"/>| <text:s text:c="2"/>19 &lt;= 15</text:p>
      <text:p text:style-name="P2">| <text:s text:c="2"/>| <text:s text:c="2"/>| <text:s text:c="2"/>| <text:s text:c="2"/>| <text:s text:c="2"/>| <text:s text:c="2"/>| <text:s text:c="2"/>| <text:s text:c="2"/>36 &lt;= 6: 8 (2.0)</text:p>
      <text:p text:style-name="P2">| <text:s text:c="2"/>| <text:s text:c="2"/>| <text:s text:c="2"/>| <text:s text:c="2"/>| <text:s text:c="2"/>| <text:s text:c="2"/>| <text:s text:c="2"/>| <text:s text:c="2"/>36 &gt; 6: 7 (180.0/7.0)</text:p>
      <text:p text:style-name="P2">| <text:s text:c="2"/>| <text:s text:c="2"/>| <text:s text:c="2"/>| <text:s text:c="2"/>| <text:s text:c="2"/>| <text:s text:c="2"/>| <text:s text:c="2"/>19 &gt; 15: 1 (4.0/2.0)</text:p>
      <text:p text:style-name="P2">| <text:s text:c="2"/>| <text:s text:c="2"/>| <text:s text:c="2"/>53 &gt; 4</text:p>
      <text:p text:style-name="P2">| <text:s text:c="2"/>| <text:s text:c="2"/>| <text:s text:c="2"/>| <text:s text:c="2"/>17 &lt;= 0</text:p>
      <text:p text:style-name="P2">| <text:s text:c="2"/>| <text:s text:c="2"/>| <text:s text:c="2"/>| <text:s text:c="2"/>| <text:s text:c="2"/>3 &lt;= 12</text:p>
      <text:p text:style-name="P2">| <text:s text:c="2"/>| <text:s text:c="2"/>| <text:s text:c="2"/>| <text:s text:c="2"/>| <text:s text:c="2"/>| <text:s text:c="2"/>11 &lt;= 1: 1 (5.0)</text:p>
      <text:p text:style-name="P2">| <text:s text:c="2"/>| <text:s text:c="2"/>| <text:s text:c="2"/>| <text:s text:c="2"/>| <text:s text:c="2"/>| <text:s text:c="2"/>11 &gt; 1: 4 (2.0/1.0)</text:p>
      <text:p text:style-name="P2">| <text:s text:c="2"/>| <text:s text:c="2"/>| <text:s text:c="2"/>| <text:s text:c="2"/>| <text:s text:c="2"/>3 &gt; 12</text:p>
      <text:p text:style-name="P2">| <text:s text:c="2"/>| <text:s text:c="2"/>| <text:s text:c="2"/>| <text:s text:c="2"/>| <text:s text:c="2"/>| <text:s text:c="2"/>28 &lt;= 12: 5 (2.0/1.0)</text:p>
      <text:p text:style-name="P2">| <text:s text:c="2"/>| <text:s text:c="2"/>| <text:s text:c="2"/>| <text:s text:c="2"/>| <text:s text:c="2"/>| <text:s text:c="2"/>28 &gt; 12: 3 (5.0)</text:p>
      <text:p text:style-name="P2">| <text:s text:c="2"/>| <text:s text:c="2"/>| <text:s text:c="2"/>| <text:s text:c="2"/>17 &gt; 0: 2 (2.0)</text:p>
      <text:p text:style-name="P2">| <text:s text:c="2"/>| <text:s text:c="2"/>60 &gt; 5</text:p>
      <text:p text:style-name="P2">| <text:s text:c="2"/>| <text:s text:c="2"/>| <text:s text:c="2"/>33 &lt;= 2</text:p>
      <text:p text:style-name="P2">| <text:s text:c="2"/>| <text:s text:c="2"/>| <text:s text:c="2"/>| <text:s text:c="2"/>43 &lt;= 3</text:p>
      <text:p text:style-name="P2"><text:soft-page-break/>| <text:s text:c="2"/>| <text:s text:c="2"/>| <text:s text:c="2"/>| <text:s text:c="2"/>| <text:s text:c="2"/>42 &lt;= 9</text:p>
      <text:p text:style-name="P2">| <text:s text:c="2"/>| <text:s text:c="2"/>| <text:s text:c="2"/>| <text:s text:c="2"/>| <text:s text:c="2"/>| <text:s text:c="2"/>2 &lt;= 0</text:p>
      <text:p text:style-name="P2">| <text:s text:c="2"/>| <text:s text:c="2"/>| <text:s text:c="2"/>| <text:s text:c="2"/>| <text:s text:c="2"/>| <text:s text:c="2"/>| <text:s text:c="2"/>20 &lt;= 4</text:p>
      <text:p text:style-name="P2">| <text:s text:c="2"/>| <text:s text:c="2"/>| <text:s text:c="2"/>| <text:s text:c="2"/>| <text:s text:c="2"/>| <text:s text:c="2"/>| <text:s text:c="2"/>| <text:s text:c="2"/>15 &lt;= 0: 4 (7.0)</text:p>
      <text:p text:style-name="P2">| <text:s text:c="2"/>| <text:s text:c="2"/>| <text:s text:c="2"/>| <text:s text:c="2"/>| <text:s text:c="2"/>| <text:s text:c="2"/>| <text:s text:c="2"/>| <text:s text:c="2"/>15 &gt; 0: 9 (6.0/2.0)</text:p>
      <text:p text:style-name="P2">| <text:s text:c="2"/>| <text:s text:c="2"/>| <text:s text:c="2"/>| <text:s text:c="2"/>| <text:s text:c="2"/>| <text:s text:c="2"/>| <text:s text:c="2"/>20 &gt; 4</text:p>
      <text:p text:style-name="P2">| <text:s text:c="2"/>| <text:s text:c="2"/>| <text:s text:c="2"/>| <text:s text:c="2"/>| <text:s text:c="2"/>| <text:s text:c="2"/>| <text:s text:c="2"/>| <text:s text:c="2"/>10 &lt;= 8</text:p>
      <text:p text:style-name="P2">| <text:s text:c="2"/>| <text:s text:c="2"/>| <text:s text:c="2"/>| <text:s text:c="2"/>| <text:s text:c="2"/>| <text:s text:c="2"/>| <text:s text:c="2"/>| <text:s text:c="2"/>| <text:s text:c="2"/>12 &lt;= 14: 9 (3.0/1.0)</text:p>
      <text:p text:style-name="P2">| <text:s text:c="2"/>| <text:s text:c="2"/>| <text:s text:c="2"/>| <text:s text:c="2"/>| <text:s text:c="2"/>| <text:s text:c="2"/>| <text:s text:c="2"/>| <text:s text:c="2"/>| <text:s text:c="2"/>12 &gt; 14: 1 (21.0)</text:p>
      <text:p text:style-name="P2">| <text:s text:c="2"/>| <text:s text:c="2"/>| <text:s text:c="2"/>| <text:s text:c="2"/>| <text:s text:c="2"/>| <text:s text:c="2"/>| <text:s text:c="2"/>| <text:s text:c="2"/>10 &gt; 8: 9 (4.0)</text:p>
      <text:p text:style-name="P2">| <text:s text:c="2"/>| <text:s text:c="2"/>| <text:s text:c="2"/>| <text:s text:c="2"/>| <text:s text:c="2"/>| <text:s text:c="2"/>2 &gt; 0</text:p>
      <text:p text:style-name="P2">| <text:s text:c="2"/>| <text:s text:c="2"/>| <text:s text:c="2"/>| <text:s text:c="2"/>| <text:s text:c="2"/>| <text:s text:c="2"/>| <text:s text:c="2"/>62 &lt;= 11</text:p>
      <text:p text:style-name="P2"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19 &lt;= 11</text:p>
      <text:p text:style-name="P2">| <text:s text:c="2"/>| <text:s text:c="2"/>| <text:s text:c="2"/>| <text:s text:c="2"/>| <text:s text:c="2"/>| <text:s text:c="2"/>| <text:s text:c="2"/>| <text:s text:c="2"/>| <text:s text:c="2"/>| <text:s text:c="2"/>30 &lt;= 4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lt;= 14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51 &lt;= 12: 3 (146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51 &gt; 12: 3 (4.0/2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gt; 14: 9 (3.0)</text:p>
      <text:p text:style-name="P2">| <text:s text:c="2"/>| <text:s text:c="2"/>| <text:s text:c="2"/>| <text:s text:c="2"/>| <text:s text:c="2"/>| <text:s text:c="2"/>| <text:s text:c="2"/>| <text:s text:c="2"/>| <text:s text:c="2"/>| <text:s text:c="2"/>30 &gt; 4: 9 (5.0/2.0)</text:p>
      <text:p text:style-name="P2">| <text:s text:c="2"/>| <text:s text:c="2"/>| <text:s text:c="2"/>| <text:s text:c="2"/>| <text:s text:c="2"/>| <text:s text:c="2"/>| <text:s text:c="2"/>| <text:s text:c="2"/>| <text:s text:c="2"/>19 &gt; 11</text:p>
      <text:p text:style-name="P2">| <text:s text:c="2"/>| <text:s text:c="2"/>| <text:s text:c="2"/>| <text:s text:c="2"/>| <text:s text:c="2"/>| <text:s text:c="2"/>| <text:s text:c="2"/>| <text:s text:c="2"/>| <text:s text:c="2"/>| <text:s text:c="2"/>35 &lt;= 5: 9 (9.0/1.0)</text:p>
      <text:p text:style-name="P2">| <text:s text:c="2"/>| <text:s text:c="2"/>| <text:s text:c="2"/>| <text:s text:c="2"/>| <text:s text:c="2"/>| <text:s text:c="2"/>| <text:s text:c="2"/>| <text:s text:c="2"/>| <text:s text:c="2"/>| <text:s text:c="2"/>35 &gt; 5: 3 (2.0)</text:p>
      <text:p text:style-name="P2">| <text:s text:c="2"/>| <text:s text:c="2"/>| <text:s text:c="2"/>| <text:s text:c="2"/>| <text:s text:c="2"/>| <text:s text:c="2"/>| <text:s text:c="2"/>| <text:s text:c="2"/>26 &gt; 8</text:p>
      <text:p text:style-name="P2">| <text:s text:c="2"/>| <text:s text:c="2"/>| <text:s text:c="2"/>| <text:s text:c="2"/>| <text:s text:c="2"/>| <text:s text:c="2"/>| <text:s text:c="2"/>| <text:s text:c="2"/>| <text:s text:c="2"/>29 &lt;= 6: 3 (4.0/1.0)</text:p>
      <text:p text:style-name="P2">| <text:s text:c="2"/>| <text:s text:c="2"/>| <text:s text:c="2"/>| <text:s text:c="2"/>| <text:s text:c="2"/>| <text:s text:c="2"/>| <text:s text:c="2"/>| <text:s text:c="2"/>| <text:s text:c="2"/>29 &gt; 6</text:p>
      <text:p text:style-name="P2">| <text:s text:c="2"/>| <text:s text:c="2"/>| <text:s text:c="2"/>| <text:s text:c="2"/>| <text:s text:c="2"/>| <text:s text:c="2"/>| <text:s text:c="2"/>| <text:s text:c="2"/>| <text:s text:c="2"/>| <text:s text:c="2"/>21 &lt;= 5: 5 (3.0/1.0)</text:p>
      <text:p text:style-name="P2">| <text:s text:c="2"/>| <text:s text:c="2"/>| <text:s text:c="2"/>| <text:s text:c="2"/>| <text:s text:c="2"/>| <text:s text:c="2"/>| <text:s text:c="2"/>| <text:s text:c="2"/>| <text:s text:c="2"/>| <text:s text:c="2"/>21 &gt; 5: 9 (73.0/1.0)</text:p>
      <text:p text:style-name="P2">| <text:s text:c="2"/>| <text:s text:c="2"/>| <text:s text:c="2"/>| <text:s text:c="2"/>| <text:s text:c="2"/>| <text:s text:c="2"/>| <text:s text:c="2"/>62 &gt; 11</text:p>
      <text:p text:style-name="P2">| <text:s text:c="2"/>| <text:s text:c="2"/>| <text:s text:c="2"/>| <text:s text:c="2"/>| <text:s text:c="2"/>| <text:s text:c="2"/>| <text:s text:c="2"/>| <text:s text:c="2"/>46 &lt;= 2: 2 (11.0)</text:p>
      <text:p text:style-name="P2">| <text:s text:c="2"/>| <text:s text:c="2"/>| <text:s text:c="2"/>| <text:s text:c="2"/>| <text:s text:c="2"/>| <text:s text:c="2"/>| <text:s text:c="2"/>| <text:s text:c="2"/>46 &gt; 2</text:p>
      <text:p text:style-name="P2">| <text:s text:c="2"/>| <text:s text:c="2"/>| <text:s text:c="2"/>| <text:s text:c="2"/>| <text:s text:c="2"/>| <text:s text:c="2"/>| <text:s text:c="2"/>| <text:s text:c="2"/>| <text:s text:c="2"/>2 &lt;= 1: 3 (3.0)</text:p>
      <text:p text:style-name="P2">| <text:s text:c="2"/>| <text:s text:c="2"/>| <text:s text:c="2"/>| <text:s text:c="2"/>| <text:s text:c="2"/>| <text:s text:c="2"/>| <text:s text:c="2"/>| <text:s text:c="2"/>| <text:s text:c="2"/>2 &gt; 1: 1 (2.0)</text:p>
      <text:p text:style-name="P2">| <text:s text:c="2"/>| <text:s text:c="2"/>| <text:s text:c="2"/>| <text:s text:c="2"/>| <text:s text:c="2"/>42 &gt; 9: 8 (33.0/1.0)</text:p>
      <text:p text:style-name="P2">| <text:s text:c="2"/>| <text:s text:c="2"/>| <text:s text:c="2"/>| <text:s text:c="2"/>43 &gt; 3</text:p>
      <text:p text:style-name="P2">| <text:s text:c="2"/>| <text:s text:c="2"/>| <text:s text:c="2"/>| <text:s text:c="2"/>| <text:s text:c="2"/>27 &lt;= 9</text:p>
      <text:p text:style-name="P2">| <text:s text:c="2"/>| <text:s text:c="2"/>| <text:s text:c="2"/>| <text:s text:c="2"/>| <text:s text:c="2"/>| <text:s text:c="2"/>38 &lt;= 0</text:p>
      <text:p text:style-name="P2">| <text:s text:c="2"/>| <text:s text:c="2"/>| <text:s text:c="2"/>| <text:s text:c="2"/>| <text:s text:c="2"/>| <text:s text:c="2"/>| <text:s text:c="2"/>19 &lt;= 13</text:p>
      <text:p text:style-name="P2">| <text:s text:c="2"/>| <text:s text:c="2"/>| <text:s text:c="2"/>| <text:s text:c="2"/>| <text:s text:c="2"/>| <text:s text:c="2"/>| <text:s text:c="2"/>| <text:s text:c="2"/>37 &lt;= 14</text:p>
      <text:p text:style-name="P2">| <text:s text:c="2"/>| <text:s text:c="2"/>| <text:s text:c="2"/>| <text:s text:c="2"/>| <text:s text:c="2"/>| <text:s text:c="2"/>| <text:s text:c="2"/>| <text:s text:c="2"/>| <text:s text:c="2"/>45 &lt;= 11</text:p>
      <text:p text:style-name="P2">| <text:s text:c="2"/>| <text:s text:c="2"/>| <text:s text:c="2"/>| <text:s text:c="2"/>| <text:s text:c="2"/>| <text:s text:c="2"/>| <text:s text:c="2"/>| <text:s text:c="2"/>| <text:s text:c="2"/>| <text:s text:c="2"/>12 &lt;= 9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45 &lt;= 1: 2 (5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45 &gt; 1: 3 (2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6 &gt; 8: 8 (7.0)</text:p>
      <text:p text:style-name="P2">| <text:s text:c="2"/>| <text:s text:c="2"/>| <text:s text:c="2"/>| <text:s text:c="2"/>| <text:s text:c="2"/>| <text:s text:c="2"/>| <text:s text:c="2"/>| <text:s text:c="2"/>| <text:s text:c="2"/>| <text:s text:c="2"/>12 &gt; 9: 2 (104.0/1.0)</text:p>
      <text:p text:style-name="P2">| <text:s text:c="2"/>| <text:s text:c="2"/>| <text:s text:c="2"/>| <text:s text:c="2"/>| <text:s text:c="2"/>| <text:s text:c="2"/>| <text:s text:c="2"/>| <text:s text:c="2"/>| <text:s text:c="2"/>45 &gt; 11</text:p>
      <text:p text:style-name="P2">| <text:s text:c="2"/>| <text:s text:c="2"/>| <text:s text:c="2"/>| <text:s text:c="2"/>| <text:s text:c="2"/>| <text:s text:c="2"/>| <text:s text:c="2"/>| <text:s text:c="2"/>| <text:s text:c="2"/>| <text:s text:c="2"/>26 &lt;= 6: 3 (2.0)</text:p>
      <text:p text:style-name="P2">| <text:s text:c="2"/>| <text:s text:c="2"/>| <text:s text:c="2"/>| <text:s text:c="2"/>| <text:s text:c="2"/>| <text:s text:c="2"/>| <text:s text:c="2"/>| <text:s text:c="2"/>| <text:s text:c="2"/>| <text:s text:c="2"/>26 &gt; 6: 8 (9.0)</text:p>
      <text:p text:style-name="P2">| <text:s text:c="2"/>| <text:s text:c="2"/>| <text:s text:c="2"/>| <text:s text:c="2"/>| <text:s text:c="2"/>| <text:s text:c="2"/>| <text:s text:c="2"/>| <text:s text:c="2"/>37 &gt; 14: 9 (3.0/1.0)</text:p>
      <text:p text:style-name="P2">| <text:s text:c="2"/>| <text:s text:c="2"/>| <text:s text:c="2"/>| <text:s text:c="2"/>| <text:s text:c="2"/>| <text:s text:c="2"/>| <text:s text:c="2"/>19 &gt; 13: 1 (3.0/1.0)</text:p>
      <text:p text:style-name="P2">| <text:s text:c="2"/>| <text:s text:c="2"/>| <text:s text:c="2"/>| <text:s text:c="2"/>| <text:s text:c="2"/>| <text:s text:c="2"/>38 &gt; 0</text:p>
      <text:p text:style-name="P2"><text:soft-page-break/>| <text:s text:c="2"/>| <text:s text:c="2"/>| <text:s text:c="2"/>| <text:s text:c="2"/>| <text:s text:c="2"/>| <text:s text:c="2"/>| <text:s text:c="2"/>61 &lt;= 2</text:p>
      <text:p text:style-name="P2">| <text:s text:c="2"/>| <text:s text:c="2"/>| <text:s text:c="2"/>| <text:s text:c="2"/>| <text:s text:c="2"/>| <text:s text:c="2"/>| <text:s text:c="2"/>| <text:s text:c="2"/>26 &lt;= 5</text:p>
      <text:p text:style-name="P2">| <text:s text:c="2"/>| <text:s text:c="2"/>| <text:s text:c="2"/>| <text:s text:c="2"/>| <text:s text:c="2"/>| <text:s text:c="2"/>| <text:s text:c="2"/>| <text:s text:c="2"/>| <text:s text:c="2"/>35 &lt;= 9: 1 (2.0)</text:p>
      <text:p text:style-name="P2">| <text:s text:c="2"/>| <text:s text:c="2"/>| <text:s text:c="2"/>| <text:s text:c="2"/>| <text:s text:c="2"/>| <text:s text:c="2"/>| <text:s text:c="2"/>| <text:s text:c="2"/>| <text:s text:c="2"/>35 &gt; 9: 7 (8.0)</text:p>
      <text:p text:style-name="P2">| <text:s text:c="2"/>| <text:s text:c="2"/>| <text:s text:c="2"/>| <text:s text:c="2"/>| <text:s text:c="2"/>| <text:s text:c="2"/>| <text:s text:c="2"/>| <text:s text:c="2"/>26 &gt; 5: 4 (6.0)</text:p>
      <text:p text:style-name="P2">| <text:s text:c="2"/>| <text:s text:c="2"/>| <text:s text:c="2"/>| <text:s text:c="2"/>| <text:s text:c="2"/>| <text:s text:c="2"/>| <text:s text:c="2"/>61 &gt; 2: 8 (3.0/1.0)</text:p>
      <text:p text:style-name="P2">| <text:s text:c="2"/>| <text:s text:c="2"/>| <text:s text:c="2"/>| <text:s text:c="2"/>| <text:s text:c="2"/>27 &gt; 9</text:p>
      <text:p text:style-name="P2">| <text:s text:c="2"/>| <text:s text:c="2"/>| <text:s text:c="2"/>| <text:s text:c="2"/>| <text:s text:c="2"/>| <text:s text:c="2"/>20 &lt;= 14</text:p>
      <text:p text:style-name="P2">| <text:s text:c="2"/>| <text:s text:c="2"/>| <text:s text:c="2"/>| <text:s text:c="2"/>| <text:s text:c="2"/>| <text:s text:c="2"/>| <text:s text:c="2"/>10 &lt;= 0: 4 (3.0/1.0)</text:p>
      <text:p text:style-name="P2">| <text:s text:c="2"/>| <text:s text:c="2"/>| <text:s text:c="2"/>| <text:s text:c="2"/>| <text:s text:c="2"/>| <text:s text:c="2"/>| <text:s text:c="2"/>10 &gt; 0</text:p>
      <text:p text:style-name="P2">| <text:s text:c="2"/>| <text:s text:c="2"/>| <text:s text:c="2"/>| <text:s text:c="2"/>| <text:s text:c="2"/>| <text:s text:c="2"/>| <text:s text:c="2"/>| <text:s text:c="2"/>28 &lt;= 3: 5 (2.0)</text:p>
      <text:p text:style-name="P2">| <text:s text:c="2"/>| <text:s text:c="2"/>| <text:s text:c="2"/>| <text:s text:c="2"/>| <text:s text:c="2"/>| <text:s text:c="2"/>| <text:s text:c="2"/>| <text:s text:c="2"/>28 &gt; 3</text:p>
      <text:p text:style-name="P2">| <text:s text:c="2"/>| <text:s text:c="2"/>| <text:s text:c="2"/>| <text:s text:c="2"/>| <text:s text:c="2"/>| <text:s text:c="2"/>| <text:s text:c="2"/>| <text:s text:c="2"/>| <text:s text:c="2"/>6 &lt;= 6</text:p>
      <text:p text:style-name="P2">| <text:s text:c="2"/>| <text:s text:c="2"/>| <text:s text:c="2"/>| <text:s text:c="2"/>| <text:s text:c="2"/>| <text:s text:c="2"/>| <text:s text:c="2"/>| <text:s text:c="2"/>| <text:s text:c="2"/>| <text:s text:c="2"/>38 &lt;= 4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lt;= 5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6 &lt;= 0: 8 (7.0/1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6 &gt; 0: 3 (3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gt; 5: 8 (82.0)</text:p>
      <text:p text:style-name="P2">| <text:s text:c="2"/>| <text:s text:c="2"/>| <text:s text:c="2"/>| <text:s text:c="2"/>| <text:s text:c="2"/>| <text:s text:c="2"/>| <text:s text:c="2"/>| <text:s text:c="2"/>| <text:s text:c="2"/>| <text:s text:c="2"/>38 &gt; 4: 8 (2.0/1.0)</text:p>
      <text:p text:style-name="P2">| <text:s text:c="2"/>| <text:s text:c="2"/>| <text:s text:c="2"/>| <text:s text:c="2"/>| <text:s text:c="2"/>| <text:s text:c="2"/>| <text:s text:c="2"/>| <text:s text:c="2"/>| <text:s text:c="2"/>6 &gt; 6: 3 (2.0/1.0)</text:p>
      <text:p text:style-name="P2">| <text:s text:c="2"/>| <text:s text:c="2"/>| <text:s text:c="2"/>| <text:s text:c="2"/>| <text:s text:c="2"/>| <text:s text:c="2"/>20 &gt; 14</text:p>
      <text:p text:style-name="P2">| <text:s text:c="2"/>| <text:s text:c="2"/>| <text:s text:c="2"/>| <text:s text:c="2"/>| <text:s text:c="2"/>| <text:s text:c="2"/>| <text:s text:c="2"/>12 &lt;= 15</text:p>
      <text:p text:style-name="P2">| <text:s text:c="2"/>| <text:s text:c="2"/>| <text:s text:c="2"/>| <text:s text:c="2"/>| <text:s text:c="2"/>| <text:s text:c="2"/>| <text:s text:c="2"/>| <text:s text:c="2"/>21 &lt;= 4</text:p>
      <text:p text:style-name="P2">| <text:s text:c="2"/>| <text:s text:c="2"/>| <text:s text:c="2"/>| <text:s text:c="2"/>| <text:s text:c="2"/>| <text:s text:c="2"/>| <text:s text:c="2"/>| <text:s text:c="2"/>| <text:s text:c="2"/>19 &lt;= 15: 2 (2.0)</text:p>
      <text:p text:style-name="P2">| <text:s text:c="2"/>| <text:s text:c="2"/>| <text:s text:c="2"/>| <text:s text:c="2"/>| <text:s text:c="2"/>| <text:s text:c="2"/>| <text:s text:c="2"/>| <text:s text:c="2"/>| <text:s text:c="2"/>19 &gt; 15: 1 (3.0)</text:p>
      <text:p text:style-name="P2">| <text:s text:c="2"/>| <text:s text:c="2"/>| <text:s text:c="2"/>| <text:s text:c="2"/>| <text:s text:c="2"/>| <text:s text:c="2"/>| <text:s text:c="2"/>| <text:s text:c="2"/>21 &gt; 4</text:p>
      <text:p text:style-name="P2">| <text:s text:c="2"/>| <text:s text:c="2"/>| <text:s text:c="2"/>| <text:s text:c="2"/>| <text:s text:c="2"/>| <text:s text:c="2"/>| <text:s text:c="2"/>| <text:s text:c="2"/>| <text:s text:c="2"/>42 &lt;= 5: 3 (2.0)</text:p>
      <text:p text:style-name="P2">| <text:s text:c="2"/>| <text:s text:c="2"/>| <text:s text:c="2"/>| <text:s text:c="2"/>| <text:s text:c="2"/>| <text:s text:c="2"/>| <text:s text:c="2"/>| <text:s text:c="2"/>| <text:s text:c="2"/>42 &gt; 5: 8 (11.0)</text:p>
      <text:p text:style-name="P2">| <text:s text:c="2"/>| <text:s text:c="2"/>| <text:s text:c="2"/>| <text:s text:c="2"/>| <text:s text:c="2"/>| <text:s text:c="2"/>| <text:s text:c="2"/>12 &gt; 15</text:p>
      <text:p text:style-name="P2">| <text:s text:c="2"/>| <text:s text:c="2"/>| <text:s text:c="2"/>| <text:s text:c="2"/>| <text:s text:c="2"/>| <text:s text:c="2"/>| <text:s text:c="2"/>| <text:s text:c="2"/>44 &lt;= 5</text:p>
      <text:p text:style-name="P2">| <text:s text:c="2"/>| <text:s text:c="2"/>| <text:s text:c="2"/>| <text:s text:c="2"/>| <text:s text:c="2"/>| <text:s text:c="2"/>| <text:s text:c="2"/>| <text:s text:c="2"/>| <text:s text:c="2"/>9 &lt;= 1: 8 (4.0/1.0)</text:p>
      <text:p text:style-name="P2">| <text:s text:c="2"/>| <text:s text:c="2"/>| <text:s text:c="2"/>| <text:s text:c="2"/>| <text:s text:c="2"/>| <text:s text:c="2"/>| <text:s text:c="2"/>| <text:s text:c="2"/>| <text:s text:c="2"/>9 &gt; 1: 2 (3.0)</text:p>
      <text:p text:style-name="P2">| <text:s text:c="2"/>| <text:s text:c="2"/>| <text:s text:c="2"/>| <text:s text:c="2"/>| <text:s text:c="2"/>| <text:s text:c="2"/>| <text:s text:c="2"/>| <text:s text:c="2"/>44 &gt; 5</text:p>
      <text:p text:style-name="P2">| <text:s text:c="2"/>| <text:s text:c="2"/>| <text:s text:c="2"/>| <text:s text:c="2"/>| <text:s text:c="2"/>| <text:s text:c="2"/>| <text:s text:c="2"/>| <text:s text:c="2"/>| <text:s text:c="2"/>28 &lt;= 9: 4 (3.0/1.0)</text:p>
      <text:p text:style-name="P2">| <text:s text:c="2"/>| <text:s text:c="2"/>| <text:s text:c="2"/>| <text:s text:c="2"/>| <text:s text:c="2"/>| <text:s text:c="2"/>| <text:s text:c="2"/>| <text:s text:c="2"/>| <text:s text:c="2"/>28 &gt; 9</text:p>
      <text:p text:style-name="P2">| <text:s text:c="2"/>| <text:s text:c="2"/>| <text:s text:c="2"/>| <text:s text:c="2"/>| <text:s text:c="2"/>| <text:s text:c="2"/>| <text:s text:c="2"/>| <text:s text:c="2"/>| <text:s text:c="2"/>| <text:s text:c="2"/>1 &lt;= 0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9 &lt;= 11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5 &lt;= 4: 8 (4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| <text:s text:c="2"/>5 &gt; 4: 1 (4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9 &gt; 11: 1 (80.0)</text:p>
      <text:p text:style-name="P2">| <text:s text:c="2"/>| <text:s text:c="2"/>| <text:s text:c="2"/>| <text:s text:c="2"/>| <text:s text:c="2"/>| <text:s text:c="2"/>| <text:s text:c="2"/>| <text:s text:c="2"/>| <text:s text:c="2"/>| <text:s text:c="2"/>1 &gt; 0: 8 (3.0/1.0)</text:p>
      <text:p text:style-name="P2">| <text:s text:c="2"/>| <text:s text:c="2"/>| <text:s text:c="2"/>33 &gt; 2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13 &lt;= 2: 4 (7.0)</text:p>
      <text:p text:style-name="P2">| <text:s text:c="2"/>| <text:s text:c="2"/>| <text:s text:c="2"/>| <text:s text:c="2"/>| <text:s text:c="2"/>13 &gt; 2</text:p>
      <text:p text:style-name="P2">| <text:s text:c="2"/>| <text:s text:c="2"/>| <text:s text:c="2"/>| <text:s text:c="2"/>| <text:s text:c="2"/>| <text:s text:c="2"/>20 &lt;= 15</text:p>
      <text:p text:style-name="P2">| <text:s text:c="2"/>| <text:s text:c="2"/>| <text:s text:c="2"/>| <text:s text:c="2"/>| <text:s text:c="2"/>| <text:s text:c="2"/>| <text:s text:c="2"/>25 &lt;= 1: 8 (8.0)</text:p>
      <text:p text:style-name="P2">| <text:s text:c="2"/>| <text:s text:c="2"/>| <text:s text:c="2"/>| <text:s text:c="2"/>| <text:s text:c="2"/>| <text:s text:c="2"/>| <text:s text:c="2"/>25 &gt; 1: 5 (5.0/2.0)</text:p>
      <text:p text:style-name="P2">| <text:s text:c="2"/>| <text:s text:c="2"/>| <text:s text:c="2"/>| <text:s text:c="2"/>| <text:s text:c="2"/>| <text:s text:c="2"/>20 &gt; 15</text:p>
      <text:p text:style-name="P2">| <text:s text:c="2"/>| <text:s text:c="2"/>| <text:s text:c="2"/>| <text:s text:c="2"/>| <text:s text:c="2"/>| <text:s text:c="2"/>| <text:s text:c="2"/>9 &lt;= 2: 1 (39.0)</text:p>
      <text:p text:style-name="P2">| <text:s text:c="2"/>| <text:s text:c="2"/>| <text:s text:c="2"/>| <text:s text:c="2"/>| <text:s text:c="2"/>| <text:s text:c="2"/>| <text:s text:c="2"/>9 &gt; 2: 8 (2.0)</text:p>
      <text:p text:style-name="P2">| <text:s text:c="2"/>| <text:s text:c="2"/>| <text:s text:c="2"/>| <text:s text:c="2"/>38 &gt; 0</text:p>
      <text:p text:style-name="P2"><text:soft-page-break/>| <text:s text:c="2"/>| <text:s text:c="2"/>| <text:s text:c="2"/>| <text:s text:c="2"/>| <text:s text:c="2"/>44 &lt;= 6: 0 (3.0/2.0)</text:p>
      <text:p text:style-name="P2">| <text:s text:c="2"/>| <text:s text:c="2"/>| <text:s text:c="2"/>| <text:s text:c="2"/>| <text:s text:c="2"/>44 &gt; 6</text:p>
      <text:p text:style-name="P2">| <text:s text:c="2"/>| <text:s text:c="2"/>| <text:s text:c="2"/>| <text:s text:c="2"/>| <text:s text:c="2"/>| <text:s text:c="2"/>10 &lt;= 11</text:p>
      <text:p text:style-name="P2">| <text:s text:c="2"/>| <text:s text:c="2"/>| <text:s text:c="2"/>| <text:s text:c="2"/>| <text:s text:c="2"/>| <text:s text:c="2"/>| <text:s text:c="2"/>19 &lt;= 1: 7 (3.0)</text:p>
      <text:p text:style-name="P2">| <text:s text:c="2"/>| <text:s text:c="2"/>| <text:s text:c="2"/>| <text:s text:c="2"/>| <text:s text:c="2"/>| <text:s text:c="2"/>| <text:s text:c="2"/>19 &gt; 1: 4 (104.0/2.0)</text:p>
      <text:p text:style-name="P2">| <text:s text:c="2"/>| <text:s text:c="2"/>| <text:s text:c="2"/>| <text:s text:c="2"/>| <text:s text:c="2"/>| <text:s text:c="2"/>10 &gt; 11: 7 (4.0)</text:p>
      <text:p text:style-name="P2"/>
      <text:p text:style-name="P2">Number of Leaves <text:s/>: <text:tab/>105</text:p>
      <text:p text:style-name="P2"/>
      <text:p text:style-name="P2">Size of the tree : <text:tab/>209</text:p>
      <text:p text:style-name="P2"/>
      <text:p text:style-name="P2"/>
      <text:p text:style-name="P2">Time taken to build model: 0.09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1719 <text:s text:c="14"/>85.95 <text:s text:c="2"/>%</text:p>
      <text:p text:style-name="P2">Incorrectly Classified Instances <text:s text:c="6"/>281 <text:s text:c="14"/>14.05 <text:s text:c="2"/>%</text:p>
      <text:p text:style-name="P2">Kappa statistic <text:s text:c="25"/>0.8439</text:p>
      <text:p text:style-name="P2">Mean absolute error <text:s text:c="21"/>0.0315</text:p>
      <text:p text:style-name="P2">Root mean squared error <text:s text:c="17"/>0.1608</text:p>
      <text:p text:style-name="P2">Relative absolute error <text:s text:c="16"/>17.5064 %</text:p>
      <text:p text:style-name="P2">Root relative squared error <text:s text:c="12"/>53.6063 %</text:p>
      <text:p text:style-name="P2">Total Number of Instances <text:s text:c="12"/>2000 <text:s text:c="4"/></text:p>
      <text:p text:style-name="P2"/>
      <text:p text:style-name="P2">=== Detailed Accuracy By Class ===</text:p>
      <text:p text:style-name="P2"/>
      <text:p text:style-name="P2">TP Rate <text:s text:c="2"/>FP Rate <text:s text:c="2"/>Precision <text:s text:c="2"/>Recall <text:s/>F-Measure <text:s text:c="2"/>ROC Area <text:s/>Class</text:p>
      <text:p text:style-name="P2">0.97 <text:s text:c="5"/>0.002 <text:s text:c="5"/>0.985 <text:s text:c="4"/>0.97 <text:s text:c="5"/>0.977 <text:s text:c="5"/>0.989 <text:s text:c="3"/>0</text:p>
      <text:p text:style-name="P2">0.838 <text:s text:c="4"/>0.024 <text:s text:c="5"/>0.795 <text:s text:c="4"/>0.838 <text:s text:c="4"/>0.816 <text:s text:c="5"/>0.926 <text:s text:c="3"/>1</text:p>
      <text:p text:style-name="P2">0.859 <text:s text:c="4"/>0.014 <text:s text:c="5"/>0.864 <text:s text:c="4"/>0.859 <text:s text:c="4"/>0.862 <text:s text:c="5"/>0.934 <text:s text:c="3"/>2</text:p>
      <text:p text:style-name="P2">0.828 <text:s text:c="4"/>0.023 <text:s text:c="5"/>0.796 <text:s text:c="4"/>0.828 <text:s text:c="4"/>0.812 <text:s text:c="5"/>0.919 <text:s text:c="3"/>3</text:p>
      <text:p text:style-name="P2">0.808 <text:s text:c="4"/>0.018 <text:s text:c="5"/>0.84 <text:s text:c="5"/>0.808 <text:s text:c="4"/>0.824 <text:s text:c="5"/>0.905 <text:s text:c="3"/>4</text:p>
      <text:p text:style-name="P2">0.881 <text:s text:c="4"/>0.011 <text:s text:c="5"/>0.895 <text:s text:c="4"/>0.881 <text:s text:c="4"/>0.888 <text:s text:c="5"/>0.937 <text:s text:c="3"/>5</text:p>
      <text:p text:style-name="P2">0.938 <text:s text:c="4"/>0.007 <text:s text:c="5"/>0.933 <text:s text:c="4"/>0.938 <text:s text:c="4"/>0.936 <text:s text:c="5"/>0.968 <text:s text:c="3"/>6</text:p>
      <text:p text:style-name="P2">0.9 <text:s text:c="6"/>0.015 <text:s text:c="5"/>0.87 <text:s text:c="5"/>0.9 <text:s text:c="6"/>0.885 <text:s text:c="5"/>0.943 <text:s text:c="3"/>7</text:p>
      <text:p text:style-name="P2">0.799 <text:s text:c="4"/>0.023 <text:s text:c="5"/>0.791 <text:s text:c="4"/>0.799 <text:s text:c="4"/>0.795 <text:s text:c="5"/>0.899 <text:s text:c="3"/>8</text:p>
      <text:p text:style-name="P2">0.783 <text:s text:c="4"/>0.018 <text:s text:c="5"/>0.838 <text:s text:c="4"/>0.783 <text:s text:c="4"/>0.81 <text:s text:c="6"/>0.91 <text:s text:c="4"/>9</text:p>
      <text:p text:style-name="P2">Weighted Avg. <text:s text:c="3"/>0.86 <text:s text:c="5"/>0.016 <text:s text:c="5"/>0.86 <text:s text:c="5"/>0.86 <text:s text:c="5"/>0.86 <text:s text:c="6"/>0.933</text:p>
      <text:p text:style-name="P2"/>
      <text:p text:style-name="P2">=== Confusion Matrix ===</text:p>
      <text:p text:style-name="P2"/>
      <text:p text:style-name="P2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2">193 <text:s text:c="2"/>0 <text:s text:c="2"/>0 <text:s text:c="2"/>2 <text:s text:c="2"/>3 <text:s text:c="2"/>0 <text:s text:c="2"/>0 <text:s text:c="2"/>0 <text:s text:c="2"/>1 <text:s text:c="2"/>0 | <text:s text:c="2"/>a = 0</text:p>
      <text:p text:style-name="P2">0 171 <text:s text:c="2"/>9 <text:s text:c="2"/>5 <text:s text:c="2"/>7 <text:s text:c="2"/>0 <text:s text:c="2"/>1 <text:s text:c="2"/>1 <text:s text:c="2"/>7 <text:s text:c="2"/>3 | <text:s text:c="2"/>b = 1</text:p>
      <text:p text:style-name="P2">0 <text:s text:c="2"/>3 165 <text:s text:c="2"/>3 <text:s text:c="2"/>1 <text:s text:c="2"/>1 <text:s text:c="2"/>1 <text:s text:c="2"/>3 <text:s/>12 <text:s text:c="2"/>3 | <text:s text:c="2"/>c = 2</text:p>
      <text:p text:style-name="P2">0 <text:s text:c="2"/>6 <text:s text:c="2"/>5 164 <text:s text:c="2"/>4 <text:s text:c="2"/>5 <text:s text:c="2"/>0 <text:s text:c="2"/>4 <text:s text:c="2"/>6 <text:s text:c="2"/>4 | <text:s text:c="2"/>d = 3</text:p>
      <text:p text:style-name="P2">1 <text:s/>11 <text:s text:c="2"/>0 <text:s text:c="2"/>1 173 <text:s text:c="2"/>5 <text:s text:c="2"/>3 <text:s text:c="2"/>6 <text:s text:c="2"/>6 <text:s text:c="2"/>8 | <text:s text:c="2"/>e = 4</text:p>
      <text:p text:style-name="P2">0 <text:s text:c="2"/>3 <text:s text:c="2"/>1 <text:s text:c="2"/>2 <text:s text:c="2"/>3 170 <text:s text:c="2"/>1 <text:s text:c="2"/>4 <text:s text:c="2"/>2 <text:s text:c="2"/>7 | <text:s text:c="2"/>f = 5</text:p>
      <text:p text:style-name="P2">1 <text:s text:c="2"/>2 <text:s text:c="2"/>1 <text:s text:c="2"/>1 <text:s text:c="2"/>5 <text:s text:c="2"/>0 182 <text:s text:c="2"/>0 <text:s text:c="2"/>2 <text:s text:c="2"/>0 | <text:s text:c="2"/>g = 6</text:p>
      <text:p text:style-name="P2">0 <text:s text:c="2"/>1 <text:s text:c="2"/>1 <text:s text:c="2"/>5 <text:s text:c="2"/>2 <text:s text:c="2"/>3 <text:s text:c="2"/>0 180 <text:s text:c="2"/>4 <text:s text:c="2"/>4 | <text:s text:c="2"/>h = 7</text:p>
      <text:p text:style-name="P2"><text:soft-page-break/>1 <text:s/>12 <text:s text:c="2"/>6 <text:s text:c="2"/>3 <text:s text:c="2"/>3 <text:s text:c="2"/>2 <text:s text:c="2"/>6 <text:s text:c="2"/>3 155 <text:s text:c="2"/>3 | <text:s text:c="2"/>i = 8</text:p>
      <text:p text:style-name="P2">0 <text:s text:c="2"/>6 <text:s text:c="2"/>3 <text:s/>20 <text:s text:c="2"/>5 <text:s text:c="2"/>4 <text:s text:c="2"/>1 <text:s text:c="2"/>6 <text:s text:c="2"/>1 166 | <text:s text:c="2"/>j = 9</text:p>
      <text:p text:style-name="P2"/>
      <text:p text:style-name="P2">#######################################################################################################################################################################################################################################</text:p>
      <text:p text:style-name="P2">#6 num obj min = 5</text:p>
      <text:p text:style-name="P2"/>
      <text:p text:style-name="P2">=== Run information ===</text:p>
      <text:p text:style-name="P2"/>
      <text:p text:style-name="P2">Scheme:weka.classifiers.trees.J48 -C 0.01 -M 5</text:p>
      <text:p text:style-name="P2">Relation: <text:s text:c="4"/>optraining_plus_1900</text:p>
      <text:p text:style-name="P2">Instances: <text:s text:c="3"/>2000</text:p>
      <text:p text:style-name="P2">Attributes: <text:s text:c="2"/>55</text:p>
      <text:p text:style-name="P2">1</text:p>
      <text:p text:style-name="P2">2</text:p>
      <text:p text:style-name="P2">3</text:p>
      <text:p text:style-name="P2">4</text:p>
      <text:p text:style-name="P2">5</text:p>
      <text:p text:style-name="P2">6</text:p>
      <text:p text:style-name="P2">7</text:p>
      <text:p text:style-name="P2">9</text:p>
      <text:p text:style-name="P2">10</text:p>
      <text:p text:style-name="P2">11</text:p>
      <text:p text:style-name="P2">12</text:p>
      <text:p text:style-name="P2">13</text:p>
      <text:p text:style-name="P2">14</text:p>
      <text:p text:style-name="P2">15</text:p>
      <text:p text:style-name="P2">17</text:p>
      <text:p text:style-name="P2">18</text:p>
      <text:p text:style-name="P2">19</text:p>
      <text:p text:style-name="P2">20</text:p>
      <text:p text:style-name="P2">21</text:p>
      <text:p text:style-name="P2">22</text:p>
      <text:p text:style-name="P2">23</text:p>
      <text:p text:style-name="P2">25</text:p>
      <text:p text:style-name="P2">26</text:p>
      <text:p text:style-name="P2">27</text:p>
      <text:p text:style-name="P2">28</text:p>
      <text:p text:style-name="P2">29</text:p>
      <text:p text:style-name="P2">30</text:p>
      <text:p text:style-name="P2">33</text:p>
      <text:p text:style-name="P2">34</text:p>
      <text:p text:style-name="P2">35</text:p>
      <text:p text:style-name="P2">36</text:p>
      <text:p text:style-name="P2">37</text:p>
      <text:p text:style-name="P2">38</text:p>
      <text:p text:style-name="P2">41</text:p>
      <text:p text:style-name="P2">42</text:p>
      <text:p text:style-name="P2">43</text:p>
      <text:p text:style-name="P2">44</text:p>
      <text:p text:style-name="P2">45</text:p>
      <text:p text:style-name="P2"><text:soft-page-break/>46</text:p>
      <text:p text:style-name="P2">47</text:p>
      <text:p text:style-name="P2">49</text:p>
      <text:p text:style-name="P2">50</text:p>
      <text:p text:style-name="P2">51</text:p>
      <text:p text:style-name="P2">52</text:p>
      <text:p text:style-name="P2">53</text:p>
      <text:p text:style-name="P2">54</text:p>
      <text:p text:style-name="P2">55</text:p>
      <text:p text:style-name="P2">57</text:p>
      <text:p text:style-name="P2">58</text:p>
      <text:p text:style-name="P2">59</text:p>
      <text:p text:style-name="P2">60</text:p>
      <text:p text:style-name="P2">61</text:p>
      <text:p text:style-name="P2">62</text:p>
      <text:p text:style-name="P2">63</text:p>
      <text:p text:style-name="P2">64</text:p>
      <text:p text:style-name="P2">Test mode:10-fold cross-validation</text:p>
      <text:p text:style-name="P2"/>
      <text:p text:style-name="P2">=== Classifier model (full training set) ===</text:p>
      <text:p text:style-name="P2"/>
      <text:p text:style-name="P2">J48 pruned tree</text:p>
      <text:p text:style-name="P2">------------------</text:p>
      <text:p text:style-name="P2"/>
      <text:p text:style-name="P2">36 &lt;= 3</text:p>
      <text:p text:style-name="P2">| <text:s text:c="2"/>42 &lt;= 5</text:p>
      <text:p text:style-name="P2">| <text:s text:c="2"/>| <text:s text:c="2"/>21 &lt;= 8: 5 (56.0/7.0)</text:p>
      <text:p text:style-name="P2">| <text:s text:c="2"/>| <text:s text:c="2"/>21 &gt; 8</text:p>
      <text:p text:style-name="P2">| <text:s text:c="2"/>| <text:s text:c="2"/>| <text:s text:c="2"/>28 &lt;= 1: 2 (5.0/2.0)</text:p>
      <text:p text:style-name="P2">| <text:s text:c="2"/>| <text:s text:c="2"/>| <text:s text:c="2"/>28 &gt; 1: 9 (85.0/2.0)</text:p>
      <text:p text:style-name="P2">| <text:s text:c="2"/>42 &gt; 5</text:p>
      <text:p text:style-name="P2">| <text:s text:c="2"/>| <text:s text:c="2"/>29 &lt;= 1</text:p>
      <text:p text:style-name="P2">| <text:s text:c="2"/>| <text:s text:c="2"/>| <text:s text:c="2"/>61 &lt;= 1: 5 (6.0/2.0)</text:p>
      <text:p text:style-name="P2">| <text:s text:c="2"/>| <text:s text:c="2"/>| <text:s text:c="2"/>61 &gt; 1</text:p>
      <text:p text:style-name="P2">| <text:s text:c="2"/>| <text:s text:c="2"/>| <text:s text:c="2"/>| <text:s text:c="2"/>44 &lt;= 5: 2 (22.0)</text:p>
      <text:p text:style-name="P2">| <text:s text:c="2"/>| <text:s text:c="2"/>| <text:s text:c="2"/>| <text:s text:c="2"/>44 &gt; 5: 6 (9.0)</text:p>
      <text:p text:style-name="P2">| <text:s text:c="2"/>| <text:s text:c="2"/>29 &gt; 1</text:p>
      <text:p text:style-name="P2">| <text:s text:c="2"/>| <text:s text:c="2"/>| <text:s text:c="2"/>28 &lt;= 10</text:p>
      <text:p text:style-name="P2">| <text:s text:c="2"/>| <text:s text:c="2"/>| <text:s text:c="2"/>| <text:s text:c="2"/>59 &lt;= 4: 4 (9.0)</text:p>
      <text:p text:style-name="P2">| <text:s text:c="2"/>| <text:s text:c="2"/>| <text:s text:c="2"/>| <text:s text:c="2"/>59 &gt; 4: 0 (198.0/1.0)</text:p>
      <text:p text:style-name="P2">| <text:s text:c="2"/>| <text:s text:c="2"/>| <text:s text:c="2"/>28 &gt; 10</text:p>
      <text:p text:style-name="P2">| <text:s text:c="2"/>| <text:s text:c="2"/>| <text:s text:c="2"/>| <text:s text:c="2"/>34 &lt;= 11: 3 (6.0/3.0)</text:p>
      <text:p text:style-name="P2">| <text:s text:c="2"/>| <text:s text:c="2"/>| <text:s text:c="2"/>| <text:s text:c="2"/>34 &gt; 11: 8 (11.0/3.0)</text:p>
      <text:p text:style-name="P2">36 &gt; 3</text:p>
      <text:p text:style-name="P2">| <text:s text:c="2"/>21 &lt;= 0</text:p>
      <text:p text:style-name="P2">| <text:s text:c="2"/>| <text:s text:c="2"/>42 &lt;= 6</text:p>
      <text:p text:style-name="P2">| <text:s text:c="2"/>| <text:s text:c="2"/>| <text:s text:c="2"/>5 &lt;= 1</text:p>
      <text:p text:style-name="P2">| <text:s text:c="2"/>| <text:s text:c="2"/>| <text:s text:c="2"/>| <text:s text:c="2"/>30 &lt;= 1</text:p>
      <text:p text:style-name="P2">| <text:s text:c="2"/>| <text:s text:c="2"/>| <text:s text:c="2"/>| <text:s text:c="2"/>| <text:s text:c="2"/>46 &lt;= 5</text:p>
      <text:p text:style-name="P2">| <text:s text:c="2"/>| <text:s text:c="2"/>| <text:s text:c="2"/>| <text:s text:c="2"/>| <text:s text:c="2"/>| <text:s text:c="2"/>10 &lt;= 10: 1 (29.0/2.0)</text:p>
      <text:p text:style-name="P2">| <text:s text:c="2"/>| <text:s text:c="2"/>| <text:s text:c="2"/>| <text:s text:c="2"/>| <text:s text:c="2"/>| <text:s text:c="2"/>10 &gt; 10</text:p>
      <text:p text:style-name="P2">| <text:s text:c="2"/>| <text:s text:c="2"/>| <text:s text:c="2"/>| <text:s text:c="2"/>| <text:s text:c="2"/>| <text:s text:c="2"/>| <text:s text:c="2"/>20 &lt;= 7: 1 (6.0/2.0)</text:p>
      <text:p text:style-name="P2"><text:soft-page-break/>| <text:s text:c="2"/>| <text:s text:c="2"/>| <text:s text:c="2"/>| <text:s text:c="2"/>| <text:s text:c="2"/>| <text:s text:c="2"/>| <text:s text:c="2"/>20 &gt; 7: 2 (32.0)</text:p>
      <text:p text:style-name="P2">| <text:s text:c="2"/>| <text:s text:c="2"/>| <text:s text:c="2"/>| <text:s text:c="2"/>| <text:s text:c="2"/>46 &gt; 5: 3 (10.0/2.0)</text:p>
      <text:p text:style-name="P2">| <text:s text:c="2"/>| <text:s text:c="2"/>| <text:s text:c="2"/>| <text:s text:c="2"/>30 &gt; 1: 4 (8.0/2.0)</text:p>
      <text:p text:style-name="P2">| <text:s text:c="2"/>| <text:s text:c="2"/>| <text:s text:c="2"/>5 &gt; 1</text:p>
      <text:p text:style-name="P2">| <text:s text:c="2"/>| <text:s text:c="2"/>| <text:s text:c="2"/>| <text:s text:c="2"/>18 &lt;= 4: 3 (5.0/2.0)</text:p>
      <text:p text:style-name="P2">| <text:s text:c="2"/>| <text:s text:c="2"/>| <text:s text:c="2"/>| <text:s text:c="2"/>18 &gt; 4: 5 (121.0)</text:p>
      <text:p text:style-name="P2">| <text:s text:c="2"/>| <text:s text:c="2"/>42 &gt; 6</text:p>
      <text:p text:style-name="P2">| <text:s text:c="2"/>| <text:s text:c="2"/>| <text:s text:c="2"/>54 &lt;= 0</text:p>
      <text:p text:style-name="P2">| <text:s text:c="2"/>| <text:s text:c="2"/>| <text:s text:c="2"/>| <text:s text:c="2"/>9 &lt;= 1</text:p>
      <text:p text:style-name="P2">| <text:s text:c="2"/>| <text:s text:c="2"/>| <text:s text:c="2"/>| <text:s text:c="2"/>| <text:s text:c="2"/>37 &lt;= 5: 1 (10.0/1.0)</text:p>
      <text:p text:style-name="P2">| <text:s text:c="2"/>| <text:s text:c="2"/>| <text:s text:c="2"/>| <text:s text:c="2"/>| <text:s text:c="2"/>37 &gt; 5: 4 (30.0/2.0)</text:p>
      <text:p text:style-name="P2">| <text:s text:c="2"/>| <text:s text:c="2"/>| <text:s text:c="2"/>| <text:s text:c="2"/>9 &gt; 1: 5 (5.0/2.0)</text:p>
      <text:p text:style-name="P2">| <text:s text:c="2"/>| <text:s text:c="2"/>| <text:s text:c="2"/>54 &gt; 0</text:p>
      <text:p text:style-name="P2">| <text:s text:c="2"/>| <text:s text:c="2"/>| <text:s text:c="2"/>| <text:s text:c="2"/>34 &lt;= 5: 2 (6.0/2.0)</text:p>
      <text:p text:style-name="P2">| <text:s text:c="2"/>| <text:s text:c="2"/>| <text:s text:c="2"/>| <text:s text:c="2"/>34 &gt; 5</text:p>
      <text:p text:style-name="P2">| <text:s text:c="2"/>| <text:s text:c="2"/>| <text:s text:c="2"/>| <text:s text:c="2"/>| <text:s text:c="2"/>49 &lt;= 4: 6 (179.0/3.0)</text:p>
      <text:p text:style-name="P2">| <text:s text:c="2"/>| <text:s text:c="2"/>| <text:s text:c="2"/>| <text:s text:c="2"/>| <text:s text:c="2"/>49 &gt; 4: 4 (11.0/3.0)</text:p>
      <text:p text:style-name="P2">| <text:s text:c="2"/>21 &gt; 0</text:p>
      <text:p text:style-name="P2">| <text:s text:c="2"/>| <text:s text:c="2"/>60 &lt;= 5</text:p>
      <text:p text:style-name="P2">| <text:s text:c="2"/>| <text:s text:c="2"/>| <text:s text:c="2"/>53 &lt;= 4</text:p>
      <text:p text:style-name="P2">| <text:s text:c="2"/>| <text:s text:c="2"/>| <text:s text:c="2"/>| <text:s text:c="2"/>12 &lt;= 3</text:p>
      <text:p text:style-name="P2">| <text:s text:c="2"/>| <text:s text:c="2"/>| <text:s text:c="2"/>| <text:s text:c="2"/>| <text:s text:c="2"/>5 &lt;= 9: 4 (27.0)</text:p>
      <text:p text:style-name="P2">| <text:s text:c="2"/>| <text:s text:c="2"/>| <text:s text:c="2"/>| <text:s text:c="2"/>| <text:s text:c="2"/>5 &gt; 9: 9 (7.0/2.0)</text:p>
      <text:p text:style-name="P2">| <text:s text:c="2"/>| <text:s text:c="2"/>| <text:s text:c="2"/>| <text:s text:c="2"/>12 &gt; 3</text:p>
      <text:p text:style-name="P2">| <text:s text:c="2"/>| <text:s text:c="2"/>| <text:s text:c="2"/>| <text:s text:c="2"/>| <text:s text:c="2"/>43 &lt;= 2: 9 (11.0/4.0)</text:p>
      <text:p text:style-name="P2">| <text:s text:c="2"/>| <text:s text:c="2"/>| <text:s text:c="2"/>| <text:s text:c="2"/>| <text:s text:c="2"/>43 &gt; 2</text:p>
      <text:p text:style-name="P2">| <text:s text:c="2"/>| <text:s text:c="2"/>| <text:s text:c="2"/>| <text:s text:c="2"/>| <text:s text:c="2"/>| <text:s text:c="2"/>29 &lt;= 0: 8 (6.0/3.0)</text:p>
      <text:p text:style-name="P2">| <text:s text:c="2"/>| <text:s text:c="2"/>| <text:s text:c="2"/>| <text:s text:c="2"/>| <text:s text:c="2"/>| <text:s text:c="2"/>29 &gt; 0</text:p>
      <text:p text:style-name="P2">| <text:s text:c="2"/>| <text:s text:c="2"/>| <text:s text:c="2"/>| <text:s text:c="2"/>| <text:s text:c="2"/>| <text:s text:c="2"/>| <text:s text:c="2"/>19 &lt;= 13: 7 (180.0/8.0)</text:p>
      <text:p text:style-name="P2">| <text:s text:c="2"/>| <text:s text:c="2"/>| <text:s text:c="2"/>| <text:s text:c="2"/>| <text:s text:c="2"/>| <text:s text:c="2"/>| <text:s text:c="2"/>19 &gt; 13: 1 (6.0/4.0)</text:p>
      <text:p text:style-name="P2">| <text:s text:c="2"/>| <text:s text:c="2"/>| <text:s text:c="2"/>53 &gt; 4</text:p>
      <text:p text:style-name="P2">| <text:s text:c="2"/>| <text:s text:c="2"/>| <text:s text:c="2"/>| <text:s text:c="2"/>3 &lt;= 12: 1 (7.0/2.0)</text:p>
      <text:p text:style-name="P2">| <text:s text:c="2"/>| <text:s text:c="2"/>| <text:s text:c="2"/>| <text:s text:c="2"/>3 &gt; 12: 3 (9.0/4.0)</text:p>
      <text:p text:style-name="P2">| <text:s text:c="2"/>| <text:s text:c="2"/>60 &gt; 5</text:p>
      <text:p text:style-name="P2">| <text:s text:c="2"/>| <text:s text:c="2"/>| <text:s text:c="2"/>33 &lt;= 2</text:p>
      <text:p text:style-name="P2">| <text:s text:c="2"/>| <text:s text:c="2"/>| <text:s text:c="2"/>| <text:s text:c="2"/>43 &lt;= 3</text:p>
      <text:p text:style-name="P2">| <text:s text:c="2"/>| <text:s text:c="2"/>| <text:s text:c="2"/>| <text:s text:c="2"/>| <text:s text:c="2"/>42 &lt;= 9</text:p>
      <text:p text:style-name="P2">| <text:s text:c="2"/>| <text:s text:c="2"/>| <text:s text:c="2"/>| <text:s text:c="2"/>| <text:s text:c="2"/>| <text:s text:c="2"/>2 &lt;= 0</text:p>
      <text:p text:style-name="P2">| <text:s text:c="2"/>| <text:s text:c="2"/>| <text:s text:c="2"/>| <text:s text:c="2"/>| <text:s text:c="2"/>| <text:s text:c="2"/>| <text:s text:c="2"/>20 &lt;= 4</text:p>
      <text:p text:style-name="P2">| <text:s text:c="2"/>| <text:s text:c="2"/>| <text:s text:c="2"/>| <text:s text:c="2"/>| <text:s text:c="2"/>| <text:s text:c="2"/>| <text:s text:c="2"/>| <text:s text:c="2"/>15 &lt;= 0: 4 (7.0)</text:p>
      <text:p text:style-name="P2">| <text:s text:c="2"/>| <text:s text:c="2"/>| <text:s text:c="2"/>| <text:s text:c="2"/>| <text:s text:c="2"/>| <text:s text:c="2"/>| <text:s text:c="2"/>| <text:s text:c="2"/>15 &gt; 0: 9 (6.0/2.0)</text:p>
      <text:p text:style-name="P2">| <text:s text:c="2"/>| <text:s text:c="2"/>| <text:s text:c="2"/>| <text:s text:c="2"/>| <text:s text:c="2"/>| <text:s text:c="2"/>| <text:s text:c="2"/>20 &gt; 4</text:p>
      <text:p text:style-name="P2">| <text:s text:c="2"/>| <text:s text:c="2"/>| <text:s text:c="2"/>| <text:s text:c="2"/>| <text:s text:c="2"/>| <text:s text:c="2"/>| <text:s text:c="2"/>| <text:s text:c="2"/>53 &lt;= 12: 9 (9.0/3.0)</text:p>
      <text:p text:style-name="P2">| <text:s text:c="2"/>| <text:s text:c="2"/>| <text:s text:c="2"/>| <text:s text:c="2"/>| <text:s text:c="2"/>| <text:s text:c="2"/>| <text:s text:c="2"/>| <text:s text:c="2"/>53 &gt; 12: 1 (19.0)</text:p>
      <text:p text:style-name="P2">| <text:s text:c="2"/>| <text:s text:c="2"/>| <text:s text:c="2"/>| <text:s text:c="2"/>| <text:s text:c="2"/>| <text:s text:c="2"/>2 &gt; 0</text:p>
      <text:p text:style-name="P2">| <text:s text:c="2"/>| <text:s text:c="2"/>| <text:s text:c="2"/>| <text:s text:c="2"/>| <text:s text:c="2"/>| <text:s text:c="2"/>| <text:s text:c="2"/>62 &lt;= 11</text:p>
      <text:p text:style-name="P2"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30 &lt;= 4</text:p>
      <text:p text:style-name="P2">| <text:s text:c="2"/>| <text:s text:c="2"/>| <text:s text:c="2"/>| <text:s text:c="2"/>| <text:s text:c="2"/>| <text:s text:c="2"/>| <text:s text:c="2"/>| <text:s text:c="2"/>| <text:s text:c="2"/>| <text:s text:c="2"/>19 &lt;= 11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lt;= 13: 3 (147.0/1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18 &gt; 13: 9 (6.0/3.0)</text:p>
      <text:p text:style-name="P2">| <text:s text:c="2"/>| <text:s text:c="2"/>| <text:s text:c="2"/>| <text:s text:c="2"/>| <text:s text:c="2"/>| <text:s text:c="2"/>| <text:s text:c="2"/>| <text:s text:c="2"/>| <text:s text:c="2"/>| <text:s text:c="2"/>19 &gt; 11: 9 (9.0/3.0)</text:p>
      <text:p text:style-name="P2"><text:soft-page-break/>| <text:s text:c="2"/>| <text:s text:c="2"/>| <text:s text:c="2"/>| <text:s text:c="2"/>| <text:s text:c="2"/>| <text:s text:c="2"/>| <text:s text:c="2"/>| <text:s text:c="2"/>| <text:s text:c="2"/>30 &gt; 4: 9 (7.0/2.0)</text:p>
      <text:p text:style-name="P2">| <text:s text:c="2"/>| <text:s text:c="2"/>| <text:s text:c="2"/>| <text:s text:c="2"/>| <text:s text:c="2"/>| <text:s text:c="2"/>| <text:s text:c="2"/>| <text:s text:c="2"/>26 &gt; 8</text:p>
      <text:p text:style-name="P2">| <text:s text:c="2"/>| <text:s text:c="2"/>| <text:s text:c="2"/>| <text:s text:c="2"/>| <text:s text:c="2"/>| <text:s text:c="2"/>| <text:s text:c="2"/>| <text:s text:c="2"/>| <text:s text:c="2"/>21 &lt;= 6: 3 (6.0/4.0)</text:p>
      <text:p text:style-name="P2">| <text:s text:c="2"/>| <text:s text:c="2"/>| <text:s text:c="2"/>| <text:s text:c="2"/>| <text:s text:c="2"/>| <text:s text:c="2"/>| <text:s text:c="2"/>| <text:s text:c="2"/>| <text:s text:c="2"/>21 &gt; 6: 9 (74.0/2.0)</text:p>
      <text:p text:style-name="P2">| <text:s text:c="2"/>| <text:s text:c="2"/>| <text:s text:c="2"/>| <text:s text:c="2"/>| <text:s text:c="2"/>| <text:s text:c="2"/>| <text:s text:c="2"/>62 &gt; 11</text:p>
      <text:p text:style-name="P2">| <text:s text:c="2"/>| <text:s text:c="2"/>| <text:s text:c="2"/>| <text:s text:c="2"/>| <text:s text:c="2"/>| <text:s text:c="2"/>| <text:s text:c="2"/>| <text:s text:c="2"/>46 &lt;= 2: 2 (11.0)</text:p>
      <text:p text:style-name="P2">| <text:s text:c="2"/>| <text:s text:c="2"/>| <text:s text:c="2"/>| <text:s text:c="2"/>| <text:s text:c="2"/>| <text:s text:c="2"/>| <text:s text:c="2"/>| <text:s text:c="2"/>46 &gt; 2: 3 (5.0/2.0)</text:p>
      <text:p text:style-name="P2">| <text:s text:c="2"/>| <text:s text:c="2"/>| <text:s text:c="2"/>| <text:s text:c="2"/>| <text:s text:c="2"/>42 &gt; 9: 8 (33.0/1.0)</text:p>
      <text:p text:style-name="P2">| <text:s text:c="2"/>| <text:s text:c="2"/>| <text:s text:c="2"/>| <text:s text:c="2"/>43 &gt; 3</text:p>
      <text:p text:style-name="P2">| <text:s text:c="2"/>| <text:s text:c="2"/>| <text:s text:c="2"/>| <text:s text:c="2"/>| <text:s text:c="2"/>27 &lt;= 9</text:p>
      <text:p text:style-name="P2">| <text:s text:c="2"/>| <text:s text:c="2"/>| <text:s text:c="2"/>| <text:s text:c="2"/>| <text:s text:c="2"/>| <text:s text:c="2"/>38 &lt;= 0</text:p>
      <text:p text:style-name="P2">| <text:s text:c="2"/>| <text:s text:c="2"/>| <text:s text:c="2"/>| <text:s text:c="2"/>| <text:s text:c="2"/>| <text:s text:c="2"/>| <text:s text:c="2"/>45 &lt;= 11</text:p>
      <text:p text:style-name="P2">| <text:s text:c="2"/>| <text:s text:c="2"/>| <text:s text:c="2"/>| <text:s text:c="2"/>| <text:s text:c="2"/>| <text:s text:c="2"/>| <text:s text:c="2"/>| <text:s text:c="2"/>12 &lt;= 9</text:p>
      <text:p text:style-name="P2">| <text:s text:c="2"/>| <text:s text:c="2"/>| <text:s text:c="2"/>| <text:s text:c="2"/>| <text:s text:c="2"/>| <text:s text:c="2"/>| <text:s text:c="2"/>| <text:s text:c="2"/>| <text:s text:c="2"/>26 &lt;= 8: 2 (7.0/2.0)</text:p>
      <text:p text:style-name="P2">| <text:s text:c="2"/>| <text:s text:c="2"/>| <text:s text:c="2"/>| <text:s text:c="2"/>| <text:s text:c="2"/>| <text:s text:c="2"/>| <text:s text:c="2"/>| <text:s text:c="2"/>| <text:s text:c="2"/>26 &gt; 8: 8 (7.0)</text:p>
      <text:p text:style-name="P2">| <text:s text:c="2"/>| <text:s text:c="2"/>| <text:s text:c="2"/>| <text:s text:c="2"/>| <text:s text:c="2"/>| <text:s text:c="2"/>| <text:s text:c="2"/>| <text:s text:c="2"/>12 &gt; 9: 2 (107.0/4.0)</text:p>
      <text:p text:style-name="P2">| <text:s text:c="2"/>| <text:s text:c="2"/>| <text:s text:c="2"/>| <text:s text:c="2"/>| <text:s text:c="2"/>| <text:s text:c="2"/>| <text:s text:c="2"/>45 &gt; 11</text:p>
      <text:p text:style-name="P2">| <text:s text:c="2"/>| <text:s text:c="2"/>| <text:s text:c="2"/>| <text:s text:c="2"/>| <text:s text:c="2"/>| <text:s text:c="2"/>| <text:s text:c="2"/>| <text:s text:c="2"/>26 &lt;= 12: 3 (5.0/2.0)</text:p>
      <text:p text:style-name="P2">| <text:s text:c="2"/>| <text:s text:c="2"/>| <text:s text:c="2"/>| <text:s text:c="2"/>| <text:s text:c="2"/>| <text:s text:c="2"/>| <text:s text:c="2"/>| <text:s text:c="2"/>26 &gt; 12: 8 (9.0/1.0)</text:p>
      <text:p text:style-name="P2">| <text:s text:c="2"/>| <text:s text:c="2"/>| <text:s text:c="2"/>| <text:s text:c="2"/>| <text:s text:c="2"/>| <text:s text:c="2"/>38 &gt; 0</text:p>
      <text:p text:style-name="P2">| <text:s text:c="2"/>| <text:s text:c="2"/>| <text:s text:c="2"/>| <text:s text:c="2"/>| <text:s text:c="2"/>| <text:s text:c="2"/>| <text:s text:c="2"/>26 &lt;= 5: 7 (11.0/3.0)</text:p>
      <text:p text:style-name="P2">| <text:s text:c="2"/>| <text:s text:c="2"/>| <text:s text:c="2"/>| <text:s text:c="2"/>| <text:s text:c="2"/>| <text:s text:c="2"/>| <text:s text:c="2"/>26 &gt; 5: 4 (8.0/2.0)</text:p>
      <text:p text:style-name="P2">| <text:s text:c="2"/>| <text:s text:c="2"/>| <text:s text:c="2"/>| <text:s text:c="2"/>| <text:s text:c="2"/>27 &gt; 9</text:p>
      <text:p text:style-name="P2">| <text:s text:c="2"/>| <text:s text:c="2"/>| <text:s text:c="2"/>| <text:s text:c="2"/>| <text:s text:c="2"/>| <text:s text:c="2"/>20 &lt;= 14: 8 (101.0/12.0)</text:p>
      <text:p text:style-name="P2">| <text:s text:c="2"/>| <text:s text:c="2"/>| <text:s text:c="2"/>| <text:s text:c="2"/>| <text:s text:c="2"/>| <text:s text:c="2"/>20 &gt; 14</text:p>
      <text:p text:style-name="P2">| <text:s text:c="2"/>| <text:s text:c="2"/>| <text:s text:c="2"/>| <text:s text:c="2"/>| <text:s text:c="2"/>| <text:s text:c="2"/>| <text:s text:c="2"/>44 &lt;= 6</text:p>
      <text:p text:style-name="P2">| <text:s text:c="2"/>| <text:s text:c="2"/>| <text:s text:c="2"/>| <text:s text:c="2"/>| <text:s text:c="2"/>| <text:s text:c="2"/>| <text:s text:c="2"/>| <text:s text:c="2"/>37 &lt;= 5: 2 (7.0/1.0)</text:p>
      <text:p text:style-name="P2">| <text:s text:c="2"/>| <text:s text:c="2"/>| <text:s text:c="2"/>| <text:s text:c="2"/>| <text:s text:c="2"/>| <text:s text:c="2"/>| <text:s text:c="2"/>| <text:s text:c="2"/>37 &gt; 5: 8 (6.0)</text:p>
      <text:p text:style-name="P2">| <text:s text:c="2"/>| <text:s text:c="2"/>| <text:s text:c="2"/>| <text:s text:c="2"/>| <text:s text:c="2"/>| <text:s text:c="2"/>| <text:s text:c="2"/>44 &gt; 6</text:p>
      <text:p text:style-name="P2">| <text:s text:c="2"/>| <text:s text:c="2"/>| <text:s text:c="2"/>| <text:s text:c="2"/>| <text:s text:c="2"/>| <text:s text:c="2"/>| <text:s text:c="2"/>| <text:s text:c="2"/>1 &lt;= 0</text:p>
      <text:p text:style-name="P2">| <text:s text:c="2"/>| <text:s text:c="2"/>| <text:s text:c="2"/>| <text:s text:c="2"/>| <text:s text:c="2"/>| <text:s text:c="2"/>| <text:s text:c="2"/>| <text:s text:c="2"/>| <text:s text:c="2"/>12 &lt;= 15: 8 (11.0/3.0)</text:p>
      <text:p text:style-name="P2">| <text:s text:c="2"/>| <text:s text:c="2"/>| <text:s text:c="2"/>| <text:s text:c="2"/>| <text:s text:c="2"/>| <text:s text:c="2"/>| <text:s text:c="2"/>| <text:s text:c="2"/>| <text:s text:c="2"/>12 &gt; 15</text:p>
      <text:p text:style-name="P2">| <text:s text:c="2"/>| <text:s text:c="2"/>| <text:s text:c="2"/>| <text:s text:c="2"/>| <text:s text:c="2"/>| <text:s text:c="2"/>| <text:s text:c="2"/>| <text:s text:c="2"/>| <text:s text:c="2"/>| <text:s text:c="2"/>19 &lt;= 11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9 &lt;= 6: 8 (5.0/1.0)</text:p>
      <text:p text:style-name="P2">| <text:s text:c="2"/>| <text:s text:c="2"/>| <text:s text:c="2"/>| <text:s text:c="2"/>| <text:s text:c="2"/>| <text:s text:c="2"/>| <text:s text:c="2"/>| <text:s text:c="2"/>| <text:s text:c="2"/>| <text:s text:c="2"/>| <text:s text:c="2"/>29 &gt; 6: 1 (5.0/1.0)</text:p>
      <text:p text:style-name="P2">| <text:s text:c="2"/>| <text:s text:c="2"/>| <text:s text:c="2"/>| <text:s text:c="2"/>| <text:s text:c="2"/>| <text:s text:c="2"/>| <text:s text:c="2"/>| <text:s text:c="2"/>| <text:s text:c="2"/>| <text:s text:c="2"/>19 &gt; 11: 1 (80.0)</text:p>
      <text:p text:style-name="P2">| <text:s text:c="2"/>| <text:s text:c="2"/>| <text:s text:c="2"/>| <text:s text:c="2"/>| <text:s text:c="2"/>| <text:s text:c="2"/>| <text:s text:c="2"/>| <text:s text:c="2"/>1 &gt; 0: 3 (5.0/2.0)</text:p>
      <text:p text:style-name="P2">| <text:s text:c="2"/>| <text:s text:c="2"/>| <text:s text:c="2"/>33 &gt; 2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13 &lt;= 2: 4 (7.0)</text:p>
      <text:p text:style-name="P2">| <text:s text:c="2"/>| <text:s text:c="2"/>| <text:s text:c="2"/>| <text:s text:c="2"/>| <text:s text:c="2"/>13 &gt; 2</text:p>
      <text:p text:style-name="P2">| <text:s text:c="2"/>| <text:s text:c="2"/>| <text:s text:c="2"/>| <text:s text:c="2"/>| <text:s text:c="2"/>| <text:s text:c="2"/>20 &lt;= 15</text:p>
      <text:p text:style-name="P2">| <text:s text:c="2"/>| <text:s text:c="2"/>| <text:s text:c="2"/>| <text:s text:c="2"/>| <text:s text:c="2"/>| <text:s text:c="2"/>| <text:s text:c="2"/>25 &lt;= 1: 8 (8.0)</text:p>
      <text:p text:style-name="P2">| <text:s text:c="2"/>| <text:s text:c="2"/>| <text:s text:c="2"/>| <text:s text:c="2"/>| <text:s text:c="2"/>| <text:s text:c="2"/>| <text:s text:c="2"/>25 &gt; 1: 5 (5.0/2.0)</text:p>
      <text:p text:style-name="P2">| <text:s text:c="2"/>| <text:s text:c="2"/>| <text:s text:c="2"/>| <text:s text:c="2"/>| <text:s text:c="2"/>| <text:s text:c="2"/>20 &gt; 15: 1 (41.0/2.0)</text:p>
      <text:p text:style-name="P2">| <text:s text:c="2"/>| <text:s text:c="2"/>| <text:s text:c="2"/>| <text:s text:c="2"/>38 &gt; 0</text:p>
      <text:p text:style-name="P2">| <text:s text:c="2"/>| <text:s text:c="2"/>| <text:s text:c="2"/>| <text:s text:c="2"/>| <text:s text:c="2"/>10 &lt;= 11: 4 (108.0/6.0)</text:p>
      <text:p text:style-name="P2">| <text:s text:c="2"/>| <text:s text:c="2"/>| <text:s text:c="2"/>| <text:s text:c="2"/>| <text:s text:c="2"/>10 &gt; 11: 7 (6.0/2.0)</text:p>
      <text:p text:style-name="P2"/>
      <text:p text:style-name="P2">Number of Leaves <text:s/>: <text:tab/>65</text:p>
      <text:p text:style-name="P2"/>
      <text:p text:style-name="P2">Size of the tree : <text:tab/>129</text:p>
      <text:p text:style-name="P2"><text:soft-page-break/></text:p>
      <text:p text:style-name="P2"/>
      <text:p text:style-name="P2">Time taken to build model: 0.09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1695 <text:s text:c="14"/>84.75 <text:s text:c="2"/>%</text:p>
      <text:p text:style-name="P2">Incorrectly Classified Instances <text:s text:c="6"/>305 <text:s text:c="14"/>15.25 <text:s text:c="2"/>%</text:p>
      <text:p text:style-name="P2">Kappa statistic <text:s text:c="25"/>0.8305</text:p>
      <text:p text:style-name="P2">Mean absolute error <text:s text:c="21"/>0.0375</text:p>
      <text:p text:style-name="P2">Root mean squared error <text:s text:c="17"/>0.1612</text:p>
      <text:p text:style-name="P2">Relative absolute error <text:s text:c="16"/>20.8557 %</text:p>
      <text:p text:style-name="P2">Root relative squared error <text:s text:c="12"/>53.7409 %</text:p>
      <text:p text:style-name="P2">Total Number of Instances <text:s text:c="12"/>2000 <text:s text:c="4"/></text:p>
      <text:p text:style-name="P2"/>
      <text:p text:style-name="P2">=== Detailed Accuracy By Class ===</text:p>
      <text:p text:style-name="P2"/>
      <text:p text:style-name="P2">TP Rate <text:s text:c="2"/>FP Rate <text:s text:c="2"/>Precision <text:s text:c="2"/>Recall <text:s/>F-Measure <text:s text:c="2"/>ROC Area <text:s/>Class</text:p>
      <text:p text:style-name="P2">0.965 <text:s text:c="4"/>0.003 <text:s text:c="5"/>0.975 <text:s text:c="4"/>0.965 <text:s text:c="4"/>0.97 <text:s text:c="6"/>0.989 <text:s text:c="3"/>0</text:p>
      <text:p text:style-name="P2">0.814 <text:s text:c="4"/>0.025 <text:s text:c="5"/>0.787 <text:s text:c="4"/>0.814 <text:s text:c="4"/>0.8 <text:s text:c="7"/>0.926 <text:s text:c="3"/>1</text:p>
      <text:p text:style-name="P2">0.818 <text:s text:c="4"/>0.018 <text:s text:c="5"/>0.831 <text:s text:c="4"/>0.818 <text:s text:c="4"/>0.824 <text:s text:c="5"/>0.924 <text:s text:c="3"/>2</text:p>
      <text:p text:style-name="P2">0.823 <text:s text:c="4"/>0.019 <text:s text:c="5"/>0.827 <text:s text:c="4"/>0.823 <text:s text:c="4"/>0.825 <text:s text:c="5"/>0.934 <text:s text:c="3"/>3</text:p>
      <text:p text:style-name="P2">0.785 <text:s text:c="4"/>0.02 <text:s text:c="6"/>0.824 <text:s text:c="4"/>0.785 <text:s text:c="4"/>0.804 <text:s text:c="5"/>0.927 <text:s text:c="3"/>4</text:p>
      <text:p text:style-name="P2">0.881 <text:s text:c="4"/>0.013 <text:s text:c="5"/>0.881 <text:s text:c="4"/>0.881 <text:s text:c="4"/>0.881 <text:s text:c="5"/>0.957 <text:s text:c="3"/>5</text:p>
      <text:p text:style-name="P2">0.933 <text:s text:c="4"/>0.007 <text:s text:c="5"/>0.938 <text:s text:c="4"/>0.933 <text:s text:c="4"/>0.935 <text:s text:c="5"/>0.972 <text:s text:c="3"/>6</text:p>
      <text:p text:style-name="P2">0.895 <text:s text:c="4"/>0.016 <text:s text:c="5"/>0.861 <text:s text:c="4"/>0.895 <text:s text:c="4"/>0.877 <text:s text:c="5"/>0.945 <text:s text:c="3"/>7</text:p>
      <text:p text:style-name="P2">0.804 <text:s text:c="4"/>0.028 <text:s text:c="5"/>0.754 <text:s text:c="4"/>0.804 <text:s text:c="4"/>0.778 <text:s text:c="5"/>0.926 <text:s text:c="3"/>8</text:p>
      <text:p text:style-name="P2">0.769 <text:s text:c="4"/>0.021 <text:s text:c="5"/>0.811 <text:s text:c="4"/>0.769 <text:s text:c="4"/>0.789 <text:s text:c="5"/>0.928 <text:s text:c="3"/>9</text:p>
      <text:p text:style-name="P2">Weighted Avg. <text:s text:c="3"/>0.848 <text:s text:c="4"/>0.017 <text:s text:c="5"/>0.848 <text:s text:c="4"/>0.848 <text:s text:c="4"/>0.848 <text:s text:c="5"/>0.942</text:p>
      <text:p text:style-name="P2"/>
      <text:p text:style-name="P2">=== Confusion Matrix ===</text:p>
      <text:p text:style-name="P2"/>
      <text:p text:style-name="P2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2">192 <text:s text:c="2"/>0 <text:s text:c="2"/>0 <text:s text:c="2"/>0 <text:s text:c="2"/>3 <text:s text:c="2"/>2 <text:s text:c="2"/>0 <text:s text:c="2"/>0 <text:s text:c="2"/>2 <text:s text:c="2"/>0 | <text:s text:c="2"/>a = 0</text:p>
      <text:p text:style-name="P2">0 166 <text:s text:c="2"/>5 <text:s text:c="2"/>4 <text:s text:c="2"/>8 <text:s text:c="2"/>1 <text:s text:c="2"/>2 <text:s text:c="2"/>0 <text:s/>10 <text:s text:c="2"/>8 | <text:s text:c="2"/>b = 1</text:p>
      <text:p text:style-name="P2">0 <text:s/>10 157 <text:s text:c="2"/>5 <text:s text:c="2"/>0 <text:s text:c="2"/>2 <text:s text:c="2"/>1 <text:s text:c="2"/>3 <text:s/>10 <text:s text:c="2"/>4 | <text:s text:c="2"/>c = 2</text:p>
      <text:p text:style-name="P2">0 <text:s text:c="2"/>2 <text:s text:c="2"/>8 163 <text:s text:c="2"/>4 <text:s text:c="2"/>3 <text:s text:c="2"/>0 <text:s text:c="2"/>2 <text:s/>10 <text:s text:c="2"/>6 | <text:s text:c="2"/>d = 3</text:p>
      <text:p text:style-name="P2">1 <text:s/>10 <text:s text:c="2"/>0 <text:s text:c="2"/>1 168 <text:s text:c="2"/>5 <text:s text:c="2"/>3 <text:s/>13 <text:s text:c="2"/>7 <text:s text:c="2"/>6 | <text:s text:c="2"/>e = 4</text:p>
      <text:p text:style-name="P2">1 <text:s text:c="2"/>1 <text:s text:c="2"/>5 <text:s text:c="2"/>2 <text:s text:c="2"/>1 170 <text:s text:c="2"/>2 <text:s text:c="2"/>2 <text:s text:c="2"/>3 <text:s text:c="2"/>6 | <text:s text:c="2"/>f = 5</text:p>
      <text:p text:style-name="P2">1 <text:s text:c="2"/>2 <text:s text:c="2"/>2 <text:s text:c="2"/>0 <text:s text:c="2"/>5 <text:s text:c="2"/>0 181 <text:s text:c="2"/>0 <text:s text:c="2"/>3 <text:s text:c="2"/>0 | <text:s text:c="2"/>g = 6</text:p>
      <text:p text:style-name="P2">0 <text:s text:c="2"/>0 <text:s text:c="2"/>1 <text:s text:c="2"/>2 <text:s text:c="2"/>5 <text:s text:c="2"/>3 <text:s text:c="2"/>0 179 <text:s text:c="2"/>3 <text:s text:c="2"/>7 | <text:s text:c="2"/>h = 7</text:p>
      <text:p text:style-name="P2">1 <text:s/>12 <text:s text:c="2"/>9 <text:s text:c="2"/>2 <text:s text:c="2"/>3 <text:s text:c="2"/>1 <text:s text:c="2"/>4 <text:s text:c="2"/>5 156 <text:s text:c="2"/>1 | <text:s text:c="2"/>i = 8</text:p>
      <text:p text:style-name="P2">1 <text:s text:c="2"/>8 <text:s text:c="2"/>2 <text:s/>18 <text:s text:c="2"/>7 <text:s text:c="2"/>6 <text:s text:c="2"/>0 <text:s text:c="2"/>4 <text:s text:c="2"/>3 163 | <text:s text:c="2"/>j = 9</text:p>
      <text:p text:style-name="P2"/>
      <text:p text:style-name="P2"/>
      <text:p text:style-name="P2"/>
      <text:p text:style-name="P2">#######################################################################################################################################################################################################################################</text:p>
      <text:p text:style-name="P2">#7 num obj min = 10</text:p>
      <text:p text:style-name="P2"/>
      <text:p text:style-name="P2"><text:soft-page-break/></text:p>
      <text:p text:style-name="P2">=== Run information ===</text:p>
      <text:p text:style-name="P2"/>
      <text:p text:style-name="P2">Scheme:weka.classifiers.trees.J48 -C 0.01 -M 10</text:p>
      <text:p text:style-name="P2">Relation: <text:s text:c="4"/>optraining_plus_1900</text:p>
      <text:p text:style-name="P2">Instances: <text:s text:c="3"/>2000</text:p>
      <text:p text:style-name="P2">Attributes: <text:s text:c="2"/>55</text:p>
      <text:p text:style-name="P2">1</text:p>
      <text:p text:style-name="P2">2</text:p>
      <text:p text:style-name="P2">3</text:p>
      <text:p text:style-name="P2">4</text:p>
      <text:p text:style-name="P2">5</text:p>
      <text:p text:style-name="P2">6</text:p>
      <text:p text:style-name="P2">7</text:p>
      <text:p text:style-name="P2">9</text:p>
      <text:p text:style-name="P2">10</text:p>
      <text:p text:style-name="P2">11</text:p>
      <text:p text:style-name="P2">12</text:p>
      <text:p text:style-name="P2">13</text:p>
      <text:p text:style-name="P2">14</text:p>
      <text:p text:style-name="P2">15</text:p>
      <text:p text:style-name="P2">17</text:p>
      <text:p text:style-name="P2">18</text:p>
      <text:p text:style-name="P2">19</text:p>
      <text:p text:style-name="P2">20</text:p>
      <text:p text:style-name="P2">21</text:p>
      <text:p text:style-name="P2">22</text:p>
      <text:p text:style-name="P2">23</text:p>
      <text:p text:style-name="P2">25</text:p>
      <text:p text:style-name="P2">26</text:p>
      <text:p text:style-name="P2">27</text:p>
      <text:p text:style-name="P2">28</text:p>
      <text:p text:style-name="P2">29</text:p>
      <text:p text:style-name="P2">30</text:p>
      <text:p text:style-name="P2">33</text:p>
      <text:p text:style-name="P2">34</text:p>
      <text:p text:style-name="P2">35</text:p>
      <text:p text:style-name="P2">36</text:p>
      <text:p text:style-name="P2">37</text:p>
      <text:p text:style-name="P2">38</text:p>
      <text:p text:style-name="P2">41</text:p>
      <text:p text:style-name="P2">42</text:p>
      <text:p text:style-name="P2">43</text:p>
      <text:p text:style-name="P2">44</text:p>
      <text:p text:style-name="P2">45</text:p>
      <text:p text:style-name="P2">46</text:p>
      <text:p text:style-name="P2">47</text:p>
      <text:p text:style-name="P2">49</text:p>
      <text:p text:style-name="P2">50</text:p>
      <text:p text:style-name="P2">51</text:p>
      <text:p text:style-name="P2">52</text:p>
      <text:p text:style-name="P2">53</text:p>
      <text:p text:style-name="P2"><text:soft-page-break/>54</text:p>
      <text:p text:style-name="P2">55</text:p>
      <text:p text:style-name="P2">57</text:p>
      <text:p text:style-name="P2">58</text:p>
      <text:p text:style-name="P2">59</text:p>
      <text:p text:style-name="P2">60</text:p>
      <text:p text:style-name="P2">61</text:p>
      <text:p text:style-name="P2">62</text:p>
      <text:p text:style-name="P2">63</text:p>
      <text:p text:style-name="P2">64</text:p>
      <text:p text:style-name="P2">Test mode:10-fold cross-validation</text:p>
      <text:p text:style-name="P2"/>
      <text:p text:style-name="P2">=== Classifier model (full training set) ===</text:p>
      <text:p text:style-name="P2"/>
      <text:p text:style-name="P2">J48 pruned tree</text:p>
      <text:p text:style-name="P2">------------------</text:p>
      <text:p text:style-name="P2"/>
      <text:p text:style-name="P2">36 &lt;= 3</text:p>
      <text:p text:style-name="P2">| <text:s text:c="2"/>42 &lt;= 5</text:p>
      <text:p text:style-name="P2">| <text:s text:c="2"/>| <text:s text:c="2"/>21 &lt;= 8: 5 (56.0/7.0)</text:p>
      <text:p text:style-name="P2">| <text:s text:c="2"/>| <text:s text:c="2"/>21 &gt; 8: 9 (90.0/6.0)</text:p>
      <text:p text:style-name="P2">| <text:s text:c="2"/>42 &gt; 5</text:p>
      <text:p text:style-name="P2">| <text:s text:c="2"/>| <text:s text:c="2"/>29 &lt;= 1</text:p>
      <text:p text:style-name="P2">| <text:s text:c="2"/>| <text:s text:c="2"/>| <text:s text:c="2"/>44 &lt;= 5: 2 (26.0/4.0)</text:p>
      <text:p text:style-name="P2">| <text:s text:c="2"/>| <text:s text:c="2"/>| <text:s text:c="2"/>44 &gt; 5: 6 (11.0/2.0)</text:p>
      <text:p text:style-name="P2">| <text:s text:c="2"/>| <text:s text:c="2"/>29 &gt; 1</text:p>
      <text:p text:style-name="P2">| <text:s text:c="2"/>| <text:s text:c="2"/>| <text:s text:c="2"/>28 &lt;= 10</text:p>
      <text:p text:style-name="P2">| <text:s text:c="2"/>| <text:s text:c="2"/>| <text:s text:c="2"/>| <text:s text:c="2"/>3 &lt;= 4: 4 (11.0/1.0)</text:p>
      <text:p text:style-name="P2">| <text:s text:c="2"/>| <text:s text:c="2"/>| <text:s text:c="2"/>| <text:s text:c="2"/>3 &gt; 4: 0 (196.0)</text:p>
      <text:p text:style-name="P2">| <text:s text:c="2"/>| <text:s text:c="2"/>| <text:s text:c="2"/>28 &gt; 10: 8 (17.0/9.0)</text:p>
      <text:p text:style-name="P2">36 &gt; 3</text:p>
      <text:p text:style-name="P2">| <text:s text:c="2"/>21 &lt;= 0</text:p>
      <text:p text:style-name="P2">| <text:s text:c="2"/>| <text:s text:c="2"/>42 &lt;= 6</text:p>
      <text:p text:style-name="P2">| <text:s text:c="2"/>| <text:s text:c="2"/>| <text:s text:c="2"/>5 &lt;= 1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27 &lt;= 10: 2 (29.0)</text:p>
      <text:p text:style-name="P2">| <text:s text:c="2"/>| <text:s text:c="2"/>| <text:s text:c="2"/>| <text:s text:c="2"/>| <text:s text:c="2"/>27 &gt; 10</text:p>
      <text:p text:style-name="P2">| <text:s text:c="2"/>| <text:s text:c="2"/>| <text:s text:c="2"/>| <text:s text:c="2"/>| <text:s text:c="2"/>| <text:s text:c="2"/>9 &lt;= 0: 1 (29.0)</text:p>
      <text:p text:style-name="P2">| <text:s text:c="2"/>| <text:s text:c="2"/>| <text:s text:c="2"/>| <text:s text:c="2"/>| <text:s text:c="2"/>| <text:s text:c="2"/>9 &gt; 0: 2 (10.0/6.0)</text:p>
      <text:p text:style-name="P2">| <text:s text:c="2"/>| <text:s text:c="2"/>| <text:s text:c="2"/>| <text:s text:c="2"/>38 &gt; 0: 3 (17.0/10.0)</text:p>
      <text:p text:style-name="P2">| <text:s text:c="2"/>| <text:s text:c="2"/>| <text:s text:c="2"/>5 &gt; 1: 5 (126.0/4.0)</text:p>
      <text:p text:style-name="P2">| <text:s text:c="2"/>| <text:s text:c="2"/>42 &gt; 6</text:p>
      <text:p text:style-name="P2">| <text:s text:c="2"/>| <text:s text:c="2"/>| <text:s text:c="2"/>54 &lt;= 0</text:p>
      <text:p text:style-name="P2">| <text:s text:c="2"/>| <text:s text:c="2"/>| <text:s text:c="2"/>| <text:s text:c="2"/>37 &lt;= 5: 1 (10.0/1.0)</text:p>
      <text:p text:style-name="P2">| <text:s text:c="2"/>| <text:s text:c="2"/>| <text:s text:c="2"/>| <text:s text:c="2"/>37 &gt; 5</text:p>
      <text:p text:style-name="P2">| <text:s text:c="2"/>| <text:s text:c="2"/>| <text:s text:c="2"/>| <text:s text:c="2"/>| <text:s text:c="2"/>58 &lt;= 0: 4 (25.0)</text:p>
      <text:p text:style-name="P2">| <text:s text:c="2"/>| <text:s text:c="2"/>| <text:s text:c="2"/>| <text:s text:c="2"/>| <text:s text:c="2"/>58 &gt; 0: 5 (10.0/6.0)</text:p>
      <text:p text:style-name="P2">| <text:s text:c="2"/>| <text:s text:c="2"/>| <text:s text:c="2"/>54 &gt; 0</text:p>
      <text:p text:style-name="P2">| <text:s text:c="2"/>| <text:s text:c="2"/>| <text:s text:c="2"/>| <text:s text:c="2"/>49 &lt;= 3: 6 (182.0/6.0)</text:p>
      <text:p text:style-name="P2">| <text:s text:c="2"/>| <text:s text:c="2"/>| <text:s text:c="2"/>| <text:s text:c="2"/>49 &gt; 3: 4 (14.0/6.0)</text:p>
      <text:p text:style-name="P2">| <text:s text:c="2"/>21 &gt; 0</text:p>
      <text:p text:style-name="P2">| <text:s text:c="2"/>| <text:s text:c="2"/>60 &lt;= 5</text:p>
      <text:p text:style-name="P2"><text:soft-page-break/>| <text:s text:c="2"/>| <text:s text:c="2"/>| <text:s text:c="2"/>53 &lt;= 4</text:p>
      <text:p text:style-name="P2">| <text:s text:c="2"/>| <text:s text:c="2"/>| <text:s text:c="2"/>| <text:s text:c="2"/>12 &lt;= 3</text:p>
      <text:p text:style-name="P2">| <text:s text:c="2"/>| <text:s text:c="2"/>| <text:s text:c="2"/>| <text:s text:c="2"/>| <text:s text:c="2"/>5 &lt;= 0: 4 (24.0)</text:p>
      <text:p text:style-name="P2">| <text:s text:c="2"/>| <text:s text:c="2"/>| <text:s text:c="2"/>| <text:s text:c="2"/>| <text:s text:c="2"/>5 &gt; 0: 9 (10.0/5.0)</text:p>
      <text:p text:style-name="P2">| <text:s text:c="2"/>| <text:s text:c="2"/>| <text:s text:c="2"/>| <text:s text:c="2"/>12 &gt; 3</text:p>
      <text:p text:style-name="P2">| <text:s text:c="2"/>| <text:s text:c="2"/>| <text:s text:c="2"/>| <text:s text:c="2"/>| <text:s text:c="2"/>43 &lt;= 2: 9 (11.0/4.0)</text:p>
      <text:p text:style-name="P2">| <text:s text:c="2"/>| <text:s text:c="2"/>| <text:s text:c="2"/>| <text:s text:c="2"/>| <text:s text:c="2"/>43 &gt; 2: 7 (192.0/18.0)</text:p>
      <text:p text:style-name="P2">| <text:s text:c="2"/>| <text:s text:c="2"/>| <text:s text:c="2"/>53 &gt; 4: 1 (16.0/11.0)</text:p>
      <text:p text:style-name="P2">| <text:s text:c="2"/>| <text:s text:c="2"/>60 &gt; 5</text:p>
      <text:p text:style-name="P2">| <text:s text:c="2"/>| <text:s text:c="2"/>| <text:s text:c="2"/>33 &lt;= 2</text:p>
      <text:p text:style-name="P2">| <text:s text:c="2"/>| <text:s text:c="2"/>| <text:s text:c="2"/>| <text:s text:c="2"/>43 &lt;= 3</text:p>
      <text:p text:style-name="P2">| <text:s text:c="2"/>| <text:s text:c="2"/>| <text:s text:c="2"/>| <text:s text:c="2"/>| <text:s text:c="2"/>42 &lt;= 9</text:p>
      <text:p text:style-name="P2">| <text:s text:c="2"/>| <text:s text:c="2"/>| <text:s text:c="2"/>| <text:s text:c="2"/>| <text:s text:c="2"/>| <text:s text:c="2"/>2 &lt;= 0</text:p>
      <text:p text:style-name="P2">| <text:s text:c="2"/>| <text:s text:c="2"/>| <text:s text:c="2"/>| <text:s text:c="2"/>| <text:s text:c="2"/>| <text:s text:c="2"/>| <text:s text:c="2"/>20 &lt;= 4: 4 (13.0/5.0)</text:p>
      <text:p text:style-name="P2">| <text:s text:c="2"/>| <text:s text:c="2"/>| <text:s text:c="2"/>| <text:s text:c="2"/>| <text:s text:c="2"/>| <text:s text:c="2"/>| <text:s text:c="2"/>20 &gt; 4</text:p>
      <text:p text:style-name="P2">| <text:s text:c="2"/>| <text:s text:c="2"/>| <text:s text:c="2"/>| <text:s text:c="2"/>| <text:s text:c="2"/>| <text:s text:c="2"/>| <text:s text:c="2"/>| <text:s text:c="2"/>53 &lt;= 14: 9 (10.0/4.0)</text:p>
      <text:p text:style-name="P2">| <text:s text:c="2"/>| <text:s text:c="2"/>| <text:s text:c="2"/>| <text:s text:c="2"/>| <text:s text:c="2"/>| <text:s text:c="2"/>| <text:s text:c="2"/>| <text:s text:c="2"/>53 &gt; 14: 1 (18.0)</text:p>
      <text:p text:style-name="P2">| <text:s text:c="2"/>| <text:s text:c="2"/>| <text:s text:c="2"/>| <text:s text:c="2"/>| <text:s text:c="2"/>| <text:s text:c="2"/>2 &gt; 0</text:p>
      <text:p text:style-name="P2">| <text:s text:c="2"/>| <text:s text:c="2"/>| <text:s text:c="2"/>| <text:s text:c="2"/>| <text:s text:c="2"/>| <text:s text:c="2"/>| <text:s text:c="2"/>62 &lt;= 11</text:p>
      <text:p text:style-name="P2"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19 &lt;= 11: 3 (158.0/9.0)</text:p>
      <text:p text:style-name="P2">| <text:s text:c="2"/>| <text:s text:c="2"/>| <text:s text:c="2"/>| <text:s text:c="2"/>| <text:s text:c="2"/>| <text:s text:c="2"/>| <text:s text:c="2"/>| <text:s text:c="2"/>| <text:s text:c="2"/>19 &gt; 11: 9 (11.0/3.0)</text:p>
      <text:p text:style-name="P2">| <text:s text:c="2"/>| <text:s text:c="2"/>| <text:s text:c="2"/>| <text:s text:c="2"/>| <text:s text:c="2"/>| <text:s text:c="2"/>| <text:s text:c="2"/>| <text:s text:c="2"/>26 &gt; 8: 9 (80.0/8.0)</text:p>
      <text:p text:style-name="P2">| <text:s text:c="2"/>| <text:s text:c="2"/>| <text:s text:c="2"/>| <text:s text:c="2"/>| <text:s text:c="2"/>| <text:s text:c="2"/>| <text:s text:c="2"/>62 &gt; 11: 2 (16.0/5.0)</text:p>
      <text:p text:style-name="P2">| <text:s text:c="2"/>| <text:s text:c="2"/>| <text:s text:c="2"/>| <text:s text:c="2"/>| <text:s text:c="2"/>42 &gt; 9: 8 (33.0/1.0)</text:p>
      <text:p text:style-name="P2">| <text:s text:c="2"/>| <text:s text:c="2"/>| <text:s text:c="2"/>| <text:s text:c="2"/>43 &gt; 3</text:p>
      <text:p text:style-name="P2">| <text:s text:c="2"/>| <text:s text:c="2"/>| <text:s text:c="2"/>| <text:s text:c="2"/>| <text:s text:c="2"/>27 &lt;= 9</text:p>
      <text:p text:style-name="P2">| <text:s text:c="2"/>| <text:s text:c="2"/>| <text:s text:c="2"/>| <text:s text:c="2"/>| <text:s text:c="2"/>| <text:s text:c="2"/>38 &lt;= 0</text:p>
      <text:p text:style-name="P2">| <text:s text:c="2"/>| <text:s text:c="2"/>| <text:s text:c="2"/>| <text:s text:c="2"/>| <text:s text:c="2"/>| <text:s text:c="2"/>| <text:s text:c="2"/>45 &lt;= 11</text:p>
      <text:p text:style-name="P2">| <text:s text:c="2"/>| <text:s text:c="2"/>| <text:s text:c="2"/>| <text:s text:c="2"/>| <text:s text:c="2"/>| <text:s text:c="2"/>| <text:s text:c="2"/>| <text:s text:c="2"/>12 &lt;= 9: 8 (14.0/7.0)</text:p>
      <text:p text:style-name="P2">| <text:s text:c="2"/>| <text:s text:c="2"/>| <text:s text:c="2"/>| <text:s text:c="2"/>| <text:s text:c="2"/>| <text:s text:c="2"/>| <text:s text:c="2"/>| <text:s text:c="2"/>12 &gt; 9: 2 (107.0/4.0)</text:p>
      <text:p text:style-name="P2">| <text:s text:c="2"/>| <text:s text:c="2"/>| <text:s text:c="2"/>| <text:s text:c="2"/>| <text:s text:c="2"/>| <text:s text:c="2"/>| <text:s text:c="2"/>45 &gt; 11: 8 (14.0/5.0)</text:p>
      <text:p text:style-name="P2">| <text:s text:c="2"/>| <text:s text:c="2"/>| <text:s text:c="2"/>| <text:s text:c="2"/>| <text:s text:c="2"/>| <text:s text:c="2"/>38 &gt; 0: 7 (19.0/11.0)</text:p>
      <text:p text:style-name="P2">| <text:s text:c="2"/>| <text:s text:c="2"/>| <text:s text:c="2"/>| <text:s text:c="2"/>| <text:s text:c="2"/>27 &gt; 9</text:p>
      <text:p text:style-name="P2">| <text:s text:c="2"/>| <text:s text:c="2"/>| <text:s text:c="2"/>| <text:s text:c="2"/>| <text:s text:c="2"/>| <text:s text:c="2"/>20 &lt;= 14: 8 (101.0/12.0)</text:p>
      <text:p text:style-name="P2">| <text:s text:c="2"/>| <text:s text:c="2"/>| <text:s text:c="2"/>| <text:s text:c="2"/>| <text:s text:c="2"/>| <text:s text:c="2"/>20 &gt; 14</text:p>
      <text:p text:style-name="P2">| <text:s text:c="2"/>| <text:s text:c="2"/>| <text:s text:c="2"/>| <text:s text:c="2"/>| <text:s text:c="2"/>| <text:s text:c="2"/>| <text:s text:c="2"/>44 &lt;= 6: 2 (13.0/7.0)</text:p>
      <text:p text:style-name="P2">| <text:s text:c="2"/>| <text:s text:c="2"/>| <text:s text:c="2"/>| <text:s text:c="2"/>| <text:s text:c="2"/>| <text:s text:c="2"/>| <text:s text:c="2"/>44 &gt; 6</text:p>
      <text:p text:style-name="P2">| <text:s text:c="2"/>| <text:s text:c="2"/>| <text:s text:c="2"/>| <text:s text:c="2"/>| <text:s text:c="2"/>| <text:s text:c="2"/>| <text:s text:c="2"/>| <text:s text:c="2"/>58 &lt;= 8</text:p>
      <text:p text:style-name="P2">| <text:s text:c="2"/>| <text:s text:c="2"/>| <text:s text:c="2"/>| <text:s text:c="2"/>| <text:s text:c="2"/>| <text:s text:c="2"/>| <text:s text:c="2"/>| <text:s text:c="2"/>| <text:s text:c="2"/>19 &lt;= 11: 8 (12.0/6.0)</text:p>
      <text:p text:style-name="P2">| <text:s text:c="2"/>| <text:s text:c="2"/>| <text:s text:c="2"/>| <text:s text:c="2"/>| <text:s text:c="2"/>| <text:s text:c="2"/>| <text:s text:c="2"/>| <text:s text:c="2"/>| <text:s text:c="2"/>19 &gt; 11: 1 (82.0/2.0)</text:p>
      <text:p text:style-name="P2">| <text:s text:c="2"/>| <text:s text:c="2"/>| <text:s text:c="2"/>| <text:s text:c="2"/>| <text:s text:c="2"/>| <text:s text:c="2"/>| <text:s text:c="2"/>| <text:s text:c="2"/>58 &gt; 8: 8 (12.0/6.0)</text:p>
      <text:p text:style-name="P2">| <text:s text:c="2"/>| <text:s text:c="2"/>| <text:s text:c="2"/>33 &gt; 2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20 &lt;= 15</text:p>
      <text:p text:style-name="P2">| <text:s text:c="2"/>| <text:s text:c="2"/>| <text:s text:c="2"/>| <text:s text:c="2"/>| <text:s text:c="2"/>| <text:s text:c="2"/>25 &lt;= 1: 8 (10.0/2.0)</text:p>
      <text:p text:style-name="P2">| <text:s text:c="2"/>| <text:s text:c="2"/>| <text:s text:c="2"/>| <text:s text:c="2"/>| <text:s text:c="2"/>| <text:s text:c="2"/>25 &gt; 1: 4 (10.0/5.0)</text:p>
      <text:p text:style-name="P2">| <text:s text:c="2"/>| <text:s text:c="2"/>| <text:s text:c="2"/>| <text:s text:c="2"/>| <text:s text:c="2"/>20 &gt; 15: 1 (41.0/2.0)</text:p>
      <text:p text:style-name="P2">| <text:s text:c="2"/>| <text:s text:c="2"/>| <text:s text:c="2"/>| <text:s text:c="2"/>38 &gt; 0</text:p>
      <text:p text:style-name="P2">| <text:s text:c="2"/>| <text:s text:c="2"/>| <text:s text:c="2"/>| <text:s text:c="2"/>| <text:s text:c="2"/>26 &lt;= 9: 7 (13.0/6.0)</text:p>
      <text:p text:style-name="P2">| <text:s text:c="2"/>| <text:s text:c="2"/>| <text:s text:c="2"/>| <text:s text:c="2"/>| <text:s text:c="2"/>26 &gt; 9: 4 (101.0/4.0)</text:p>
      <text:p text:style-name="P2"/>
      <text:p text:style-name="P2"><text:soft-page-break/>Number of Leaves <text:s/>: <text:tab/>44</text:p>
      <text:p text:style-name="P2"/>
      <text:p text:style-name="P2">Size of the tree : <text:tab/>87</text:p>
      <text:p text:style-name="P2"/>
      <text:p text:style-name="P2"/>
      <text:p text:style-name="P2">Time taken to build model: 0.07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1636 <text:s text:c="14"/>81.8 <text:s text:c="3"/>%</text:p>
      <text:p text:style-name="P2">Incorrectly Classified Instances <text:s text:c="6"/>364 <text:s text:c="14"/>18.2 <text:s text:c="3"/>%</text:p>
      <text:p text:style-name="P2">Kappa statistic <text:s text:c="25"/>0.7978</text:p>
      <text:p text:style-name="P2">Mean absolute error <text:s text:c="21"/>0.0467</text:p>
      <text:p text:style-name="P2">Root mean squared error <text:s text:c="17"/>0.1697</text:p>
      <text:p text:style-name="P2">Relative absolute error <text:s text:c="16"/>25.958 <text:s/>%</text:p>
      <text:p text:style-name="P2">Root relative squared error <text:s text:c="12"/>56.5757 %</text:p>
      <text:p text:style-name="P2">Total Number of Instances <text:s text:c="12"/>2000 <text:s text:c="4"/></text:p>
      <text:p text:style-name="P2"/>
      <text:p text:style-name="P2">=== Detailed Accuracy By Class ===</text:p>
      <text:p text:style-name="P2"/>
      <text:p text:style-name="P2">TP Rate <text:s text:c="2"/>FP Rate <text:s text:c="2"/>Precision <text:s text:c="2"/>Recall <text:s/>F-Measure <text:s text:c="2"/>ROC Area <text:s/>Class</text:p>
      <text:p text:style-name="P2">0.95 <text:s text:c="5"/>0.002 <text:s text:c="5"/>0.984 <text:s text:c="4"/>0.95 <text:s text:c="5"/>0.967 <text:s text:c="5"/>0.994 <text:s text:c="3"/>0</text:p>
      <text:p text:style-name="P2">0.755 <text:s text:c="4"/>0.026 <text:s text:c="5"/>0.766 <text:s text:c="4"/>0.755 <text:s text:c="4"/>0.76 <text:s text:c="6"/>0.946 <text:s text:c="3"/>1</text:p>
      <text:p text:style-name="P2">0.786 <text:s text:c="4"/>0.016 <text:s text:c="5"/>0.839 <text:s text:c="4"/>0.786 <text:s text:c="4"/>0.812 <text:s text:c="5"/>0.941 <text:s text:c="3"/>2</text:p>
      <text:p text:style-name="P2">0.753 <text:s text:c="4"/>0.025 <text:s text:c="5"/>0.768 <text:s text:c="4"/>0.753 <text:s text:c="4"/>0.76 <text:s text:c="6"/>0.922 <text:s text:c="3"/>3</text:p>
      <text:p text:style-name="P2">0.738 <text:s text:c="4"/>0.029 <text:s text:c="5"/>0.756 <text:s text:c="4"/>0.738 <text:s text:c="4"/>0.747 <text:s text:c="5"/>0.929 <text:s text:c="3"/>4</text:p>
      <text:p text:style-name="P2">0.87 <text:s text:c="5"/>0.016 <text:s text:c="5"/>0.853 <text:s text:c="4"/>0.87 <text:s text:c="5"/>0.862 <text:s text:c="5"/>0.951 <text:s text:c="3"/>5</text:p>
      <text:p text:style-name="P2">0.948 <text:s text:c="4"/>0.009 <text:s text:c="5"/>0.915 <text:s text:c="4"/>0.948 <text:s text:c="4"/>0.932 <text:s text:c="5"/>0.98 <text:s text:c="4"/>6</text:p>
      <text:p text:style-name="P2">0.865 <text:s text:c="4"/>0.023 <text:s text:c="5"/>0.805 <text:s text:c="4"/>0.865 <text:s text:c="4"/>0.834 <text:s text:c="5"/>0.951 <text:s text:c="3"/>7</text:p>
      <text:p text:style-name="P2">0.794 <text:s text:c="4"/>0.034 <text:s text:c="5"/>0.716 <text:s text:c="4"/>0.794 <text:s text:c="4"/>0.753 <text:s text:c="5"/>0.939 <text:s text:c="3"/>8</text:p>
      <text:p text:style-name="P2">0.736 <text:s text:c="4"/>0.022 <text:s text:c="5"/>0.796 <text:s text:c="4"/>0.736 <text:s text:c="4"/>0.765 <text:s text:c="5"/>0.936 <text:s text:c="3"/>9</text:p>
      <text:p text:style-name="P2">Weighted Avg. <text:s text:c="3"/>0.818 <text:s text:c="4"/>0.02 <text:s text:c="6"/>0.819 <text:s text:c="4"/>0.818 <text:s text:c="4"/>0.818 <text:s text:c="5"/>0.949</text:p>
      <text:p text:style-name="P2"/>
      <text:p text:style-name="P2">=== Confusion Matrix ===</text:p>
      <text:p text:style-name="P2"/>
      <text:p text:style-name="P2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2">189 <text:s text:c="2"/>0 <text:s text:c="2"/>0 <text:s text:c="2"/>2 <text:s text:c="2"/>5 <text:s text:c="2"/>0 <text:s text:c="2"/>0 <text:s text:c="2"/>0 <text:s text:c="2"/>3 <text:s text:c="2"/>0 | <text:s text:c="2"/>a = 0</text:p>
      <text:p text:style-name="P2">0 154 <text:s text:c="2"/>6 <text:s text:c="2"/>6 <text:s/>13 <text:s text:c="2"/>0 <text:s text:c="2"/>2 <text:s text:c="2"/>5 <text:s/>10 <text:s text:c="2"/>8 | <text:s text:c="2"/>b = 1</text:p>
      <text:p text:style-name="P2">0 <text:s text:c="2"/>7 151 <text:s text:c="2"/>6 <text:s text:c="2"/>1 <text:s text:c="2"/>2 <text:s text:c="2"/>6 <text:s text:c="2"/>2 <text:s/>13 <text:s text:c="2"/>4 | <text:s text:c="2"/>c = 2</text:p>
      <text:p text:style-name="P2">0 <text:s text:c="2"/>5 <text:s text:c="2"/>8 149 <text:s text:c="2"/>2 <text:s/>11 <text:s text:c="2"/>0 <text:s text:c="2"/>2 <text:s/>13 <text:s text:c="2"/>8 | <text:s text:c="2"/>d = 3</text:p>
      <text:p text:style-name="P2">1 <text:s/>10 <text:s text:c="2"/>1 <text:s text:c="2"/>5 158 <text:s text:c="2"/>3 <text:s text:c="2"/>4 <text:s/>13 <text:s/>11 <text:s text:c="2"/>8 | <text:s text:c="2"/>e = 4</text:p>
      <text:p text:style-name="P2">0 <text:s text:c="2"/>0 <text:s text:c="2"/>5 <text:s text:c="2"/>0 <text:s text:c="2"/>5 168 <text:s text:c="2"/>3 <text:s text:c="2"/>4 <text:s text:c="2"/>2 <text:s text:c="2"/>6 | <text:s text:c="2"/>f = 5</text:p>
      <text:p text:style-name="P2">1 <text:s text:c="2"/>1 <text:s text:c="2"/>0 <text:s text:c="2"/>1 <text:s text:c="2"/>2 <text:s text:c="2"/>1 184 <text:s text:c="2"/>0 <text:s text:c="2"/>4 <text:s text:c="2"/>0 | <text:s text:c="2"/>g = 6</text:p>
      <text:p text:style-name="P2">0 <text:s text:c="2"/>1 <text:s text:c="2"/>1 <text:s text:c="2"/>6 <text:s text:c="2"/>6 <text:s text:c="2"/>5 <text:s text:c="2"/>0 173 <text:s text:c="2"/>2 <text:s text:c="2"/>6 | <text:s text:c="2"/>h = 7</text:p>
      <text:p text:style-name="P2">0 <text:s/>13 <text:s text:c="2"/>6 <text:s text:c="2"/>2 <text:s text:c="2"/>6 <text:s text:c="2"/>1 <text:s text:c="2"/>2 <text:s/>10 154 <text:s text:c="2"/>0 | <text:s text:c="2"/>i = 8</text:p>
      <text:p text:style-name="P2">1 <text:s/>10 <text:s text:c="2"/>2 <text:s/>17 <text:s/>11 <text:s text:c="2"/>6 <text:s text:c="2"/>0 <text:s text:c="2"/>6 <text:s text:c="2"/>3 156 | <text:s text:c="2"/>j = 9</text:p>
      <text:p text:style-name="P2"/>
      <text:p text:style-name="P2">#######################################################################################################################################################################################################################################</text:p>
      <text:p text:style-name="P2">#8 num obj min = 15</text:p>
      <text:p text:style-name="P2"><text:soft-page-break/></text:p>
      <text:p text:style-name="P2">=== Run information ===</text:p>
      <text:p text:style-name="P2"/>
      <text:p text:style-name="P2">Scheme:weka.classifiers.trees.J48 -C 0.01 -M 15</text:p>
      <text:p text:style-name="P2">Relation: <text:s text:c="4"/>optraining_plus_1900</text:p>
      <text:p text:style-name="P2">Instances: <text:s text:c="3"/>2000</text:p>
      <text:p text:style-name="P2">Attributes: <text:s text:c="2"/>55</text:p>
      <text:p text:style-name="P2">1</text:p>
      <text:p text:style-name="P2">2</text:p>
      <text:p text:style-name="P2">3</text:p>
      <text:p text:style-name="P2">4</text:p>
      <text:p text:style-name="P2">5</text:p>
      <text:p text:style-name="P2">6</text:p>
      <text:p text:style-name="P2">7</text:p>
      <text:p text:style-name="P2">9</text:p>
      <text:p text:style-name="P2">10</text:p>
      <text:p text:style-name="P2">11</text:p>
      <text:p text:style-name="P2">12</text:p>
      <text:p text:style-name="P2">13</text:p>
      <text:p text:style-name="P2">14</text:p>
      <text:p text:style-name="P2">15</text:p>
      <text:p text:style-name="P2">17</text:p>
      <text:p text:style-name="P2">18</text:p>
      <text:p text:style-name="P2">19</text:p>
      <text:p text:style-name="P2">20</text:p>
      <text:p text:style-name="P2">21</text:p>
      <text:p text:style-name="P2">22</text:p>
      <text:p text:style-name="P2">23</text:p>
      <text:p text:style-name="P2">25</text:p>
      <text:p text:style-name="P2">26</text:p>
      <text:p text:style-name="P2">27</text:p>
      <text:p text:style-name="P2">28</text:p>
      <text:p text:style-name="P2">29</text:p>
      <text:p text:style-name="P2">30</text:p>
      <text:p text:style-name="P2">33</text:p>
      <text:p text:style-name="P2">34</text:p>
      <text:p text:style-name="P2">35</text:p>
      <text:p text:style-name="P2">36</text:p>
      <text:p text:style-name="P2">37</text:p>
      <text:p text:style-name="P2">38</text:p>
      <text:p text:style-name="P2">41</text:p>
      <text:p text:style-name="P2">42</text:p>
      <text:p text:style-name="P2">43</text:p>
      <text:p text:style-name="P2">44</text:p>
      <text:p text:style-name="P2">45</text:p>
      <text:p text:style-name="P2">46</text:p>
      <text:p text:style-name="P2">47</text:p>
      <text:p text:style-name="P2">49</text:p>
      <text:p text:style-name="P2">50</text:p>
      <text:p text:style-name="P2">51</text:p>
      <text:p text:style-name="P2">52</text:p>
      <text:p text:style-name="P2">53</text:p>
      <text:p text:style-name="P2"><text:soft-page-break/>54</text:p>
      <text:p text:style-name="P2">55</text:p>
      <text:p text:style-name="P2">57</text:p>
      <text:p text:style-name="P2">58</text:p>
      <text:p text:style-name="P2">59</text:p>
      <text:p text:style-name="P2">60</text:p>
      <text:p text:style-name="P2">61</text:p>
      <text:p text:style-name="P2">62</text:p>
      <text:p text:style-name="P2">63</text:p>
      <text:p text:style-name="P2">64</text:p>
      <text:p text:style-name="P2">Test mode:10-fold cross-validation</text:p>
      <text:p text:style-name="P2"/>
      <text:p text:style-name="P2">=== Classifier model (full training set) ===</text:p>
      <text:p text:style-name="P2"/>
      <text:p text:style-name="P2">J48 pruned tree</text:p>
      <text:p text:style-name="P2">------------------</text:p>
      <text:p text:style-name="P2"/>
      <text:p text:style-name="P2">36 &lt;= 3</text:p>
      <text:p text:style-name="P2">| <text:s text:c="2"/>42 &lt;= 5</text:p>
      <text:p text:style-name="P2">| <text:s text:c="2"/>| <text:s text:c="2"/>21 &lt;= 8: 5 (56.0/7.0)</text:p>
      <text:p text:style-name="P2">| <text:s text:c="2"/>| <text:s text:c="2"/>21 &gt; 8: 9 (90.0/6.0)</text:p>
      <text:p text:style-name="P2">| <text:s text:c="2"/>42 &gt; 5</text:p>
      <text:p text:style-name="P2">| <text:s text:c="2"/>| <text:s text:c="2"/>29 &lt;= 1</text:p>
      <text:p text:style-name="P2">| <text:s text:c="2"/>| <text:s text:c="2"/>| <text:s text:c="2"/>28 &lt;= 0: 6 (15.0/6.0)</text:p>
      <text:p text:style-name="P2">| <text:s text:c="2"/>| <text:s text:c="2"/>| <text:s text:c="2"/>28 &gt; 0: 2 (22.0/1.0)</text:p>
      <text:p text:style-name="P2">| <text:s text:c="2"/>| <text:s text:c="2"/>29 &gt; 1</text:p>
      <text:p text:style-name="P2">| <text:s text:c="2"/>| <text:s text:c="2"/>| <text:s text:c="2"/>28 &lt;= 10</text:p>
      <text:p text:style-name="P2">| <text:s text:c="2"/>| <text:s text:c="2"/>| <text:s text:c="2"/>| <text:s text:c="2"/>3 &lt;= 6: 4 (15.0/5.0)</text:p>
      <text:p text:style-name="P2">| <text:s text:c="2"/>| <text:s text:c="2"/>| <text:s text:c="2"/>| <text:s text:c="2"/>3 &gt; 6: 0 (192.0)</text:p>
      <text:p text:style-name="P2">| <text:s text:c="2"/>| <text:s text:c="2"/>| <text:s text:c="2"/>28 &gt; 10: 8 (17.0/9.0)</text:p>
      <text:p text:style-name="P2">36 &gt; 3</text:p>
      <text:p text:style-name="P2">| <text:s text:c="2"/>21 &lt;= 0</text:p>
      <text:p text:style-name="P2">| <text:s text:c="2"/>| <text:s text:c="2"/>42 &lt;= 6</text:p>
      <text:p text:style-name="P2">| <text:s text:c="2"/>| <text:s text:c="2"/>| <text:s text:c="2"/>5 &lt;= 1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27 &lt;= 10: 2 (29.0)</text:p>
      <text:p text:style-name="P2">| <text:s text:c="2"/>| <text:s text:c="2"/>| <text:s text:c="2"/>| <text:s text:c="2"/>| <text:s text:c="2"/>27 &gt; 10: 1 (39.0/8.0)</text:p>
      <text:p text:style-name="P2">| <text:s text:c="2"/>| <text:s text:c="2"/>| <text:s text:c="2"/>| <text:s text:c="2"/>38 &gt; 0: 3 (17.0/10.0)</text:p>
      <text:p text:style-name="P2">| <text:s text:c="2"/>| <text:s text:c="2"/>| <text:s text:c="2"/>5 &gt; 1: 5 (126.0/4.0)</text:p>
      <text:p text:style-name="P2">| <text:s text:c="2"/>| <text:s text:c="2"/>42 &gt; 6</text:p>
      <text:p text:style-name="P2">| <text:s text:c="2"/>| <text:s text:c="2"/>| <text:s text:c="2"/>54 &lt;= 0</text:p>
      <text:p text:style-name="P2">| <text:s text:c="2"/>| <text:s text:c="2"/>| <text:s text:c="2"/>| <text:s text:c="2"/>33 &lt;= 3: 1 (17.0/9.0)</text:p>
      <text:p text:style-name="P2">| <text:s text:c="2"/>| <text:s text:c="2"/>| <text:s text:c="2"/>| <text:s text:c="2"/>33 &gt; 3: 4 (28.0/1.0)</text:p>
      <text:p text:style-name="P2">| <text:s text:c="2"/>| <text:s text:c="2"/>| <text:s text:c="2"/>54 &gt; 0: 6 (196.0/18.0)</text:p>
      <text:p text:style-name="P2">| <text:s text:c="2"/>21 &gt; 0</text:p>
      <text:p text:style-name="P2">| <text:s text:c="2"/>| <text:s text:c="2"/>60 &lt;= 5</text:p>
      <text:p text:style-name="P2">| <text:s text:c="2"/>| <text:s text:c="2"/>| <text:s text:c="2"/>53 &lt;= 4</text:p>
      <text:p text:style-name="P2">| <text:s text:c="2"/>| <text:s text:c="2"/>| <text:s text:c="2"/>| <text:s text:c="2"/>12 &lt;= 3: 4 (34.0/7.0)</text:p>
      <text:p text:style-name="P2">| <text:s text:c="2"/>| <text:s text:c="2"/>| <text:s text:c="2"/>| <text:s text:c="2"/>12 &gt; 3</text:p>
      <text:p text:style-name="P2">| <text:s text:c="2"/>| <text:s text:c="2"/>| <text:s text:c="2"/>| <text:s text:c="2"/>| <text:s text:c="2"/>43 &lt;= 3: 9 (15.0/7.0)</text:p>
      <text:p text:style-name="P2">| <text:s text:c="2"/>| <text:s text:c="2"/>| <text:s text:c="2"/>| <text:s text:c="2"/>| <text:s text:c="2"/>43 &gt; 3: 7 (188.0/17.0)</text:p>
      <text:p text:style-name="P2">| <text:s text:c="2"/>| <text:s text:c="2"/>| <text:s text:c="2"/>53 &gt; 4: 1 (16.0/11.0)</text:p>
      <text:p text:style-name="P2"><text:soft-page-break/>| <text:s text:c="2"/>| <text:s text:c="2"/>60 &gt; 5</text:p>
      <text:p text:style-name="P2">| <text:s text:c="2"/>| <text:s text:c="2"/>| <text:s text:c="2"/>33 &lt;= 2</text:p>
      <text:p text:style-name="P2">| <text:s text:c="2"/>| <text:s text:c="2"/>| <text:s text:c="2"/>| <text:s text:c="2"/>43 &lt;= 3</text:p>
      <text:p text:style-name="P2">| <text:s text:c="2"/>| <text:s text:c="2"/>| <text:s text:c="2"/>| <text:s text:c="2"/>| <text:s text:c="2"/>42 &lt;= 9</text:p>
      <text:p text:style-name="P2">| <text:s text:c="2"/>| <text:s text:c="2"/>| <text:s text:c="2"/>| <text:s text:c="2"/>| <text:s text:c="2"/>| <text:s text:c="2"/>2 &lt;= 0</text:p>
      <text:p text:style-name="P2">| <text:s text:c="2"/>| <text:s text:c="2"/>| <text:s text:c="2"/>| <text:s text:c="2"/>| <text:s text:c="2"/>| <text:s text:c="2"/>| <text:s text:c="2"/>12 &lt;= 14: 4 (18.0/10.0)</text:p>
      <text:p text:style-name="P2">| <text:s text:c="2"/>| <text:s text:c="2"/>| <text:s text:c="2"/>| <text:s text:c="2"/>| <text:s text:c="2"/>| <text:s text:c="2"/>| <text:s text:c="2"/>12 &gt; 14: 1 (23.0/2.0)</text:p>
      <text:p text:style-name="P2">| <text:s text:c="2"/>| <text:s text:c="2"/>| <text:s text:c="2"/>| <text:s text:c="2"/>| <text:s text:c="2"/>| <text:s text:c="2"/>2 &gt; 0</text:p>
      <text:p text:style-name="P2">| <text:s text:c="2"/>| <text:s text:c="2"/>| <text:s text:c="2"/>| <text:s text:c="2"/>| <text:s text:c="2"/>| <text:s text:c="2"/>| <text:s text:c="2"/>62 &lt;= 11</text:p>
      <text:p text:style-name="P2"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19 &lt;= 10: 3 (154.0/8.0)</text:p>
      <text:p text:style-name="P2">| <text:s text:c="2"/>| <text:s text:c="2"/>| <text:s text:c="2"/>| <text:s text:c="2"/>| <text:s text:c="2"/>| <text:s text:c="2"/>| <text:s text:c="2"/>| <text:s text:c="2"/>| <text:s text:c="2"/>19 &gt; 10: 9 (15.0/6.0)</text:p>
      <text:p text:style-name="P2">| <text:s text:c="2"/>| <text:s text:c="2"/>| <text:s text:c="2"/>| <text:s text:c="2"/>| <text:s text:c="2"/>| <text:s text:c="2"/>| <text:s text:c="2"/>| <text:s text:c="2"/>26 &gt; 8: 9 (80.0/8.0)</text:p>
      <text:p text:style-name="P2">| <text:s text:c="2"/>| <text:s text:c="2"/>| <text:s text:c="2"/>| <text:s text:c="2"/>| <text:s text:c="2"/>| <text:s text:c="2"/>| <text:s text:c="2"/>62 &gt; 11: 2 (16.0/5.0)</text:p>
      <text:p text:style-name="P2">| <text:s text:c="2"/>| <text:s text:c="2"/>| <text:s text:c="2"/>| <text:s text:c="2"/>| <text:s text:c="2"/>42 &gt; 9: 8 (33.0/1.0)</text:p>
      <text:p text:style-name="P2">| <text:s text:c="2"/>| <text:s text:c="2"/>| <text:s text:c="2"/>| <text:s text:c="2"/>43 &gt; 3</text:p>
      <text:p text:style-name="P2">| <text:s text:c="2"/>| <text:s text:c="2"/>| <text:s text:c="2"/>| <text:s text:c="2"/>| <text:s text:c="2"/>27 &lt;= 9</text:p>
      <text:p text:style-name="P2">| <text:s text:c="2"/>| <text:s text:c="2"/>| <text:s text:c="2"/>| <text:s text:c="2"/>| <text:s text:c="2"/>| <text:s text:c="2"/>38 &lt;= 0</text:p>
      <text:p text:style-name="P2">| <text:s text:c="2"/>| <text:s text:c="2"/>| <text:s text:c="2"/>| <text:s text:c="2"/>| <text:s text:c="2"/>| <text:s text:c="2"/>| <text:s text:c="2"/>26 &lt;= 9: 2 (107.0/8.0)</text:p>
      <text:p text:style-name="P2">| <text:s text:c="2"/>| <text:s text:c="2"/>| <text:s text:c="2"/>| <text:s text:c="2"/>| <text:s text:c="2"/>| <text:s text:c="2"/>| <text:s text:c="2"/>26 &gt; 9: 8 (28.0/11.0)</text:p>
      <text:p text:style-name="P2">| <text:s text:c="2"/>| <text:s text:c="2"/>| <text:s text:c="2"/>| <text:s text:c="2"/>| <text:s text:c="2"/>| <text:s text:c="2"/>38 &gt; 0: 7 (19.0/11.0)</text:p>
      <text:p text:style-name="P2">| <text:s text:c="2"/>| <text:s text:c="2"/>| <text:s text:c="2"/>| <text:s text:c="2"/>| <text:s text:c="2"/>27 &gt; 9</text:p>
      <text:p text:style-name="P2">| <text:s text:c="2"/>| <text:s text:c="2"/>| <text:s text:c="2"/>| <text:s text:c="2"/>| <text:s text:c="2"/>| <text:s text:c="2"/>20 &lt;= 14: 8 (101.0/12.0)</text:p>
      <text:p text:style-name="P2">| <text:s text:c="2"/>| <text:s text:c="2"/>| <text:s text:c="2"/>| <text:s text:c="2"/>| <text:s text:c="2"/>| <text:s text:c="2"/>20 &gt; 14</text:p>
      <text:p text:style-name="P2">| <text:s text:c="2"/>| <text:s text:c="2"/>| <text:s text:c="2"/>| <text:s text:c="2"/>| <text:s text:c="2"/>| <text:s text:c="2"/>| <text:s text:c="2"/>36 &lt;= 13</text:p>
      <text:p text:style-name="P2">| <text:s text:c="2"/>| <text:s text:c="2"/>| <text:s text:c="2"/>| <text:s text:c="2"/>| <text:s text:c="2"/>| <text:s text:c="2"/>| <text:s text:c="2"/>| <text:s text:c="2"/>10 &lt;= 13: 1 (16.0/9.0)</text:p>
      <text:p text:style-name="P2">| <text:s text:c="2"/>| <text:s text:c="2"/>| <text:s text:c="2"/>| <text:s text:c="2"/>| <text:s text:c="2"/>| <text:s text:c="2"/>| <text:s text:c="2"/>| <text:s text:c="2"/>10 &gt; 13: 8 (15.0/6.0)</text:p>
      <text:p text:style-name="P2">| <text:s text:c="2"/>| <text:s text:c="2"/>| <text:s text:c="2"/>| <text:s text:c="2"/>| <text:s text:c="2"/>| <text:s text:c="2"/>| <text:s text:c="2"/>36 &gt; 13: 1 (88.0/8.0)</text:p>
      <text:p text:style-name="P2">| <text:s text:c="2"/>| <text:s text:c="2"/>| <text:s text:c="2"/>33 &gt; 2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20 &lt;= 15: 8 (20.0/12.0)</text:p>
      <text:p text:style-name="P2">| <text:s text:c="2"/>| <text:s text:c="2"/>| <text:s text:c="2"/>| <text:s text:c="2"/>| <text:s text:c="2"/>20 &gt; 15: 1 (41.0/2.0)</text:p>
      <text:p text:style-name="P2">| <text:s text:c="2"/>| <text:s text:c="2"/>| <text:s text:c="2"/>| <text:s text:c="2"/>38 &gt; 0: 4 (114.0/12.0)</text:p>
      <text:p text:style-name="P2"/>
      <text:p text:style-name="P2">Number of Leaves <text:s/>: <text:tab/>35</text:p>
      <text:p text:style-name="P2"/>
      <text:p text:style-name="P2">Size of the tree : <text:tab/>69</text:p>
      <text:p text:style-name="P2"/>
      <text:p text:style-name="P2"/>
      <text:p text:style-name="P2">Time taken to build model: 0.07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1611 <text:s text:c="14"/>80.55 <text:s text:c="2"/>%</text:p>
      <text:p text:style-name="P2">Incorrectly Classified Instances <text:s text:c="6"/>389 <text:s text:c="14"/>19.45 <text:s text:c="2"/>%</text:p>
      <text:p text:style-name="P2">Kappa statistic <text:s text:c="25"/>0.7839</text:p>
      <text:p text:style-name="P2">Mean absolute error <text:s text:c="21"/>0.0519</text:p>
      <text:p text:style-name="P2">Root mean squared error <text:s text:c="17"/>0.1738</text:p>
      <text:p text:style-name="P2">Relative absolute error <text:s text:c="16"/>28.8574 %</text:p>
      <text:p text:style-name="P2">Root relative squared error <text:s text:c="12"/>57.9262 %</text:p>
      <text:p text:style-name="P2">Total Number of Instances <text:s text:c="12"/>2000 <text:s text:c="4"/></text:p>
      <text:p text:style-name="P2"><text:soft-page-break/></text:p>
      <text:p text:style-name="P2">=== Detailed Accuracy By Class ===</text:p>
      <text:p text:style-name="P2"/>
      <text:p text:style-name="P2">TP Rate <text:s text:c="2"/>FP Rate <text:s text:c="2"/>Precision <text:s text:c="2"/>Recall <text:s/>F-Measure <text:s text:c="2"/>ROC Area <text:s/>Class</text:p>
      <text:p text:style-name="P2">0.94 <text:s text:c="5"/>0.002 <text:s text:c="5"/>0.979 <text:s text:c="4"/>0.94 <text:s text:c="5"/>0.959 <text:s text:c="5"/>0.996 <text:s text:c="3"/>0</text:p>
      <text:p text:style-name="P2">0.77 <text:s text:c="5"/>0.024 <text:s text:c="5"/>0.785 <text:s text:c="4"/>0.77 <text:s text:c="5"/>0.777 <text:s text:c="5"/>0.939 <text:s text:c="3"/>1</text:p>
      <text:p text:style-name="P2">0.729 <text:s text:c="4"/>0.018 <text:s text:c="5"/>0.809 <text:s text:c="4"/>0.729 <text:s text:c="4"/>0.767 <text:s text:c="5"/>0.938 <text:s text:c="3"/>2</text:p>
      <text:p text:style-name="P2">0.737 <text:s text:c="4"/>0.027 <text:s text:c="5"/>0.749 <text:s text:c="4"/>0.737 <text:s text:c="4"/>0.743 <text:s text:c="5"/>0.921 <text:s text:c="3"/>3</text:p>
      <text:p text:style-name="P2">0.696 <text:s text:c="4"/>0.034 <text:s text:c="5"/>0.71 <text:s text:c="5"/>0.696 <text:s text:c="4"/>0.703 <text:s text:c="5"/>0.926 <text:s text:c="3"/>4</text:p>
      <text:p text:style-name="P2">0.865 <text:s text:c="4"/>0.011 <text:s text:c="5"/>0.893 <text:s text:c="4"/>0.865 <text:s text:c="4"/>0.879 <text:s text:c="5"/>0.959 <text:s text:c="3"/>5</text:p>
      <text:p text:style-name="P2">0.912 <text:s text:c="4"/>0.013 <text:s text:c="5"/>0.881 <text:s text:c="4"/>0.912 <text:s text:c="4"/>0.896 <text:s text:c="5"/>0.981 <text:s text:c="3"/>6</text:p>
      <text:p text:style-name="P2">0.86 <text:s text:c="5"/>0.022 <text:s text:c="5"/>0.811 <text:s text:c="4"/>0.86 <text:s text:c="5"/>0.835 <text:s text:c="5"/>0.951 <text:s text:c="3"/>7</text:p>
      <text:p text:style-name="P2">0.82 <text:s text:c="5"/>0.042 <text:s text:c="5"/>0.677 <text:s text:c="4"/>0.82 <text:s text:c="5"/>0.741 <text:s text:c="5"/>0.953 <text:s text:c="3"/>8</text:p>
      <text:p text:style-name="P2">0.741 <text:s text:c="4"/>0.022 <text:s text:c="5"/>0.801 <text:s text:c="4"/>0.741 <text:s text:c="4"/>0.77 <text:s text:c="6"/>0.937 <text:s text:c="3"/>9</text:p>
      <text:p text:style-name="P2">Weighted Avg. <text:s text:c="3"/>0.806 <text:s text:c="4"/>0.022 <text:s text:c="5"/>0.808 <text:s text:c="4"/>0.806 <text:s text:c="4"/>0.806 <text:s text:c="5"/>0.95 </text:p>
      <text:p text:style-name="P2"/>
      <text:p text:style-name="P2">=== Confusion Matrix ===</text:p>
      <text:p text:style-name="P2"/>
      <text:p text:style-name="P2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2">187 <text:s text:c="2"/>0 <text:s text:c="2"/>0 <text:s text:c="2"/>0 <text:s text:c="2"/>6 <text:s text:c="2"/>0 <text:s text:c="2"/>0 <text:s text:c="2"/>0 <text:s text:c="2"/>4 <text:s text:c="2"/>2 | <text:s text:c="2"/>a = 0</text:p>
      <text:p text:style-name="P2">0 157 <text:s text:c="2"/>4 <text:s text:c="2"/>8 <text:s text:c="2"/>9 <text:s text:c="2"/>0 <text:s text:c="2"/>2 <text:s text:c="2"/>5 <text:s/>13 <text:s text:c="2"/>6 | <text:s text:c="2"/>b = 1</text:p>
      <text:p text:style-name="P2">0 <text:s text:c="2"/>8 140 <text:s text:c="2"/>7 <text:s text:c="2"/>4 <text:s text:c="2"/>2 <text:s text:c="2"/>9 <text:s text:c="2"/>2 <text:s/>16 <text:s text:c="2"/>4 | <text:s text:c="2"/>c = 2</text:p>
      <text:p text:style-name="P2">1 <text:s text:c="2"/>0 <text:s text:c="2"/>8 146 <text:s text:c="2"/>3 <text:s text:c="2"/>8 <text:s text:c="2"/>0 <text:s text:c="2"/>5 <text:s/>16 <text:s/>11 | <text:s text:c="2"/>d = 3</text:p>
      <text:p text:style-name="P2">2 <text:s/>18 <text:s text:c="2"/>1 <text:s text:c="2"/>4 149 <text:s text:c="2"/>1 <text:s text:c="2"/>8 <text:s/>10 <text:s/>15 <text:s text:c="2"/>6 | <text:s text:c="2"/>e = 4</text:p>
      <text:p text:style-name="P2">0 <text:s text:c="2"/>0 <text:s text:c="2"/>5 <text:s text:c="2"/>1 <text:s text:c="2"/>5 167 <text:s text:c="2"/>3 <text:s text:c="2"/>3 <text:s text:c="2"/>2 <text:s text:c="2"/>7 | <text:s text:c="2"/>f = 5</text:p>
      <text:p text:style-name="P2">0 <text:s text:c="2"/>1 <text:s text:c="2"/>3 <text:s text:c="2"/>1 <text:s text:c="2"/>8 <text:s text:c="2"/>0 177 <text:s text:c="2"/>0 <text:s text:c="2"/>4 <text:s text:c="2"/>0 | <text:s text:c="2"/>g = 6</text:p>
      <text:p text:style-name="P2">0 <text:s text:c="2"/>1 <text:s text:c="2"/>1 <text:s text:c="2"/>5 <text:s/>10 <text:s text:c="2"/>5 <text:s text:c="2"/>0 172 <text:s text:c="2"/>3 <text:s text:c="2"/>3 | <text:s text:c="2"/>h = 7</text:p>
      <text:p text:style-name="P2">0 <text:s text:c="2"/>8 <text:s text:c="2"/>9 <text:s text:c="2"/>2 <text:s text:c="2"/>4 <text:s text:c="2"/>1 <text:s text:c="2"/>2 <text:s text:c="2"/>9 159 <text:s text:c="2"/>0 | <text:s text:c="2"/>i = 8</text:p>
      <text:p text:style-name="P2">1 <text:s text:c="2"/>7 <text:s text:c="2"/>2 <text:s/>21 <text:s/>12 <text:s text:c="2"/>3 <text:s text:c="2"/>0 <text:s text:c="2"/>6 <text:s text:c="2"/>3 157 | <text:s text:c="2"/>j = 9</text:p>
      <text:p text:style-name="P2"/>
      <text:p text:style-name="P2"/>
      <text:p text:style-name="P2">best num min obj = 2 (default)</text:p>
      <text:p text:style-name="P2">#######################################################################################################################################################################################################################################</text:p>
      <text:p text:style-name="P2">#9 unpruned = TRUE</text:p>
      <text:p text:style-name="P2"/>
      <text:p text:style-name="P2">=== Run information ===</text:p>
      <text:p text:style-name="P2"/>
      <text:p text:style-name="P2">Scheme:weka.classifiers.trees.J48 -U -M 15</text:p>
      <text:p text:style-name="P2">Relation: <text:s text:c="4"/>optraining_plus_1900</text:p>
      <text:p text:style-name="P2">Instances: <text:s text:c="3"/>2000</text:p>
      <text:p text:style-name="P2">Attributes: <text:s text:c="2"/>55</text:p>
      <text:p text:style-name="P2">1</text:p>
      <text:p text:style-name="P2">2</text:p>
      <text:p text:style-name="P2">3</text:p>
      <text:p text:style-name="P2">4</text:p>
      <text:p text:style-name="P2">5</text:p>
      <text:p text:style-name="P2">6</text:p>
      <text:p text:style-name="P2">7</text:p>
      <text:p text:style-name="P2">9</text:p>
      <text:p text:style-name="P2">10</text:p>
      <text:p text:style-name="P2"><text:soft-page-break/>11</text:p>
      <text:p text:style-name="P2">12</text:p>
      <text:p text:style-name="P2">13</text:p>
      <text:p text:style-name="P2">14</text:p>
      <text:p text:style-name="P2">15</text:p>
      <text:p text:style-name="P2">17</text:p>
      <text:p text:style-name="P2">18</text:p>
      <text:p text:style-name="P2">19</text:p>
      <text:p text:style-name="P2">20</text:p>
      <text:p text:style-name="P2">21</text:p>
      <text:p text:style-name="P2">22</text:p>
      <text:p text:style-name="P2">23</text:p>
      <text:p text:style-name="P2">25</text:p>
      <text:p text:style-name="P2">26</text:p>
      <text:p text:style-name="P2">27</text:p>
      <text:p text:style-name="P2">28</text:p>
      <text:p text:style-name="P2">29</text:p>
      <text:p text:style-name="P2">30</text:p>
      <text:p text:style-name="P2">33</text:p>
      <text:p text:style-name="P2">34</text:p>
      <text:p text:style-name="P2">35</text:p>
      <text:p text:style-name="P2">36</text:p>
      <text:p text:style-name="P2">37</text:p>
      <text:p text:style-name="P2">38</text:p>
      <text:p text:style-name="P2">41</text:p>
      <text:p text:style-name="P2">42</text:p>
      <text:p text:style-name="P2">43</text:p>
      <text:p text:style-name="P2">44</text:p>
      <text:p text:style-name="P2">45</text:p>
      <text:p text:style-name="P2">46</text:p>
      <text:p text:style-name="P2">47</text:p>
      <text:p text:style-name="P2">49</text:p>
      <text:p text:style-name="P2">50</text:p>
      <text:p text:style-name="P2">51</text:p>
      <text:p text:style-name="P2">52</text:p>
      <text:p text:style-name="P2">53</text:p>
      <text:p text:style-name="P2">54</text:p>
      <text:p text:style-name="P2">55</text:p>
      <text:p text:style-name="P2">57</text:p>
      <text:p text:style-name="P2">58</text:p>
      <text:p text:style-name="P2">59</text:p>
      <text:p text:style-name="P2">60</text:p>
      <text:p text:style-name="P2">61</text:p>
      <text:p text:style-name="P2">62</text:p>
      <text:p text:style-name="P2">63</text:p>
      <text:p text:style-name="P2">64</text:p>
      <text:p text:style-name="P2">Test mode:10-fold cross-validation</text:p>
      <text:p text:style-name="P2"/>
      <text:p text:style-name="P2">=== Classifier model (full training set) ===</text:p>
      <text:p text:style-name="P2"/>
      <text:p text:style-name="P2">J48 unpruned tree</text:p>
      <text:p text:style-name="P2">------------------</text:p>
      <text:p text:style-name="P2"><text:soft-page-break/></text:p>
      <text:p text:style-name="P2">36 &lt;= 3</text:p>
      <text:p text:style-name="P2">| <text:s text:c="2"/>42 &lt;= 5</text:p>
      <text:p text:style-name="P2">| <text:s text:c="2"/>| <text:s text:c="2"/>21 &lt;= 8: 5 (56.0/7.0)</text:p>
      <text:p text:style-name="P2">| <text:s text:c="2"/>| <text:s text:c="2"/>21 &gt; 8: 9 (90.0/6.0)</text:p>
      <text:p text:style-name="P2">| <text:s text:c="2"/>42 &gt; 5</text:p>
      <text:p text:style-name="P2">| <text:s text:c="2"/>| <text:s text:c="2"/>29 &lt;= 1</text:p>
      <text:p text:style-name="P2">| <text:s text:c="2"/>| <text:s text:c="2"/>| <text:s text:c="2"/>28 &lt;= 0: 6 (15.0/6.0)</text:p>
      <text:p text:style-name="P2">| <text:s text:c="2"/>| <text:s text:c="2"/>| <text:s text:c="2"/>28 &gt; 0: 2 (22.0/1.0)</text:p>
      <text:p text:style-name="P2">| <text:s text:c="2"/>| <text:s text:c="2"/>29 &gt; 1</text:p>
      <text:p text:style-name="P2">| <text:s text:c="2"/>| <text:s text:c="2"/>| <text:s text:c="2"/>28 &lt;= 10</text:p>
      <text:p text:style-name="P2">| <text:s text:c="2"/>| <text:s text:c="2"/>| <text:s text:c="2"/>| <text:s text:c="2"/>3 &lt;= 6: 4 (15.0/5.0)</text:p>
      <text:p text:style-name="P2">| <text:s text:c="2"/>| <text:s text:c="2"/>| <text:s text:c="2"/>| <text:s text:c="2"/>3 &gt; 6: 0 (192.0)</text:p>
      <text:p text:style-name="P2">| <text:s text:c="2"/>| <text:s text:c="2"/>| <text:s text:c="2"/>28 &gt; 10: 8 (17.0/9.0)</text:p>
      <text:p text:style-name="P2">36 &gt; 3</text:p>
      <text:p text:style-name="P2">| <text:s text:c="2"/>21 &lt;= 0</text:p>
      <text:p text:style-name="P2">| <text:s text:c="2"/>| <text:s text:c="2"/>42 &lt;= 6</text:p>
      <text:p text:style-name="P2">| <text:s text:c="2"/>| <text:s text:c="2"/>| <text:s text:c="2"/>5 &lt;= 1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27 &lt;= 10: 2 (29.0)</text:p>
      <text:p text:style-name="P2">| <text:s text:c="2"/>| <text:s text:c="2"/>| <text:s text:c="2"/>| <text:s text:c="2"/>| <text:s text:c="2"/>27 &gt; 10: 1 (39.0/8.0)</text:p>
      <text:p text:style-name="P2">| <text:s text:c="2"/>| <text:s text:c="2"/>| <text:s text:c="2"/>| <text:s text:c="2"/>38 &gt; 0: 3 (17.0/10.0)</text:p>
      <text:p text:style-name="P2">| <text:s text:c="2"/>| <text:s text:c="2"/>| <text:s text:c="2"/>5 &gt; 1: 5 (126.0/4.0)</text:p>
      <text:p text:style-name="P2">| <text:s text:c="2"/>| <text:s text:c="2"/>42 &gt; 6</text:p>
      <text:p text:style-name="P2">| <text:s text:c="2"/>| <text:s text:c="2"/>| <text:s text:c="2"/>54 &lt;= 0</text:p>
      <text:p text:style-name="P2">| <text:s text:c="2"/>| <text:s text:c="2"/>| <text:s text:c="2"/>| <text:s text:c="2"/>33 &lt;= 3: 1 (17.0/9.0)</text:p>
      <text:p text:style-name="P2">| <text:s text:c="2"/>| <text:s text:c="2"/>| <text:s text:c="2"/>| <text:s text:c="2"/>33 &gt; 3: 4 (28.0/1.0)</text:p>
      <text:p text:style-name="P2">| <text:s text:c="2"/>| <text:s text:c="2"/>| <text:s text:c="2"/>54 &gt; 0: 6 (196.0/18.0)</text:p>
      <text:p text:style-name="P2">| <text:s text:c="2"/>21 &gt; 0</text:p>
      <text:p text:style-name="P2">| <text:s text:c="2"/>| <text:s text:c="2"/>60 &lt;= 5</text:p>
      <text:p text:style-name="P2">| <text:s text:c="2"/>| <text:s text:c="2"/>| <text:s text:c="2"/>53 &lt;= 4</text:p>
      <text:p text:style-name="P2">| <text:s text:c="2"/>| <text:s text:c="2"/>| <text:s text:c="2"/>| <text:s text:c="2"/>12 &lt;= 3: 4 (34.0/7.0)</text:p>
      <text:p text:style-name="P2">| <text:s text:c="2"/>| <text:s text:c="2"/>| <text:s text:c="2"/>| <text:s text:c="2"/>12 &gt; 3</text:p>
      <text:p text:style-name="P2">| <text:s text:c="2"/>| <text:s text:c="2"/>| <text:s text:c="2"/>| <text:s text:c="2"/>| <text:s text:c="2"/>37 &lt;= 0: 7 (20.0/11.0)</text:p>
      <text:p text:style-name="P2">| <text:s text:c="2"/>| <text:s text:c="2"/>| <text:s text:c="2"/>| <text:s text:c="2"/>| <text:s text:c="2"/>37 &gt; 0</text:p>
      <text:p text:style-name="P2">| <text:s text:c="2"/>| <text:s text:c="2"/>| <text:s text:c="2"/>| <text:s text:c="2"/>| <text:s text:c="2"/>| <text:s text:c="2"/>43 &lt;= 3: 9 (15.0/7.0)</text:p>
      <text:p text:style-name="P2">| <text:s text:c="2"/>| <text:s text:c="2"/>| <text:s text:c="2"/>| <text:s text:c="2"/>| <text:s text:c="2"/>| <text:s text:c="2"/>43 &gt; 3: 7 (168.0/6.0)</text:p>
      <text:p text:style-name="P2">| <text:s text:c="2"/>| <text:s text:c="2"/>| <text:s text:c="2"/>53 &gt; 4: 1 (16.0/11.0)</text:p>
      <text:p text:style-name="P2">| <text:s text:c="2"/>| <text:s text:c="2"/>60 &gt; 5</text:p>
      <text:p text:style-name="P2">| <text:s text:c="2"/>| <text:s text:c="2"/>| <text:s text:c="2"/>33 &lt;= 2</text:p>
      <text:p text:style-name="P2">| <text:s text:c="2"/>| <text:s text:c="2"/>| <text:s text:c="2"/>| <text:s text:c="2"/>43 &lt;= 3</text:p>
      <text:p text:style-name="P2">| <text:s text:c="2"/>| <text:s text:c="2"/>| <text:s text:c="2"/>| <text:s text:c="2"/>| <text:s text:c="2"/>42 &lt;= 9</text:p>
      <text:p text:style-name="P2">| <text:s text:c="2"/>| <text:s text:c="2"/>| <text:s text:c="2"/>| <text:s text:c="2"/>| <text:s text:c="2"/>| <text:s text:c="2"/>2 &lt;= 0</text:p>
      <text:p text:style-name="P2">| <text:s text:c="2"/>| <text:s text:c="2"/>| <text:s text:c="2"/>| <text:s text:c="2"/>| <text:s text:c="2"/>| <text:s text:c="2"/>| <text:s text:c="2"/>12 &lt;= 14: 4 (18.0/10.0)</text:p>
      <text:p text:style-name="P2">| <text:s text:c="2"/>| <text:s text:c="2"/>| <text:s text:c="2"/>| <text:s text:c="2"/>| <text:s text:c="2"/>| <text:s text:c="2"/>| <text:s text:c="2"/>12 &gt; 14: 1 (23.0/2.0)</text:p>
      <text:p text:style-name="P2">| <text:s text:c="2"/>| <text:s text:c="2"/>| <text:s text:c="2"/>| <text:s text:c="2"/>| <text:s text:c="2"/>| <text:s text:c="2"/>2 &gt; 0</text:p>
      <text:p text:style-name="P2">| <text:s text:c="2"/>| <text:s text:c="2"/>| <text:s text:c="2"/>| <text:s text:c="2"/>| <text:s text:c="2"/>| <text:s text:c="2"/>| <text:s text:c="2"/>62 &lt;= 11</text:p>
      <text:p text:style-name="P2">| <text:s text:c="2"/>| <text:s text:c="2"/>| <text:s text:c="2"/>| <text:s text:c="2"/>| <text:s text:c="2"/>| <text:s text:c="2"/>| <text:s text:c="2"/>| <text:s text:c="2"/>26 &lt;= 8</text:p>
      <text:p text:style-name="P2">| <text:s text:c="2"/>| <text:s text:c="2"/>| <text:s text:c="2"/>| <text:s text:c="2"/>| <text:s text:c="2"/>| <text:s text:c="2"/>| <text:s text:c="2"/>| <text:s text:c="2"/>| <text:s text:c="2"/>19 &lt;= 10: 3 (154.0/8.0)</text:p>
      <text:p text:style-name="P2">| <text:s text:c="2"/>| <text:s text:c="2"/>| <text:s text:c="2"/>| <text:s text:c="2"/>| <text:s text:c="2"/>| <text:s text:c="2"/>| <text:s text:c="2"/>| <text:s text:c="2"/>| <text:s text:c="2"/>19 &gt; 10: 9 (15.0/6.0)</text:p>
      <text:p text:style-name="P2">| <text:s text:c="2"/>| <text:s text:c="2"/>| <text:s text:c="2"/>| <text:s text:c="2"/>| <text:s text:c="2"/>| <text:s text:c="2"/>| <text:s text:c="2"/>| <text:s text:c="2"/>26 &gt; 8: 9 (80.0/8.0)</text:p>
      <text:p text:style-name="P2">| <text:s text:c="2"/>| <text:s text:c="2"/>| <text:s text:c="2"/>| <text:s text:c="2"/>| <text:s text:c="2"/>| <text:s text:c="2"/>| <text:s text:c="2"/>62 &gt; 11: 2 (16.0/5.0)</text:p>
      <text:p text:style-name="P2"><text:soft-page-break/>| <text:s text:c="2"/>| <text:s text:c="2"/>| <text:s text:c="2"/>| <text:s text:c="2"/>| <text:s text:c="2"/>42 &gt; 9: 8 (33.0/1.0)</text:p>
      <text:p text:style-name="P2">| <text:s text:c="2"/>| <text:s text:c="2"/>| <text:s text:c="2"/>| <text:s text:c="2"/>43 &gt; 3</text:p>
      <text:p text:style-name="P2">| <text:s text:c="2"/>| <text:s text:c="2"/>| <text:s text:c="2"/>| <text:s text:c="2"/>| <text:s text:c="2"/>27 &lt;= 9</text:p>
      <text:p text:style-name="P2">| <text:s text:c="2"/>| <text:s text:c="2"/>| <text:s text:c="2"/>| <text:s text:c="2"/>| <text:s text:c="2"/>| <text:s text:c="2"/>38 &lt;= 0</text:p>
      <text:p text:style-name="P2">| <text:s text:c="2"/>| <text:s text:c="2"/>| <text:s text:c="2"/>| <text:s text:c="2"/>| <text:s text:c="2"/>| <text:s text:c="2"/>| <text:s text:c="2"/>26 &lt;= 9: 2 (107.0/8.0)</text:p>
      <text:p text:style-name="P2">| <text:s text:c="2"/>| <text:s text:c="2"/>| <text:s text:c="2"/>| <text:s text:c="2"/>| <text:s text:c="2"/>| <text:s text:c="2"/>| <text:s text:c="2"/>26 &gt; 9: 8 (28.0/11.0)</text:p>
      <text:p text:style-name="P2">| <text:s text:c="2"/>| <text:s text:c="2"/>| <text:s text:c="2"/>| <text:s text:c="2"/>| <text:s text:c="2"/>| <text:s text:c="2"/>38 &gt; 0: 7 (19.0/11.0)</text:p>
      <text:p text:style-name="P2">| <text:s text:c="2"/>| <text:s text:c="2"/>| <text:s text:c="2"/>| <text:s text:c="2"/>| <text:s text:c="2"/>27 &gt; 9</text:p>
      <text:p text:style-name="P2">| <text:s text:c="2"/>| <text:s text:c="2"/>| <text:s text:c="2"/>| <text:s text:c="2"/>| <text:s text:c="2"/>| <text:s text:c="2"/>20 &lt;= 14: 8 (101.0/12.0)</text:p>
      <text:p text:style-name="P2">| <text:s text:c="2"/>| <text:s text:c="2"/>| <text:s text:c="2"/>| <text:s text:c="2"/>| <text:s text:c="2"/>| <text:s text:c="2"/>20 &gt; 14</text:p>
      <text:p text:style-name="P2">| <text:s text:c="2"/>| <text:s text:c="2"/>| <text:s text:c="2"/>| <text:s text:c="2"/>| <text:s text:c="2"/>| <text:s text:c="2"/>| <text:s text:c="2"/>36 &lt;= 13</text:p>
      <text:p text:style-name="P2">| <text:s text:c="2"/>| <text:s text:c="2"/>| <text:s text:c="2"/>| <text:s text:c="2"/>| <text:s text:c="2"/>| <text:s text:c="2"/>| <text:s text:c="2"/>| <text:s text:c="2"/>10 &lt;= 13: 1 (16.0/9.0)</text:p>
      <text:p text:style-name="P2">| <text:s text:c="2"/>| <text:s text:c="2"/>| <text:s text:c="2"/>| <text:s text:c="2"/>| <text:s text:c="2"/>| <text:s text:c="2"/>| <text:s text:c="2"/>| <text:s text:c="2"/>10 &gt; 13: 8 (15.0/6.0)</text:p>
      <text:p text:style-name="P2">| <text:s text:c="2"/>| <text:s text:c="2"/>| <text:s text:c="2"/>| <text:s text:c="2"/>| <text:s text:c="2"/>| <text:s text:c="2"/>| <text:s text:c="2"/>36 &gt; 13: 1 (88.0/8.0)</text:p>
      <text:p text:style-name="P2">| <text:s text:c="2"/>| <text:s text:c="2"/>| <text:s text:c="2"/>33 &gt; 2</text:p>
      <text:p text:style-name="P2">| <text:s text:c="2"/>| <text:s text:c="2"/>| <text:s text:c="2"/>| <text:s text:c="2"/>38 &lt;= 0</text:p>
      <text:p text:style-name="P2">| <text:s text:c="2"/>| <text:s text:c="2"/>| <text:s text:c="2"/>| <text:s text:c="2"/>| <text:s text:c="2"/>20 &lt;= 15: 8 (20.0/12.0)</text:p>
      <text:p text:style-name="P2">| <text:s text:c="2"/>| <text:s text:c="2"/>| <text:s text:c="2"/>| <text:s text:c="2"/>| <text:s text:c="2"/>20 &gt; 15: 1 (41.0/2.0)</text:p>
      <text:p text:style-name="P2">| <text:s text:c="2"/>| <text:s text:c="2"/>| <text:s text:c="2"/>| <text:s text:c="2"/>38 &gt; 0: 4 (114.0/12.0)</text:p>
      <text:p text:style-name="P2"/>
      <text:p text:style-name="P2">Number of Leaves <text:s/>: <text:tab/>36</text:p>
      <text:p text:style-name="P2"/>
      <text:p text:style-name="P2">Size of the tree : <text:tab/>71</text:p>
      <text:p text:style-name="P2"/>
      <text:p text:style-name="P2"/>
      <text:p text:style-name="P2">Time taken to build model: 0.07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7"/>1613 <text:s text:c="14"/>80.65 <text:s text:c="2"/>%</text:p>
      <text:p text:style-name="P2">Incorrectly Classified Instances <text:s text:c="6"/>387 <text:s text:c="14"/>19.35 <text:s text:c="2"/>%</text:p>
      <text:p text:style-name="P2">Kappa statistic <text:s text:c="25"/>0.785 </text:p>
      <text:p text:style-name="P2">Mean absolute error <text:s text:c="21"/>0.0516</text:p>
      <text:p text:style-name="P2">Root mean squared error <text:s text:c="17"/>0.173 </text:p>
      <text:p text:style-name="P2">Relative absolute error <text:s text:c="16"/>28.6891 %</text:p>
      <text:p text:style-name="P2">Root relative squared error <text:s text:c="12"/>57.6796 %</text:p>
      <text:p text:style-name="P2">Total Number of Instances <text:s text:c="12"/>2000 <text:s text:c="4"/></text:p>
      <text:p text:style-name="P2"/>
      <text:p text:style-name="P2">=== Detailed Accuracy By Class ===</text:p>
      <text:p text:style-name="P2"/>
      <text:p text:style-name="P2">TP Rate <text:s text:c="2"/>FP Rate <text:s text:c="2"/>Precision <text:s text:c="2"/>Recall <text:s/>F-Measure <text:s text:c="2"/>ROC Area <text:s/>Class</text:p>
      <text:p text:style-name="P2">0.94 <text:s text:c="5"/>0.002 <text:s text:c="5"/>0.979 <text:s text:c="4"/>0.94 <text:s text:c="5"/>0.959 <text:s text:c="5"/>0.996 <text:s text:c="3"/>0</text:p>
      <text:p text:style-name="P2">0.77 <text:s text:c="5"/>0.024 <text:s text:c="5"/>0.785 <text:s text:c="4"/>0.77 <text:s text:c="5"/>0.777 <text:s text:c="5"/>0.94 <text:s text:c="4"/>1</text:p>
      <text:p text:style-name="P2">0.729 <text:s text:c="4"/>0.017 <text:s text:c="5"/>0.819 <text:s text:c="4"/>0.729 <text:s text:c="4"/>0.771 <text:s text:c="5"/>0.938 <text:s text:c="3"/>2</text:p>
      <text:p text:style-name="P2">0.737 <text:s text:c="4"/>0.026 <text:s text:c="5"/>0.76 <text:s text:c="5"/>0.737 <text:s text:c="4"/>0.749 <text:s text:c="5"/>0.921 <text:s text:c="3"/>3</text:p>
      <text:p text:style-name="P2">0.696 <text:s text:c="4"/>0.036 <text:s text:c="5"/>0.696 <text:s text:c="4"/>0.696 <text:s text:c="4"/>0.696 <text:s text:c="5"/>0.924 <text:s text:c="3"/>4</text:p>
      <text:p text:style-name="P2">0.865 <text:s text:c="4"/>0.011 <text:s text:c="5"/>0.893 <text:s text:c="4"/>0.865 <text:s text:c="4"/>0.879 <text:s text:c="5"/>0.959 <text:s text:c="3"/>5</text:p>
      <text:p text:style-name="P2">0.912 <text:s text:c="4"/>0.013 <text:s text:c="5"/>0.881 <text:s text:c="4"/>0.912 <text:s text:c="4"/>0.896 <text:s text:c="5"/>0.981 <text:s text:c="3"/>6</text:p>
      <text:p text:style-name="P2">0.86 <text:s text:c="5"/>0.023 <text:s text:c="5"/>0.808 <text:s text:c="4"/>0.86 <text:s text:c="5"/>0.833 <text:s text:c="5"/>0.952 <text:s text:c="3"/>7</text:p>
      <text:p text:style-name="P2">0.814 <text:s text:c="4"/>0.042 <text:s text:c="5"/>0.678 <text:s text:c="4"/>0.814 <text:s text:c="4"/>0.74 <text:s text:c="6"/>0.953 <text:s text:c="3"/>8</text:p>
      <text:p text:style-name="P2">0.755 <text:s text:c="4"/>0.021 <text:s text:c="5"/>0.808 <text:s text:c="4"/>0.755 <text:s text:c="4"/>0.78 <text:s text:c="6"/>0.938 <text:s text:c="3"/>9</text:p>
      <text:p text:style-name="P2"><text:soft-page-break/>Weighted Avg. <text:s text:c="3"/>0.807 <text:s text:c="4"/>0.022 <text:s text:c="5"/>0.81 <text:s text:c="5"/>0.807 <text:s text:c="4"/>0.807 <text:s text:c="5"/>0.95 </text:p>
      <text:p text:style-name="P2"/>
      <text:p text:style-name="P2">=== Confusion Matrix ===</text:p>
      <text:p text:style-name="P2"/>
      <text:p text:style-name="P2"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2">187 <text:s text:c="2"/>0 <text:s text:c="2"/>0 <text:s text:c="2"/>0 <text:s text:c="2"/>6 <text:s text:c="2"/>0 <text:s text:c="2"/>0 <text:s text:c="2"/>0 <text:s text:c="2"/>4 <text:s text:c="2"/>2 | <text:s text:c="2"/>a = 0</text:p>
      <text:p text:style-name="P2">0 157 <text:s text:c="2"/>4 <text:s text:c="2"/>8 <text:s text:c="2"/>9 <text:s text:c="2"/>0 <text:s text:c="2"/>2 <text:s text:c="2"/>5 <text:s/>13 <text:s text:c="2"/>6 | <text:s text:c="2"/>b = 1</text:p>
      <text:p text:style-name="P2">0 <text:s text:c="2"/>8 140 <text:s text:c="2"/>7 <text:s text:c="2"/>4 <text:s text:c="2"/>2 <text:s text:c="2"/>9 <text:s text:c="2"/>2 <text:s/>16 <text:s text:c="2"/>4 | <text:s text:c="2"/>c = 2</text:p>
      <text:p text:style-name="P2">1 <text:s text:c="2"/>0 <text:s text:c="2"/>8 146 <text:s text:c="2"/>3 <text:s text:c="2"/>8 <text:s text:c="2"/>0 <text:s text:c="2"/>5 <text:s/>16 <text:s/>11 | <text:s text:c="2"/>d = 3</text:p>
      <text:p text:style-name="P2">2 <text:s/>18 <text:s text:c="2"/>1 <text:s text:c="2"/>4 149 <text:s text:c="2"/>1 <text:s text:c="2"/>8 <text:s/>10 <text:s/>15 <text:s text:c="2"/>6 | <text:s text:c="2"/>e = 4</text:p>
      <text:p text:style-name="P2">0 <text:s text:c="2"/>0 <text:s text:c="2"/>5 <text:s text:c="2"/>1 <text:s text:c="2"/>5 167 <text:s text:c="2"/>3 <text:s text:c="2"/>4 <text:s text:c="2"/>2 <text:s text:c="2"/>6 | <text:s text:c="2"/>f = 5</text:p>
      <text:p text:style-name="P2">0 <text:s text:c="2"/>1 <text:s text:c="2"/>3 <text:s text:c="2"/>1 <text:s text:c="2"/>8 <text:s text:c="2"/>0 177 <text:s text:c="2"/>0 <text:s text:c="2"/>4 <text:s text:c="2"/>0 | <text:s text:c="2"/>g = 6</text:p>
      <text:p text:style-name="P2">0 <text:s text:c="2"/>1 <text:s text:c="2"/>0 <text:s text:c="2"/>5 <text:s/>12 <text:s text:c="2"/>5 <text:s text:c="2"/>0 172 <text:s text:c="2"/>2 <text:s text:c="2"/>3 | <text:s text:c="2"/>h = 7</text:p>
      <text:p text:style-name="P2">0 <text:s text:c="2"/>8 <text:s text:c="2"/>8 <text:s text:c="2"/>2 <text:s text:c="2"/>6 <text:s text:c="2"/>1 <text:s text:c="2"/>2 <text:s text:c="2"/>9 158 <text:s text:c="2"/>0 | <text:s text:c="2"/>i = 8</text:p>
      <text:p text:style-name="P2">1 <text:s text:c="2"/>7 <text:s text:c="2"/>2 <text:s/>18 <text:s/>12 <text:s text:c="2"/>3 <text:s text:c="2"/>0 <text:s text:c="2"/>6 <text:s text:c="2"/>3 160 | <text:s text:c="2"/>j = 9</text:p>
      <text:p text:style-name="P2"/>
      <text:p text:style-name="P2"/>
      <text:p text:style-name="P2"/>
      <text:p text:style-name="P2">best unpruned = FALSE</text:p>
      <text:p text:style-name="P2">#######################################################################################################################################################################################################################################</text:p>
      <text:p text:style-name="P2">#10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0:32:22.941103936</meta:creation-date>
    <dc:date>2016-12-03T00:55:13.502909721</dc:date>
    <meta:editing-duration>PT12M40S</meta:editing-duration>
    <meta:editing-cycles>1</meta:editing-cycles>
    <meta:document-statistic meta:table-count="0" meta:image-count="0" meta:object-count="0" meta:page-count="50" meta:paragraph-count="2395" meta:word-count="18324" meta:character-count="76239" meta:non-whitespace-character-count="36719"/>
    <meta:generator>LibreOffice/5.2.2.2$Linux_X86_64 LibreOffice_project/20m0$Build-2</meta:generator>
  </office:meta>
</office:document-meta>
</file>